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family="paragraph">
      <style:paragraph-properties fo:margin="0.000000000000000pt"/>
      <style:text-properties fo:color="#000000" fo:font-family="Sans Serif" fo:font-size="12.000000000000000pt"/>
    </style:style>
    <style:style style:name="gr1" style:family="graphic">
      <style:graphic-properties draw:fill="none" draw:stroke="none" fo:margin="0.000000000000000pt" style:wrap="biggest" style:wrap-dynamic-threshold="0.000000000000000pt"/>
    </style:style>
    <style:style style:name="gr2" style:family="graphic">
      <style:graphic-properties draw:fill="solid" draw:fill-color="#b6c7c9" draw:stroke="none" fo:margin="0.000000000000000pt" style:wrap="biggest" style:wrap-dynamic-threshold="0.000000000000000pt" svg:fill-rule="evenodd"/>
    </style:style>
    <style:style style:name="gr3" style:family="graphic">
      <style:graphic-properties draw:fill="none" draw:stroke="solid" draw:stroke-linejoin="bevel" fo:margin="0.000000000000000pt" style:wrap="biggest" style:wrap-dynamic-threshold="0.000000000000000pt" svg:fill-rule="evenodd" svg:stroke-color="#6c8f93" svg:stroke-linecap="butt" svg:stroke-opacity="1" svg:stroke-width="0.028346505800000pt"/>
    </style:style>
    <style:style style:name="gr4" style:family="graphic">
      <style:graphic-properties draw:fill="solid" draw:fill-color="#3cafe4" draw:stroke="none" fo:margin="0.000000000000000pt" style:wrap="biggest" style:wrap-dynamic-threshold="0.000000000000000pt" svg:fill-rule="evenodd"/>
    </style:style>
    <style:style style:name="gr5" style:family="graphic">
      <style:graphic-properties draw:fill="solid" draw:fill-color="#add6e7" draw:stroke="none" fo:margin="0.000000000000000pt" style:wrap="biggest" style:wrap-dynamic-threshold="0.000000000000000pt" svg:fill-rule="evenodd"/>
    </style:style>
    <style:style style:name="gr6" style:family="graphic">
      <style:graphic-properties draw:fill="solid" draw:fill-color="#076086" draw:stroke="none" fo:margin="0.000000000000000pt" style:wrap="biggest" style:wrap-dynamic-threshold="0.000000000000000pt" svg:fill-rule="evenodd"/>
    </style:style>
    <style:style style:name="gr7" style:family="graphic">
      <style:graphic-properties draw:fill="solid" draw:fill-color="#1c97cd" draw:stroke="none" fo:margin="0.000000000000000pt" style:wrap="biggest" style:wrap-dynamic-threshold="0.000000000000000pt" svg:fill-rule="evenodd"/>
    </style:style>
    <style:style style:name="gr8" style:family="graphic">
      <style:graphic-properties draw:fill="solid" draw:fill-color="#ffffff" draw:stroke="none" fo:margin="0.000000000000000pt" style:wrap="biggest" style:wrap-dynamic-threshold="0.000000000000000pt" svg:fill-rule="evenodd"/>
    </style:style>
    <style:style style:name="gr9" style:family="graphic">
      <style:graphic-properties draw:fill="solid" draw:fill-color="#1f1a17" draw:stroke="none" fo:margin="0.000000000000000pt" style:wrap="biggest" style:wrap-dynamic-threshold="0.000000000000000pt" svg:fill-rule="evenodd"/>
    </style:style>
    <style:style style:name="gr10" style:family="graphic">
      <style:graphic-properties draw:fill="none" draw:stroke="solid" draw:stroke-linejoin="bevel" fo:margin="0.000000000000000pt" style:wrap="biggest" style:wrap-dynamic-threshold="0.000000000000000pt" svg:fill-rule="evenodd" svg:stroke-color="#00aed9" svg:stroke-linecap="butt" svg:stroke-opacity="1" svg:stroke-width="1.133860232000000pt"/>
    </style:style>
    <style:style style:name="gr11" style:family="graphic">
      <style:graphic-properties draw:fill="none" draw:stroke="solid" draw:stroke-linejoin="bevel" fo:margin="0.000000000000000pt" style:wrap="biggest" style:wrap-dynamic-threshold="0.000000000000000pt" svg:fill-rule="evenodd" svg:stroke-color="#00aed9" svg:stroke-linecap="butt" svg:stroke-opacity="1" svg:stroke-width="5.669301160000000pt"/>
    </style:style>
    <style:style style:name="gr12" style:family="graphic">
      <style:graphic-properties draw:fill="solid" draw:fill-color="#000000" draw:stroke="none" fo:margin="0.000000000000000pt" style:wrap="biggest" style:wrap-dynamic-threshold="0.000000000000000pt" svg:fill-rule="evenodd"/>
    </style:style>
    <style:style style:name="gr13" style:family="graphic">
      <style:graphic-properties draw:fill="none" draw:stroke="solid" draw:stroke-linejoin="bevel" fo:margin="0.000000000000000pt" style:wrap="biggest" style:wrap-dynamic-threshold="0.000000000000000pt" svg:fill-rule="evenodd" svg:stroke-color="#00aed9" svg:stroke-linecap="butt" svg:stroke-opacity="1" svg:stroke-width="2.834650580000000pt"/>
    </style:style>
    <style:style style:name="gr14" style:family="graphic">
      <style:graphic-properties draw:fill="solid" draw:fill-color="#00aed9" draw:stroke="none" fo:margin="0.000000000000000pt" style:wrap="biggest" style:wrap-dynamic-threshold="0.000000000000000pt" svg:fill-rule="evenodd"/>
    </style:style>
    <style:style style:name="gr15" style:family="graphic">
      <style:graphic-properties draw:fill="none" draw:stroke="solid" draw:stroke-linejoin="bevel" fo:margin="0.000000000000000pt" style:wrap="biggest" style:wrap-dynamic-threshold="0.000000000000000pt" svg:fill-rule="evenodd" svg:stroke-color="#ffffff" svg:stroke-linecap="butt" svg:stroke-opacity="1" svg:stroke-width="1.133860232000000pt"/>
    </style:style>
    <style:style style:name="gr16" style:family="graphic">
      <style:graphic-properties draw:fill="solid" draw:fill-color="#0078aa" draw:stroke="none" fo:margin="0.000000000000000pt" style:wrap="biggest" style:wrap-dynamic-threshold="0.000000000000000pt" svg:fill-rule="evenodd"/>
    </style:style>
    <style:style style:name="gr17" style:family="graphic">
      <style:graphic-properties draw:fill="none" draw:stroke="solid" draw:stroke-linejoin="bevel" fo:margin="0.000000000000000pt" style:wrap="biggest" style:wrap-dynamic-threshold="0.000000000000000pt" svg:fill-rule="evenodd" svg:stroke-color="#aae6ff" svg:stroke-linecap="butt" svg:stroke-opacity="1" svg:stroke-width="0.028346505800000pt"/>
    </style:style>
    <style:style style:name="gr18" style:family="graphic">
      <style:graphic-properties draw:fill="solid" draw:fill-color="#00b4ff" draw:stroke="none" fo:margin="0.000000000000000pt" style:wrap="biggest" style:wrap-dynamic-threshold="0.000000000000000pt" svg:fill-rule="evenodd"/>
    </style:style>
    <style:style style:name="gr19" style:family="graphic">
      <style:graphic-properties draw:fill="solid" draw:fill-color="#c9c9b6" draw:stroke="none" fo:margin="0.000000000000000pt" style:wrap="biggest" style:wrap-dynamic-threshold="0.000000000000000pt" svg:fill-rule="evenodd"/>
    </style:style>
    <style:style style:name="gr20" style:family="graphic">
      <style:graphic-properties draw:fill="none" draw:stroke="solid" draw:stroke-linejoin="bevel" fo:margin="0.000000000000000pt" style:wrap="biggest" style:wrap-dynamic-threshold="0.000000000000000pt" svg:fill-rule="evenodd" svg:stroke-color="#494936" svg:stroke-linecap="butt" svg:stroke-opacity="1" svg:stroke-width="0.028346505800000pt"/>
    </style:style>
    <style:style style:name="gr21" style:family="graphic">
      <style:graphic-properties draw:fill="solid" draw:fill-color="#b7b79d" draw:stroke="none" fo:margin="0.000000000000000pt" style:wrap="biggest" style:wrap-dynamic-threshold="0.000000000000000pt" svg:fill-rule="evenodd"/>
    </style:style>
    <style:style style:name="gr22" style:family="graphic">
      <style:graphic-properties draw:fill="solid" draw:fill-color="#7a7a5a" draw:stroke="none" fo:margin="0.000000000000000pt" style:wrap="biggest" style:wrap-dynamic-threshold="0.000000000000000pt" svg:fill-rule="evenodd"/>
    </style:style>
    <style:style style:name="gr23" style:family="graphic">
      <style:graphic-properties draw:fill="none" draw:stroke="solid" draw:stroke-linejoin="bevel" fo:margin="0.000000000000000pt" style:wrap="biggest" style:wrap-dynamic-threshold="0.000000000000000pt" svg:fill-rule="evenodd" svg:stroke-color="#000000" svg:stroke-linecap="butt" svg:stroke-opacity="1" svg:stroke-width="0.028346505800000pt"/>
    </style:style>
    <style:style style:name="gr24" style:family="graphic">
      <style:graphic-properties draw:fill="solid" draw:fill-color="#5a777a" draw:stroke="none" fo:margin="0.000000000000000pt" style:wrap="biggest" style:wrap-dynamic-threshold="0.000000000000000pt" svg:fill-rule="evenodd"/>
    </style:style>
    <style:style style:name="gr25" style:family="graphic">
      <style:graphic-properties draw:fill="solid" draw:fill-color="#e7ecec" draw:stroke="none" fo:margin="0.000000000000000pt" style:wrap="biggest" style:wrap-dynamic-threshold="0.000000000000000pt" svg:fill-rule="evenodd"/>
    </style:style>
    <style:style style:name="gr26" style:family="graphic">
      <style:graphic-properties draw:fill="none" draw:stroke="solid" draw:stroke-linejoin="bevel" fo:margin="0.000000000000000pt" style:wrap="biggest" style:wrap-dynamic-threshold="0.000000000000000pt" svg:fill-rule="evenodd" svg:stroke-color="#5a777a" svg:stroke-linecap="butt" svg:stroke-opacity="1" svg:stroke-width="0.028346505800000pt"/>
    </style:style>
    <style:style style:name="gr27" style:family="graphic">
      <style:graphic-properties draw:fill="none" draw:stroke="solid" draw:stroke-linejoin="bevel" fo:margin="1.000000000000000pt" style:wrap="biggest" style:wrap-dynamic-threshold="0.000000000000000pt" svg:fill-rule="evenodd" svg:stroke-color="#000000" svg:stroke-linecap="square" svg:stroke-opacity="1" svg:stroke-width="1.000000000000000pt"/>
    </style:style>
    <style:style style:name="gr28" style:family="graphic">
      <style:graphic-properties draw:fill="solid" draw:fill-color="#ffffff" draw:stroke="solid" draw:stroke-linejoin="bevel" fo:margin="0.000000000000000pt" style:wrap="biggest" style:wrap-dynamic-threshold="0.000000000000000pt" svg:fill-rule="evenodd" svg:stroke-color="#000000" svg:stroke-linecap="butt" svg:stroke-opacity="1" svg:stroke-width="2.834650580000000pt"/>
    </style:style>
    <style:style style:name="gr29" style:family="graphic">
      <style:graphic-properties draw:fill="none" draw:stroke="solid" draw:stroke-linejoin="bevel" fo:margin="0.000000000000000pt" style:wrap="biggest" style:wrap-dynamic-threshold="0.000000000000000pt" svg:fill-rule="evenodd" svg:stroke-color="#000000" svg:stroke-linecap="butt" svg:stroke-opacity="1" svg:stroke-width="2.834650580000000pt"/>
    </style:style>
    <style:style style:name="gr30" style:family="graphic">
      <style:graphic-properties draw:fill="none" draw:stroke="solid" draw:stroke-linejoin="bevel" fo:margin="0.000000000000000pt" style:wrap="biggest" style:wrap-dynamic-threshold="0.000000000000000pt" svg:fill-rule="evenodd" svg:stroke-color="#4d4d4d" svg:stroke-linecap="butt" svg:stroke-opacity="1" svg:stroke-width="2.834650580000000pt"/>
    </style:style>
    <style:style style:name="gr31" style:family="graphic">
      <style:graphic-properties draw:auto-grow-height="false" draw:auto-grow-width="true" draw:fill="none" draw:stroke="none" draw:textarea-vertical-align="middle" fo:margin="0.000000000000000pt" style:wrap="biggest" style:wrap-dynamic-threshold="0.000000000000000pt"/>
      <style:paragraph-properties fo:margin="0.000000000000000pt"/>
    </style:style>
    <style:style style:name="gr32" style:family="graphic">
      <style:graphic-properties draw:fill="none" draw:stroke="solid" draw:stroke-linejoin="bevel" fo:margin="0.000000000000000pt" style:wrap="biggest" style:wrap-dynamic-threshold="0.000000000000000pt" svg:fill-rule="evenodd" svg:stroke-color="#000000" svg:stroke-linecap="butt" svg:stroke-opacity="1" svg:stroke-width="0.283465058000000pt"/>
    </style:style>
    <style:style style:name="gr33" style:family="graphic">
      <style:graphic-properties draw:fill="none" draw:stroke="solid" draw:stroke-linejoin="bevel" fo:margin="0.000000000000000pt" style:wrap="biggest" style:wrap-dynamic-threshold="0.000000000000000pt" svg:fill-rule="evenodd" svg:stroke-color="#7a7a5a" svg:stroke-linecap="butt" svg:stroke-opacity="1" svg:stroke-width="5.669301160000000pt"/>
    </style:style>
    <style:style style:name="gr34" style:family="graphic">
      <style:graphic-properties draw:fill="solid" draw:fill-color="#7a7a5a" draw:stroke="solid" draw:stroke-linejoin="bevel" fo:margin="0.000000000000000pt" style:wrap="biggest" style:wrap-dynamic-threshold="0.000000000000000pt" svg:fill-rule="evenodd" svg:stroke-color="#7a7a5a" svg:stroke-linecap="butt" svg:stroke-opacity="1" svg:stroke-width="0.500000000000000pt"/>
    </style:style>
    <style:style style:name="dp2" style:family="drawing-page"/>
  </office:automatic-styles>
  <office:body>
    <office:drawing>
      <draw:page draw:name="page1" draw:id="page1" xml:id="page1" draw:master-page-name="Default1" draw:style-name="dp2">
        <draw:layer-set>
          <draw:layer draw:name=""/>
        </draw:layer-set>
        <draw:g draw:style-name="gr1" xml:id="shape-1" draw:id="shape-1" svg:y="176.23176474108pt">
          <draw:path draw:style-name="gr2" xml:id="shape-2" draw:id="shape-2" draw:layer="" svg:width="82.34716918897pt" svg:height="70.70742450418pt" svg:x="239.90736874952pt" svg:y="176.84577955686pt" svg:viewBox="0 0 82 71" svg:d="M82.3472 35.3537L82.2906 33.5474L82.1213 31.741L81.8953 30.0206L81.5 28.2142L80.9917 26.4938L80.4269 24.7734L79.7491 23.053L78.9584 21.4187L78.1112 19.7843L77.151 18.1499L76.0779 16.6017L74.9484 15.1393L73.7058 13.677L72.4068 12.3007L70.9948 10.9244L69.5263 9.72013L67.9449 8.51586L66.3634 7.39762L64.6691 6.27937L62.9182 5.33317L61.1109 4.38696L59.247 3.61279L57.3832 2.83862L55.4629 2.15048L53.4862 1.54834L51.4529 1.11825L49.4196 0.68815L47.3863 0.430094L45.2966 0.172038L43.2069 0L41.1171 0L39.0839 0L36.9376 0.172038L34.9044 0.430094L32.8711 0.68815L30.7814 1.11825L28.8046 1.54834L26.8278 2.15048L24.9075 2.83862L22.9872 3.61279L21.1798 4.38696L19.3725 5.33317L17.6216 6.27937L15.9272 7.39762L14.3458 8.51586L12.7643 9.72013L11.2959 10.9244L9.88392 12.3007L8.58489 13.677L7.34234 15.1393L6.15627 16.6017L5.13964 18.1499L4.17949 19.7843L3.27581 21.4187L2.54158 23.053L1.86382 24.7734L1.24255 26.4938L0.790714 28.2142L0.451836 30.0206L0.169439 31.741L0 33.5474L0 35.3537L0 37.1602L0.169439 38.8805L0.451836 40.6869L0.790714 42.4073L1.24255 44.2136L1.86382 45.9341L2.54158 47.5684L3.27581 49.2888L4.17949 50.9231L5.13964 52.4715L6.15627 54.0198L7.34234 55.5682L8.58489 56.9445L9.88392 58.3208L11.2959 59.6971L12.7643 60.9874L14.3458 62.1056L15.9272 63.3098L17.6216 64.3421L19.3725 65.3743L21.1798 66.2345L22.9872 67.0947L24.9075 67.7829L26.8278 68.471L28.8046 69.0731L30.7814 69.5892L32.8711 69.9333L34.9044 70.2774L36.9376 70.5355L39.0839 70.6215L41.1171 70.7074L43.2069 70.6215L45.2966 70.5355L47.3863 70.2774L49.4196 69.9333L51.4529 69.5892L53.4862 69.0731L55.4629 68.471L57.3832 67.7829L59.247 67.0947L61.1109 66.2345L62.9182 65.3743L64.6691 64.3421L66.3634 63.3098L67.9449 62.1056L69.5263 60.9874L70.9948 59.6971L72.4068 58.3208L73.7058 56.9445L74.9484 55.5682L76.0779 54.0198L77.151 52.4715L78.1112 50.9231L78.9584 49.2888L79.7491 47.5684L80.4269 45.9341L80.9917 44.2136L81.5 42.4073L81.8953 40.6869L82.1213 38.8805L82.2906 37.1602Z" calligra:nodeTypes="ccccccccccccccccccccccccccccccccccccccccccccccccccccccccccccccccccccccccccccccccccccccccccccccccccccccccccccccccccccccccccccc"/>
          <draw:path draw:style-name="gr2" xml:id="shape-3" draw:id="shape-3" draw:layer="" svg:width="62.99542870291pt" svg:height="70.70742450418pt" svg:x="194.67533799462pt" svg:y="195.35517635401pt" svg:viewBox="0 0 63 71" svg:d="M62.9954 35.3537L62.9391 33.5474L62.77 31.741L62.601 30.0206L62.3193 28.2142L61.9813 26.4938L61.5305 24.7734L60.967 23.053L60.4035 21.4187L59.7273 19.7843L58.9949 18.1499L58.206 16.6017L57.3608 15.1393L56.3466 13.677L55.3323 12.3007L54.318 10.9244L53.1348 9.72013L52.0079 8.51586L50.7119 7.39762L49.4723 6.27937L48.12 5.33317L46.7676 4.38696L45.359 3.52677L43.894 2.83862L42.429 2.15048L40.9076 1.54834L39.3299 1.11825L37.8085 0.68815L36.2308 0.430094L34.6532 0.172038L33.0754 0L31.4978 0L29.8637 0L28.286 0.172038L26.7082 0.430094L25.1306 0.68815L23.5529 1.11825L22.0315 1.54834L20.5102 2.15048L19.0451 2.83862L17.5802 3.52677L16.1714 4.38696L14.8192 5.33317L13.5232 6.27937L12.1709 7.39762L10.9312 8.51586L9.80431 9.72013L8.62102 10.9244L7.60679 12.3007L6.5362 13.677L5.57831 15.1393L4.73311 16.6017L3.94426 18.1499L3.21175 19.7843L2.5356 21.4187L1.91578 23.053L1.40866 24.7734L0.957891 26.4938L0.619813 28.2142L0.33808 30.0206L0.112693 31.741L0 33.5474L0 35.3537L0 37.1602L0.112693 38.8805L0.33808 40.6869L0.619813 42.4073L0.957891 44.2136L1.40866 45.9341L1.91578 47.5684L2.5356 49.2888L3.21175 50.9231L3.94426 52.4715L4.73311 54.0198L5.57831 55.4822L6.5362 56.9445L7.60679 58.3208L8.62102 59.6971L9.80431 60.9013L10.9312 62.1056L12.1709 63.2238L13.5232 64.3421L14.8192 65.3743L16.1714 66.2345L17.5802 67.0947L19.0451 67.7829L20.5102 68.471L22.0315 69.0731L23.5529 69.5032L25.1306 69.9333L26.7082 70.2774L28.286 70.5355L29.8637 70.6215L31.4978 70.7074L33.0754 70.6215L34.6532 70.5355L36.2308 70.2774L37.8085 69.9333L39.3299 69.5032L40.9076 69.0731L42.429 68.471L43.894 67.7829L45.359 67.0947L46.7676 66.2345L48.12 65.3743L49.4723 64.3421L50.7119 63.2238L52.0079 62.1056L53.1348 60.9013L54.318 59.6971L55.3323 58.3208L56.3466 56.9445L57.3608 55.4822L58.206 54.0198L58.9949 52.4715L59.7273 50.9231L60.4035 49.2888L60.967 47.5684L61.5305 45.9341L61.9813 44.2136L62.3193 42.4073L62.601 40.6869L62.77 38.8805L62.9391 37.1602Z" calligra:nodeTypes="ccccccccccccccccccccccccccccccccccccccccccccccccccccccccccccccccccccccccccccccccccccccccccccccccccccccccccccccccccccccccccccc"/>
          <draw:path draw:style-name="gr2" xml:id="shape-4" draw:id="shape-4" draw:layer="" svg:width="42.82822198991pt" svg:height="57.82980501863pt" svg:x="175.55606314934pt" svg:y="237.68685236231pt" svg:viewBox="0 0 43 58" svg:d="M42.8282 28.8718L42.7714 27.4066L42.7144 25.9415L42.6007 24.4764L42.3732 23.0113L42.1457 21.6324L41.8044 20.2533L41.4632 18.7882L41.065 17.4955L40.61 16.1165L40.0981 14.8237L39.5294 13.6172L38.9605 12.3243L38.335 11.204L37.6524 9.99741L36.913 8.96319L36.1167 7.92897L35.3205 6.89477L34.5242 6.03292L33.6142 5.08488L32.7042 4.30923L31.7941 3.61975L30.8272 2.93027L29.8603 2.32699L28.8365 1.80987L27.8127 1.29277L26.789 0.861845L25.7083 0.517107L24.6277 0.258554L23.547 0.0861845L22.4663 0L21.3857 0L20.305 0L19.2244 0.0861845L18.1437 0.258554L17.063 0.517107L15.9824 0.861845L14.9585 1.29277L13.9348 1.80987L12.9679 2.32699L11.9442 2.93027L10.9773 3.61975L10.0103 4.30923L9.10028 5.08488L8.24713 6.03292L7.39398 6.89477L6.5977 7.92897L5.85831 8.96319L5.11891 9.99741L4.43638 11.204L3.81075 12.3243L3.1851 13.6172L2.61633 14.8237L2.16132 16.1165L1.7063 17.4955L1.30817 18.7882L0.966905 20.2533L0.625645 21.6324L0.398137 23.0113L0.227507 24.4764L0.0568767 25.9415L0 27.4066L0 28.8718L0 30.3369L0.0568767 31.8021L0.227507 33.2672L0.398137 34.6462L0.625645 36.1113L0.966905 37.4902L1.30817 38.8692L1.7063 40.2482L2.16132 41.6271L2.61633 42.9198L3.1851 44.1264L3.81075 45.4192L4.43638 46.5396L5.11891 47.6601L5.85831 48.7804L6.5977 49.8147L7.39398 50.8488L8.24713 51.7107L9.10028 52.5726L10.0103 53.4344L10.9773 54.1239L11.9442 54.8134L12.9679 55.4166L13.9348 55.9338L14.9585 56.4509L15.9824 56.8818L17.063 57.2266L18.1437 57.4851L19.2244 57.6575L20.305 57.7436L21.3857 57.8298L22.4663 57.7436L23.547 57.6575L24.6277 57.4851L25.7083 57.2266L26.789 56.8818L27.8127 56.4509L28.8365 55.9338L29.8603 55.4166L30.8272 54.8134L31.7941 54.1239L32.7042 53.4344L33.6142 52.5726L34.5242 51.7107L35.3205 50.8488L36.1167 49.8147L36.913 48.7804L37.6524 47.6601L38.335 46.5396L38.9605 45.4192L39.5294 44.1264L40.0981 42.9198L40.61 41.6271L41.065 40.2482L41.4632 38.8692L41.8044 37.4902L42.1457 36.1113L42.3732 34.6462L42.6007 33.2672L42.7144 31.8021L42.7714 30.3369Z" calligra:nodeTypes="ccccccccccccccccccccccccccccccccccccccccccccccccccccccccccccccccccccccccccccccccccccccccccccccccccccccccccccccccccccccccccccc"/>
          <draw:path draw:style-name="gr2" xml:id="shape-5" draw:id="shape-5" draw:layer="" svg:width="63.80036919039pt" svg:height="62.25310537294pt" svg:x="188.30224637953pt" svg:y="262.96588965472pt" svg:viewBox="0 0 64 62" svg:d="M63.8004 31.1266L63.7442 29.4973L63.6316 27.9539L63.4066 26.3247L63.1252 24.7812L62.7314 23.3235L62.3376 21.78L61.7749 20.2366L61.2123 18.7788L60.481 17.4068L59.7496 16.0349L58.9056 14.6629L58.0617 13.3767L57.1052 12.0905L56.0926 10.8043L55.0236 9.6038L53.8421 8.48907L52.6607 7.46008L51.4229 6.43111L50.1288 5.57363L48.7786 4.6304L47.372 3.85866L45.9092 3.17268L44.4465 2.48669L42.9837 1.88646L41.4084 1.37197L39.833 0.94323L38.314 0.600237L36.7387 0.257245L35.1071 0.0857481L33.5318 0L31.9002 0L30.2686 0L28.6932 0.0857481L27.0055 0.257245L25.4864 0.600237L23.8548 0.94323L22.3358 1.37197L20.8167 1.88646L19.2976 2.48669L17.8348 3.17268L16.4283 3.85866L15.0218 4.6304L13.6715 5.57363L12.3212 6.43111L11.0835 7.46008L9.902 8.48907L8.77677 9.6038L7.65155 10.8043L6.63884 12.0905L5.6824 13.3767L4.83848 14.6629L3.99456 16.0349L3.2069 17.4068L2.58802 18.7788L1.96915 20.2366L1.40653 21.78L0.956443 23.3235L0.618875 24.7812L0.337568 26.3247L0.112523 27.9539L0 29.4973L0 31.1266L0 32.67L0.112523 34.2135L0.337568 35.8428L0.618875 37.3862L0.956443 38.8439L1.40653 40.3874L1.96915 41.9308L2.58802 43.3886L3.2069 44.7605L3.99456 46.1325L4.83848 47.5045L5.6824 48.8765L6.63884 50.1627L7.65155 51.3631L8.77677 52.5636L9.902 53.6784L11.0835 54.7073L12.3212 55.7363L13.6715 56.5938L15.0218 57.537L16.4283 58.3088L17.8348 59.0804L19.2976 59.6807L20.8167 60.281L22.3358 60.7954L23.8548 61.2242L25.4864 61.6529L27.0055 61.9102L28.6932 62.0817L30.2686 62.2531L31.9002 62.2531L33.5318 62.2531L35.1071 62.0817L36.7387 61.9102L38.314 61.6529L39.833 61.2242L41.4084 60.7954L42.9837 60.281L44.4465 59.6807L45.9092 59.0804L47.372 58.3088L48.7786 57.537L50.1288 56.5938L51.4229 55.7363L52.6607 54.7073L53.8421 53.6784L55.0236 52.5636L56.0926 51.3631L57.1052 50.1627L58.0617 48.8765L58.9056 47.5045L59.7496 46.1325L60.481 44.7605L61.2123 43.3886L61.7749 41.9308L62.3376 40.3874L62.7314 38.8439L63.1252 37.3862L63.4066 35.8428L63.6316 34.2135L63.7442 32.67Z" calligra:nodeTypes="ccccccccccccccccccccccccccccccccccccccccccccccccccccccccccccccccccccccccccccccccccccccccccccccccccccccccccccccccccccccccccccc"/>
          <draw:path draw:style-name="gr2" xml:id="shape-6" draw:id="shape-6" draw:layer="" svg:width="95.85629805186pt" svg:height="73.56166328126pt" svg:x="233.47787809359pt" svg:y="273.24888787535pt" svg:viewBox="0 0 96 74" svg:d="M95.8563 36.7809L95.743 34.9034L95.5731 33.026L95.2335 31.1485L94.8371 29.3564L94.2709 27.479L93.6481 25.6869L92.8555 23.9801L91.9495 22.188L90.9304 20.4812L89.798 18.8598L88.5524 17.3237L87.2502 15.7023L85.7781 14.2515L84.2493 12.8007L82.6074 11.35L80.9088 10.0699L79.097 8.78985L77.2286 7.59512L75.3035 6.57105L73.2653 5.547L71.1703 4.52293L69.0188 3.66955L66.8107 2.90151L64.5458 2.2188L62.2244 1.62143L59.9031 1.1094L57.5817 0.682707L55.1471 0.341354L52.7691 0.170676L50.3344 0L47.8998 0L45.4652 0L43.0306 0.170676L40.6526 0.341354L38.2745 0.682707L35.8966 1.1094L33.5752 1.62143L31.2538 2.2188L28.9891 2.90151L26.7809 3.66955L24.6294 4.52293L22.5345 5.547L20.4962 6.57105L18.5711 7.59512L16.7027 8.78985L14.8909 10.0699L13.1923 11.35L11.5503 12.8007L10.0216 14.2515L8.54949 15.7023L7.24725 17.3237L6.00164 18.8598L4.92587 20.4812L3.8501 22.188L2.9442 23.9801L2.20814 25.6869L1.52871 27.479L0.962526 29.3564L0.509573 31.1485L0.226477 33.026L0.0566192 34.9034L0 36.7809L0.0566192 38.573L0.226477 40.4504L0.509573 42.3279L0.962526 44.1199L1.52871 45.9974L2.20814 47.7895L2.9442 49.4963L3.8501 51.2883L4.92587 52.9951L6.00164 54.6165L7.24725 56.1527L8.54949 57.774L10.0216 59.2248L11.5503 60.6756L13.1923 62.041L14.8909 63.4064L16.7027 64.6865L18.5711 65.8812L20.4962 66.9053L22.5345 68.0147L24.6294 68.868L26.7809 69.8068L28.9891 70.5748L31.2538 71.2575L33.5752 71.8549L35.8966 72.3669L38.2745 72.7936L40.6526 73.135L43.0306 73.3056L45.4652 73.5617L47.8998 73.5617L50.3344 73.5617L52.7691 73.3056L55.1471 73.135L57.5817 72.7936L59.9031 72.3669L62.2244 71.8549L64.5458 71.2575L66.8107 70.5748L69.0188 69.8068L71.1703 68.868L73.2653 68.0147L75.3035 66.9053L77.2286 65.8812L79.097 64.6865L80.9088 63.4064L82.6074 62.041L84.2493 60.6756L85.7781 59.2248L87.2502 57.774L88.5524 56.1527L89.798 54.6165L90.9304 52.9951L91.9495 51.2883L92.8555 49.4963L93.6481 47.7895L94.2709 45.9974L94.8371 44.1199L95.2335 42.3279L95.5731 40.4504L95.743 38.573Z" calligra:nodeTypes="ccccccccccccccccccccccccccccccccccccccccccccccccccccccccccccccccccccccccccccccccccccccccccccccccccccccccccccccccccccccccccccc"/>
          <draw:path draw:style-name="gr2" xml:id="shape-7" draw:id="shape-7" draw:layer="" svg:width="61.38656982367pt" svg:height="55.71592179267pt" svg:x="294.21964507992pt" svg:y="197.32608434630pt" svg:viewBox="0 0 61 56" svg:d="M61.3866 27.8149L61.33 26.4371L61.2169 24.9732L60.9908 23.5953L60.7647 22.2175L60.3691 20.8396L59.9734 19.4618L59.4647 18.1701L58.8428 16.7922L58.2211 15.5867L57.5428 14.2949L56.6949 13.0894L55.847 11.8838L54.9427 10.7643L53.9251 9.6448L52.9077 8.61143L51.7773 7.66417L50.6467 6.6308L49.4597 5.76966L48.1596 4.99462L46.916 4.2196L45.5595 3.44457L44.2028 2.84177L42.7897 2.23897L41.32 1.63617L39.8504 1.2056L38.3807 0.861143L36.8545 0.516685L35.3283 0.258343L33.8022 0.0861143L32.2195 0L30.6933 0L29.1106 0L27.5278 0.0861143L26.0017 0.258343L24.4755 0.516685L23.0058 0.861143L21.4796 1.2056L20.01 1.63617L18.5404 2.23897L17.1272 2.84177L15.7705 3.44457L14.414 4.2196L13.1704 4.99462L11.8703 5.76966L10.6833 6.6308L9.55278 7.66417L8.42228 8.61143L7.40482 9.6448L6.38736 10.7643L5.48296 11.8838L4.63508 13.0894L3.7872 14.2949L3.10889 15.5867L2.48711 16.7922L1.86533 18.1701L1.35661 19.4618L0.960931 20.8396L0.621779 22.2175L0.339152 23.5953L0.11305 24.9732L0.0565253 26.4371L0 27.8149L0.0565253 29.1928L0.11305 30.6567L0.339152 32.0345L0.621779 33.4124L0.960931 34.7901L1.35661 36.168L1.86533 37.4598L2.48711 38.8375L3.10889 40.1293L3.7872 41.3348L4.63508 42.5404L5.48296 43.7461L6.38736 44.8655L7.40482 45.8989L8.42228 47.0184L9.55278 47.9657L10.6833 48.9129L11.8703 49.8602L13.1704 50.7213L14.414 51.4963L15.7705 52.1853L17.1272 52.8742L18.5404 53.3908L20.01 53.9076L21.4796 54.4242L23.0058 54.7687L24.4755 55.1131L26.0017 55.3715L27.5278 55.5437L29.1106 55.7159L30.6933 55.7159L32.2195 55.7159L33.8022 55.5437L35.3283 55.3715L36.8545 55.1131L38.3807 54.7687L39.8504 54.4242L41.32 53.9076L42.7897 53.3908L44.2028 52.8742L45.5595 52.1853L46.916 51.4963L48.1596 50.7213L49.4597 49.8602L50.6467 48.9129L51.7773 47.9657L52.9077 47.0184L53.9251 45.8989L54.9427 44.8655L55.847 43.7461L56.6949 42.5404L57.5428 41.3348L58.2211 40.1293L58.8428 38.8375L59.4647 37.4598L59.9734 36.168L60.3691 34.7901L60.7647 33.4124L60.9908 32.0345L61.2169 30.6567L61.33 29.1928Z" calligra:nodeTypes="ccccccccccccccccccccccccccccccccccccccccccccccccccccccccccccccccccccccccccccccccccccccccccccccccccccccccccccccccccccccccccccc"/>
          <draw:path draw:style-name="gr2" xml:id="shape-8" draw:id="shape-8" draw:layer="" svg:width="60.37239062162pt" svg:height="55.54355178857pt" svg:x="303.35628969624pt" svg:y="232.88811985934pt" svg:viewBox="0 0 60 56" svg:d="M60.3724 27.7718L60.2603 26.3102L60.2042 24.9344L59.9799 23.5588L59.7558 22.183L59.3633 20.7213L58.971 19.4316L58.4665 18.056L57.9059 16.7662L57.2333 15.4765L56.5606 14.2728L55.7757 12.9831L54.9349 11.8653L54.038 10.7476L53.0291 9.62985L52.02 8.59808L50.9549 7.5663L49.8338 6.62051L48.6006 5.76071L47.4234 4.9009L46.1341 4.12707L44.8448 3.43923L43.4435 2.75139L42.0981 2.2355L40.6406 1.63363L39.1831 1.20373L37.7257 0.859808L36.2123 0.515885L34.6987 0.257942L33.1851 0.0859808L31.6717 0L30.1581 0L28.5886 0L27.075 0.0859808L25.5616 0.257942L24.1041 0.515885L22.5906 0.859808L21.1331 1.20373L19.6757 1.63363L18.2743 2.2355L16.8728 2.75139L15.4715 3.43923L14.1822 4.12707L12.8929 4.9009L11.6596 5.76071L10.5386 6.62051L9.36135 7.5663L8.24024 8.59808L7.23123 9.62985L6.27828 10.7476L5.38138 11.8653L4.54054 12.9831L3.75576 14.2728L3.02703 15.4765L2.41041 16.7662L1.84985 18.056L1.34534 19.4316L0.896897 20.7213L0.560561 22.183L0.336336 23.5588L0.112112 24.9344L0 26.3102L0 27.7718L0 29.1475L0.112112 30.6091L0.336336 31.9848L0.560561 33.3605L0.896897 34.7362L1.34534 36.0259L1.84985 37.4017L2.41041 38.6914L3.02703 39.981L3.75576 41.1848L4.54054 42.3885L5.38138 43.5922L6.27828 44.71L7.23123 45.8277L8.24024 46.8596L9.36135 47.8053L10.5386 48.8371L11.6596 49.6969L12.8929 50.4707L14.1822 51.2446L15.4715 52.0184L16.8728 52.6202L18.2743 53.2221L19.6757 53.8239L21.1331 54.2538L22.5906 54.5978L24.1041 54.9417L25.5616 55.1997L27.075 55.3716L28.5886 55.4576L30.1581 55.5436L31.6717 55.4576L33.1851 55.3716L34.6987 55.1997L36.2123 54.9417L37.7257 54.5978L39.1831 54.2538L40.6406 53.8239L42.0981 53.2221L43.4435 52.6202L44.8448 52.0184L46.1341 51.2446L47.4234 50.4707L48.6006 49.6969L49.8338 48.8371L50.9549 47.8053L52.02 46.8596L53.0291 45.8277L54.038 44.71L54.9349 43.5922L55.7757 42.3885L56.5606 41.1848L57.2333 39.981L57.9059 38.6914L58.4665 37.4017L58.971 36.0259L59.3633 34.7362L59.7558 33.3605L59.9799 31.9848L60.2042 30.6091L60.2603 29.1475Z" calligra:nodeTypes="ccccccccccccccccccccccccccccccccccccccccccccccccccccccccccccccccccccccccccccccccccccccccccccccccccccccccccccccccccccccccccccc"/>
          <draw:path draw:style-name="gr2" xml:id="shape-9" draw:id="shape-9" draw:layer="" svg:width="60.58258200952pt" svg:height="90.66665677780pt" svg:x="297.88558273462pt" svg:y="244.54218450940pt" svg:viewBox="0 0 61 91" svg:d="M60.5826 45.2906L60.5259 42.9833L60.4127 40.6761L60.2428 38.4543L59.9598 36.147L59.62 33.9252L59.1671 31.7034L58.6575 29.5671L58.0913 27.3453L57.4685 25.2943L56.7891 23.2435L55.9964 21.278L55.1471 19.3981L54.2412 17.518L53.2221 15.7235L52.2029 14.0145L51.1271 12.3908L49.9948 10.8527L48.8057 9.48539L47.5601 8.11812L46.2579 6.83631L44.9557 5.63996L43.6534 4.61451L42.238 3.58907L40.8224 2.73453L39.3504 1.96544L37.8783 1.45272L36.3495 0.854539L34.8208 0.427269L33.3487 0.170908L31.82 0L30.2913 0L28.7625 0L27.2339 0.170908L25.7051 0.427269L24.1764 0.854539L22.7043 1.45272L21.1756 1.96544L19.7601 2.73453L18.3446 3.58907L16.9292 4.61451L15.5702 5.63996L14.2681 6.83631L12.9658 8.11812L11.7768 9.48539L10.5312 10.8527L9.39879 12.3908L8.32302 14.0145L7.30388 15.7235L6.34135 17.518L5.37882 19.3981L4.58615 21.278L3.79348 23.2435L3.05744 25.2943L2.43462 27.3453L1.86844 29.5671L1.41548 31.7034L0.962527 33.9252L0.622812 36.147L0.339715 38.4543L0.113239 40.6761L0 42.9833L0 45.2906L0 47.5979L0.113239 49.9051L0.339715 52.1268L0.622812 54.3487L0.962527 56.6559L1.41548 58.8777L1.86844 61.0141L2.43462 63.1504L3.05744 65.2013L3.79348 67.2523L4.58615 69.3031L5.37882 71.1831L6.34135 72.9776L7.30388 74.7722L8.32302 76.4812L9.39879 78.1049L10.5312 79.643L11.7768 81.0957L12.9658 82.463L14.2681 83.7449L15.5702 84.8557L16.9292 85.9667L18.3446 86.9067L19.7601 87.7612L21.1756 88.5303L22.7043 89.1285L24.1764 89.6411L25.7051 90.0685L27.2339 90.3248L28.7625 90.4957L30.2913 90.6667L31.82 90.4957L33.3487 90.3248L34.8208 90.0685L36.3495 89.6411L37.8783 89.1285L39.3504 88.5303L40.8224 87.7612L42.238 86.9067L43.6534 85.9667L44.9557 84.8557L46.2579 83.7449L47.5601 82.463L48.8057 81.0957L49.9948 79.643L51.1271 78.1049L52.2029 76.4812L53.2221 74.7722L54.2412 72.9776L55.1471 71.1831L55.9964 69.3031L56.7891 67.2523L57.4685 65.2013L58.0913 63.1504L58.6575 61.0141L59.1671 58.8777L59.62 56.6559L59.9598 54.3487L60.2428 52.1268L60.4127 49.9051L60.5259 47.5979Z" calligra:nodeTypes="ccccccccccccccccccccccccccccccccccccccccccccccccccccccccccccccccccccccccccccccccccccccccccccccccccccccccccccccccccccccccccccc"/>
          <draw:path draw:style-name="gr2" xml:id="shape-10" draw:id="shape-10" draw:layer="" svg:width="122.66041090874pt" svg:height="90.66665677780pt" svg:x="209.79028094015pt" svg:y="217.12085592103pt" svg:viewBox="0 0 123 91" svg:d="M122.66 45.2906L122.547 42.9833L122.32 40.7615L121.925 38.4543L121.36 36.147L120.681 33.9252L119.834 31.7034L118.816 29.5671L117.629 27.4307L116.386 25.2943L114.916 23.3289L113.333 21.278L111.638 19.3981L109.772 17.6035L107.851 15.809L105.703 14.0145L103.554 12.3908L101.237 10.9381L98.8063 9.48539L96.3192 8.11812L93.719 6.83631L91.0623 5.63996L88.2925 4.61451L85.4663 3.58907L82.64 2.81998L79.6441 2.05089L76.6484 1.45272L73.6525 0.939993L70.6001 0.512723L67.4912 0.170908L64.4389 0L61.2735 0L58.1646 0L55.1122 0.170908L52.0033 0.512723L48.951 0.939993L45.8985 1.45272L42.9027 2.05089L39.9633 2.81998L37.1371 3.58907L34.2544 4.61451L31.5412 5.63996L28.8844 6.83631L26.2277 8.11812L23.7407 9.48539L21.3666 10.9381L19.049 12.3908L16.8446 14.0145L14.7531 15.809L12.7747 17.6035L10.9659 19.3981L9.27015 21.278L7.68744 23.3289L6.27431 25.2943L4.97423 27.4307L3.78719 29.5671L2.76974 31.7034L1.92186 33.9252L1.18703 36.147L0.678304 38.4543L0.282626 40.7615L0.0565254 42.9833L0 45.2906L0.0565254 47.5979L0.282626 49.9051L0.678304 52.1268L1.18703 54.4341L1.92186 56.6559L2.76974 58.8777L3.78719 61.0141L4.97423 63.1504L6.27431 65.2868L7.68744 67.3377L9.27015 69.2177L10.9659 71.1831L12.7747 73.0631L14.7531 74.7722L16.8446 76.4812L19.049 78.1904L21.3666 79.7285L23.7407 81.1812L26.2277 82.5485L28.8844 83.7449L31.5412 84.9412L34.2544 85.9667L37.1371 86.9067L39.9633 87.7612L42.9027 88.5303L45.8985 89.1285L48.951 89.7266L52.0033 90.0685L55.1122 90.4102L58.1646 90.5811L61.2735 90.6667L64.4389 90.5811L67.4912 90.4102L70.6001 90.0685L73.6525 89.7266L76.6484 89.1285L79.6441 88.5303L82.64 87.7612L85.4663 86.9067L88.2925 85.9667L91.0623 84.9412L93.719 83.7449L96.3192 82.5485L98.8063 81.1812L101.237 79.7285L103.554 78.1904L105.703 76.4812L107.851 74.7722L109.772 73.0631L111.638 71.1831L113.333 69.2177L114.916 67.3377L116.386 65.2868L117.629 63.1504L118.816 61.0141L119.834 58.8777L120.681 56.6559L121.36 54.4341L121.925 52.1268L122.32 49.9051L122.547 47.5979Z" calligra:nodeTypes="ccccccccccccccccccccccccccccccccccccccccccccccccccccccccccccccccccccccccccccccccccccccccccccccccccccccccccccccccccccccccccccc"/>
          <draw:path draw:style-name="gr2" xml:id="shape-11" draw:id="shape-11" draw:layer="" svg:width="81.65614030448pt" svg:height="35.95912622067pt" svg:x="240.64055628047pt" svg:y="176.24593799398pt" svg:viewBox="0 0 82 36" svg:d="M40.9695 35.9591L81.6561 27.9875L81.0903 26.2545L80.4679 24.4349L79.7887 22.7019L78.9399 21.0556L78.0346 19.496L77.016 17.8496L75.9408 16.2899L74.6958 14.8169L73.4509 13.3439L72.0928 11.9576L70.6215 10.6578L69.0937 9.44469L67.5092 8.23162L65.8682 7.01854L64.1139 5.97876L62.3598 5.02562L60.549 4.15914L58.6249 3.29265L56.701 2.59945L54.7204 1.90627L52.6832 1.38637L50.6461 0.953135L48.6089 0.519892L46.5152 0.259945L44.4214 0.0866486L42.3276 0L40.2339 0L38.0836 0.0866486L35.9898 0.173297L33.9527 0.433243L31.859 0.866486L29.8218 1.21308L27.7846 1.81962L25.804 2.42616L23.8234 3.11935L21.9561 3.89918L20.0887 4.76567L18.2779 5.71881L16.5803 6.75859L14.8826 7.79837L13.2415 9.01146L11.7137 10.2245L10.2424 11.5242L8.88428 12.9107L7.58276 14.3836L6.33784 15.8567L5.20608 17.4164L4.13091 18.9761L3.22551 20.6224L2.37669 22.2687L1.58446 24.0017L0.961992 25.648L0.396115 27.4676L0 29.2006Z" calligra:nodeTypes="ccccccccccccccccccccccccccccccccccccccccccccccccccccccccc"/>
          <draw:path draw:style-name="gr3" xml:id="shape-12" draw:id="shape-12" draw:layer="" svg:width="81.54292459138pt" svg:height="28.58628118311pt" svg:x="240.64055628047pt" svg:y="176.24593799398pt" svg:viewBox="0 0 82 29" svg:d="M81.5429 27.3139L80.9774 25.6174L80.3555 23.9208L79.6203 22.2244L78.8286 20.6127L77.8673 19.001L76.8494 17.3893L75.775 15.9472L74.5309 14.5052L73.2869 13.0632L71.9863 11.706L70.516 10.3488L68.9892 9.16118L67.4058 7.97362L65.7093 6.87089L64.0129 5.85298L62.2599 4.9199L60.3938 4.07163L58.5277 3.22338L56.6051 2.54477L54.6259 1.86616L52.5901 1.35721L50.5544 0.933083L48.5186 0.508954L46.4263 0.254477L44.3905 0.0848258L42.2418 0L40.1494 0L38.0571 0.0848258L35.9648 0.169652L33.8726 0.424129L31.7803 0.848258L29.7445 1.18756L27.7653 1.69652L25.7861 2.37512L23.8069 3.05373L21.9409 3.81716L20.0747 4.66542L18.2652 5.5985L16.5122 6.53158L14.8723 7.63431L13.2323 8.82188L11.7055 10.0094L10.2352 11.2819L8.87812 12.6391L7.52095 13.9963L6.33343 15.5231L5.20246 16.9652L4.12804 18.5769L3.22327 20.1037L2.37504 21.7154L1.63991 23.4119L0.961325 25.1085L0.39584 26.8049L0 28.5863" calligra:nodeTypes="ccccccccccccccccccccccccccccccccccccccccccccccccccccccc"/>
          <draw:path draw:style-name="gr2" xml:id="shape-13" draw:id="shape-13" draw:layer="" svg:width="52.22565802292pt" svg:height="41.43654038618pt" svg:x="194.67533799462pt" svg:y="194.66964313930pt" svg:viewBox="0 0 52 41" svg:d="M31.7306 35.6767L52.2257 8.33889L50.927 7.13533L49.572 6.10372L48.217 5.15807L46.862 4.21243L45.4504 3.43871L43.9825 2.665L42.458 2.06323L40.9336 1.46146L39.3527 0.945647L37.8283 0.601775L36.191 0.257904L34.6101 0.0859679L33.0292 0L31.3919 0L29.811 0L28.1736 0.171936L26.5927 0.429839L25.0119 0.773711L23.4874 1.20355L21.9066 1.71936L20.3821 2.32113L18.9142 3.00888L17.4462 3.78259L16.0347 4.64227L14.6232 5.58791L13.3246 6.61953L12.026 7.65114L10.7839 8.76872L9.59823 10.0582L8.46903 11.3477L7.39629 12.7233L6.43646 14.0988L5.47664 15.5602L4.62973 17.1077L3.78283 18.655L3.10531 20.2885L2.42779 21.9218L1.86319 23.5552L1.29859 25.2746L0.903363 27.0799L0.564602 28.7992L0.282301 30.6045L0.11292 32.4099L0 34.2152L0 36.0205L0.0564602 37.8259L0.16938 39.6312L0.395221 41.4365Z" calligra:nodeTypes="ccccccccccccccccccccccccccccccccccccccccccccccccccc"/>
          <draw:path draw:style-name="gr3" xml:id="shape-14" draw:id="shape-14" draw:layer="" svg:width="52.11267566822pt" svg:height="41.60902117002pt" svg:x="194.67533799462pt" svg:y="194.66964313930pt" svg:viewBox="0 0 52 42" svg:d="M52.1127 8.27011L50.8155 7.06406L49.5184 6.03029L48.1648 5.08267L46.7548 4.22121L45.2884 3.35974L43.822 2.67056L42.3556 1.98138L40.8329 1.4645L39.2538 1.03376L37.6746 0.603029L36.0953 0.344588L34.5162 0.086147L32.937 0L31.3015 0L29.7223 0L28.1431 0.172294L26.5076 0.430735L24.9284 0.775323L23.4056 1.20606L21.8264 1.80909L20.3037 2.32596L18.8373 3.10129L17.3709 3.87661L15.961 4.65194L14.6073 5.59956L13.2537 6.63332L12.013 7.75323L10.7723 8.95929L9.58783 10.0792L8.45985 11.4576L7.38827 12.7497L6.37308 14.2142L5.47071 15.6788L4.56832 17.1432L3.77874 18.78L3.10195 20.4169L2.42515 22.0536L1.80477 23.6904L1.29717 25.4995L0.902384 27.1363L0.56399 28.9454L0.281995 30.7545L0.112798 32.5636L0 34.2865L0 36.1818L0.056399 37.9047L0.169197 39.7138L0.394793 41.609" calligra:nodeTypes="ccccccccccccccccccccccccccccccccccccccccccccccccc"/>
          <draw:path draw:style-name="gr2" xml:id="shape-15" draw:id="shape-15" draw:layer="" svg:width="54.73989260474pt" svg:height="32.98258825523pt" svg:x="187.85105405279pt" svg:y="292.70089284273pt" svg:viewBox="0 0 55 33" svg:d="M33.0709 0.939918L0 0L0 1.62349L0.0567253 3.16154L0.170176 4.78504L0.453802 6.32308L0.794153 7.94658L1.19123 9.57007L1.70176 11.0227L2.21228 12.5607L2.89299 14.0988L3.63042 15.4659L4.36785 16.9185L5.27545 18.2857L6.18305 19.6528L7.20411 20.9346L8.28189 22.1308L9.41639 23.327L10.6076 24.4378L11.8556 25.4633L13.1602 26.5741L14.5217 27.4286L15.9398 28.283L17.4147 29.1375L18.8895 29.821L20.3644 30.5046L21.896 31.1028L23.4842 31.6154L25.1293 32.0426L26.7176 32.3844L28.3626 32.6408L30.0077 32.8116L31.7094 32.9826L33.3545 32.9826L34.9994 32.8971L36.7013 32.7263L38.3462 32.5553L39.9346 32.299L41.5797 31.8718L43.1679 31.4445L44.7562 30.9318L46.2878 30.2483L47.8194 29.6502L49.2943 28.8811L50.7124 28.0266L52.1305 27.1721L53.4351 26.1468L54.7399 25.2068Z" calligra:nodeTypes="ccccccccccccccccccccccccccccccccccccccccccccccccc"/>
          <draw:path draw:style-name="gr3" xml:id="shape-16" draw:id="shape-16" draw:layer="" svg:width="54.51298986359pt" svg:height="32.98258825523pt" svg:x="187.85105405279pt" svg:y="292.70089284273pt" svg:viewBox="0 0 55 33" svg:d="M0.0566075 0L0 1.53804L0.113215 3.16154L0.22643 4.69959L0.509467 6.32308L0.792505 7.94658L1.18876 9.48462L1.69822 11.0227L2.2643 12.5607L2.88698 14.0133L3.56627 15.4659L4.41538 16.9185L5.20788 18.2857L6.22682 19.5674L7.18914 20.9346L8.26469 22.1308L9.39684 23.2416L10.5856 24.4378L11.7743 25.4633L13.0763 26.4886L14.4349 27.4286L15.8501 28.283L17.2652 29.052L18.7371 29.821L20.2655 30.5046L21.7939 31.0173L23.3789 31.53L24.9638 32.0426L26.6055 32.299L28.2471 32.6408L29.8888 32.8116L31.5303 32.9826L33.2286 32.9826L34.8702 32.9826L36.5118 32.8116L38.1534 32.5553L39.7384 32.299L41.3801 31.9573L42.965 31.4445L44.5501 30.9318L46.0784 30.3337L47.5503 29.6502L49.0787 28.8811L50.4938 28.1121L51.909 27.2576L53.2109 26.2323L54.513 25.2923" calligra:nodeTypes="ccccccccccccccccccccccccccccccccccccccccccccccc"/>
          <draw:path draw:style-name="gr2" xml:id="shape-17" draw:id="shape-17" draw:layer="" svg:width="40.10672953957pt" svg:height="36.18517154087pt" svg:x="315.31288635465pt" svg:y="196.72624278343pt" svg:viewBox="0 0 40 36" svg:d="M9.85958 27.2234L38.4356 36.1852L38.937 34.8325L39.2712 33.4798L39.6611 32.127L39.8282 30.7744L40.051 29.4216L40.1067 27.9844L40.1067 26.6316L40.051 25.2789L39.8839 23.8417L39.6611 22.4889L39.3269 21.1363L38.937 19.7835L38.4913 18.5153L37.99 17.1626L37.3773 15.8944L36.6531 14.6262L35.929 13.4426L35.0934 12.259L34.2578 11.0754L33.3109 10.0609L32.3082 8.96175L31.2498 7.94722L30.1358 7.01723L28.966 6.08723L27.7405 5.24178L26.5151 4.48088L25.1782 3.71997L23.8413 3.04361L22.4486 2.4518L21.056 1.85999L19.6077 1.43726L18.1595 1.01454L16.6554 0.591814L15.1514 0.33818L13.5918 0.16909L12.0877 0.0845448L10.5837 0L9.02401 0L7.52002 0.0845448L5.96031 0.16909L4.45631 0.422724L2.9523 0.676359L1.4483 1.01454L0 1.43726Z" calligra:nodeTypes="ccccccccccccccccccccccccccccccccccccccccccccccc"/>
          <draw:path draw:style-name="gr3" xml:id="shape-18" draw:id="shape-18" draw:layer="" svg:width="40.88101070816pt" svg:height="41.29522446181pt" svg:x="315.36928539549pt" svg:y="196.72624278343pt" svg:viewBox="0 0 41 41" svg:d="M36.4968 41.2952L39.1729 36.2923L39.6284 35.0204L40.027 33.6637L40.3686 32.307L40.5963 30.8654L40.7672 29.5088L40.8241 28.152L40.881 26.7104L40.7672 25.3538L40.6532 23.997L40.4255 22.5556L40.0839 21.1988L39.6854 19.8421L39.2867 18.5701L38.7174 17.2982L38.0911 15.9415L37.3509 14.6696L36.6677 13.4824L35.8136 12.2953L34.9026 11.193L33.9916 10.0907L32.9668 8.98829L31.8849 8.05554L30.7462 7.038L29.5505 6.10526L28.2979 5.2573L27.0452 4.49414L25.6787 3.73099L24.3122 3.13742L22.8888 2.45907L21.4654 1.8655L19.985 1.44152L18.5047 1.01754L17.0242 0.593567L15.487 0.339181L13.9496 0.16959L12.3554 0.0847952L10.7612 0L9.16692 0L7.62961 0.0847952L6.09229 0.16959L4.49805 0.339181L3.01768 0.593567L1.48037 0.932748L0 1.44152" calligra:nodeTypes="cccccccccccccccccccccccccccccccccccccccccccccc"/>
          <draw:path draw:style-name="gr2" xml:id="shape-19" draw:id="shape-19" draw:layer="" svg:width="35.27373558410pt" svg:height="28.24696469895pt" svg:x="329.35624752419pt" svg:y="243.59957633918pt" svg:viewBox="0 0 35 28" svg:d="M0 17.0325L32.6734 28.247L33.2952 26.7293L33.8605 25.2958L34.3693 23.778L34.7084 22.2603L34.9911 20.6583L35.1607 19.1404L35.2737 17.5385L35.2737 16.0207L35.1042 14.4186L34.9346 12.9009L34.5954 11.3831L34.1997 9.86537L33.691 8.34761L33.1257 6.82986L32.4473 5.39643L31.6559 4.04733L30.808 2.6139L29.847 1.26479L28.8295 0Z" calligra:nodeTypes="cccccccccccccccccccccc"/>
          <draw:path draw:style-name="gr3" xml:id="shape-20" draw:id="shape-20" draw:layer="" svg:width="13.05643955992pt" svg:height="38.97940430643pt" svg:x="351.52107057491pt" svg:y="238.45807722886pt" svg:viewBox="0 0 13 39" svg:d="M6.24682 38.9794L10.3551 33.8506L10.9741 32.3973L11.5932 30.8586L12.0997 29.3201L12.4936 27.6959L12.7187 26.1572L12.9439 24.6186L13.0564 22.9944L13.0001 21.4557L12.8876 19.8317L12.6625 18.293L12.3811 16.6688L11.9871 15.1302L11.4806 13.5915L10.9179 12.0528L10.1862 10.5997L9.39837 9.14648L8.49793 7.77879L7.59748 6.41109L6.52821 5.04339L0 0" calligra:nodeTypes="cccccccccccccccccccccc"/>
          <draw:path draw:style-name="gr2" xml:id="shape-21" draw:id="shape-21" draw:layer="" svg:width="41.57016648654pt" svg:height="58.05858382628pt" svg:x="317.73804511083pt" svg:y="278.13331203016pt" svg:viewBox="0 0 42 58" svg:d="M10.3216 12.6473L0 55.5121L1.47452 56.1912L3.06246 56.7854L4.5937 57.2097L6.18165 57.6342L7.7696 57.8889L9.30082 58.0586L10.9455 58.0586L12.5334 57.8889L14.1214 57.719L15.7093 57.3796L17.2405 56.8703L18.7718 56.361L20.303 55.6819L21.8343 54.8331L23.2521 53.9843L24.7266 52.9657L26.0877 51.7774L27.4488 50.5891L28.8099 49.3159L30.0575 47.8728L31.2485 46.345L32.3827 44.8171L33.517 43.1195L34.5379 41.337L35.5019 39.4697L36.4094 37.6023L37.26 35.65L38.054 33.6129L38.7346 31.5757L39.3583 29.4537L39.8688 27.2468L40.3792 25.0399L40.7762 22.833L41.1164 20.5412L41.3433 18.2494L41.5135 15.9576L41.5702 13.6658L41.5702 11.3741L41.4568 8.99739L41.2866 6.70559L41.0598 4.41381L40.7195 2.20691L40.3225 0Z" calligra:nodeTypes="cccccccccccccccccccccccccccccccccccccccccccccc"/>
          <draw:path draw:style-name="gr3" xml:id="shape-22" draw:id="shape-22" draw:layer="" svg:width="41.34331551330pt" svg:height="58.39911925541pt" svg:x="317.79444415167pt" svg:y="278.04762037832pt" svg:viewBox="0 0 41 58" svg:d="M0 55.7601L1.52704 56.5262L3.05409 57.1222L4.58113 57.633L6.16474 57.8883L7.74834 58.1437L9.33194 58.314L10.9155 58.3991L12.4991 58.1437L14.0828 57.9734L15.6664 57.633L17.1934 57.1222L18.7204 56.5262L20.2474 55.8452L21.718 55.0791L23.1885 54.1426L24.6024 53.121L26.0163 52.0994L27.3172 50.8225L28.618 49.4605L29.9188 48.0132L31.1064 46.4809L32.2376 44.9485L33.3687 43.246L34.3868 41.4583L35.3483 39.6705L36.1966 37.7976L37.1016 35.7545L37.8367 33.7114L38.5154 31.6683L39.1375 29.5401L39.7032 27.3267L40.2122 25.1133L40.5515 22.9L40.8908 20.6015L41.1171 18.3029L41.2868 16.0044L41.3433 13.7059L41.3433 11.4074L41.2302 9.02376L41.0605 6.72526L40.7778 4.42675L40.4384 2.21338L40.099 0" calligra:nodeTypes="cccccccccccccccccccccccccccccccccccccccccccc"/>
          <draw:path draw:style-name="gr2" xml:id="shape-23" draw:id="shape-23" draw:layer="" svg:width="22.67309120679pt" svg:height="55.88855884312pt" svg:x="175.55606314934pt" svg:y="237.08701079944pt" svg:viewBox="0 0 23 56" svg:d="M22.6731 29.4967L21.074 0L19.8746 0.0862478L18.7895 0.258743L17.6473 0.603735L16.5051 0.948726L15.42 1.46621L14.3349 1.9837L13.2498 2.50118L12.2218 3.27742L11.1938 3.96739L10.2229 4.74363L9.252 5.6061L8.33822 6.46859L7.42445 7.50356L6.62489 8.53853L5.82533 9.5735L5.08289 10.7809L4.39756 11.9022L3.71222 13.1959L3.084 14.4034L2.51289 15.7834L2.056 17.1633L1.59912 18.5433L1.14222 19.9232L0.799556 21.3894L0.571111 22.8556L0.285556 24.3219L0.114222 25.7881L0.0571111 27.3405L0 28.8067L0 30.3592L0.0571111 31.8254L0.171333 33.3779L0.342667 34.8441L0.571111 36.3103L0.856667 37.7765L1.19934 39.2427L1.59912 40.6227L2.056 42.0026L2.57 43.2964L3.14111 44.6764L3.76933 45.8838L4.45466 47.1775L5.14 48.385L5.93956 49.5062L6.73911 50.5412L7.59578 51.5761L8.45244 52.5249L9.36622 53.4736L10.3371 54.3361L11.308 55.1124L12.336 55.8886Z" calligra:nodeTypes="cccccccccccccccccccccccccccccccccccccccccccccccccccccc"/>
          <draw:path draw:style-name="gr3" xml:id="shape-24" draw:id="shape-24" draw:layer="" svg:width="20.51250948246pt" svg:height="55.06036538741pt" svg:x="175.55606314934pt" svg:y="237.08701079944pt" svg:viewBox="0 0 21 55" svg:d="M20.5125 0L19.4007 0.0848387L18.289 0.254516L17.2327 0.593871L16.1765 0.933227L15.0648 1.35742L14.0642 1.86645L13.008 2.46033L12.0629 3.0542L11.0623 3.7329L10.1173 4.49645L9.17228 5.34485L8.33844 6.19323L7.449 7.12646L6.67075 8.14452L5.83691 9.16259L5.16983 10.2655L4.44717 11.3684L3.83568 12.5561L3.2242 13.8287L2.6683 15.1013L2.16799 16.3739L1.66769 17.6465L1.27856 19.0039L0.945023 20.4462L0.611485 21.8035L0.389127 23.2458L0.166769 24.688L0.0555896 26.1304L0 27.5726L0 29.0149L0 30.4571L0.111179 31.9842L0.222359 33.4265L0.389127 34.8687L0.667075 36.2262L0.945023 37.6684L1.27856 39.0258L1.72327 40.4681L2.16799 41.7406L2.6683 43.0132L3.2242 44.2858L3.83568 45.5584L4.44717 46.6613L5.16983 47.849L5.8925 48.952L6.67075 49.97L7.5046 50.9881L8.33844 51.8365L9.22787 52.7697L10.1173 53.5332L11.0623 54.2969L12.0629 55.0604" calligra:nodeTypes="ccccccccccccccccccccccccccccccccccccccccccccccccccccc"/>
          <draw:path draw:style-name="gr2" xml:id="shape-25" draw:id="shape-25" draw:layer="" svg:width="90.83063271566pt" svg:height="34.38304188054pt" svg:x="234.21106562453pt" svg:y="313.43827258769pt" svg:viewBox="0 0 91 34" svg:d="M46.5133 0L0 3.35234L0.281558 5.0715L0.675739 6.8766L1.18255 8.50979L1.85828 10.2289L2.59034 11.7762L3.49132 13.4094L4.44861 14.9566L5.51854 16.5039L6.70107 18.0511L7.99625 19.5124L9.34773 20.8877L10.8682 22.1771L12.3886 23.4664L14.0779 24.7558L15.7672 25.8732L17.5692 26.9907L19.5401 28.0221L21.4547 28.9677L23.4819 29.8273L25.5091 30.6868L27.7053 31.3745L29.8452 32.0622L32.0413 32.6638L34.3501 33.1796L36.6025 33.5234L38.9113 33.8673L41.2201 34.1251L43.5852 34.2111L45.9503 34.383L48.259 34.383L50.6241 34.2111L52.9892 34.0392L55.298 33.7813L57.6067 33.3515L59.8592 32.9218L62.0554 32.406L64.3079 31.7184L66.4477 31.1166L68.5875 30.343L70.6148 29.3975L72.5856 28.4519L74.5003 27.5064L76.3585 26.389L78.1042 25.2716L79.8499 24.0681L81.4266 22.8647L82.947 21.4894L84.3548 20.114L85.7062 18.7388L86.9451 17.1915L88.0151 15.7303L89.085 14.183L89.9859 12.5498L90.8306 11.0026Z" calligra:nodeTypes="ccccccccccccccccccccccccccccccccccccccccccccccccccccccccc"/>
          <draw:path draw:style-name="gr3" xml:id="shape-26" draw:id="shape-26" draw:layer="" svg:width="90.60538449100pt" svg:height="30.35856420011pt" svg:x="234.21106562453pt" svg:y="316.95163031308pt" svg:viewBox="0 0 91 30" svg:d="M0 0L0.224967 1.60673L0.618658 3.29801L1.18107 4.98929L1.85597 6.59601L2.58712 8.20274L3.43075 9.72489L4.38685 11.3316L5.45544 12.8537L6.69276 14.2913L7.93008 15.7289L9.27988 17.082L10.7984 18.435L12.3732 19.6189L14.0041 20.8874L15.7476 21.9867L17.5474 23.0861L19.4597 24.1008L21.3718 25.0311L23.3965 25.9613L25.4212 26.7223L27.5584 27.3989L29.7519 28.0754L31.9453 28.6673L34.1949 29.1747L36.5009 29.513L38.8068 29.8512L41.1127 30.1049L43.4185 30.1894L45.7807 30.3586L48.1429 30.2741L50.4487 30.1894L52.7547 29.9357L55.1169 29.7666L57.4228 29.3438L59.6724 28.8365L61.9221 28.4136L64.0592 27.8216L66.2527 27.1451L68.3336 26.384L70.3583 25.4538L72.3268 24.6082L74.2953 23.5935L76.095 22.5786L77.8947 21.4794L79.582 20.2954L81.213 19.1116L82.6752 17.7585L84.1376 16.4055L85.4873 14.9679L86.6684 13.6148L87.8495 12.0927L88.8619 10.5705L89.7617 8.96381L90.6054 7.35709" calligra:nodeTypes="ccccccccccccccccccccccccccccccccccccccccccccccccccccccc"/>
          <draw:glue-point draw:id="4" svg:x="-1.9601%" svg:y="-50%"/>
          <draw:glue-point draw:id="5" svg:x="14.32%" svg:y="-50%"/>
          <draw:glue-point draw:id="6" svg:x="6.19%" svg:y="-50%"/>
          <draw:glue-point draw:id="7" svg:x="-4.3101%" svg:y="50%"/>
          <draw:glue-point draw:id="8" svg:x="15.09%" svg:y="50%"/>
          <draw:glue-point draw:id="9" svg:x="5.39%" svg:y="50%"/>
          <draw:glue-point draw:id="10" svg:x="-50%" svg:y="-4.0901%"/>
          <draw:glue-point draw:id="11" svg:x="-50%" svg:y="9.3%"/>
          <draw:glue-point draw:id="12" svg:x="50%" svg:y="-5.7601%"/>
          <draw:glue-point draw:id="13" svg:x="50%" svg:y="5.21%"/>
          <draw:glue-point draw:id="14" svg:x="36.75%" svg:y="41.71%"/>
          <draw:glue-point draw:id="15" svg:x="36.74%" svg:y="-36.1801%"/>
          <draw:glue-point draw:id="16" svg:x="-28.3301%" svg:y="-38.2101%"/>
          <draw:glue-point draw:id="17" svg:x="-28.6201%" svg:y="37.07%"/>
          <draw:glue-point draw:id="18" svg:x="3.66%" svg:y="0.65%"/>
        </draw:g>
        <draw:g draw:style-name="gr1" xml:id="shape-27" draw:id="shape-27" svg:y="47.02443597829pt">
          <draw:path draw:style-name="gr4" xml:id="shape-28" draw:id="shape-28" draw:layer="" svg:width="128.83995804762pt" svg:height="21.00125079172pt" svg:x="429.28245033000pt" svg:y="47.44963356529pt" svg:viewBox="0 0 129 21" svg:d="M0 21.0013L27.6712 0L128.84 0L108.702 21.0013Z" calligra:nodeTypes="ccccc"/>
          <draw:path draw:style-name="gr5" xml:id="shape-29" draw:id="shape-29" draw:layer="" svg:width="28.75477131042pt" svg:height="21.58038141254pt" svg:x="429.02733177780pt" svg:y="47.02443597829pt" svg:viewBox="0 0 29 22" svg:d="M28.2956 0L28.0373 0.0573947L0 20.8343L0.516552 21.5804L28.5825 0.774829L28.2956 0L28.5825 0.774829L28.6113 0.746131L28.64 0.688736L28.6686 0.660039L28.6973 0.631342L28.726 0.602644L28.726 0.545249L28.7548 0.516553L28.7548 0.459158L28.7548 0.373066L28.726 0.315671L28.6973 0.229578L28.6686 0.143487L28.6113 0.114789L28.5538 0.0573947L28.4678 0L28.4103 0L28.353 0L28.2956 0L28.2668 0L28.2095 0L28.1808 0L28.1521 0L28.0947 0.0573947L28.0373 0.0573947Z" calligra:nodeTypes="cccccccccccccccccccccccccccccccc"/>
          <draw:path draw:style-name="gr5" xml:id="shape-30" draw:id="shape-30" draw:layer="" svg:width="101.30276539821pt" svg:height="0.72317180399pt" svg:x="457.00533300240pt" svg:y="47.02443597829pt" svg:viewBox="0 0 101 1" svg:d="M101.189 0.606532L100.85 0L0 0L0 0.723172L100.85 0.723172L101.189 0.606532L100.85 0.723172L100.935 0.723172L100.964 0.723172L101.02 0.699844L101.049 0.676516L101.077 0.676516L101.133 0.653188L101.161 0.62986L101.189 0.583204L101.246 0.559875L101.274 0.489891L101.303 0.419906L101.303 0.349922L101.303 0.303265L101.274 0.233281L101.246 0.163297L101.189 0.116641L101.161 0.0699844L101.133 0.0466563L101.077 0.0466563L101.049 0L101.02 0L100.964 0L100.935 0L100.85 0Z" calligra:nodeTypes="cccccccccccccccccccccccccccccccc"/>
          <draw:path draw:style-name="gr5" xml:id="shape-31" draw:id="shape-31" draw:layer="" svg:width="20.78333652219pt" svg:height="21.46558521817pt" svg:x="537.65114200340pt" svg:y="47.16616850729pt" svg:viewBox="0 0 21 21" svg:d="M0.422425 21.4656L0.704041 21.2939L20.7833 0.572416L20.1638 0L0.112646 20.6929L0.422425 21.4656L0.112646 20.6929L0.0563233 20.7215L0.0563233 20.7787L0.0281617 20.8073L0 20.8645L0 20.8932L0 20.9505L0 20.9791L0 21.0077L0 21.0935L0.0281617 21.1794L0.0563233 21.2367L0.112646 21.2939L0.16897 21.3797L0.253455 21.3797L0.309778 21.437L0.394263 21.4656L0.450587 21.4656L0.478749 21.4656L0.50691 21.437L0.563233 21.4084L0.591395 21.3797L0.647718 21.3797L0.67588 21.3511L0.704041 21.2939Z" calligra:nodeTypes="cccccccccccccccccccccccccccccccc"/>
          <draw:path draw:style-name="gr5" xml:id="shape-32" draw:id="shape-32" draw:layer="" svg:width="109.43852703107pt" svg:height="0.77218722119pt" svg:x="428.85725274300pt" svg:y="67.51895967169pt" svg:viewBox="0 0 109 1" svg:d="M0.170377 0.0723925L0.425941 0.772187L109.439 0.772187L109.439 0L0.425941 0L0.170377 0.0723925L0.425941 0L0.369149 0L0.312358 0L0.283962 0L0.227169 0.0241309L0.198773 0.0482617L0.141981 0.0723925L0.141981 0.0965236L0.0851884 0.0965236L0.0567922 0.168916L0.0283962 0.241309L0 0.313701L0 0.361962L0 0.434355L0.0283962 0.506747L0.0567922 0.57914L0.0851884 0.627402L0.141981 0.651532L0.141981 0.675664L0.198773 0.699795L0.227169 0.699795L0.283962 0.723925L0.312358 0.723925L0.369149 0.748056L0.425941 0.772187Z" calligra:nodeTypes="cccccccccccccccccccccccccccccccc"/>
          <draw:path draw:style-name="gr6" xml:id="shape-33" draw:id="shape-33" draw:layer="" svg:width="20.25281303844pt" svg:height="55.45973976721pt" svg:x="538.07633959040pt" svg:y="47.53467308269pt" svg:viewBox="0 0 20 55" svg:d="M0 55.4597L20.2528 35.1029L20.2528 0L0 20.3286Z" calligra:nodeTypes="ccccc"/>
          <draw:path draw:style-name="gr5" xml:id="shape-34" draw:id="shape-34" draw:layer="" svg:width="20.78333652219pt" svg:height="21.35109516606pt" svg:x="537.76452802660pt" svg:y="82.40087521669pt" svg:viewBox="0 0 21 21" svg:d="M20.7552 0.428164L20.0511 0.114177L0 20.7232L0.591395 21.3511L20.6425 0.713607L20.7552 0.428164L20.6425 0.713607L20.6706 0.656519L20.6989 0.627974L20.727 0.59943L20.7552 0.570886L20.7552 0.513797L20.7552 0.456709L20.7833 0.428164L20.7833 0.399621L20.7552 0.313988L20.727 0.228355L20.6989 0.171266L20.6425 0.114177L20.5862 0.0570886L20.5017 0L20.4454 0L20.3609 0L20.3045 0L20.2764 0L20.2201 0L20.1919 0L20.1356 0L20.1075 0.0570886L20.0511 0.0570886L20.0511 0.114177Z" calligra:nodeTypes="cccccccccccccccccccccccccccccccc"/>
          <draw:path draw:style-name="gr5" xml:id="shape-35" draw:id="shape-35" draw:layer="" svg:width="0.72317180399pt" svg:height="35.43542831697pt" svg:x="557.80550762720pt" svg:y="47.10947549569pt" svg:viewBox="0 0 1 35" svg:d="M0.0933122 0.112404L0 0.421515L0 35.4354L0.723172 35.4354L0.723172 0.421515L0.0933122 0.112404L0.723172 0.421515L0.723172 0.365313L0.723172 0.309111L0.699844 0.28101L0.699844 0.224808L0.676516 0.196707L0.653188 0.140505L0.62986 0.112404L0.606532 0.0843032L0.559875 0.0562021L0.489891 0L0.419906 0L0.349922 0L0.279937 0L0.233281 0L0.163297 0.0562021L0.116641 0.0843032L0.0699844 0.112404L0.0699844 0.140505L0.0466563 0.196707L0.0233281 0.224808L0 0.28101L0 0.309111L0 0.365313L0 0.421515Z" calligra:nodeTypes="cccccccccccccccccccccccccccccccc"/>
          <draw:path draw:style-name="gr5" xml:id="shape-36" draw:id="shape-36" draw:layer="" svg:width="20.78333652219pt" svg:height="21.35109516606pt" svg:x="537.65114200340pt" svg:y="47.22286151889pt" svg:viewBox="0 0 21 21" svg:d="M0 20.8944L0.704041 21.1799L20.7833 0.59943L20.1638 0L0.112646 20.5804L0 20.8944L0.112646 20.5804L0.0563233 20.609L0.0563233 20.666L0.0281617 20.6946L0 20.7517L0 20.7803L0 20.8374L0 20.8659L0 20.8944L0 20.98L0.0281617 21.0657L0.0563233 21.1228L0.112646 21.1799L0.16897 21.2655L0.253455 21.2655L0.309778 21.3226L0.394263 21.3511L0.450587 21.3511L0.478749 21.3511L0.50691 21.3226L0.563233 21.294L0.591395 21.2655L0.647718 21.2655L0.67588 21.237L0.704041 21.1799Z" calligra:nodeTypes="cccccccccccccccccccccccccccccccc"/>
          <draw:path draw:style-name="gr5" xml:id="shape-37" draw:id="shape-37" draw:layer="" svg:width="0.77218722119pt" svg:height="35.43542831697pt" svg:x="537.65114200340pt" svg:y="67.97250376449pt" svg:viewBox="0 0 1 35" svg:d="M0.651532 35.2949L0.772187 34.9858L0.772187 0L0 0L0 34.9858L0.651532 35.2949L0 34.9858L0 35.042L0 35.0701L0 35.1545L0.0241309 35.1825L0.0482617 35.2106L0.0723925 35.2387L0.0723925 35.2949L0.0965236 35.2949L0.144785 35.3511L0.217177 35.3792L0.28957 35.4354L0.386094 35.4354L0.434355 35.4354L0.506747 35.3792L0.57914 35.3511L0.627402 35.2949L0.675664 35.2949L0.675664 35.2387L0.699795 35.2106L0.723925 35.1825L0.723925 35.1545L0.748056 35.0701L0.772187 35.042L0.772187 34.9858Z" calligra:nodeTypes="cccccccccccccccccccccccccccccccc"/>
          <draw:path draw:style-name="gr7" xml:id="shape-38" draw:id="shape-38" draw:layer="" svg:width="108.30526727688pt" svg:height="35.64236688019pt" svg:x="429.45252936480pt" svg:y="67.97250376449pt" svg:viewBox="0 0 108 36" svg:d="M108.305 35.6424L108.305 0L0 0L0 35.6424Z" calligra:nodeTypes="ccccc"/>
          <draw:path draw:style-name="gr5" xml:id="shape-39" draw:id="shape-39" draw:layer="" svg:width="0.77218722119pt" svg:height="35.49165117027pt" svg:x="537.65114200340pt" svg:y="67.51895967169pt" svg:viewBox="0 0 1 35" svg:d="M0.386094 0L0 0.421851L0 35.4917L0.772187 35.4917L0.772187 0.421851L0.386094 0L0.772187 0.421851L0.772187 0.365604L0.748056 0.309357L0.723925 0.281233L0.723925 0.224987L0.699795 0.196863L0.675664 0.140617L0.675664 0.112493L0.627402 0.112493L0.57914 0.0562468L0.506747 0L0.434355 0L0.386094 0L0.28957 0L0.217177 0L0.144785 0.0562468L0.0965236 0.112493L0.0723925 0.112493L0.0723925 0.140617L0.0482617 0.196863L0.0241309 0.224987L0 0.281233L0 0.309357L0 0.365604L0 0.421851Z" calligra:nodeTypes="cccccccccccccccccccccccccccccccc"/>
          <draw:path draw:style-name="gr5" xml:id="shape-40" draw:id="shape-40" draw:layer="" svg:width="109.15440896319pt" svg:height="0.77218722119pt" svg:x="429.02733177780pt" svg:y="67.51895967169pt" svg:viewBox="0 0 109 1" svg:d="M0 0.361962L0.425389 0.772187L109.154 0.772187L109.154 0L0.425389 0L0 0.361962L0.425389 0L0.36867 0L0.311952 0L0.283592 0L0.226874 0.0241309L0.198515 0.0482617L0.141797 0.0723925L0.113437 0.0965236L0.0850777 0.0965236L0.0567185 0.168916L0 0.241309L0 0.313701L0 0.361962L0 0.434355L0 0.506747L0.0567185 0.57914L0.0850777 0.627402L0.113437 0.651532L0.141797 0.675664L0.198515 0.699795L0.226874 0.699795L0.283592 0.723925L0.311952 0.723925L0.36867 0.748056L0.425389 0.772187Z" calligra:nodeTypes="cccccccccccccccccccccccccccccccc"/>
          <draw:path draw:style-name="gr5" xml:id="shape-41" draw:id="shape-41" draw:layer="" svg:width="0.77218722119pt" svg:height="35.49165117027pt" svg:x="429.02733177780pt" svg:y="67.97250376449pt" svg:viewBox="0 0 1 35" svg:d="M0.386094 35.4917L0.772187 35.0418L0.772187 0L0 0L0 35.0418L0.386094 35.4917L0 35.0418L0 35.098L0 35.1543L0 35.2105L0.0241309 35.2386L0.0482617 35.2668L0.0482617 35.323L0.0965236 35.323L0.0965236 35.4074L0.168916 35.4355L0.217177 35.4636L0.313701 35.4917L0.386094 35.4917L0.434355 35.4917L0.506747 35.4636L0.57914 35.4355L0.627402 35.4074L0.675664 35.323L0.675664 35.323L0.699795 35.2668L0.723925 35.2386L0.748056 35.2105L0.748056 35.1543L0.748056 35.098L0.772187 35.0418Z" calligra:nodeTypes="cccccccccccccccccccccccccccccccc"/>
          <draw:path draw:style-name="gr5" xml:id="shape-42" draw:id="shape-42" draw:layer="" svg:width="109.15440896319pt" svg:height="0.72317180399pt" svg:x="429.45252936480pt" svg:y="102.86705240429pt" svg:viewBox="0 0 109 1" svg:d="M109.154 0.349922L108.701 0L0 0L0 0.723172L108.701 0.723172L109.154 0.349922L108.701 0.723172L108.758 0.723172L108.814 0.723172L108.843 0.699844L108.899 0.699844L108.928 0.676516L108.956 0.653188L108.984 0.62986L109.041 0.583204L109.069 0.536547L109.098 0.466563L109.126 0.419906L109.154 0.349922L109.126 0.279937L109.098 0.209953L109.069 0.139969L109.041 0.0933122L108.984 0.0699844L108.956 0.0699844L108.928 0.0233281L108.899 0.0233281L108.843 0L108.814 0L108.758 0L108.701 0Z" calligra:nodeTypes="cccccccccccccccccccccccccccccccc"/>
          <draw:path draw:style-name="gr8" xml:id="shape-43" draw:id="shape-43" draw:layer="" svg:width="1.21533234165pt" svg:height="1.22215647945pt" svg:x="528.69364617060pt" svg:y="85.09379326769pt" svg:viewBox="0 0 1 1" svg:d="M1.15023 1.22216L1.19363 1.06939L1.21533 0.977729L1.21533 0.886066L1.21533 0.794404L1.21533 0.733296L1.19363 0.641635L1.17193 0.549972L1.15023 0.488864L1.12852 0.397202L1.08512 0.30554L1.04172 0.274987L0.998304 0.213878L0.9549 0.15277L0.911495 0.091662L0.868091 0.061108L0.802985 0.061108L0.737879 0L0.672772 0L0.629367 0L0.56426 0L0.520856 0L0.455749 0L0.390642 0L0.347237 0.030554L0.28213 0.061108L0.238726 0.091662L0.195321 0.15277L0.130214 0.213878L0.0868091 0.30554L0.065107 0.366648L0.0217023 0.458311L0 0.549972Z" calligra:nodeTypes="cccccccccccccccccccccccccccccccccc"/>
          <draw:path draw:style-name="gr8" xml:id="shape-44" draw:id="shape-44" draw:layer="" svg:width="17.01580715279pt" svg:height="9.54667597160pt" svg:x="513.18810749800pt" svg:y="85.49064434889pt" svg:viewBox="0 0 17 10" svg:d="M0 0.698537L0.198187 1.13512L0.396375 1.5717L0.594562 1.97919L0.79275 2.38667L0.990937 2.76504L1.18912 3.14342L1.41563 3.52179L1.61381 3.84195L1.812 4.19122L2.01018 4.51138L2.20838 4.83154L2.40656 5.15171L2.60475 5.44277L2.80293 5.70472L3.00112 5.99578L3.19932 6.22862L3.3975 6.51968L3.59569 6.75253L3.79387 6.98537L3.99207 7.16L4.19025 7.39285L4.38844 7.59659L4.58662 7.77122L4.78481 7.94586L4.983 8.12049L5.18119 8.29512L5.37937 8.41155L5.57756 8.55707L5.80406 8.7026L6.00225 8.78993L6.20044 8.93546L6.39862 9.02277L6.59682 9.11009L6.795 9.19741L6.99319 9.25562L7.19137 9.31383L7.38956 9.37204L7.58775 9.43025L7.78594 9.45936L7.98412 9.48846L8.18231 9.48846L8.38049 9.51757L8.57869 9.54668L8.74857 9.51757L8.94675 9.48846L9.14494 9.45936L9.34312 9.45936L9.54131 9.40115L9.68287 9.37204L9.88106 9.31383L10.0793 9.25562L10.2492 9.19741L10.419 9.1392L10.5889 9.05188L10.7587 8.99367L10.9286 8.90635L11.0985 8.78993L11.24 8.7026L11.4099 8.61529L11.5798 8.49886L11.8629 8.29512L12.1744 8.06228L12.4575 7.80033L12.7123 7.53838L12.9954 7.27643L13.2786 6.98537L13.5051 6.72342L13.7599 6.43236L13.9864 6.14131L14.2129 5.82115L14.4394 5.53009L14.6376 5.20992L14.8358 4.91886L15.0339 4.5987L15.2321 4.30764L15.402 4.01659L15.5718 3.72553L15.7417 3.43447L15.9965 2.88147L16.2514 2.38667L16.4779 1.92098L16.676 1.51349L16.9026 0.960489L17.0158 0.727643L15.4869 0.116423L15.402 0.261952L15.1755 0.81496L15.0339 1.19333L14.8075 1.62992L14.581 2.12472L14.2978 2.61952L14.1563 2.88147L14.0147 3.17252L13.8448 3.43447L13.675 3.69642L13.5051 3.98748L13.3069 4.27854L13.1087 4.54049L12.9388 4.83154L12.7123 5.09349L12.5141 5.35546L12.2876 5.61741L12.0611 5.85025L11.8346 6.1122L11.6081 6.31594L11.3816 6.54879L11.1551 6.75253L10.9286 6.92716L10.6739 7.1309L10.5606 7.21822L10.419 7.24732L10.3058 7.36374L10.1925 7.39285L10.051 7.48017L9.93769 7.53838L9.82444 7.59659L9.68287 7.62569L9.56963 7.68391L9.42806 7.71301L9.31481 7.74212L9.20157 7.77122L9.06 7.80033L8.94675 7.82943L8.80518 7.82943L8.69194 7.85854L8.55037 7.85854L8.43712 7.85854L8.29556 7.82943L8.154 7.82943L8.04075 7.82943L7.89919 7.80033L7.78594 7.77122L7.64437 7.71301L7.50282 7.68391L7.36125 7.62569L7.21968 7.56748L7.04982 7.48017L6.90825 7.42196L6.76668 7.36374L6.59682 7.24732L6.45525 7.16L6.31368 7.07269L6.14381 6.92716L6.00225 6.81074L5.83237 6.66521L5.6625 6.51968L5.49262 6.37415L5.32275 6.19952L5.15287 6.02489L4.983 5.82115L4.81313 5.64651L4.64325 5.44277L4.47338 5.20992L4.27519 4.97707L4.10531 4.74423L3.90713 4.48228L3.73725 4.19122L3.53906 3.92927L3.36919 3.63821L3.171 3.34716L3.00112 2.99789L2.80293 2.67773L2.60475 2.35757L2.43487 1.97919L2.20838 1.60081L2.0385 1.22244L1.84032 0.81496L1.64212 0.40748L1.47225 0Z" calligra:nodeTypes="ccccccccccccccccccccccccccccccccccccccccccccccccccccccccccccccccccccccccccccccccccccccccccccccccccccccccccccccccccccccccccccccccccccccccccccccccccccccccccccccccccccccccccc"/>
          <draw:path draw:style-name="gr8" xml:id="shape-45" draw:id="shape-45" draw:layer="" svg:width="17.07252717695pt" svg:height="9.48837221705pt" svg:x="497.62587581380pt" svg:y="76.92999959729pt" svg:viewBox="0 0 17 9" svg:d="M1.50307 9.37231L1.58815 9.19821L1.81502 8.67592L1.98518 8.2987L2.18371 7.86345L2.41058 7.39919L2.69417 6.8769L2.83597 6.61575L3.00614 6.32558L3.17629 6.06443L3.34645 5.80328L3.48825 5.51313L3.68676 5.22296L3.88529 4.96181L4.08381 4.67164L4.28232 4.43951L4.5092 4.14935L4.70772 3.88821L4.9346 3.65607L5.16147 3.42394L5.38836 3.19181L5.61523 2.95967L5.87047 2.75656L6.09734 2.55344L6.35259 2.40836L6.46603 2.2923L6.57947 2.23427L6.72126 2.17624L6.8347 2.08919L6.94814 2.03115L7.08994 1.97312L7.20338 1.9441L7.34518 1.88607L7.45862 1.82804L7.57205 1.79902L7.71385 1.74099L7.8273 1.71197L7.9691 1.71197L8.08253 1.65394L8.22433 1.65394L8.33777 1.65394L8.45121 1.65394L8.593 1.65394L8.73481 1.65394L8.87661 1.65394L8.99005 1.71197L9.13184 1.71197L9.24528 1.74099L9.38708 1.79902L9.52888 1.82804L9.67068 1.88607L9.81248 1.9441L9.95428 2.00214L10.0961 2.06017L10.2662 2.17624L10.408 2.26329L10.5782 2.35034L10.72 2.46639L10.8902 2.55344L11.0603 2.69852L11.2021 2.81459L11.3723 2.95967L11.5425 3.13377L11.7126 3.27886L11.8828 3.48197L12.0529 3.65607L12.223 3.85919L12.3932 4.0623L12.5917 4.26541L12.7619 4.52656L12.932 4.75869L13.1305 5.01984L13.3007 5.28099L13.4709 5.57116L13.6694 5.8323L13.8679 6.15148L14.0381 6.49968L14.2366 6.81886L14.4351 7.13805L14.6053 7.51525L14.8038 7.89247L15.0023 8.26968L15.1725 8.6469L15.371 9.05312L15.5695 9.48837L17.0725 8.76297L16.8457 8.35673L16.6472 7.92149L16.4487 7.51525L16.2502 7.10903L16.0517 6.73181L15.8531 6.32558L15.6546 5.97738L15.4561 5.60018L15.2292 5.28099L15.0307 4.96181L14.8322 4.67164L14.6336 4.35246L14.4351 4.03328L14.2366 3.77214L14.0381 3.51099L13.8395 3.22082L13.641 2.98869L13.4425 2.75656L13.244 2.52443L13.0455 2.2923L12.8469 2.1182L12.6484 1.88607L12.4215 1.71197L12.2514 1.56689L12.0246 1.39279L11.8544 1.21869L11.6275 1.10262L11.429 0.957542L11.2589 0.81246L11.0603 0.696395L10.8335 0.580328L10.6349 0.493279L10.4364 0.40623L10.2379 0.319181L10.0394 0.261148L9.84084 0.174099L9.61396 0.116065L9.41544 0.0870493L9.24528 0.0290164L9.04676 0.0290164L8.84825 0L8.64973 0L8.45121 0L8.25269 0L8.05417 0.0290164L7.88402 0.0290164L7.68549 0.0580328L7.48698 0.0870493L7.31682 0.145082L7.14666 0.203115L6.94814 0.261148L6.77798 0.319181L6.60782 0.40623L6.43767 0.464263L6.26751 0.522296L6.09734 0.638361L5.92719 0.72541L5.78539 0.81246L5.61523 0.899509L5.44508 1.01558L5.16147 1.21869L4.84952 1.45082L4.56593 1.71197L4.28232 1.97312L4.02709 2.20525L3.74349 2.49541L3.48825 2.78557L3.26137 3.10476L3.00614 3.36591L2.77925 3.68509L2.58074 3.97526L2.35386 4.26541L2.15535 4.58459L1.98518 4.87476L1.78666 5.19394L1.61651 5.51313L1.44635 5.77427L1.27619 6.06443L0.992592 6.61575L0.737354 7.13805L0.510476 7.57329L0.340317 7.97952L0.0850793 8.55985L0 8.821Z" calligra:nodeTypes="ccccccccccccccccccccccccccccccccccccccccccccccccccccccccccccccccccccccccccccccccccccccccccccccccccccccccccccccccccccccccccccccccccccccccccccccccccccccccccccccccccccccccccc"/>
          <draw:path draw:style-name="gr8" xml:id="shape-46" draw:id="shape-46" draw:layer="" svg:width="16.95918150583pt" svg:height="9.54667597160pt" svg:x="482.14868364700pt" svg:y="85.43395133729pt" svg:viewBox="0 0 17 10" svg:d="M0 0.698537L0.197857 1.13512L0.395714 1.5717L0.593569 1.97919L0.791426 2.38667L0.989283 2.76504L1.18714 3.14342L1.38499 3.52179L1.58285 3.90016L1.78071 4.22033L1.97857 4.54049L2.17642 4.83154L2.37428 5.1226L2.6004 5.44277L2.79826 5.70472L2.99611 5.99578L3.19397 6.25773L3.36356 6.51968L3.56142 6.75253L3.78754 6.98537L3.9854 7.18911L4.18325 7.39285L4.38112 7.59659L4.57897 7.77122L4.77683 7.94586L4.97468 8.12049L5.17253 8.26602L5.37039 8.41155L5.56825 8.55707L5.76611 8.7026L5.96396 8.78993L6.16182 8.93546L6.35967 9.02277L6.55753 9.11009L6.75539 9.19741L6.95325 9.28473L7.17937 9.31383L7.37723 9.37204L7.57508 9.43025L7.77294 9.45936L7.97079 9.48846L8.16866 9.51757L8.36651 9.54668L8.56437 9.54668L8.73395 9.54668L8.93182 9.48846L9.12967 9.45936L9.32753 9.45936L9.49712 9.40115L9.66671 9.37204L9.86456 9.31383L10.0624 9.25562L10.232 9.19741L10.4016 9.11009L10.5429 9.08099L10.7125 8.99367L10.8821 8.87725L11.0517 8.78993L11.2213 8.7026L11.3909 8.61529L11.5322 8.46976L11.8431 8.26602L12.1258 8.03317L12.4085 7.80033L12.6911 7.53838L12.9455 7.27643L13.2282 6.98537L13.4542 6.69431L13.7086 6.40326L13.9347 6.14131L14.1609 5.82115L14.387 5.53009L14.5848 5.20992L14.7827 4.91886L14.9806 4.5987L15.1784 4.30764L15.348 3.98748L15.5176 3.72553L15.6872 3.43447L15.9699 2.88147L16.2243 2.35757L16.4221 1.89188L16.62 1.48439L16.8744 0.902277L16.9592 0.669431L15.4328 0.0873172L15.3763 0.261952L15.1502 0.81496L14.9523 1.19333L14.7544 1.60081L14.5283 2.09562L14.2456 2.61952L14.1043 2.88147L13.963 3.14342L13.7934 3.43447L13.6238 3.69642L13.4542 3.98748L13.2847 4.27854L13.0868 4.54049L12.889 4.83154L12.6629 5.06439L12.465 5.35546L12.2671 5.61741L12.041 5.85025L11.8149 6.1122L11.5887 6.31594L11.3626 6.54879L11.1082 6.75253L10.8821 6.92716L10.6277 7.10179L10.5146 7.18911L10.4016 7.27643L10.2885 7.33464L10.1472 7.42196L10.0341 7.45106L9.89283 7.53838L9.80803 7.56748L9.66671 7.62569L9.55365 7.68391L9.41232 7.71301L9.29926 7.77122L9.15793 7.77122L9.04487 7.80033L8.93182 7.82943L8.79049 7.85854L8.67742 7.85854L8.5361 7.85854L8.39477 7.85854L8.28171 7.85854L8.14039 7.82943L8.02733 7.80033L7.886 7.80033L7.74468 7.77122L7.60335 7.71301L7.46203 7.68391L7.3207 7.62569L7.20763 7.56748L7.03805 7.50927L6.89672 7.45106L6.75539 7.33464L6.5858 7.24732L6.44447 7.16L6.30315 7.04358L6.13356 6.92716L5.96396 6.81074L5.82264 6.69431L5.65304 6.54879L5.48346 6.37415L5.2856 6.19952L5.14428 6.02489L4.97468 5.85025L4.77683 5.61741L4.60723 5.44277L4.43764 5.20992L4.26805 4.97707L4.09846 4.71512L3.9006 4.48228L3.70274 4.22033L3.53316 3.92927L3.33529 3.63821L3.16571 3.34716L2.99611 2.99789L2.79826 2.67773L2.6004 2.35757L2.40255 1.97919L2.20469 1.60081L2.0351 1.22244L1.83724 0.81496L1.63939 0.40748L1.44152 0Z" calligra:nodeTypes="ccccccccccccccccccccccccccccccccccccccccccccccccccccccccccccccccccccccccccccccccccccccccccccccccccccccccccccccccccccccccccccccccccccccccccccccccccccccccccccccccccccccccccc"/>
          <draw:path draw:style-name="gr8" xml:id="shape-47" draw:id="shape-47" draw:layer="" svg:width="16.95918150583pt" svg:height="9.54667597160pt" svg:x="466.64314497440pt" svg:y="76.90165309149pt" svg:viewBox="0 0 17 10" svg:d="M1.49806 9.54668L1.55459 9.34294L1.80897 8.78993L1.9503 8.41155L2.14815 7.97496L2.40255 7.48017L2.6852 6.98537L2.82653 6.72342L2.96785 6.43236L3.13744 6.17041L3.30703 5.87936L3.47662 5.5883L3.64621 5.32635L3.84407 5.00618L4.04192 4.77333L4.26805 4.48228L4.4659 4.22033L4.69203 3.92927L4.88988 3.69642L5.11601 3.46358L5.34213 3.23073L5.56825 2.99789L5.82264 2.79415L6.04876 2.61952L6.30315 2.41578L6.41621 2.32846L6.52927 2.27025L6.6706 2.18293L6.78365 2.12472L6.92498 2.06651L7.03805 2.0083L7.1511 1.95009L7.29243 1.89188L7.37723 1.83366L7.51855 1.80456L7.63161 1.77545L7.80121 1.74635L7.886 1.71723L8.02733 1.68813L8.16866 1.68813L8.28171 1.65902L8.42304 1.65902L8.5361 1.65902L8.67742 1.65902L8.79049 1.68813L8.93182 1.68813L9.07314 1.71723L9.1862 1.74635L9.32753 1.77545L9.46885 1.83366L9.61018 1.86277L9.75151 1.92098L9.89283 2.0083L10.0341 2.06651L10.2037 2.15383L10.345 2.24114L10.4864 2.32846L10.656 2.44488L10.8256 2.5322L10.9669 2.70683L11.1365 2.79415L11.3061 2.93968L11.4757 3.11431L11.617 3.25984L11.7866 3.46358L11.9562 3.63821L12.1258 3.84195L12.2954 4.04569L12.4933 4.27854L12.6629 4.48228L12.8607 4.74423L13.0303 5.00618L13.1999 5.23903L13.3695 5.5592L13.5673 5.85025L13.7651 6.14131L13.9347 6.46147L14.1326 6.78163L14.3304 7.1309L14.5283 7.48017L14.6979 7.85854L14.8958 8.23691L15.0936 8.64439L15.2632 9.05188L15.4894 9.45936L16.9592 8.76082L16.7331 8.32423L16.5352 7.88765L16.3373 7.48017L16.1395 7.10179L15.9133 6.69431L15.7437 6.31594L15.5176 5.93757L15.3198 5.61741L15.1219 5.23903L14.924 4.91886L14.7262 4.6278L14.5283 4.30764L14.3304 4.01659L14.1609 3.78374L13.9347 3.46358L13.7369 3.23073L13.5107 2.96878L13.3412 2.73594L13.1434 2.5322L12.9455 2.29935L12.7477 2.06651L12.5781 1.89188L12.3519 1.68813L12.1541 1.5426L11.9562 1.39707L11.7583 1.22244L11.5605 1.07691L11.3626 0.931383L11.1648 0.785854L10.9669 0.698537L10.769 0.553009L10.5712 0.465691L10.3733 0.378374L10.1754 0.291057L9.94936 0.232846L9.75151 0.145528L9.55365 0.116423L9.3558 0.0582115L9.15793 0.0582115L8.96008 0L8.76222 0L8.56437 0L8.36651 0L8.19692 0L7.99906 0L7.80121 0.0582115L7.60335 0.0582115L7.43376 0.0873172L7.2359 0.145528L7.06631 0.232846L6.89672 0.261952L6.69886 0.320163L6.52927 0.378374L6.35967 0.465691L6.19009 0.553009L6.02049 0.669431L5.87917 0.756748L5.70958 0.844065L5.56825 0.931383L5.39866 1.0478L5.08774 1.25154L4.77683 1.48439L4.52244 1.77545L4.21152 2.0083L3.95714 2.29935L3.70274 2.56131L3.44836 2.85236L3.22224 3.17252L2.96785 3.46358L2.76999 3.78374L2.54387 4.0748L2.31775 4.36585L2.11989 4.68602L1.9503 5.00618L1.75244 5.26814L1.58285 5.5883L1.41326 5.87936L1.27194 6.17041L0.961018 6.72342L0.706631 7.24732L0.508774 7.71301L0.310918 8.12049L0.0847957 8.7026L0 8.93546Z" calligra:nodeTypes="ccccccccccccccccccccccccccccccccccccccccccccccccccccccccccccccccccccccccccccccccccccccccccccccccccccccccccccccccccccccccccccccccccccccccccccccccccccccccccccccccccccccccccc"/>
          <draw:path draw:style-name="gr8" xml:id="shape-48" draw:id="shape-48" draw:layer="" svg:width="17.01580715279pt" svg:height="9.54667597160pt" svg:x="451.13760630180pt" svg:y="85.49064434889pt" svg:viewBox="0 0 17 10" svg:d="M0 0.698537L0.198187 1.13512L0.396375 1.5717L0.622874 1.97919L0.79275 2.38667L1.01925 2.76504L1.21744 3.14342L1.41563 3.52179L1.61381 3.87106L1.812 4.22033L2.01018 4.54049L2.20838 4.83154L2.40656 5.15171L2.63306 5.44277L2.80293 5.70472L3.02944 5.99578L3.19932 6.25773L3.3975 6.51968L3.59569 6.75253L3.79387 6.98537L3.99207 7.18911L4.21856 7.39285L4.38844 7.62569L4.61493 7.80033L4.78481 7.94586L5.01131 8.12049L5.2095 8.29512L5.40768 8.41155L5.60588 8.55707L5.80406 8.7026L6.00225 8.81904L6.20044 8.93546L6.39862 9.02277L6.59682 9.11009L6.795 9.19741L7.0215 9.25562L7.21968 9.31383L7.41788 9.40115L7.58775 9.43025L7.81425 9.48846L8.01243 9.48846L8.21063 9.51757L8.38049 9.54668L8.607 9.54668L8.77688 9.51757L8.97506 9.48846L9.17325 9.48846L9.34312 9.45936L9.54131 9.43025L9.7395 9.40115L9.90937 9.31383L10.0793 9.25562L10.2775 9.19741L10.4474 9.1392L10.6172 9.05188L10.787 8.96456L10.9286 8.90635L11.0985 8.78993L11.2683 8.7026L11.4382 8.61529L11.6081 8.49886L11.8912 8.29512L12.1744 8.03317L12.4858 7.80033L12.7689 7.53838L13.0238 7.27643L13.2503 7.01448L13.5051 6.72342L13.7599 6.40326L13.9864 6.14131L14.2129 5.82115L14.4394 5.53009L14.6376 5.20992L14.8358 4.91886L15.0339 4.5987L15.2321 4.30764L15.402 4.01659L15.5718 3.69642L15.7134 3.43447L16.0248 2.85236L16.2797 2.35757L16.4779 1.89188L16.676 1.48439L16.9026 0.931383L17.0158 0.698537L15.4869 0.0873172L15.4303 0.261952L15.1755 0.81496L15.0057 1.19333L14.8075 1.62992L14.581 2.09562L14.2978 2.61952L14.1563 2.88147L14.0147 3.14342L13.8448 3.43447L13.675 3.69642L13.4768 3.98748L13.3069 4.27854L13.137 4.54049L12.9388 4.83154L12.7406 5.09349L12.5141 5.35546L12.3159 5.61741L12.0894 5.85025L11.8629 6.1122L11.6364 6.31594L11.4099 6.54879L11.1834 6.75253L10.9286 6.95627L10.6739 7.1309L10.5606 7.18911L10.4474 7.27643L10.3341 7.33464L10.1925 7.42196L10.0793 7.48017L9.966 7.53838L9.82444 7.59659L9.71118 7.62569L9.56963 7.68391L9.45637 7.71301L9.34312 7.77122L9.20157 7.80033L9.08831 7.80033L8.97506 7.82943L8.83349 7.85854L8.69194 7.85854L8.57869 7.85854L8.43712 7.85854L8.32388 7.85854L8.18231 7.85854L8.06906 7.82943L7.9275 7.80033L7.78594 7.77122L7.64437 7.71301L7.50282 7.71301L7.36125 7.62569L7.21968 7.56748L7.07813 7.50927L6.93656 7.42196L6.76668 7.36374L6.62513 7.24732L6.45525 7.16L6.31368 7.07269L6.17213 6.95627L6.00225 6.81074L5.83237 6.69431L5.6625 6.54879L5.49262 6.37415L5.35107 6.19952L5.18119 6.02489L5.01131 5.85025L4.81313 5.64651L4.64325 5.44277L4.47338 5.20992L4.27519 4.97707L4.10531 4.74423L3.93544 4.48228L3.73725 4.22033L3.56738 3.92927L3.36919 3.63821L3.171 3.34716L3.00112 2.99789L2.83125 2.67773L2.63306 2.35757L2.43487 1.97919L2.23669 1.60081L2.0385 1.22244L1.84032 0.81496L1.67044 0.40748L1.47225 0Z" calligra:nodeTypes="ccccccccccccccccccccccccccccccccccccccccccccccccccccccccccccccccccccccccccccccccccccccccccccccccccccccccccccccccccccccccccccccccccccccccccccccccccccccccccccccccccccccccccc"/>
          <draw:path draw:style-name="gr8" xml:id="shape-49" draw:id="shape-49" draw:layer="" svg:width="16.95918150583pt" svg:height="9.48837221705pt" svg:x="435.66041413500pt" svg:y="76.92999959729pt" svg:viewBox="0 0 17 9" svg:d="M1.49806 9.37231L1.55459 9.19821L1.78071 8.6469L1.9503 8.26968L2.14815 7.83444L2.37428 7.37017L2.6852 6.8769L2.79826 6.58673L2.96785 6.32558L3.13744 6.03542L3.27876 5.77427L3.47662 5.51313L3.64621 5.19394L3.84407 4.93279L4.04192 4.67164L4.23979 4.4105L4.43764 4.14935L4.66376 3.88821L4.88988 3.62706L5.11601 3.39492L5.34213 3.16279L5.56825 2.95967L5.79437 2.72754L6.04876 2.55344L6.27489 2.37935L6.41621 2.2923L6.501 2.20525L6.64233 2.17624L6.75539 2.08919L6.89672 2.03115L7.00978 1.97312L7.1511 1.9441L7.26416 1.88607L7.37723 1.82804L7.51855 1.79902L7.63161 1.74099L7.77294 1.71197L7.886 1.71197L7.99906 1.65394L8.14039 1.65394L8.25344 1.65394L8.39477 1.65394L8.50784 1.65394L8.64916 1.65394L8.76222 1.65394L8.90355 1.68295L9.04487 1.71197L9.1862 1.74099L9.29926 1.79902L9.44058 1.79902L9.61018 1.88607L9.75151 1.9441L9.86456 2.00214L10.0059 2.06017L10.1754 2.17624L10.345 2.26329L10.4864 2.35034L10.656 2.43738L10.7973 2.55344L10.9669 2.69852L11.1365 2.81459L11.3061 2.95967L11.4474 3.13377L11.617 3.27886L11.7866 3.48197L11.9562 3.65607L12.1541 3.85919L12.3237 4.0623L12.4933 4.26541L12.6629 4.52656L12.8607 4.75869L13.0303 5.01984L13.2282 5.28099L13.3978 5.57116L13.5673 5.8323L13.7651 6.15148L13.963 6.49968L14.1326 6.81886L14.3304 7.13805L14.5 7.51525L14.6979 7.89247L14.8675 8.26968L15.0654 8.6469L15.2632 9.05312L15.4611 9.48837L16.9592 8.76297L16.7331 8.35673L16.5352 7.92149L16.3373 7.51525L16.1395 7.10903L15.9133 6.73181L15.7155 6.32558L15.5176 5.97738L15.3198 5.60018L15.1219 5.28099L14.924 4.96181L14.7262 4.67164L14.5283 4.35246L14.3304 4.03328L14.1609 3.77214L13.9347 3.51099L13.7651 3.22082L13.539 2.98869L13.3412 2.75656L13.1434 2.52443L12.9455 2.32132L12.7477 2.1182L12.5781 1.9441L12.3519 1.71197L12.1541 1.56689L11.9562 1.39279L11.7583 1.21869L11.5605 1.10262L11.3626 0.957542L11.1648 0.81246L10.9669 0.72541L10.769 0.580328L10.5712 0.493279L10.345 0.40623L10.1754 0.319181L9.94936 0.261148L9.75151 0.174099L9.55365 0.116065L9.3558 0.0870493L9.15793 0.0290164L8.96008 0.0290164L8.76222 0L8.56437 0L8.39477 0L8.19692 0L7.99906 0.0290164L7.80121 0.0290164L7.60335 0.0580328L7.43376 0.0870493L7.2359 0.116065L7.06631 0.174099L6.89672 0.261148L6.69886 0.290164L6.52927 0.40623L6.35967 0.464263L6.19009 0.522296L6.02049 0.638361L5.87917 0.72541L5.70958 0.81246L5.56825 0.899509L5.39866 1.01558L5.08774 1.21869L4.77683 1.45082L4.49417 1.71197L4.23979 1.97312L3.95714 2.20525L3.70274 2.49541L3.44836 2.78557L3.22224 3.07574L2.96785 3.36591L2.74173 3.65607L2.54387 3.97526L2.31775 4.26541L2.11989 4.58459L1.92204 4.87476L1.75244 5.19394L1.58285 5.48411L1.41326 5.77427L1.24367 6.06443L0.961018 6.58673L0.706631 7.10903L0.480508 7.57329L0.310918 7.97952L0.0847957 8.53083L0 8.76297Z" calligra:nodeTypes="ccccccccccccccccccccccccccccccccccccccccccccccccccccccccccccccccccccccccccccccccccccccccccccccccccccccccccccccccccccccccccccccccccccccccccccccccccccccccccccccccccccccccccc"/>
          <draw:path draw:style-name="gr8" xml:id="shape-50" draw:id="shape-50" draw:layer="" svg:width="1.21533234165pt" svg:height="1.22215647945pt" svg:x="435.60372112340pt" svg:y="85.49064434889pt" svg:viewBox="0 0 1 1" svg:d="M0.0434046 0L0 0.091662L0 0.183324L0 0.274987L0 0.366648L0 0.458311L0 0.549972L0.0217023 0.641635L0.0434046 0.702742L0.0868091 0.794404L0.108512 0.855513L0.151916 0.91662L0.195321 0.977729L0.238726 1.00828L0.28213 1.06939L0.325535 1.09994L0.390642 1.1305L0.455749 1.16105L0.499153 1.19161L0.542558 1.22216L0.607665 1.22216L0.672772 1.22216L0.737879 1.19161L0.802985 1.19161L0.846389 1.1305L0.889793 1.09994L0.9549 1.09994L0.998304 1.00828L1.04172 0.947174L1.10682 0.886066L1.12852 0.824959L1.17193 0.733296L1.21533 0.641635Z" calligra:nodeTypes="cccccccccccccccccccccccccccccccccc"/>
          <draw:path draw:style-name="gr8" xml:id="shape-51" draw:id="shape-51" draw:layer="" svg:width="3.30007242566pt" svg:height="2.44432401404pt" svg:x="434.78167245520pt" svg:y="84.27174459949pt" svg:viewBox="0 0 3 2" svg:d="M3.30007 1.1448L3.24115 1.05199L3.21168 0.959164L3.15276 0.835401L3.09382 0.742579L3.06435 0.680697L3.00543 0.587875L2.94649 0.556933L2.88756 0.464111L2.82864 0.40223L2.74024 0.340349L2.68131 0.309408L2.62238 0.247527L2.47506 0.154703L2.32773 0.0928224L2.1804 0.0618816L2.03309 0L1.85629 0L1.70897 0L1.56164 0L1.38485 0.0309408L1.23752 0.0618816L1.09021 0.0928224L0.942878 0.185644L0.795554 0.278467L0.677693 0.371289L0.559834 0.464111L0.441974 0.556933L0.353579 0.711638L0.235719 0.835401L0.176789 0.990105L0.11786 1.05199L0.0883948 1.1448L0.0883948 1.20669L0.0589299 1.29951L0.0294649 1.39234L0 1.48516L0 1.54703L0 1.63986L0 1.73268L0 1.8255L0 1.91833L0 2.01115L0.0294649 2.13491L0.0589299 2.22773L0.0883948 2.32056L0.11786 2.44432Z" calligra:nodeTypes="cccccccccccccccccccccccccccccccccccccccccccccccc"/>
          <draw:path draw:style-name="gr8" xml:id="shape-52" draw:id="shape-52" draw:layer="" svg:width="18.97672389863pt" svg:height="10.82262334739pt" svg:x="434.89505847840pt" svg:y="85.17883278509pt" svg:viewBox="0 0 19 11" svg:d="M15.9544 0L15.7801 0.411729L15.5767 0.823458L15.3732 1.17637L15.1988 1.55869L14.9954 1.94101L14.8211 2.29392L14.6177 2.61742L14.4142 2.94092L14.2398 3.26442L14.0655 3.55852L13.8621 3.8232L13.7168 4.11729L13.5133 4.35256L13.3389 4.61725L13.1646 4.85252L12.9902 5.05838L12.8159 5.29366L12.6705 5.47011L12.4961 5.67598L12.3509 5.85244L12.1765 5.99948L12.0022 6.14652L11.8569 6.29357L11.7115 6.44062L11.5662 6.52884L11.4209 6.67589L11.2756 6.76412L11.1013 6.85235L11.0141 6.94058L10.8688 6.9994L10.7525 7.08762L10.6072 7.14644L10.491 7.20525L10.3747 7.23466L10.2585 7.29348L10.1422 7.32289L10.0551 7.3523L9.93882 7.38171L9.85163 7.41112L9.73539 7.41112L9.64821 7.41112L9.53197 7.41112L9.41572 7.41112L9.32853 7.41112L9.24135 7.41112L9.15418 7.41112L9.03793 7.41112L8.95074 7.38171L8.8345 7.3523L8.74732 7.32289L8.63108 7.29348L8.54389 7.23466L8.42765 7.20525L8.34047 7.17584L8.25329 7.14644L8.13705 7.08762L8.02079 6.9994L7.93362 6.94058L7.81737 6.88176L7.73019 6.82294L7.4977 6.67589L7.26521 6.49943L7.06179 6.29357L6.82931 6.0877L6.62588 5.91125L6.42245 5.67598L6.18997 5.4407L6.0156 5.20543L5.78312 4.97015L5.60875 4.70548L5.40533 4.44079L5.23096 4.17611L5.05659 3.88201L4.88223 3.61734L4.70786 3.38206L4.53349 3.11737L4.38819 2.82328L4.24288 2.58801L3.98133 2.08805L3.74885 1.61751L3.54543 1.17637L3.37106 0.823458L3.13857 0.294092L3.08045 0.147046L0 1.35283L0.0871826 1.61751L0.34873 2.20569L0.552157 2.61742L0.784644 3.11737L1.04619 3.64675L1.3368 4.20552L1.51116 4.49961L1.68553 4.82311L1.8599 5.1172L2.06332 5.4407L2.26675 5.76421L2.49924 6.0877L2.70266 6.41121L2.93514 6.73471L3.19669 7.02881L3.42919 7.38171L3.71979 7.6758L3.98133 7.99931L4.27195 8.26399L4.56256 8.55808L4.88223 8.88158L5.20189 9.11686L5.52157 9.38153L5.8703 9.61681L6.04466 9.73445L6.24809 9.85208L6.42245 9.96972L6.59681 10.0579L6.80024 10.1462L7.00367 10.2638L7.2071 10.3226L7.41052 10.4403L7.61395 10.4991L7.84644 10.5579L8.04986 10.5873L8.25329 10.6755L8.48577 10.705L8.71826 10.7344L8.95074 10.7637L9.15418 10.7637L9.38666 10.8226L9.64821 10.7932L9.88069 10.7637L10.1132 10.7344L10.3457 10.7344L10.5781 10.6755L10.8397 10.6167L11.0722 10.5579L11.3047 10.4991L11.5371 10.3815L11.7697 10.3226L12.0022 10.205L12.2346 10.0874L12.4671 9.96972L12.6996 9.82268L12.9321 9.67563L13.1646 9.52858L13.397 9.35213L13.6004 9.17568L13.833 8.99922L14.0655 8.79335L14.2689 8.58749L14.5013 8.41103L14.7048 8.17576L14.9373 7.94049L15.1407 7.70521L15.3732 7.41112L15.5767 7.17584L15.7801 6.91117L16.0125 6.61707L16.2159 6.29357L16.4193 5.99948L16.6519 5.67598L16.8553 5.35247L17.0587 4.99956L17.2912 4.67607L17.4947 4.29374L17.6981 3.91142L17.9015 3.52911L18.1049 3.11737L18.3375 2.70565L18.5409 2.29392L18.7733 1.85278L18.9767 1.38224Z" calligra:nodeTypes="ccccccccccccccccccccccccccccccccccccccccccccccccccccccccccccccccccccccccccccccccccccccccccccccccccccccccccccccccccccccccccccccccccccccccccccccccccccccccccccccccccccccccccc"/>
          <draw:path draw:style-name="gr8" xml:id="shape-53" draw:id="shape-53" draw:layer="" svg:width="18.03319047791pt" svg:height="10.82262334739pt" svg:x="450.45729016260pt" svg:y="76.13629743489pt" svg:viewBox="0 0 18 11" svg:d="M18.0332 9.46976L17.9229 9.17568L17.6747 8.58749L17.4817 8.14636L17.2611 7.6758L17.013 7.14644L16.7096 6.58766L16.5442 6.26416L16.3788 5.97007L16.2133 5.64657L16.0478 5.35247L15.8548 5.02897L15.6343 4.70548L15.4137 4.38197L15.2206 4.05847L14.9725 3.76438L14.7243 3.41147L14.4762 3.11737L14.2004 2.82328L13.9523 2.49979L13.649 2.20569L13.3732 1.9116L13.0699 1.64692L12.7391 1.41164L12.4633 1.14696L12.2703 1.02932L12.0773 0.911686L11.9118 0.823458L11.7463 0.705821L11.5533 0.617593L11.3603 0.499956L11.1673 0.441138L10.9743 0.352911L10.7813 0.294092L10.5883 0.235274L10.3677 0.147046L10.1747 0.117637L9.95404 0.0588185L9.7335 0.0294092L9.54047 0L9.31989 0L9.07173 0L8.87871 0L8.63055 0L8.40996 0L8.18937 0.0294092L7.96878 0.0882276L7.74819 0.147046L7.5276 0.235274L7.27944 0.264683L7.05885 0.352911L6.83826 0.470548L6.61767 0.558775L6.39708 0.705821L6.1765 0.794049L5.9559 0.941094L5.73532 1.08814L5.51473 1.2646L5.32171 1.41164L5.07355 1.5881L4.88053 1.76455L4.65994 1.97041L4.46693 2.17628L4.24634 2.38215L4.05332 2.58801L3.83274 2.82328L3.63972 3.08797L3.41913 3.32324L3.22612 3.58793L3.00552 3.85261L2.81251 4.17611L2.6195 4.4702L2.39891 4.7643L2.20589 5.08779L2.01287 5.41129L1.79229 5.76421L1.59927 6.11711L1.40625 6.47002L1.18567 6.88176L0.992647 7.23466L0.772062 7.61698L0.579046 8.05813L0.386031 8.46985L0.193015 8.9404L0 9.38153L2.84009 10.8226L3.0331 10.3815L3.22612 9.99913L3.41913 9.61681L3.58457 9.20509L3.77759 8.85217L3.94303 8.49926L4.13604 8.14636L4.30148 7.85226L4.49451 7.52876L4.65994 7.23466L4.82538 6.94058L4.99083 6.67589L5.18384 6.41121L5.34928 6.17593L5.51473 5.94066L5.68017 5.70539L5.81804 5.49952L5.98348 5.32307L6.14893 5.1172L6.28679 4.94075L6.45223 4.7643L6.61767 4.61725L6.75554 4.4702L6.89341 4.35256L7.05885 4.23492L7.16914 4.08788L7.30702 3.99965L7.44488 3.94083L7.55518 3.85261L7.69304 3.76438L7.80333 3.67615L7.94121 3.61734L8.0515 3.58793L8.1618 3.52911L8.27209 3.4997L8.38238 3.47029L8.46511 3.41147L8.5754 3.38206L8.6857 3.38206L8.76842 3.38206L8.85114 3.35265L8.96143 3.35265L9.07173 3.35265L9.15445 3.35265L9.23717 3.35265L9.31989 3.38206L9.43018 3.38206L9.5129 3.41147L9.6232 3.44088L9.70592 3.47029L9.81619 3.4997L9.8989 3.52911L9.98161 3.55852L10.092 3.58793L10.1747 3.67615L10.285 3.70556L10.3953 3.76438L10.5056 3.85261L10.5883 3.91142L10.6985 3.97024L10.9192 4.11729L11.1122 4.29374L11.3328 4.4702L11.5258 4.67607L11.7188 4.88193L11.9118 5.1172L12.1048 5.35247L12.3254 5.58775L12.5184 5.82303L12.6839 6.11711L12.8769 6.35239L13.0423 6.61707L13.2353 6.88176L13.4008 7.14644L13.5387 7.44053L13.7041 7.70521L13.842 7.9699L13.9798 8.20517L14.228 8.70513L14.4486 9.20509L14.6416 9.61681L14.807 9.99913L15.0276 10.4991L15.0828 10.6462Z" calligra:nodeTypes="ccccccccccccccccccccccccccccccccccccccccccccccccccccccccccccccccccccccccccccccccccccccccccccccccccccccccccccccccccccccccccccccccccccccccccccccccccccccccccccccccccccccccccc"/>
          <draw:path draw:style-name="gr8" xml:id="shape-54" draw:id="shape-54" draw:layer="" svg:width="18.97672389863pt" svg:height="10.82262334739pt" svg:x="465.93448232940pt" svg:y="85.09379326769pt" svg:viewBox="0 0 19 11" svg:d="M15.9544 0L15.751 0.38232L15.5476 0.794049L15.3732 1.17637L15.1988 1.5881L14.9954 1.94101L14.792 2.29392L14.6177 2.64683L14.4142 2.94092L14.2398 3.26442L14.0655 3.58793L13.8621 3.85261L13.6877 4.11729L13.5133 4.35256L13.3099 4.61725L13.1646 4.85252L12.9902 5.05838L12.8159 5.29366L12.6705 5.47011L12.4961 5.67598L12.3218 5.85244L12.1474 5.99948L12.0022 6.14652L11.8569 6.32298L11.6824 6.41121L11.5371 6.55825L11.3918 6.64648L11.2756 6.79353L11.1303 6.85235L10.985 6.94058L10.8688 7.02881L10.7525 7.08762L10.6072 7.17584L10.491 7.20525L10.3747 7.26407L10.2585 7.29348L10.1422 7.32289L10.026 7.3523L9.93882 7.41112L9.82258 7.41112L9.70633 7.41112L9.64821 7.44053L9.56103 7.44053L9.44479 7.44053L9.32853 7.44053L9.24135 7.44053L9.15418 7.41112L9.03793 7.41112L8.92169 7.38171L8.8345 7.3523L8.74732 7.32289L8.66014 7.29348L8.54389 7.26407L8.45671 7.23466L8.34047 7.17584L8.25329 7.11703L8.13705 7.08762L8.02079 7.02881L7.90455 6.94058L7.81737 6.88176L7.73019 6.82294L7.4977 6.64648L7.29428 6.49943L7.06179 6.32298L6.85836 6.11711L6.62588 5.91125L6.42245 5.67598L6.21902 5.4407L6.0156 5.20543L5.81217 4.97015L5.60875 4.67607L5.40533 4.44079L5.23096 4.1467L5.05659 3.88201L4.88223 3.61734L4.70786 3.35265L4.53349 3.08797L4.38819 2.82328L4.24288 2.5586L3.98133 2.05864L3.71979 1.5881L3.54543 1.14696L3.37106 0.794049L3.13857 0.294092L3.08045 0.117637L0 1.32342L0.0871826 1.5881L0.34873 2.17628L0.552157 2.61742L0.784644 3.08797L1.04619 3.64675L1.3368 4.20552L1.51116 4.52902L1.71459 4.82311L1.8599 5.1172L2.06332 5.4407L2.26675 5.76421L2.49924 6.0877L2.70266 6.3818L2.93514 6.73471L3.19669 7.02881L3.45824 7.3523L3.71979 7.6758L3.98133 7.9699L4.27195 8.29339L4.56256 8.58749L4.88223 8.85217L5.20189 9.11686L5.52157 9.38153L5.84123 9.61681L6.04466 9.76386L6.24809 9.85208L6.42245 9.96972L6.62588 10.0579L6.80024 10.1756L7.00367 10.2638L7.2071 10.352L7.38146 10.4109L7.58489 10.4991L7.84644 10.5579L8.04986 10.6167L8.25329 10.6755L8.48577 10.705L8.71826 10.7637L8.92169 10.7932L9.15418 10.7932L9.38666 10.8226L9.64821 10.8226L9.85163 10.7932L10.1132 10.7637L10.3457 10.7344L10.5781 10.705L10.8107 10.6462L11.0722 10.5579L11.2756 10.4991L11.5371 10.4109L11.7697 10.3226L12.0022 10.2344L12.2637 10.1168L12.4671 9.99913L12.6996 9.82268L12.9321 9.70504L13.1646 9.52858L13.397 9.38153L13.6004 9.20509L13.833 9.02863L14.0655 8.82276L14.2689 8.6169L14.4723 8.41103L14.7048 8.20517L14.9082 7.9699L15.1407 7.70521L15.3441 7.46994L15.5767 7.17584L15.7801 6.91117L16.0125 6.61707L16.2159 6.32298L16.4193 6.02889L16.6519 5.67598L16.8553 5.38188L17.0587 5.02897L17.2621 4.67607L17.4947 4.29374L17.6981 3.91142L17.9015 3.52911L18.1339 3.14678L18.3375 2.73506L18.5409 2.29392L18.7443 1.85278L18.9767 1.41164Z" calligra:nodeTypes="ccccccccccccccccccccccccccccccccccccccccccccccccccccccccccccccccccccccccccccccccccccccccccccccccccccccccccccccccccccccccccccccccccccccccccccccccccccccccccccccccccccccccccc"/>
          <draw:path draw:style-name="gr8" xml:id="shape-55" draw:id="shape-55" draw:layer="" svg:width="18.91860537275pt" svg:height="10.76366941848pt" svg:x="481.49671401360pt" svg:y="76.07960442329pt" svg:viewBox="0 0 19 11" svg:d="M18.9186 9.56121L18.8026 9.26792L18.5413 8.68134L18.3673 8.27073L18.1351 7.77215L17.845 7.2149L17.5548 6.68698L17.3807 6.36436L17.2066 6.04175L17.0325 5.74846L16.8295 5.42583L16.6263 5.10322L16.3942 4.7806L16.1911 4.45799L15.959 4.13537L15.7268 3.81275L15.4656 3.49013L15.2045 3.16752L14.9144 2.87423L14.6242 2.55161L14.363 2.25832L14.0439 1.99436L13.7246 1.73041L13.3765 1.46644L13.0573 1.23181L12.8541 1.08516L12.6801 0.967853L12.506 0.850537L12.3319 0.76255L12.1288 0.674564L11.9256 0.557248L11.7225 0.469261L11.5194 0.410604L11.3163 0.322618L11.1133 0.234631L10.9101 0.205302L10.707 0.146644L10.4749 0.0879866L10.2427 0.0586577L10.0106 0.0293289L9.77847 0L9.54634 0L9.31421 0L9.08208 0L8.84995 0.0293289L8.58881 0.0586577L8.35667 0.0879866L8.12455 0.146644L7.89241 0.205302L7.66028 0.293289L7.42816 0.351946L7.16701 0.439933L6.9639 0.557248L6.73176 0.674564L6.47062 0.791879L6.2675 0.909194L6.03538 1.05584L5.80325 1.23181L5.57111 1.37846L5.33899 1.55443L5.13588 1.75974L4.90374 1.9357L4.67161 2.14101L4.4685 2.34631L4.23637 2.55161L4.03325 2.78624L3.80113 3.02087L3.59802 3.31416L3.36588 3.54879L3.16277 3.84208L2.93064 4.10604L2.72752 4.42866L2.52441 4.72194L2.3213 5.04456L2.08917 5.36719L1.88606 5.6898L1.68295 6.04175L1.47982 6.45235L1.27671 6.8043L1.04459 7.18557L0.841471 7.59617L0.609341 8.00678L0.406227 8.44671L0.203113 8.85732L0 9.32658L2.98867 10.7344L3.19178 10.3238L3.39489 9.91315L3.56899 9.50255L3.77211 9.1506L3.97523 8.76933L4.14932 8.44671L4.32342 8.09477L4.52653 7.77215L4.70063 7.44953L4.90374 7.18557L5.07784 6.89228L5.25194 6.599L5.42604 6.36436L5.60013 6.12973L5.77423 5.8951L5.97734 5.66047L6.12242 5.45516L6.29652 5.2792L6.47062 5.07389L6.6157 4.89792L6.7898 4.72194L6.93487 4.60463L7.07996 4.45799L7.22504 4.34067L7.37012 4.19403L7.5152 4.10604L7.66028 4.01805L7.80536 3.90074L7.95045 3.81275L8.06651 3.72477L8.18257 3.66611L8.32766 3.63678L8.44372 3.54879L8.55978 3.51946L8.67586 3.49013L8.7629 3.43147L8.87897 3.40215L8.99503 3.40215L9.08208 3.37282L9.19814 3.37282L9.28519 3.37282L9.40126 3.37282L9.48831 3.37282L9.57536 3.37282L9.6624 3.37282L9.77847 3.37282L9.86552 3.40215L9.98158 3.40215L10.0686 3.43147L10.1557 3.4608L10.2718 3.49013L10.3588 3.54879L10.4749 3.57812L10.5619 3.63678L10.678 3.66611L10.794 3.72477L10.881 3.78343L10.9971 3.87141L11.0842 3.90074L11.2003 3.95939L11.4324 4.13537L11.6355 4.31134L11.8386 4.48732L12.0708 4.69261L12.2739 4.92725L12.477 5.13255L12.6801 5.36719L12.8832 5.60181L13.0864 5.86577L13.2894 6.12973L13.4635 6.39369L13.6666 6.68698L13.8697 6.95094L14.0149 7.2149L14.189 7.47886L14.363 7.77215L14.4791 8.00678L14.6532 8.27073L14.9144 8.76933L15.1465 9.26792L15.3496 9.67853L15.4946 10.0305L15.7558 10.5877L15.8139 10.7344L15.8139 10.7637L15.8139 10.7344L15.8139 10.7637Z" calligra:nodeTypes="cccccccccccccccccccccccccccccccccccccccccccccccccccccccccccccccccccccccccccccccccccccccccccccccccccccccccccccccccccccccccccccccccccccccccccccccccccccccccccccccccccccccccccccc"/>
          <draw:path draw:style-name="gr8" xml:id="shape-56" draw:id="shape-56" draw:layer="" svg:width="18.97672389863pt" svg:height="10.82262334739pt" svg:x="496.91721316880pt" svg:y="85.17883278509pt" svg:viewBox="0 0 19 11" svg:d="M15.9544 0L15.751 0.411729L15.5476 0.823458L15.3732 1.17637L15.1698 1.5881L14.9664 1.94101L14.792 2.29392L14.6177 2.64683L14.4142 2.94092L14.2398 3.26442L14.0655 3.55852L13.8621 3.85261L13.6877 4.11729L13.5133 4.35256L13.3389 4.61725L13.1646 4.85252L12.9902 5.08779L12.8159 5.29366L12.6414 5.47011L12.4671 5.67598L12.3218 5.85244L12.1474 5.99948L12.0022 6.17593L11.8569 6.32298L11.6824 6.44062L11.5371 6.55825L11.3918 6.7053L11.2466 6.79353L11.1303 6.85235L10.985 6.94058L10.8397 7.02881L10.7234 7.11703L10.5781 7.17584L10.491 7.20525L10.3457 7.26407L10.2585 7.32289L10.1422 7.32289L10.0551 7.38171L9.93882 7.38171L9.85163 7.41112L9.73539 7.41112L9.64821 7.44053L9.53197 7.44053L9.44479 7.44053L9.3576 7.44053L9.24135 7.44053L9.15418 7.41112L9.03793 7.41112L8.95074 7.38171L8.86356 7.3523L8.74732 7.32289L8.66014 7.29348L8.54389 7.26407L8.45671 7.20525L8.34047 7.17584L8.25329 7.11703L8.13705 7.08762L8.02079 7.02881L7.93362 6.94058L7.81737 6.88176L7.73019 6.85235L7.4977 6.67589L7.29428 6.49943L7.06179 6.32298L6.85836 6.11711L6.65494 5.91125L6.42245 5.67598L6.21902 5.4407L6.0156 5.20543L5.81217 4.97015L5.60875 4.67607L5.40533 4.44079L5.23096 4.17611L5.05659 3.88201L4.88223 3.64675L4.70786 3.35265L4.53349 3.08797L4.38819 2.82328L4.27195 2.5586L3.98133 2.08805L3.74885 1.61751L3.54543 1.14696L3.37106 0.823458L3.13857 0.294092L3.08045 0.147046L0 1.32342L0.116243 1.61751L0.34873 2.17628L0.552157 2.64683L0.784644 3.11737L1.04619 3.64675L1.3368 4.20552L1.54022 4.52902L1.68553 4.82311L1.88896 5.14661L2.09238 5.4407L2.26675 5.76421L2.49924 6.0877L2.73172 6.41121L2.96421 6.7053L3.22575 7.02881L3.45824 7.3523L3.71979 7.6758L3.98133 7.99931L4.27195 8.29339L4.59162 8.58749L4.88223 8.85217L5.20189 9.11686L5.52157 9.38153L5.84123 9.61681L6.04466 9.73445L6.24809 9.85208L6.42245 9.96972L6.62588 10.0579L6.80024 10.1462L7.00367 10.2638L7.2071 10.352L7.41052 10.4109L7.61395 10.5285L7.81737 10.5579L8.04986 10.6167L8.25329 10.705L8.48577 10.7344L8.71826 10.7637L8.95074 10.7637L9.18324 10.7932L9.41572 10.8226L9.61914 10.7932L9.85163 10.7932L10.0841 10.7637L10.3166 10.7344L10.5781 10.705L10.8107 10.6462L11.0432 10.5873L11.2756 10.5285L11.5081 10.4109L11.7406 10.3226L11.9731 10.2344L12.2056 10.1168L12.4671 9.96972L12.6996 9.85208L12.9321 9.70504L13.1646 9.52858L13.368 9.38153L13.6004 9.20509L13.833 9.02863L14.0364 8.82276L14.2689 8.6169L14.4723 8.41103L14.7048 8.17576L14.9082 7.9699L15.1407 7.70521L15.3441 7.44053L15.5476 7.20525L15.7801 6.94058L15.9835 6.61707L16.1869 6.32298L16.4193 6.02889L16.6228 5.67598L16.8553 5.38188L17.0587 5.02897L17.2621 4.67607L17.4947 4.32315L17.6981 3.91142L17.9015 3.52911L18.1339 3.14678L18.3375 2.73506L18.5409 2.29392L18.7443 1.85278L18.9767 1.41164Z" calligra:nodeTypes="ccccccccccccccccccccccccccccccccccccccccccccccccccccccccccccccccccccccccccccccccccccccccccccccccccccccccccccccccccccccccccccccccccccccccccccccccccccccccccccccccccccccccccc"/>
          <draw:path draw:style-name="gr8" xml:id="shape-57" draw:id="shape-57" draw:layer="" svg:width="18.91860537275pt" svg:height="10.82262334739pt" svg:x="512.47944485300pt" svg:y="76.13629743489pt" svg:viewBox="0 0 19 11" svg:d="M18.9186 9.44035L18.8026 9.17568L18.5413 8.55808L18.3673 8.14636L18.1351 7.6758L17.845 7.14644L17.5548 6.58766L17.3807 6.26416L17.2066 5.94066L17.0325 5.64657L16.8295 5.32307L16.6263 5.02897L16.3942 4.70548L16.1911 4.38197L15.959 4.05847L15.6977 3.73497L15.4656 3.41147L15.2045 3.08797L14.9144 2.82328L14.6242 2.49979L14.334 2.20569L14.0149 1.9116L13.6956 1.64692L13.3765 1.41164L13.0573 1.14696L12.8541 1.02932L12.6801 0.911686L12.506 0.823458L12.3029 0.705821L12.0998 0.617593L11.9256 0.499956L11.6935 0.411729L11.5194 0.352911L11.2873 0.264683L11.0842 0.235274L10.852 0.147046L10.6489 0.0882276L10.4168 0.0588185L10.2137 0.0294092L9.98158 0L9.74945 0L9.51732 0L9.28519 0L9.05307 0L8.82093 0L8.58881 0.0588185L8.35667 0.0882276L8.09553 0.147046L7.89241 0.205864L7.63127 0.264683L7.39914 0.38232L7.16701 0.470548L6.93487 0.558775L6.70275 0.676412L6.47062 0.823458L6.23849 0.941094L6.00636 1.08814L5.77423 1.2646L5.57111 1.41164L5.33899 1.5881L5.10685 1.76455L4.90374 1.97041L4.67161 2.17628L4.43948 2.38215L4.23637 2.58801L4.00424 2.82328L3.80113 3.08797L3.59802 3.32324L3.36588 3.58793L3.16277 3.85261L2.93064 4.17611L2.72752 4.4702L2.49539 4.7643L2.29228 5.08779L2.08917 5.41129L1.88606 5.76421L1.68295 6.11711L1.45081 6.47002L1.2477 6.88176L1.04459 7.23466L0.841471 7.64639L0.609341 8.05813L0.406227 8.46985L0.203113 8.9404L0 9.38153L2.98867 10.8226L3.19178 10.3815L3.39489 9.99913L3.56899 9.61681L3.77211 9.20509L3.97523 8.85217L4.14932 8.49926L4.32342 8.14636L4.52653 7.85226L4.70063 7.52876L4.87473 7.20525L5.07784 6.94058L5.25194 6.67589L5.42604 6.41121L5.60013 6.17593L5.77423 5.94066L5.94833 5.70539L6.12242 5.49952L6.29652 5.32307L6.47062 5.1172L6.6157 4.94075L6.7898 4.7643L6.93487 4.61725L7.07996 4.4702L7.22504 4.35256L7.37012 4.23492L7.54422 4.08788L7.6893 3.99965L7.80536 3.94083L7.95045 3.85261L8.06651 3.76438L8.21159 3.67615L8.32766 3.61734L8.44372 3.58793L8.55978 3.52911L8.67586 3.4997L8.7629 3.44088L8.87897 3.41147L8.99503 3.38206L9.08208 3.38206L9.19814 3.38206L9.28519 3.35265L9.40126 3.35265L9.48831 3.35265L9.57536 3.35265L9.69142 3.35265L9.77847 3.38206L9.89453 3.38206L9.98158 3.41147L10.0686 3.41147L10.1557 3.44088L10.2718 3.4997L10.3878 3.52911L10.4749 3.55852L10.5619 3.58793L10.678 3.67615L10.794 3.70556L10.881 3.76438L10.9971 3.8232L11.0842 3.91142L11.2003 3.94083L11.4324 4.08788L11.6355 4.29374L11.8386 4.4702L12.0708 4.67607L12.2739 4.88193L12.477 5.08779L12.7091 5.32307L12.8832 5.55834L13.0864 5.82303L13.2894 6.0877L13.4925 6.35239L13.6666 6.58766L13.8697 6.88176L14.0149 7.14644L14.189 7.44053L14.363 7.6758L14.5081 7.9699L14.6532 8.20517L14.9144 8.70513L15.1465 9.17568L15.3496 9.61681L15.5237 9.94031L15.7558 10.4991L15.8139 10.6462Z" calligra:nodeTypes="ccccccccccccccccccccccccccccccccccccccccccccccccccccccccccccccccccccccccccccccccccccccccccccccccccccccccccccccccccccccccccccccccccccccccccccccccccccccccccccccccccccccccccc"/>
          <draw:path draw:style-name="gr8" xml:id="shape-58" draw:id="shape-58" draw:layer="" svg:width="3.30007242566pt" svg:height="2.44432401404pt" svg:x="527.92829051400pt" svg:y="85.20717929089pt" svg:viewBox="0 0 3 2" svg:d="M0 1.29951L0 1.39234L0.0589299 1.48516L0.11786 1.57798L0.147325 1.67081L0.206255 1.73268L0.265185 1.79457L0.324115 1.85644L0.383044 1.94926L0.441974 2.01115L0.500904 2.07304L0.589299 2.13491L0.648229 2.1968L0.736623 2.22773L0.795554 2.25868L0.854484 2.28962L0.942878 2.32056L1.09021 2.38244L1.23752 2.41338L1.41431 2.44432L1.56164 2.44432L1.70897 2.44432L1.88576 2.38244L2.03309 2.35149L2.1804 2.32056L2.32773 2.22773L2.47506 2.16586L2.59292 2.04209L2.71077 1.94926L2.82864 1.85644L2.94649 1.70174L3.03489 1.57798L3.12328 1.42327L3.15276 1.3614L3.18222 1.29951L3.21168 1.20669L3.21168 1.11387L3.24115 1.02105L3.27061 0.959164L3.27061 0.866341L3.30007 0.773519L3.30007 0.680697L3.27061 0.618816L3.27061 0.495052L3.27061 0.40223L3.24115 0.278467L3.21168 0.185644L3.18222 0.0928224L3.15276 0Z" calligra:nodeTypes="cccccccccccccccccccccccccccccccccccccccccccccccccc"/>
          <draw:path draw:style-name="gr9" xml:id="shape-59" draw:id="shape-59" draw:layer="" svg:width="1.21533234165pt" svg:height="1.22215647945pt" svg:x="530.33774350700pt" svg:y="85.09379326769pt" svg:viewBox="0 0 1 1" svg:d="M1.15023 1.22216L1.17193 1.06939L1.19363 0.977729L1.21533 0.886066L1.21533 0.794404L1.19363 0.733296L1.19363 0.641635L1.17193 0.549972L1.12852 0.488864L1.12852 0.397202L1.08512 0.30554L1.04172 0.274987L0.998304 0.213878L0.9549 0.15277L0.911495 0.091662L0.846389 0.061108L0.802985 0.061108L0.737879 0L0.672772 0L0.629367 0L0.56426 0L0.520856 0L0.455749 0L0.390642 0L0.325535 0.030554L0.28213 0.061108L0.238726 0.091662L0.173619 0.15277L0.130214 0.213878L0.0868091 0.30554L0.065107 0.366648L0.0217023 0.458311L0 0.549972Z" calligra:nodeTypes="cccccccccccccccccccccccccccccccccc"/>
          <draw:path draw:style-name="gr9" xml:id="shape-60" draw:id="shape-60" draw:layer="" svg:width="17.01580715279pt" svg:height="9.54667597160pt" svg:x="514.83220483440pt" svg:y="85.49064434889pt" svg:viewBox="0 0 17 10" svg:d="M0 0.727643L0.198187 1.13512L0.368062 1.5717L0.56625 1.97919L0.79275 2.38667L0.990937 2.76504L1.18912 3.14342L1.38731 3.52179L1.5855 3.84195L1.78369 4.19122L1.98187 4.51138L2.18006 4.83154L2.37825 5.15171L2.60475 5.44277L2.77463 5.70472L2.97281 5.99578L3.171 6.25773L3.3975 6.51968L3.56738 6.75253L3.79387 6.98537L3.99207 7.18911L4.19025 7.39285L4.38844 7.59659L4.58662 7.77122L4.78481 7.94586L4.95468 8.12049L5.18119 8.29512L5.37937 8.41155L5.57756 8.55707L5.77575 8.7026L5.97394 8.78993L6.20044 8.93546L6.37031 9.02277L6.5685 9.11009L6.76668 9.19741L6.96488 9.25562L7.16306 9.31383L7.36125 9.37204L7.58775 9.43025L7.78594 9.45936L7.98412 9.48846L8.18231 9.48846L8.38049 9.51757L8.57869 9.54668L8.77688 9.51757L8.94675 9.48846L9.14494 9.45936L9.34312 9.45936L9.513 9.40115L9.71118 9.37204L9.88106 9.31383L10.051 9.25562L10.2208 9.19741L10.419 9.1392L10.5889 9.05188L10.7587 8.99367L10.9286 8.90635L11.0985 8.78993L11.24 8.7026L11.4099 8.61529L11.5798 8.49886L11.8629 8.29512L12.1744 8.06228L12.4575 7.80033L12.7406 7.53838L12.9954 7.27643L13.2503 6.98537L13.5051 6.72342L13.7316 6.43236L13.9864 6.14131L14.2129 5.82115L14.4394 5.53009L14.6376 5.20992L14.8358 4.91886L15.0339 4.5987L15.2321 4.30764L15.402 4.01659L15.5718 3.72553L15.7134 3.43447L16.0248 2.88147L16.2797 2.38667L16.4779 1.92098L16.676 1.51349L16.9309 0.960489L17.0158 0.727643L15.4869 0.116423L15.4303 0.261952L15.1755 0.81496L15.0057 1.19333L14.8358 1.62992L14.581 2.12472L14.2978 2.61952L14.1563 2.88147L13.9864 3.17252L13.8448 3.43447L13.675 3.69642L13.4768 3.98748L13.3069 4.27854L13.1087 4.54049L12.9388 4.83154L12.7123 5.09349L12.5141 5.35546L12.2876 5.61741L12.0894 5.85025L11.8629 6.1122L11.6364 6.31594L11.4099 6.54879L11.1551 6.75253L10.9003 6.92716L10.6455 7.1309L10.5323 7.21822L10.419 7.24732L10.3058 7.36374L10.1925 7.39285L10.051 7.48017L9.93769 7.53838L9.79612 7.59659L9.68287 7.62569L9.56963 7.68391L9.42806 7.71301L9.31481 7.74212L9.17325 7.80033L9.06 7.80033L8.91843 7.82943L8.80518 7.82943L8.66363 7.85854L8.55037 7.85854L8.40881 7.85854L8.29556 7.82943L8.154 7.82943L8.01243 7.82943L7.89919 7.80033L7.75762 7.77122L7.61606 7.71301L7.50282 7.68391L7.33294 7.62569L7.19137 7.56748L7.04982 7.48017L6.90825 7.42196L6.73837 7.36374L6.59682 7.24732L6.45525 7.16L6.28537 7.07269L6.14381 6.92716L5.97394 6.81074L5.80406 6.69431L5.6625 6.51968L5.49262 6.37415L5.32275 6.19952L5.15287 6.05399L4.95468 5.82115L4.81313 5.64651L4.61493 5.44277L4.44507 5.20992L4.27519 4.97707L4.07699 4.74423L3.90713 4.48228L3.73725 4.22033L3.53906 3.92927L3.34087 3.63821L3.171 3.34716L2.97281 2.99789L2.77463 2.67773L2.60475 2.35757L2.40656 1.97919L2.23669 1.62992L2.0385 1.22244L1.84032 0.81496L1.64212 0.40748L1.44394 0Z" calligra:nodeTypes="ccccccccccccccccccccccccccccccccccccccccccccccccccccccccccccccccccccccccccccccccccccccccccccccccccccccccccccccccccccccccccccccccccccccccccccccccccccccccccccccccccccccccccc"/>
          <draw:path draw:style-name="gr9" xml:id="shape-61" draw:id="shape-61" draw:layer="" svg:width="17.01580715279pt" svg:height="9.54667597160pt" svg:x="499.26997315020pt" svg:y="76.92999959729pt" svg:viewBox="0 0 17 10" svg:d="M1.50057 9.43025L1.55718 9.25562L1.812 8.7026L1.98187 8.32423L2.18006 7.88765L2.40656 7.42196L2.68969 6.89805L2.83125 6.6361L3.00112 6.37415L3.14269 6.0831L3.31256 5.82115L3.48244 5.53009L3.68062 5.23903L3.87881 4.97707L4.04869 4.68602L4.27519 4.45317L4.47338 4.16211L4.67156 3.90016L4.92638 3.66732L5.12456 3.43447L5.35107 3.20163L5.60588 2.96878L5.83237 2.76504L6.08719 2.59041L6.342 2.41578L6.42694 2.29935L6.5685 2.24114L6.68174 2.18293L6.82331 2.09562L6.93656 2.0374L7.04982 1.97919L7.19137 1.95009L7.30462 1.89188L7.44619 1.83366L7.55943 1.80456L7.67269 1.74635L7.78594 1.71723L7.9275 1.71723L8.04075 1.65902L8.18231 1.65902L8.29556 1.65902L8.40881 1.65902L8.57869 1.65902L8.69194 1.65902L8.80518 1.65902L8.94675 1.71723L9.08831 1.71723L9.22987 1.74635L9.37143 1.80456L9.513 1.83366L9.65457 1.89188L9.76781 1.95009L9.93769 2.0083L10.0793 2.06651L10.2492 2.18293L10.3907 2.27025L10.5323 2.35757L10.7022 2.47399L10.8436 2.59041L11.0135 2.70683L11.1834 2.82326L11.3533 2.96878L11.4948 3.14342L11.6647 3.31805L11.8346 3.49269L12.0045 3.66732L12.1744 3.90016L12.3725 4.0748L12.5424 4.30764L12.7123 4.54049L12.9105 4.77333L13.0804 5.03528L13.2786 5.29724L13.4484 5.5883L13.6183 5.87936L13.8165 6.19952L14.0147 6.51968L14.2129 6.83984L14.3828 7.16L14.581 7.53838L14.7792 7.91675L14.949 8.29512L15.1471 8.7026L15.3453 9.08099L15.5435 9.54668L17.0158 8.78993L16.7893 8.38244L16.5911 7.94586L16.3929 7.53838L16.1947 7.1309L15.9965 6.75253L15.7983 6.37415L15.6001 5.99578L15.402 5.61741L15.2038 5.29724L15.0057 4.97707L14.7792 4.68602L14.581 4.36585L14.3828 4.04569L14.2129 3.81285L14.0147 3.52179L13.8165 3.23073L13.59 2.99789L13.3918 2.76504L13.1936 2.5322L12.9954 2.32846L12.7972 2.12472L12.5991 1.89188L12.4009 1.71723L12.231 1.5717L12.0045 1.39707L11.8063 1.25154L11.6081 1.10601L11.4099 0.960489L11.2117 0.81496L11.0135 0.727643L10.787 0.582115L10.6172 0.494797L10.3907 0.40748L10.1925 0.320163L9.99431 0.261952L9.79612 0.174635L9.59794 0.116423L9.39975 0.0873172L9.20157 0.0291057L9.00337 0.0291057L8.80518 0L8.607 0L8.40881 0L8.21063 0L8.01243 0.0291057L7.84256 0.0291057L7.64437 0.0582115L7.4745 0.0873172L7.30462 0.145528L7.10643 0.20374L6.93656 0.261952L6.76668 0.320163L6.59682 0.40748L6.39862 0.465691L6.22874 0.523903L6.08719 0.640326L5.91731 0.727643L5.74744 0.81496L5.57756 0.902277L5.436 1.0187L5.12456 1.22244L4.84144 1.45528L4.55831 1.71723L4.24687 1.97919L3.99207 2.24114L3.73725 2.50309L3.48244 2.79415L3.25593 3.11431L3.00112 3.37626L2.77463 3.69642L2.54812 3.98748L2.34994 4.30764L2.15175 4.5987L1.95356 4.88976L1.75538 5.20992L1.5855 5.53009L1.41563 5.82115L1.27406 6.0831L0.962625 6.6361L0.707813 7.16L0.509625 7.62569L0.311438 8.00407L0.056625 8.58618L0 8.84814Z" calligra:nodeTypes="ccccccccccccccccccccccccccccccccccccccccccccccccccccccccccccccccccccccccccccccccccccccccccccccccccccccccccccccccccccccccccccccccccccccccccccccccccccccccccccccccccccccccccc"/>
          <draw:path draw:style-name="gr9" xml:id="shape-62" draw:id="shape-62" draw:layer="" svg:width="17.01580715279pt" svg:height="9.54667597160pt" svg:x="483.76443447760pt" svg:y="85.43395133729pt" svg:viewBox="0 0 17 10" svg:d="M0 0.698537L0.198187 1.13512L0.396375 1.5717L0.594562 1.97919L0.79275 2.38667L0.990937 2.76504L1.18912 3.14342L1.41563 3.52179L1.61381 3.90016L1.812 4.22033L2.01018 4.54049L2.20838 4.83154L2.40656 5.1226L2.60475 5.44277L2.80293 5.70472L3.00112 5.99578L3.19932 6.25773L3.3975 6.51968L3.59569 6.75253L3.79387 6.98537L3.99207 7.18911L4.19025 7.39285L4.38844 7.59659L4.58662 7.77122L4.78481 7.94586L4.983 8.12049L5.18119 8.26602L5.37937 8.41155L5.57756 8.55707L5.80406 8.7026L6.00225 8.81904L6.20044 8.93546L6.37031 9.02277L6.59682 9.11009L6.795 9.19741L6.99319 9.28473L7.19137 9.34294L7.38956 9.37204L7.61606 9.43025L7.78594 9.45936L8.01243 9.48846L8.18231 9.51757L8.40881 9.54668L8.57869 9.54668L8.77688 9.54668L8.94675 9.48846L9.14494 9.45936L9.34312 9.45936L9.54131 9.43025L9.71118 9.37204L9.88106 9.31383L10.0793 9.28473L10.2492 9.19741L10.419 9.11009L10.5889 9.08099L10.7587 8.99367L10.9286 8.87725L11.0985 8.78993L11.24 8.7026L11.4099 8.61529L11.5798 8.49886L11.8629 8.26602L12.146 8.03317L12.4575 7.80033L12.7123 7.53838L12.9954 7.27643L13.2786 6.98537L13.5051 6.69431L13.7316 6.40326L13.9864 6.14131L14.2129 5.82115L14.4394 5.53009L14.6376 5.20992L14.8358 4.91886L15.0339 4.5987L15.2321 4.30764L15.3736 3.98748L15.5435 3.72553L15.7134 3.43447L15.9965 2.88147L16.2514 2.35757L16.4779 1.89188L16.6477 1.48439L16.9026 0.902277L17.0158 0.669431L15.4869 0.0873172L15.4303 0.261952L15.1755 0.81496L15.0057 1.19333L14.8075 1.60081L14.581 2.09562L14.2978 2.61952L14.1563 2.88147L13.9864 3.14342L13.8165 3.43447L13.675 3.69642L13.5051 3.98748L13.3069 4.27854L13.1087 4.54049L12.9105 4.83154L12.7123 5.06439L12.4858 5.35546L12.2876 5.61741L12.0611 5.87936L11.8346 6.1122L11.6081 6.31594L11.3816 6.54879L11.1268 6.75253L10.9003 6.92716L10.6455 7.10179L10.5323 7.18911L10.419 7.27643L10.3058 7.33464L10.1642 7.42196L10.051 7.45106L9.93769 7.53838L9.79612 7.56748L9.68287 7.62569L9.56963 7.68391L9.42806 7.71301L9.31481 7.77122L9.20157 7.77122L9.06 7.80033L8.94675 7.82943L8.83349 7.85854L8.69194 7.85854L8.57869 7.85854L8.43712 7.85854L8.29556 7.85854L8.18231 7.82943L8.04075 7.80033L7.89919 7.80033L7.78594 7.77122L7.64437 7.71301L7.4745 7.68391L7.36125 7.62569L7.21968 7.56748L7.04982 7.50927L6.90825 7.45106L6.76668 7.33464L6.62513 7.24732L6.45525 7.16L6.31368 7.04358L6.14381 6.92716L6.00225 6.81074L5.83237 6.69431L5.6625 6.54879L5.49262 6.37415L5.32275 6.19952L5.15287 6.02489L4.983 5.85025L4.81313 5.64651L4.61493 5.44277L4.44507 5.20992L4.27519 4.97707L4.10531 4.71512L3.90713 4.48228L3.73725 4.22033L3.56738 3.92927L3.36919 3.63821L3.171 3.34716L3.00112 2.99789L2.80293 2.67773L2.60475 2.35757L2.43487 1.97919L2.23669 1.60081L2.06681 1.22244L1.84032 0.81496L1.64212 0.40748L1.47225 0Z" calligra:nodeTypes="ccccccccccccccccccccccccccccccccccccccccccccccccccccccccccccccccccccccccccccccccccccccccccccccccccccccccccccccccccccccccccccccccccccccccccccccccccccccccccccccccccccccccccc"/>
          <draw:path draw:style-name="gr9" xml:id="shape-63" draw:id="shape-63" draw:layer="" svg:width="16.95918150583pt" svg:height="9.54667597160pt" svg:x="468.28724231080pt" svg:y="76.90165309149pt" svg:viewBox="0 0 17 10" svg:d="M1.49806 9.54668L1.55459 9.34294L1.78071 8.78993L1.97857 8.41155L2.14815 7.97496L2.40255 7.48017L2.65693 6.98537L2.82653 6.72342L2.96785 6.43236L3.13744 6.17041L3.30703 5.87936L3.47662 5.5883L3.64621 5.32635L3.84407 5.00618L4.04192 4.77333L4.23979 4.48228L4.4659 4.22033L4.69203 3.92927L4.88988 3.69642L5.11601 3.46358L5.31386 3.23073L5.56825 2.99789L5.79437 2.79415L6.04876 2.61952L6.30315 2.41578L6.41621 2.32846L6.52927 2.27025L6.6706 2.18293L6.78365 2.12472L6.92498 2.06651L7.03805 2.0083L7.1511 1.95009L7.26416 1.89188L7.40549 1.83366L7.51855 1.80456L7.65988 1.77545L7.77294 1.74635L7.886 1.71723L8.02733 1.68813L8.14039 1.68813L8.28171 1.65902L8.42304 1.65902L8.5361 1.65902L8.67742 1.65902L8.79049 1.68813L8.93182 1.68813L9.07314 1.71723L9.1862 1.74635L9.32753 1.77545L9.46885 1.83366L9.61018 1.86277L9.75151 1.92098L9.89283 2.0083L10.0341 2.06651L10.1754 2.15383L10.345 2.24114L10.4864 2.32846L10.6277 2.44488L10.7973 2.5322L10.9669 2.70683L11.1365 2.79415L11.2778 2.93968L11.4474 3.11431L11.617 3.25984L11.7866 3.46358L11.9562 3.63821L12.1258 3.84195L12.3237 4.0748L12.4933 4.27854L12.6629 4.48228L12.8325 4.74423L13.0303 5.00618L13.1999 5.23903L13.3978 5.5592L13.5673 5.85025L13.7651 6.14131L13.9347 6.46147L14.1326 6.78163L14.3304 7.1309L14.5283 7.48017L14.6979 7.85854L14.8958 8.23691L15.0936 8.64439L15.2632 9.05188L15.4611 9.45936L16.9592 8.76082L16.7331 8.32423L16.5352 7.88765L16.3373 7.48017L16.1395 7.10179L15.9133 6.69431L15.7437 6.31594L15.5459 5.93757L15.348 5.61741L15.1219 5.23903L14.9523 4.91886L14.7262 4.6278L14.5283 4.30764L14.3304 4.01659L14.1326 3.78374L13.9347 3.46358L13.7369 3.23073L13.539 2.96878L13.3695 2.73594L13.1434 2.5322L12.9455 2.29935L12.7477 2.06651L12.5498 1.89188L12.3519 1.68813L12.1541 1.5426L11.9562 1.39707L11.7583 1.22244L11.5322 1.07691L11.3626 0.931383L11.1648 0.785854L10.9669 0.698537L10.7408 0.553009L10.5712 0.465691L10.345 0.378374L10.1754 0.291057L9.94936 0.232846L9.77977 0.145528L9.55365 0.116423L9.3558 0.0582115L9.15793 0.0582115L8.96008 0L8.76222 0L8.56437 0L8.36651 0L8.19692 0L7.99906 0L7.80121 0.0582115L7.63161 0.0582115L7.43376 0.116423L7.2359 0.145528L7.06631 0.232846L6.89672 0.261952L6.69886 0.320163L6.52927 0.40748L6.35967 0.465691L6.19009 0.553009L6.04876 0.669431L5.87917 0.756748L5.70958 0.844065L5.53999 0.931383L5.37039 1.0478L5.08774 1.25154L4.80508 1.48439L4.49417 1.77545L4.23979 2.0083L3.95714 2.29935L3.70274 2.56131L3.44836 2.85236L3.19397 3.17252L2.96785 3.46358L2.74173 3.78374L2.54387 4.0748L2.31775 4.36585L2.14815 4.68602L1.9503 5.00618L1.75244 5.26814L1.58285 5.5883L1.41326 5.87936L1.27194 6.17041L0.961018 6.72342L0.706631 7.24732L0.480508 7.71301L0.310918 8.12049L0.0565304 8.7026L0 8.93546Z" calligra:nodeTypes="ccccccccccccccccccccccccccccccccccccccccccccccccccccccccccccccccccccccccccccccccccccccccccccccccccccccccccccccccccccccccccccccccccccccccccccccccccccccccccccccccccccccccccc"/>
          <draw:path draw:style-name="gr9" xml:id="shape-64" draw:id="shape-64" draw:layer="" svg:width="17.01580715279pt" svg:height="9.54667597160pt" svg:x="452.78170363820pt" svg:y="85.49064434889pt" svg:viewBox="0 0 17 10" svg:d="M0 0.727643L0.198187 1.13512L0.396375 1.5717L0.594562 1.97919L0.79275 2.38667L1.01925 2.76504L1.21744 3.14342L1.41563 3.52179L1.61381 3.87106L1.812 4.22033L2.01018 4.54049L2.20838 4.83154L2.40656 5.15171L2.60475 5.44277L2.80293 5.70472L3.00112 5.99578L3.19932 6.25773L3.3975 6.51968L3.59569 6.75253L3.79387 6.98537L3.99207 7.18911L4.19025 7.39285L4.38844 7.62569L4.58662 7.80033L4.78481 7.94586L4.983 8.12049L5.18119 8.29512L5.37937 8.41155L5.60588 8.55707L5.80406 8.7026L6.00225 8.81904L6.20044 8.93546L6.39862 9.02277L6.59682 9.11009L6.795 9.19741L6.99319 9.25562L7.19137 9.31383L7.38956 9.40115L7.61606 9.43025L7.78594 9.48846L8.01243 9.48846L8.21063 9.51757L8.40881 9.54668L8.57869 9.54668L8.77688 9.51757L8.97506 9.51757L9.17325 9.48846L9.34312 9.45936L9.54131 9.43025L9.7395 9.40115L9.90937 9.31383L10.0793 9.25562L10.2492 9.19741L10.419 9.1392L10.6172 9.05188L10.7587 8.96456L10.9286 8.90635L11.0985 8.78993L11.2683 8.7026L11.4099 8.61529L11.5798 8.49886L11.8629 8.29512L12.1744 8.06228L12.4575 7.80033L12.7123 7.53838L12.9954 7.27643L13.2786 7.01448L13.5051 6.72342L13.7316 6.40326L13.9864 6.14131L14.2129 5.85025L14.4394 5.53009L14.6376 5.20992L14.8358 4.91886L15.0339 4.5987L15.2038 4.30764L15.3736 4.01659L15.5435 3.69642L15.7134 3.43447L15.9965 2.85236L16.2514 2.35757L16.4495 1.89188L16.6477 1.51349L16.9026 0.931383L17.0158 0.698537L15.4869 0.0873172L15.402 0.261952L15.1755 0.81496L15.0057 1.19333L14.8075 1.62992L14.5527 2.12472L14.2978 2.61952L14.1563 2.88147L13.9864 3.14342L13.8165 3.43447L13.675 3.69642L13.5051 3.98748L13.3069 4.27854L13.1087 4.54049L12.9105 4.83154L12.7123 5.09349L12.4858 5.38456L12.2876 5.61741L12.0611 5.85025L11.8346 6.1122L11.6081 6.31594L11.4099 6.54879L11.1551 6.75253L10.9286 6.95627L10.6739 7.1309L10.5606 7.21822L10.4474 7.27643L10.3058 7.33464L10.1925 7.42196L10.0793 7.48017L9.966 7.53838L9.82444 7.59659L9.68287 7.62569L9.56963 7.68391L9.45637 7.71301L9.31481 7.77122L9.20157 7.80033L9.08831 7.80033L8.94675 7.82943L8.80518 7.85854L8.69194 7.85854L8.57869 7.85854L8.43712 7.85854L8.32388 7.85854L8.18231 7.85854L8.04075 7.82943L7.89919 7.80033L7.78594 7.77122L7.64437 7.71301L7.50282 7.71301L7.36125 7.62569L7.21968 7.56748L7.04982 7.50927L6.93656 7.42196L6.76668 7.36374L6.62513 7.27643L6.45525 7.16L6.31368 7.07269L6.14381 6.95627L6.00225 6.81074L5.83237 6.69431L5.6625 6.54879L5.49262 6.37415L5.32275 6.19952L5.15287 6.02489L4.983 5.85025L4.81313 5.64651L4.64325 5.44277L4.47338 5.20992L4.27519 4.97707L4.10531 4.74423L3.90713 4.48228L3.73725 4.22033L3.56738 3.92927L3.36919 3.63821L3.171 3.34716L3.00112 2.99789L2.80293 2.67773L2.60475 2.35757L2.43487 1.97919L2.23669 1.62992L2.06681 1.22244L1.86863 0.81496L1.64212 0.40748L1.47225 0Z" calligra:nodeTypes="ccccccccccccccccccccccccccccccccccccccccccccccccccccccccccccccccccccccccccccccccccccccccccccccccccccccccccccccccccccccccccccccccccccccccccccccccccccccccccccccccccccccccccc"/>
          <draw:path draw:style-name="gr9" xml:id="shape-65" draw:id="shape-65" draw:layer="" svg:width="16.95918150583pt" svg:height="9.54667597160pt" svg:x="437.27616496560pt" svg:y="76.92999959729pt" svg:viewBox="0 0 17 10" svg:d="M1.49806 9.40115L1.55459 9.22651L1.80897 8.7026L1.97857 8.29512L2.14815 7.85854L2.40255 7.39285L2.6852 6.89805L2.82653 6.6361L2.96785 6.37415L3.13744 6.0831L3.30703 5.82115L3.47662 5.53009L3.64621 5.23903L3.84407 4.97707L4.04192 4.68602L4.23979 4.42407L4.4659 4.16211L4.66376 3.90016L4.88988 3.63821L5.11601 3.40537L5.34213 3.20163L5.56825 2.96878L5.79437 2.73594L6.04876 2.56131L6.27489 2.38667L6.41621 2.29935L6.52927 2.24114L6.64233 2.18293L6.78365 2.09562L6.89672 2.0374L7.03805 1.97919L7.12283 1.95009L7.26416 1.89188L7.37723 1.83366L7.51855 1.80456L7.63161 1.74635L7.77294 1.71723L7.886 1.71723L7.99906 1.65902L8.14039 1.65902L8.25344 1.65902L8.39477 1.65902L8.5361 1.65902L8.64916 1.65902L8.79049 1.65902L8.90355 1.68813L9.04487 1.71723L9.1862 1.74635L9.32753 1.80456L9.46885 1.83366L9.61018 1.89188L9.75151 1.95009L9.89283 2.0083L10.0341 2.06651L10.1754 2.18293L10.345 2.27025L10.4864 2.35757L10.6277 2.47399L10.7973 2.56131L10.9669 2.70683L11.1082 2.82326L11.3061 2.96878L11.4474 3.14342L11.6453 3.31805L11.7866 3.49269L11.9562 3.66732L12.1258 3.90016L12.3237 4.0748L12.4933 4.30764L12.6629 4.54049L12.8325 4.77333L13.002 5.03528L13.1999 5.29724L13.3695 5.5883L13.5673 5.87936L13.7369 6.19952L13.9347 6.51968L14.1326 6.83984L14.3304 7.16L14.5 7.53838L14.6979 7.91675L14.8958 8.29512L15.0936 8.7026L15.2915 9.08099L15.4611 9.54668L16.9592 8.78993L16.7331 8.38244L16.5352 7.94586L16.3373 7.53838L16.1395 7.1309L15.9133 6.75253L15.7155 6.37415L15.5176 5.99578L15.3198 5.61741L15.1219 5.29724L14.924 4.97707L14.7262 4.68602L14.5283 4.36585L14.3304 4.04569L14.1326 3.81285L13.9347 3.52179L13.7369 3.23073L13.539 2.99789L13.3412 2.76504L13.1434 2.5322L12.9455 2.32846L12.7477 2.12472L12.5498 1.95009L12.3519 1.71723L12.1541 1.5717L11.9562 1.39707L11.7583 1.22244L11.5605 1.10601L11.3626 0.960489L11.1648 0.81496L10.9669 0.727643L10.769 0.582115L10.5712 0.494797L10.3733 0.40748L10.1754 0.320163L9.97763 0.261952L9.75151 0.174635L9.55365 0.116423L9.3558 0.0873172L9.15793 0.0291057L8.96008 0.0291057L8.79049 0L8.56437 0L8.39477 0L8.19692 0L7.99906 0.0291057L7.80121 0.0291057L7.63161 0.0582115L7.43376 0.0873172L7.26416 0.116423L7.06631 0.174635L6.89672 0.261952L6.72712 0.320163L6.55753 0.40748L6.38794 0.465691L6.19009 0.523903L6.02049 0.640326L5.87917 0.727643L5.70958 0.81496L5.53999 0.902277L5.37039 1.0187L5.08774 1.22244L4.80508 1.45528L4.49417 1.71723L4.23979 1.97919L3.95714 2.24114L3.70274 2.50309L3.47662 2.79415L3.22224 3.08521L2.99611 3.37626L2.76999 3.66732L2.5156 3.98748L2.34602 4.30764L2.14815 4.5987L1.9503 4.88976L1.75244 5.20992L1.58285 5.50098L1.41326 5.79204L1.27194 6.0831L0.961018 6.6361L0.706631 7.1309L0.480508 7.59659L0.310918 8.00407L0.0565304 8.58618L0 8.78993Z" calligra:nodeTypes="ccccccccccccccccccccccccccccccccccccccccccccccccccccccccccccccccccccccccccccccccccccccccccccccccccccccccccccccccccccccccccccccccccccccccccccccccccccccccccccccccccccccccccc"/>
          <draw:path draw:style-name="gr9" xml:id="shape-66" draw:id="shape-66" draw:layer="" svg:width="1.25992281259pt" svg:height="1.22215647945pt" svg:x="437.21947195400pt" svg:y="85.49064434889pt" svg:viewBox="0 0 1 1" svg:d="M0.0442079 0L0.022104 0.091662L0 0.183324L0 0.274987L0 0.366648L0 0.458311L0.022104 0.549972L0.0442079 0.641635L0.0663119 0.702742L0.088416 0.794404L0.132624 0.855513L0.154727 0.91662L0.198936 0.977729L0.265247 1.00828L0.309456 1.06939L0.353663 1.09994L0.419976 1.1305L0.464183 1.16105L0.530495 1.19161L0.596807 1.22216L0.641015 1.22216L0.707327 1.22216L0.773639 1.19161L0.839951 1.19161L0.88416 1.1305L0.92837 1.09994L0.994675 1.09994L1.03888 1.00828L1.1052 0.977729L1.1273 0.886066L1.17151 0.824959L1.21572 0.733296L1.25992 0.641635Z" calligra:nodeTypes="cccccccccccccccccccccccccccccccccc"/>
          <draw:path draw:style-name="gr9" xml:id="shape-67" draw:id="shape-67" draw:layer="" svg:width="3.30007242566pt" svg:height="2.44432401404pt" svg:x="436.39742328580pt" svg:y="84.27174459949pt" svg:viewBox="0 0 3 2" svg:d="M3.30007 1.1448L3.24115 1.05199L3.21168 0.959164L3.15276 0.835401L3.09382 0.742579L3.06435 0.680697L3.00543 0.587875L2.91703 0.556933L2.88756 0.464111L2.82864 0.40223L2.74024 0.340349L2.68131 0.309408L2.62238 0.247527L2.47506 0.154703L2.32773 0.0928224L2.1804 0.0618816L2.03309 0L1.85629 0L1.70897 0L1.53218 0L1.41431 0.0309408L1.23752 0.0618816L1.09021 0.0928224L0.942878 0.185644L0.795554 0.278467L0.677693 0.371289L0.530369 0.464111L0.441974 0.556933L0.324115 0.711638L0.235719 0.835401L0.147325 0.990105L0.11786 1.05199L0.0883948 1.1448L0.0589299 1.20669L0.0294649 1.29951L0 1.39234L0 1.48516L0 1.54703L0 1.63986L0 1.73268L0 1.8255L0 1.91833L0 2.01115L0.0294649 2.13491L0.0589299 2.22773L0.0883948 2.32056L0.11786 2.44432Z" calligra:nodeTypes="cccccccccccccccccccccccccccccccccccccccccccccccc"/>
          <draw:path draw:style-name="gr9" xml:id="shape-68" draw:id="shape-68" draw:layer="" svg:width="18.03319047791pt" svg:height="10.82262334739pt" svg:x="436.51080930900pt" svg:y="85.17883278509pt" svg:viewBox="0 0 18 11" svg:d="M15.1379 0L14.9725 0.411729L14.7795 0.823458L14.6141 1.17637L14.4211 1.55869L14.228 1.94101L14.035 2.29392L13.842 2.61742L13.6766 2.94092L13.5387 3.26442L13.3456 3.55852L13.1802 3.8232L12.9872 4.11729L12.8218 4.35256L12.6839 4.61725L12.5184 4.85252L12.3254 5.05838L12.16 5.29366L12.0221 5.47011L11.8567 5.67598L11.6912 5.85244L11.5533 5.99948L11.4155 6.14652L11.2501 6.29357L11.1122 6.44062L10.9743 6.52884L10.8364 6.67589L10.6985 6.76412L10.5883 6.85235L10.4228 6.94058L10.3126 6.9994L10.2023 7.08762L10.0644 7.17584L9.95404 7.20525L9.84376 7.23466L9.7335 7.29348L9.6232 7.32289L9.54047 7.3523L9.43018 7.38171L9.34746 7.41112L9.23717 7.41112L9.15445 7.41112L9.07173 7.41112L8.96143 7.41112L8.87871 7.41112L8.76842 7.41112L8.6857 7.41112L8.5754 7.41112L8.49268 7.38171L8.40996 7.3523L8.29966 7.32289L8.21694 7.29348L8.10665 7.23466L8.02393 7.20525L7.91364 7.17584L7.83092 7.14644L7.72062 7.08762L7.61032 6.9994L7.5276 6.94058L7.41731 6.88176L7.33459 6.82294L7.114 6.67589L6.92098 6.49943L6.7004 6.29357L6.50738 6.0877L6.31436 5.91125L6.09378 5.67598L5.90076 5.4407L5.70774 5.20543L5.51473 4.97015L5.32171 4.70548L5.1287 4.44079L4.96326 4.17611L4.79781 3.88201L4.63237 3.61734L4.46693 3.38206L4.30148 3.11737L4.16362 2.82328L4.05332 2.58801L3.77759 2.08805L3.557 1.61751L3.36399 1.17637L3.19855 0.823458L2.97795 0.294092L2.92281 0.147046L0 1.35283L0.0827209 1.61751L0.330884 2.20569L0.523899 2.61742L0.744488 3.11737L0.992647 3.64675L1.26839 4.20552L1.43382 4.49961L1.59927 4.82311L1.79229 5.1172L1.9853 5.4407L2.15075 5.76421L2.37133 6.0877L2.59192 6.41121L2.81251 6.73471L3.0331 7.02881L3.28127 7.38171L3.557 7.6758L3.77759 7.9699L4.05332 8.26399L4.35664 8.55808L4.63237 8.88158L4.93569 9.11686L5.23899 9.38153L5.56988 9.61681L5.76289 9.73445L5.92833 9.85208L6.09378 9.96972L6.28679 10.0579L6.4798 10.1462L6.64524 10.2638L6.83826 10.3226L7.03128 10.4403L7.22429 10.4991L7.41731 10.5579L7.6379 10.5873L7.85849 10.6755L8.0515 10.705L8.27209 10.7344L8.49268 10.7637L8.71327 10.7637L8.93385 10.8226L9.12688 10.7932L9.37504 10.7637L9.59563 10.7344L9.81619 10.7344L10.0369 10.6755L10.2574 10.6167L10.5056 10.5579L10.7261 10.4991L10.9192 10.3815L11.1673 10.3226L11.4155 10.205L11.6085 10.0874L11.8291 9.96972L12.0497 9.82268L12.2978 9.67563L12.4908 9.52858L12.7115 9.35213L12.9045 9.17568L13.1526 8.99922L13.3456 8.79335L13.5387 8.58749L13.7593 8.41103L13.9523 8.17576L14.1728 7.94049L14.3935 7.70521L14.5589 7.41112L14.7795 7.17584L14.9725 6.91117L15.1655 6.61707L15.3861 6.29357L15.5791 5.99948L15.7997 5.67598L15.9927 5.35247L16.1858 5.02897L16.4063 4.67607L16.5993 4.29374L16.7923 3.94083L17.013 3.52911L17.206 3.11737L17.399 2.70565L17.6195 2.29392L17.8125 1.85278L18.0332 1.38224Z" calligra:nodeTypes="ccccccccccccccccccccccccccccccccccccccccccccccccccccccccccccccccccccccccccccccccccccccccccccccccccccccccccccccccccccccccccccccccccccccccccccccccccccccccccccccccccccccccccc"/>
          <draw:path draw:style-name="gr9" xml:id="shape-69" draw:id="shape-69" draw:layer="" svg:width="18.03319047791pt" svg:height="10.82262334739pt" svg:x="452.07304099320pt" svg:y="76.13629743489pt" svg:viewBox="0 0 18 11" svg:d="M18.0332 9.46976L17.9229 9.17568L17.7022 8.58749L17.4817 8.14636L17.2611 7.6758L17.013 7.14644L16.7096 6.58766L16.5442 6.26416L16.4063 5.97007L16.2133 5.64657L16.0478 5.35247L15.8548 5.02897L15.6343 4.70548L15.4137 4.38197L15.2206 4.05847L14.9725 3.76438L14.7243 3.41147L14.4762 3.11737L14.228 2.82328L13.9523 2.49979L13.6766 2.20569L13.3732 1.9116L13.0423 1.64692L12.7391 1.41164L12.4357 1.14696L12.2427 1.02932L12.0773 0.911686L11.9118 0.823458L11.7188 0.705821L11.5533 0.617593L11.3603 0.499956L11.1673 0.441138L10.9743 0.352911L10.7813 0.294092L10.5883 0.235274L10.3953 0.147046L10.1747 0.117637L9.95404 0.0588185L9.7335 0.0294092L9.54047 0L9.31989 0L9.07173 0L8.87871 0L8.65812 0L8.40996 0L8.18937 0.0588185L7.96878 0.0882276L7.74819 0.147046L7.50003 0.235274L7.27944 0.264683L7.05885 0.38232L6.83826 0.470548L6.61767 0.558775L6.39708 0.705821L6.1765 0.794049L5.9559 0.941094L5.73532 1.08814L5.51473 1.2646L5.29414 1.41164L5.10113 1.5881L4.88053 1.76455L4.65994 1.97041L4.46693 2.17628L4.24634 2.38215L4.02575 2.58801L3.83274 2.82328L3.63972 3.08797L3.41913 3.32324L3.19855 3.58793L3.00552 3.85261L2.81251 4.17611L2.59192 4.4702L2.39891 4.7643L2.20589 5.08779L2.01287 5.41129L1.81986 5.76421L1.59927 6.11711L1.40625 6.47002L1.18567 6.88176L0.992647 7.23466L0.799636 7.64639L0.60662 8.05813L0.386031 8.49926L0.193015 8.9404L0 9.38153L2.86766 10.8226L3.0331 10.3815L3.22612 9.99913L3.41913 9.61681L3.58457 9.20509L3.77759 8.85217L3.94303 8.49926L4.10847 8.14636L4.30148 7.85226L4.49451 7.52876L4.65994 7.23466L4.82538 6.94058L5.01841 6.67589L5.18384 6.41121L5.34928 6.17593L5.51473 5.94066L5.68017 5.70539L5.81804 5.49952L5.98348 5.32307L6.14893 5.1172L6.31436 4.94075L6.45223 4.7643L6.5901 4.61725L6.75554 4.4702L6.89341 4.38197L7.05885 4.23492L7.16914 4.11729L7.30702 3.99965L7.44488 3.94083L7.55518 3.85261L7.69304 3.76438L7.83092 3.70556L7.94121 3.61734L8.0515 3.58793L8.1618 3.52911L8.27209 3.4997L8.38238 3.47029L8.46511 3.41147L8.5754 3.41147L8.6857 3.38206L8.76842 3.38206L8.87871 3.35265L8.96143 3.35265L9.04416 3.35265L9.15445 3.35265L9.23717 3.35265L9.34746 3.38206L9.43018 3.38206L9.54047 3.41147L9.6232 3.44088L9.70592 3.47029L9.81619 3.4997L9.8989 3.52911L10.0092 3.55852L10.092 3.58793L10.2023 3.67615L10.285 3.70556L10.3953 3.76438L10.478 3.85261L10.5883 3.91142L10.671 3.97024L10.8915 4.11729L11.1122 4.29374L11.3328 4.4702L11.5258 4.67607L11.7188 4.88193L11.9118 5.1172L12.1048 5.35247L12.3254 5.58775L12.4908 5.82303L12.6839 6.11711L12.8493 6.35239L13.0423 6.61707L13.2078 6.88176L13.3732 7.17584L13.5387 7.44053L13.7041 7.70521L13.842 7.9699L13.9798 8.20517L14.228 8.70513L14.4762 9.20509L14.6692 9.64622L14.807 9.99913L15.0276 10.4991L15.0828 10.6755Z" calligra:nodeTypes="ccccccccccccccccccccccccccccccccccccccccccccccccccccccccccccccccccccccccccccccccccccccccccccccccccccccccccccccccccccccccccccccccccccccccccccccccccccccccccccccccccccccccccc"/>
          <draw:path draw:style-name="gr9" xml:id="shape-70" draw:id="shape-70" draw:layer="" svg:width="18.97672389863pt" svg:height="10.82262334739pt" svg:x="467.57857966580pt" svg:y="85.09379326769pt" svg:viewBox="0 0 19 11" svg:d="M15.9254 0L15.751 0.38232L15.5476 0.794049L15.3441 1.17637L15.1698 1.5881L14.9664 1.94101L14.792 2.29392L14.5886 2.64683L14.4142 2.94092L14.2398 3.26442L14.0364 3.58793L13.833 3.85261L13.6587 4.11729L13.5133 4.35256L13.3389 4.61725L13.1355 4.85252L12.9612 5.05838L12.7868 5.29366L12.6124 5.47011L12.4671 5.67598L12.2927 5.85244L12.1474 5.99948L12.0022 6.14652L11.8278 6.32298L11.6824 6.44062L11.5371 6.55825L11.3918 6.67589L11.2466 6.79353L11.1303 6.85235L10.985 6.94058L10.8688 7.02881L10.7234 7.08762L10.6072 7.17584L10.491 7.20525L10.3747 7.26407L10.2585 7.29348L10.1422 7.32289L10.026 7.3523L9.90976 7.41112L9.82258 7.41112L9.73539 7.41112L9.61914 7.44053L9.53197 7.44053L9.41572 7.44053L9.32853 7.44053L9.24135 7.44053L9.12511 7.41112L9.03793 7.41112L8.92169 7.38171L8.8345 7.3523L8.74732 7.32289L8.63108 7.29348L8.54389 7.26407L8.45671 7.23466L8.34047 7.17584L8.22423 7.11703L8.13705 7.08762L8.02079 7.02881L7.93362 6.94058L7.81737 6.88176L7.73019 6.85235L7.4977 6.64648L7.26521 6.49943L7.06179 6.32298L6.82931 6.11711L6.62588 5.91125L6.42245 5.67598L6.18997 5.4407L5.98654 5.20543L5.78312 4.97015L5.60875 4.67607L5.43438 4.44079L5.23096 4.1467L5.02753 3.88201L4.88223 3.61734L4.70786 3.35265L4.53349 3.08797L4.38819 2.82328L4.27195 2.5586L3.98133 2.08805L3.71979 1.5881L3.54543 1.14696L3.37106 0.794049L3.13857 0.294092L3.08045 0.117637L0 1.32342L0.0871826 1.5881L0.319669 2.17628L0.523096 2.61742L0.784644 3.08797L1.04619 3.64675L1.3368 4.20552L1.51116 4.52902L1.68553 4.82311L1.8599 5.1172L2.06332 5.4407L2.26675 5.76421L2.49924 6.0877L2.73172 6.3818L2.93514 6.73471L3.19669 7.02881L3.45824 7.3523L3.71979 7.6758L3.98133 7.9699L4.27195 8.29339L4.56256 8.58749L4.88223 8.85217L5.20189 9.11686L5.52157 9.38153L5.84123 9.61681L6.04466 9.76386L6.21902 9.88149L6.42245 9.96972L6.59681 10.0579L6.80024 10.1756L7.00367 10.2638L7.2071 10.352L7.41052 10.4109L7.58489 10.4991L7.81737 10.5579L8.04986 10.6167L8.25329 10.6755L8.48577 10.705L8.6892 10.7637L8.92169 10.7932L9.15418 10.7932L9.38666 10.8226L9.61914 10.8226L9.85163 10.7932L10.0841 10.7637L10.3166 10.7344L10.5781 10.705L10.8107 10.6462L11.0722 10.5873L11.2756 10.4991L11.5081 10.4109L11.7406 10.3226L11.9731 10.2344L12.2056 10.1168L12.438 9.96972L12.6705 9.82268L12.9031 9.70504L13.1355 9.52858L13.368 9.38153L13.6004 9.20509L13.833 9.02863L14.0364 8.82276L14.2398 8.6169L14.4723 8.41103L14.7048 8.20517L14.9082 7.9699L15.1407 7.70521L15.3441 7.46994L15.5476 7.20525L15.7801 6.91117L15.9835 6.61707L16.2159 6.32298L16.4193 6.02889L16.6228 5.67598L16.8262 5.38188L17.0297 5.02897L17.2621 4.67607L17.4656 4.29374L17.669 3.91142L17.9015 3.52911L18.1049 3.14678L18.3084 2.73506L18.5409 2.29392L18.7443 1.85278L18.9767 1.41164Z" calligra:nodeTypes="ccccccccccccccccccccccccccccccccccccccccccccccccccccccccccccccccccccccccccccccccccccccccccccccccccccccccccccccccccccccccccccccccccccccccccccccccccccccccccccccccccccccccccc"/>
          <draw:path draw:style-name="gr9" xml:id="shape-71" draw:id="shape-71" draw:layer="" svg:width="18.91860537275pt" svg:height="10.76366941848pt" svg:x="483.11246484420pt" svg:y="76.07960442329pt" svg:viewBox="0 0 19 11" svg:d="M18.9186 9.56121L18.8316 9.26792L18.5703 8.68134L18.3673 8.27073L18.1351 7.77215L17.845 7.2149L17.5548 6.68698L17.3807 6.36436L17.2066 6.04175L17.0325 5.74846L16.8295 5.42583L16.6263 5.13255L16.4232 4.7806L16.1911 4.45799L15.959 4.13537L15.7268 3.81275L15.4656 3.49013L15.2045 3.16752L14.9434 2.87423L14.6532 2.55161L14.363 2.25832L14.0439 1.99436L13.7246 1.73041L13.4055 1.46644L13.0573 1.23181L12.8832 1.08516L12.7091 0.967853L12.506 0.879866L12.3319 0.76255L12.1288 0.674564L11.9256 0.557248L11.7515 0.469261L11.5485 0.410604L11.3454 0.322618L11.1133 0.234631L10.9101 0.205302L10.707 0.146644L10.4749 0.0879866L10.2427 0.0586577L10.0106 0.0293289L9.77847 0L9.57536 0L9.34323 0L9.11109 0L8.84995 0.0293289L8.61782 0.0586577L8.38569 0.0879866L8.15356 0.146644L7.92143 0.205302L7.66028 0.293289L7.42816 0.351946L7.19602 0.439933L6.9639 0.557248L6.73176 0.674564L6.49964 0.791879L6.2675 0.909194L6.03538 1.05584L5.80325 1.23181L5.60013 1.37846L5.33899 1.55443L5.13588 1.75974L4.90374 1.9357L4.70063 2.14101L4.4685 2.34631L4.23637 2.55161L4.03325 2.78624L3.80113 3.0502L3.59802 3.31416L3.39489 3.54879L3.16277 3.84208L2.95966 4.10604L2.75654 4.42866L2.55343 4.72194L2.3213 5.04456L2.11818 5.36719L1.91507 5.6898L1.68295 6.04175L1.47982 6.45235L1.27671 6.8043L1.04459 7.18557L0.841471 7.59617L0.638357 8.00678L0.406227 8.44671L0.203113 8.85732L0 9.32658L3.01769 10.7344L3.19178 10.3238L3.39489 9.91315L3.56899 9.50255L3.77211 9.1506L3.97523 8.76933L4.14932 8.44671L4.35243 8.09477L4.52653 7.77215L4.70063 7.44953L4.90374 7.18557L5.07784 6.89228L5.25194 6.599L5.45505 6.36436L5.60013 6.12973L5.80325 5.8951L5.97734 5.66047L6.15144 5.45516L6.29652 5.2792L6.47062 5.07389L6.64471 4.89792L6.7898 4.72194L6.93487 4.60463L7.10897 4.45799L7.25406 4.34067L7.39914 4.19403L7.54422 4.10604L7.6893 4.01805L7.80536 3.90074L7.95045 3.81275L8.06651 3.72477L8.21159 3.66611L8.32766 3.63678L8.44372 3.54879L8.55978 3.51946L8.67586 3.49013L8.79192 3.43147L8.90798 3.40215L8.99503 3.40215L9.11109 3.37282L9.19814 3.37282L9.31421 3.37282L9.40126 3.37282L9.51732 3.37282L9.60437 3.37282L9.69142 3.37282L9.77847 3.37282L9.86552 3.40215L9.98158 3.40215L10.0686 3.43147L10.1557 3.4608L10.2718 3.51946L10.3588 3.54879L10.4749 3.57812L10.5619 3.63678L10.678 3.66611L10.794 3.72477L10.881 3.78343L10.9971 3.87141L11.1133 3.90074L11.2003 3.95939L11.4324 4.13537L11.6355 4.31134L11.8386 4.48732L12.0708 4.69261L12.2739 4.92725L12.477 5.13255L12.7091 5.36719L12.9122 5.60181L13.1154 5.86577L13.2894 6.12973L13.4925 6.39369L13.6956 6.68698L13.8697 6.95094L14.0439 7.2149L14.189 7.47886L14.363 7.77215L14.5081 8.00678L14.6532 8.27073L14.9144 8.79866L15.1755 9.26792L15.3786 9.67853L15.5237 10.0305L15.7558 10.5877L15.8139 10.7344L15.8139 10.7637L15.8139 10.7344L15.8139 10.7637Z" calligra:nodeTypes="cccccccccccccccccccccccccccccccccccccccccccccccccccccccccccccccccccccccccccccccccccccccccccccccccccccccccccccccccccccccccccccccccccccccccccccccccccccccccccccccccccccccccccccc"/>
          <draw:path draw:style-name="gr9" xml:id="shape-72" draw:id="shape-72" draw:layer="" svg:width="18.97672389863pt" svg:height="10.82262334739pt" svg:x="498.56131050520pt" svg:y="85.17883278509pt" svg:viewBox="0 0 19 11" svg:d="M15.9254 0L15.751 0.411729L15.5767 0.823458L15.3732 1.17637L15.1698 1.5881L14.9664 1.94101L14.792 2.29392L14.5886 2.64683L14.4142 2.94092L14.2398 3.26442L14.0364 3.55852L13.8621 3.85261L13.6877 4.11729L13.5133 4.35256L13.3099 4.61725L13.1646 4.85252L12.9612 5.08779L12.8159 5.29366L12.6414 5.47011L12.4671 5.67598L12.2927 5.85244L12.1474 5.99948L12.0022 6.17593L11.8569 6.32298L11.6824 6.44062L11.5371 6.55825L11.3918 6.7053L11.2466 6.79353L11.1013 6.85235L10.985 6.94058L10.8688 7.02881L10.7234 7.11703L10.6072 7.17584L10.4619 7.20525L10.3747 7.26407L10.2585 7.32289L10.1422 7.32289L10.026 7.38171L9.93882 7.38171L9.79351 7.41112L9.70633 7.41112L9.61914 7.44053L9.5029 7.44053L9.41572 7.44053L9.29948 7.44053L9.24135 7.44053L9.12511 7.41112L9.03793 7.41112L8.92169 7.38171L8.8345 7.3523L8.71826 7.32289L8.63108 7.32289L8.54389 7.26407L8.42765 7.20525L8.34047 7.17584L8.22423 7.11703L8.13705 7.08762L8.02079 7.02881L7.93362 6.94058L7.81737 6.88176L7.73019 6.85235L7.4977 6.7053L7.26521 6.49943L7.06179 6.32298L6.85836 6.11711L6.62588 5.91125L6.42245 5.67598L6.18997 5.4407L5.98654 5.20543L5.78312 4.97015L5.60875 4.67607L5.40533 4.44079L5.23096 4.17611L5.05659 3.88201L4.88223 3.64675L4.70786 3.35265L4.53349 3.08797L4.38819 2.82328L4.27195 2.58801L3.98133 2.08805L3.74885 1.61751L3.54543 1.17637L3.37106 0.823458L3.16764 0.294092L3.08045 0.147046L0 1.32342L0.0871826 1.61751L0.34873 2.17628L0.552157 2.64683L0.755582 3.11737L1.04619 3.64675L1.3368 4.20552L1.51116 4.52902L1.68553 4.82311L1.8599 5.14661L2.06332 5.4407L2.26675 5.76421L2.49924 6.0877L2.70266 6.41121L2.93514 6.73471L3.19669 7.02881L3.45824 7.3523L3.69073 7.6758L3.98133 7.99931L4.27195 8.29339L4.56256 8.58749L4.88223 8.85217L5.20189 9.11686L5.52157 9.38153L5.8703 9.61681L6.04466 9.73445L6.21902 9.85208L6.42245 9.96972L6.59681 10.0579L6.80024 10.1462L7.00367 10.2932L7.17803 10.352L7.41052 10.4109L7.58489 10.5285L7.81737 10.5579L8.02079 10.6167L8.25329 10.705L8.48577 10.7344L8.6892 10.7637L8.92169 10.7932L9.15418 10.7932L9.38666 10.8226L9.59008 10.7932L9.85163 10.7932L10.0841 10.7637L10.3166 10.7344L10.5491 10.705L10.8107 10.6462L11.0432 10.5873L11.2756 10.5285L11.5081 10.4109L11.7697 10.3226L12.0022 10.2344L12.2056 10.1168L12.438 9.96972L12.6705 9.85208L12.9031 9.70504L13.1355 9.55799L13.368 9.38153L13.6004 9.20509L13.8039 9.02863L14.0364 8.82276L14.2689 8.6169L14.4723 8.41103L14.7048 8.20517L14.9082 7.9699L15.1407 7.70521L15.3441 7.44053L15.5767 7.20525L15.7801 6.94058L16.0125 6.61707L16.2159 6.32298L16.4193 6.02889L16.6519 5.67598L16.8262 5.38188L17.0587 5.02897L17.2621 4.67607L17.4947 4.32315L17.6981 3.94083L17.9015 3.52911L18.1049 3.14678L18.3375 2.73506L18.5409 2.32333L18.7443 1.85278L18.9767 1.41164Z" calligra:nodeTypes="ccccccccccccccccccccccccccccccccccccccccccccccccccccccccccccccccccccccccccccccccccccccccccccccccccccccccccccccccccccccccccccccccccccccccccccccccccccccccccccccccccccccccccc"/>
          <draw:path draw:style-name="gr9" xml:id="shape-73" draw:id="shape-73" draw:layer="" svg:width="18.91860537275pt" svg:height="10.82262334739pt" svg:x="514.09519568360pt" svg:y="76.13629743489pt" svg:viewBox="0 0 19 11" svg:d="M18.9186 9.44035L18.8316 9.17568L18.5703 8.58749L18.3673 8.14636L18.1351 7.6758L17.874 7.14644L17.5838 6.58766L17.3807 6.26416L17.2066 5.94066L17.0325 5.64657L16.8295 5.32307L16.6263 5.02897L16.4232 4.70548L16.1911 4.38197L15.959 4.05847L15.6977 3.73497L15.4656 3.41147L15.2045 3.11737L14.9144 2.82328L14.6532 2.49979L14.334 2.20569L14.0439 1.9116L13.6956 1.64692L13.3765 1.41164L13.0573 1.14696L12.8832 1.02932L12.6801 0.911686L12.506 0.823458L12.3319 0.705821L12.0998 0.617593L11.9256 0.499956L11.7225 0.411729L11.5194 0.352911L11.3163 0.264683L11.1133 0.235274L10.881 0.147046L10.678 0.0882276L10.4459 0.0588185L10.2137 0.0294092L9.98158 0L9.77847 0L9.51732 0L9.31421 0L9.08208 0L8.84995 0L8.58881 0.0588185L8.35667 0.0882276L8.12455 0.147046L7.89241 0.205864L7.63127 0.264683L7.39914 0.38232L7.16701 0.470548L6.93487 0.558775L6.70275 0.676412L6.47062 0.823458L6.23849 0.941094L6.00636 1.08814L5.80325 1.2646L5.57111 1.41164L5.33899 1.5881L5.10685 1.76455L4.90374 1.97041L4.67161 2.17628L4.4685 2.38215L4.23637 2.58801L4.03325 2.82328L3.80113 3.08797L3.59802 3.32324L3.39489 3.58793L3.16277 3.85261L2.95966 4.17611L2.75654 4.4702L2.52441 4.7643L2.3213 5.08779L2.08917 5.41129L1.88606 5.76421L1.68295 6.11711L1.47982 6.47002L1.27671 6.88176L1.04459 7.23466L0.841471 7.64639L0.638357 8.05813L0.406227 8.49926L0.203113 8.9404L0 9.38153L2.98867 10.8226L3.19178 10.3815L3.39489 9.99913L3.56899 9.61681L3.77211 9.20509L3.97523 8.85217L4.14932 8.49926L4.35243 8.14636L4.52653 7.85226L4.70063 7.52876L4.90374 7.20525L5.07784 6.94058L5.25194 6.67589L5.42604 6.41121L5.60013 6.17593L5.77423 5.94066L5.97734 5.70539L6.12242 5.49952L6.32554 5.32307L6.47062 5.1172L6.64471 4.94075L6.7898 4.7643L6.93487 4.61725L7.07996 4.4702L7.25406 4.35256L7.37012 4.23492L7.54422 4.08788L7.6893 3.99965L7.80536 3.94083L7.95045 3.85261L8.06651 3.76438L8.21159 3.67615L8.32766 3.61734L8.44372 3.58793L8.55978 3.52911L8.67586 3.4997L8.79192 3.44088L8.90798 3.41147L8.99503 3.38206L9.11109 3.38206L9.19814 3.38206L9.31421 3.35265L9.40126 3.35265L9.51732 3.35265L9.60437 3.35265L9.69142 3.35265L9.80748 3.38206L9.89453 3.38206L9.98158 3.41147L10.0686 3.44088L10.1847 3.44088L10.3008 3.4997L10.3878 3.52911L10.4749 3.55852L10.5909 3.58793L10.707 3.67615L10.794 3.70556L10.881 3.76438L10.9971 3.8232L11.1133 3.91142L11.2003 3.94083L11.4324 4.08788L11.6355 4.29374L11.8386 4.4702L12.0708 4.67607L12.3029 4.88193L12.506 5.08779L12.7091 5.32307L12.9122 5.58775L13.1154 5.82303L13.3185 6.0877L13.4925 6.35239L13.6956 6.58766L13.8697 6.88176L14.0439 7.14644L14.218 7.44053L14.363 7.6758L14.5081 7.9699L14.6532 8.20517L14.9144 8.70513L15.1755 9.17568L15.3786 9.61681L15.5527 9.94031L15.7558 10.4991L15.8139 10.6462Z" calligra:nodeTypes="ccccccccccccccccccccccccccccccccccccccccccccccccccccccccccccccccccccccccccccccccccccccccccccccccccccccccccccccccccccccccccccccccccccccccccccccccccccccccccccccccccccccccccc"/>
          <draw:path draw:style-name="gr9" xml:id="shape-74" draw:id="shape-74" draw:layer="" svg:width="3.30007242566pt" svg:height="2.44432401404pt" svg:x="529.57238785040pt" svg:y="85.20717929089pt" svg:viewBox="0 0 3 2" svg:d="M0 1.29951L0.0294649 1.39234L0.0883948 1.48516L0.11786 1.57798L0.176789 1.67081L0.206255 1.73268L0.265185 1.8255L0.324115 1.88739L0.383044 1.94926L0.441974 2.01115L0.530369 2.10397L0.589299 2.13491L0.648229 2.1968L0.707159 2.22773L0.795554 2.25868L0.883948 2.28962L0.942878 2.32056L1.09021 2.38244L1.23752 2.41338L1.41431 2.44432L1.56164 2.44432L1.70897 2.44432L1.88576 2.41338L2.03309 2.35149L2.1804 2.32056L2.32773 2.25868L2.47506 2.16586L2.59292 2.07304L2.74024 1.94926L2.82864 1.85644L2.94649 1.70174L3.03489 1.57798L3.12328 1.42327L3.15276 1.3614L3.18222 1.29951L3.21168 1.20669L3.24115 1.11387L3.27061 1.05199L3.27061 0.959164L3.30007 0.866341L3.30007 0.773519L3.30007 0.680697L3.30007 0.618816L3.30007 0.495052L3.27061 0.40223L3.24115 0.278467L3.21168 0.185644L3.18222 0.0928224L3.15276 0Z" calligra:nodeTypes="cccccccccccccccccccccccccccccccccccccccccccccccccc"/>
          <draw:path draw:style-name="gr8" xml:id="shape-75" draw:id="shape-75" draw:layer="" svg:width="1.21533234165pt" svg:height="1.22215647945pt" svg:x="528.69364617060pt" svg:y="85.09379326769pt" svg:viewBox="0 0 1 1" svg:d="M1.15023 1.22216L1.19363 1.06939L1.21533 0.977729L1.21533 0.886066L1.21533 0.794404L1.21533 0.733296L1.19363 0.641635L1.17193 0.549972L1.15023 0.488864L1.12852 0.397202L1.08512 0.30554L1.04172 0.274987L0.998304 0.213878L0.9549 0.15277L0.911495 0.091662L0.868091 0.061108L0.802985 0.061108L0.737879 0L0.672772 0L0.629367 0L0.56426 0L0.520856 0L0.455749 0L0.390642 0L0.347237 0.030554L0.28213 0.061108L0.238726 0.091662L0.195321 0.15277L0.130214 0.213878L0.0868091 0.30554L0.065107 0.366648L0.0217023 0.458311L0 0.549972Z" calligra:nodeTypes="cccccccccccccccccccccccccccccccccc"/>
          <draw:path draw:style-name="gr8" xml:id="shape-76" draw:id="shape-76" draw:layer="" svg:width="17.01580715279pt" svg:height="9.54667597160pt" svg:x="513.18810749800pt" svg:y="85.49064434889pt" svg:viewBox="0 0 17 10" svg:d="M0 0.698537L0.198187 1.13512L0.396375 1.5717L0.594562 1.97919L0.79275 2.38667L0.990937 2.76504L1.18912 3.14342L1.41563 3.52179L1.61381 3.84195L1.812 4.19122L2.01018 4.51138L2.20838 4.83154L2.40656 5.15171L2.60475 5.44277L2.80293 5.70472L3.00112 5.99578L3.19932 6.22862L3.3975 6.51968L3.59569 6.75253L3.79387 6.98537L3.99207 7.16L4.19025 7.39285L4.38844 7.59659L4.58662 7.77122L4.78481 7.94586L4.983 8.12049L5.18119 8.29512L5.37937 8.41155L5.57756 8.55707L5.80406 8.7026L6.00225 8.78993L6.20044 8.93546L6.39862 9.02277L6.59682 9.11009L6.795 9.19741L6.99319 9.25562L7.19137 9.31383L7.38956 9.37204L7.58775 9.43025L7.78594 9.45936L7.98412 9.48846L8.18231 9.48846L8.38049 9.51757L8.57869 9.54668L8.74857 9.51757L8.94675 9.48846L9.14494 9.45936L9.34312 9.45936L9.54131 9.40115L9.68287 9.37204L9.88106 9.31383L10.0793 9.25562L10.2492 9.19741L10.419 9.1392L10.5889 9.05188L10.7587 8.99367L10.9286 8.90635L11.0985 8.78993L11.24 8.7026L11.4099 8.61529L11.5798 8.49886L11.8629 8.29512L12.1744 8.06228L12.4575 7.80033L12.7123 7.53838L12.9954 7.27643L13.2786 6.98537L13.5051 6.72342L13.7599 6.43236L13.9864 6.14131L14.2129 5.82115L14.4394 5.53009L14.6376 5.20992L14.8358 4.91886L15.0339 4.5987L15.2321 4.30764L15.402 4.01659L15.5718 3.72553L15.7417 3.43447L15.9965 2.88147L16.2514 2.38667L16.4779 1.92098L16.676 1.51349L16.9026 0.960489L17.0158 0.727643L15.4869 0.116423L15.402 0.261952L15.1755 0.81496L15.0339 1.19333L14.8075 1.62992L14.581 2.12472L14.2978 2.61952L14.1563 2.88147L14.0147 3.17252L13.8448 3.43447L13.675 3.69642L13.5051 3.98748L13.3069 4.27854L13.1087 4.54049L12.9388 4.83154L12.7123 5.09349L12.5141 5.35546L12.2876 5.61741L12.0611 5.85025L11.8346 6.1122L11.6081 6.31594L11.3816 6.54879L11.1551 6.75253L10.9286 6.92716L10.6739 7.1309L10.5606 7.21822L10.419 7.24732L10.3058 7.36374L10.1925 7.39285L10.051 7.48017L9.93769 7.53838L9.82444 7.59659L9.68287 7.62569L9.56963 7.68391L9.42806 7.71301L9.31481 7.74212L9.20157 7.77122L9.06 7.80033L8.94675 7.82943L8.80518 7.82943L8.69194 7.85854L8.55037 7.85854L8.43712 7.85854L8.29556 7.82943L8.154 7.82943L8.04075 7.82943L7.89919 7.80033L7.78594 7.77122L7.64437 7.71301L7.50282 7.68391L7.36125 7.62569L7.21968 7.56748L7.04982 7.48017L6.90825 7.42196L6.76668 7.36374L6.59682 7.24732L6.45525 7.16L6.31368 7.07269L6.14381 6.92716L6.00225 6.81074L5.83237 6.66521L5.6625 6.51968L5.49262 6.37415L5.32275 6.19952L5.15287 6.02489L4.983 5.82115L4.81313 5.64651L4.64325 5.44277L4.47338 5.20992L4.27519 4.97707L4.10531 4.74423L3.90713 4.48228L3.73725 4.19122L3.53906 3.92927L3.36919 3.63821L3.171 3.34716L3.00112 2.99789L2.80293 2.67773L2.60475 2.35757L2.43487 1.97919L2.20838 1.60081L2.0385 1.22244L1.84032 0.81496L1.64212 0.40748L1.47225 0Z" calligra:nodeTypes="ccccccccccccccccccccccccccccccccccccccccccccccccccccccccccccccccccccccccccccccccccccccccccccccccccccccccccccccccccccccccccccccccccccccccccccccccccccccccccccccccccccccccccc"/>
          <draw:path draw:style-name="gr8" xml:id="shape-77" draw:id="shape-77" draw:layer="" svg:width="17.07252717695pt" svg:height="9.48837221705pt" svg:x="497.62587581380pt" svg:y="76.92999959729pt" svg:viewBox="0 0 17 9" svg:d="M1.50307 9.37231L1.58815 9.19821L1.81502 8.67592L1.98518 8.2987L2.18371 7.86345L2.41058 7.39919L2.69417 6.8769L2.83597 6.61575L3.00614 6.32558L3.17629 6.06443L3.34645 5.80328L3.48825 5.51313L3.68676 5.22296L3.88529 4.96181L4.08381 4.67164L4.28232 4.43951L4.5092 4.14935L4.70772 3.88821L4.9346 3.65607L5.16147 3.42394L5.38836 3.19181L5.61523 2.95967L5.87047 2.75656L6.09734 2.55344L6.35259 2.40836L6.46603 2.2923L6.57947 2.23427L6.72126 2.17624L6.8347 2.08919L6.94814 2.03115L7.08994 1.97312L7.20338 1.9441L7.34518 1.88607L7.45862 1.82804L7.57205 1.79902L7.71385 1.74099L7.8273 1.71197L7.9691 1.71197L8.08253 1.65394L8.22433 1.65394L8.33777 1.65394L8.45121 1.65394L8.593 1.65394L8.73481 1.65394L8.87661 1.65394L8.99005 1.71197L9.13184 1.71197L9.24528 1.74099L9.38708 1.79902L9.52888 1.82804L9.67068 1.88607L9.81248 1.9441L9.95428 2.00214L10.0961 2.06017L10.2662 2.17624L10.408 2.26329L10.5782 2.35034L10.72 2.46639L10.8902 2.55344L11.0603 2.69852L11.2021 2.81459L11.3723 2.95967L11.5425 3.13377L11.7126 3.27886L11.8828 3.48197L12.0529 3.65607L12.223 3.85919L12.3932 4.0623L12.5917 4.26541L12.7619 4.52656L12.932 4.75869L13.1305 5.01984L13.3007 5.28099L13.4709 5.57116L13.6694 5.8323L13.8679 6.15148L14.0381 6.49968L14.2366 6.81886L14.4351 7.13805L14.6053 7.51525L14.8038 7.89247L15.0023 8.26968L15.1725 8.6469L15.371 9.05312L15.5695 9.48837L17.0725 8.76297L16.8457 8.35673L16.6472 7.92149L16.4487 7.51525L16.2502 7.10903L16.0517 6.73181L15.8531 6.32558L15.6546 5.97738L15.4561 5.60018L15.2292 5.28099L15.0307 4.96181L14.8322 4.67164L14.6336 4.35246L14.4351 4.03328L14.2366 3.77214L14.0381 3.51099L13.8395 3.22082L13.641 2.98869L13.4425 2.75656L13.244 2.52443L13.0455 2.2923L12.8469 2.1182L12.6484 1.88607L12.4215 1.71197L12.2514 1.56689L12.0246 1.39279L11.8544 1.21869L11.6275 1.10262L11.429 0.957542L11.2589 0.81246L11.0603 0.696395L10.8335 0.580328L10.6349 0.493279L10.4364 0.40623L10.2379 0.319181L10.0394 0.261148L9.84084 0.174099L9.61396 0.116065L9.41544 0.0870493L9.24528 0.0290164L9.04676 0.0290164L8.84825 0L8.64973 0L8.45121 0L8.25269 0L8.05417 0.0290164L7.88402 0.0290164L7.68549 0.0580328L7.48698 0.0870493L7.31682 0.145082L7.14666 0.203115L6.94814 0.261148L6.77798 0.319181L6.60782 0.40623L6.43767 0.464263L6.26751 0.522296L6.09734 0.638361L5.92719 0.72541L5.78539 0.81246L5.61523 0.899509L5.44508 1.01558L5.16147 1.21869L4.84952 1.45082L4.56593 1.71197L4.28232 1.97312L4.02709 2.20525L3.74349 2.49541L3.48825 2.78557L3.26137 3.10476L3.00614 3.36591L2.77925 3.68509L2.58074 3.97526L2.35386 4.26541L2.15535 4.58459L1.98518 4.87476L1.78666 5.19394L1.61651 5.51313L1.44635 5.77427L1.27619 6.06443L0.992592 6.61575L0.737354 7.13805L0.510476 7.57329L0.340317 7.97952L0.0850793 8.55985L0 8.821Z" calligra:nodeTypes="ccccccccccccccccccccccccccccccccccccccccccccccccccccccccccccccccccccccccccccccccccccccccccccccccccccccccccccccccccccccccccccccccccccccccccccccccccccccccccccccccccccccccccc"/>
          <draw:path draw:style-name="gr8" xml:id="shape-78" draw:id="shape-78" draw:layer="" svg:width="16.95918150583pt" svg:height="9.54667597160pt" svg:x="482.14868364700pt" svg:y="85.43395133729pt" svg:viewBox="0 0 17 10" svg:d="M0 0.698537L0.197857 1.13512L0.395714 1.5717L0.593569 1.97919L0.791426 2.38667L0.989283 2.76504L1.18714 3.14342L1.38499 3.52179L1.58285 3.90016L1.78071 4.22033L1.97857 4.54049L2.17642 4.83154L2.37428 5.1226L2.6004 5.44277L2.79826 5.70472L2.99611 5.99578L3.19397 6.25773L3.36356 6.51968L3.56142 6.75253L3.78754 6.98537L3.9854 7.18911L4.18325 7.39285L4.38112 7.59659L4.57897 7.77122L4.77683 7.94586L4.97468 8.12049L5.17253 8.26602L5.37039 8.41155L5.56825 8.55707L5.76611 8.7026L5.96396 8.78993L6.16182 8.93546L6.35967 9.02277L6.55753 9.11009L6.75539 9.19741L6.95325 9.28473L7.17937 9.31383L7.37723 9.37204L7.57508 9.43025L7.77294 9.45936L7.97079 9.48846L8.16866 9.51757L8.36651 9.54668L8.56437 9.54668L8.73395 9.54668L8.93182 9.48846L9.12967 9.45936L9.32753 9.45936L9.49712 9.40115L9.66671 9.37204L9.86456 9.31383L10.0624 9.25562L10.232 9.19741L10.4016 9.11009L10.5429 9.08099L10.7125 8.99367L10.8821 8.87725L11.0517 8.78993L11.2213 8.7026L11.3909 8.61529L11.5322 8.46976L11.8431 8.26602L12.1258 8.03317L12.4085 7.80033L12.6911 7.53838L12.9455 7.27643L13.2282 6.98537L13.4542 6.69431L13.7086 6.40326L13.9347 6.14131L14.1609 5.82115L14.387 5.53009L14.5848 5.20992L14.7827 4.91886L14.9806 4.5987L15.1784 4.30764L15.348 3.98748L15.5176 3.72553L15.6872 3.43447L15.9699 2.88147L16.2243 2.35757L16.4221 1.89188L16.62 1.48439L16.8744 0.902277L16.9592 0.669431L15.4328 0.0873172L15.3763 0.261952L15.1502 0.81496L14.9523 1.19333L14.7544 1.60081L14.5283 2.09562L14.2456 2.61952L14.1043 2.88147L13.963 3.14342L13.7934 3.43447L13.6238 3.69642L13.4542 3.98748L13.2847 4.27854L13.0868 4.54049L12.889 4.83154L12.6629 5.06439L12.465 5.35546L12.2671 5.61741L12.041 5.85025L11.8149 6.1122L11.5887 6.31594L11.3626 6.54879L11.1082 6.75253L10.8821 6.92716L10.6277 7.10179L10.5146 7.18911L10.4016 7.27643L10.2885 7.33464L10.1472 7.42196L10.0341 7.45106L9.89283 7.53838L9.80803 7.56748L9.66671 7.62569L9.55365 7.68391L9.41232 7.71301L9.29926 7.77122L9.15793 7.77122L9.04487 7.80033L8.93182 7.82943L8.79049 7.85854L8.67742 7.85854L8.5361 7.85854L8.39477 7.85854L8.28171 7.85854L8.14039 7.82943L8.02733 7.80033L7.886 7.80033L7.74468 7.77122L7.60335 7.71301L7.46203 7.68391L7.3207 7.62569L7.20763 7.56748L7.03805 7.50927L6.89672 7.45106L6.75539 7.33464L6.5858 7.24732L6.44447 7.16L6.30315 7.04358L6.13356 6.92716L5.96396 6.81074L5.82264 6.69431L5.65304 6.54879L5.48346 6.37415L5.2856 6.19952L5.14428 6.02489L4.97468 5.85025L4.77683 5.61741L4.60723 5.44277L4.43764 5.20992L4.26805 4.97707L4.09846 4.71512L3.9006 4.48228L3.70274 4.22033L3.53316 3.92927L3.33529 3.63821L3.16571 3.34716L2.99611 2.99789L2.79826 2.67773L2.6004 2.35757L2.40255 1.97919L2.20469 1.60081L2.0351 1.22244L1.83724 0.81496L1.63939 0.40748L1.44152 0Z" calligra:nodeTypes="ccccccccccccccccccccccccccccccccccccccccccccccccccccccccccccccccccccccccccccccccccccccccccccccccccccccccccccccccccccccccccccccccccccccccccccccccccccccccccccccccccccccccccc"/>
          <draw:path draw:style-name="gr8" xml:id="shape-79" draw:id="shape-79" draw:layer="" svg:width="16.95918150583pt" svg:height="9.54667597160pt" svg:x="466.64314497440pt" svg:y="76.90165309149pt" svg:viewBox="0 0 17 10" svg:d="M1.49806 9.54668L1.55459 9.34294L1.80897 8.78993L1.9503 8.41155L2.14815 7.97496L2.40255 7.48017L2.6852 6.98537L2.82653 6.72342L2.96785 6.43236L3.13744 6.17041L3.30703 5.87936L3.47662 5.5883L3.64621 5.32635L3.84407 5.00618L4.04192 4.77333L4.26805 4.48228L4.4659 4.22033L4.69203 3.92927L4.88988 3.69642L5.11601 3.46358L5.34213 3.23073L5.56825 2.99789L5.82264 2.79415L6.04876 2.61952L6.30315 2.41578L6.41621 2.32846L6.52927 2.27025L6.6706 2.18293L6.78365 2.12472L6.92498 2.06651L7.03805 2.0083L7.1511 1.95009L7.29243 1.89188L7.37723 1.83366L7.51855 1.80456L7.63161 1.77545L7.80121 1.74635L7.886 1.71723L8.02733 1.68813L8.16866 1.68813L8.28171 1.65902L8.42304 1.65902L8.5361 1.65902L8.67742 1.65902L8.79049 1.68813L8.93182 1.68813L9.07314 1.71723L9.1862 1.74635L9.32753 1.77545L9.46885 1.83366L9.61018 1.86277L9.75151 1.92098L9.89283 2.0083L10.0341 2.06651L10.2037 2.15383L10.345 2.24114L10.4864 2.32846L10.656 2.44488L10.8256 2.5322L10.9669 2.70683L11.1365 2.79415L11.3061 2.93968L11.4757 3.11431L11.617 3.25984L11.7866 3.46358L11.9562 3.63821L12.1258 3.84195L12.2954 4.04569L12.4933 4.27854L12.6629 4.48228L12.8607 4.74423L13.0303 5.00618L13.1999 5.23903L13.3695 5.5592L13.5673 5.85025L13.7651 6.14131L13.9347 6.46147L14.1326 6.78163L14.3304 7.1309L14.5283 7.48017L14.6979 7.85854L14.8958 8.23691L15.0936 8.64439L15.2632 9.05188L15.4894 9.45936L16.9592 8.76082L16.7331 8.32423L16.5352 7.88765L16.3373 7.48017L16.1395 7.10179L15.9133 6.69431L15.7437 6.31594L15.5176 5.93757L15.3198 5.61741L15.1219 5.23903L14.924 4.91886L14.7262 4.6278L14.5283 4.30764L14.3304 4.01659L14.1609 3.78374L13.9347 3.46358L13.7369 3.23073L13.5107 2.96878L13.3412 2.73594L13.1434 2.5322L12.9455 2.29935L12.7477 2.06651L12.5781 1.89188L12.3519 1.68813L12.1541 1.5426L11.9562 1.39707L11.7583 1.22244L11.5605 1.07691L11.3626 0.931383L11.1648 0.785854L10.9669 0.698537L10.769 0.553009L10.5712 0.465691L10.3733 0.378374L10.1754 0.291057L9.94936 0.232846L9.75151 0.145528L9.55365 0.116423L9.3558 0.0582115L9.15793 0.0582115L8.96008 0L8.76222 0L8.56437 0L8.36651 0L8.19692 0L7.99906 0L7.80121 0.0582115L7.60335 0.0582115L7.43376 0.0873172L7.2359 0.145528L7.06631 0.232846L6.89672 0.261952L6.69886 0.320163L6.52927 0.378374L6.35967 0.465691L6.19009 0.553009L6.02049 0.669431L5.87917 0.756748L5.70958 0.844065L5.56825 0.931383L5.39866 1.0478L5.08774 1.25154L4.77683 1.48439L4.52244 1.77545L4.21152 2.0083L3.95714 2.29935L3.70274 2.56131L3.44836 2.85236L3.22224 3.17252L2.96785 3.46358L2.76999 3.78374L2.54387 4.0748L2.31775 4.36585L2.11989 4.68602L1.9503 5.00618L1.75244 5.26814L1.58285 5.5883L1.41326 5.87936L1.27194 6.17041L0.961018 6.72342L0.706631 7.24732L0.508774 7.71301L0.310918 8.12049L0.0847957 8.7026L0 8.93546Z" calligra:nodeTypes="ccccccccccccccccccccccccccccccccccccccccccccccccccccccccccccccccccccccccccccccccccccccccccccccccccccccccccccccccccccccccccccccccccccccccccccccccccccccccccccccccccccccccccc"/>
          <draw:path draw:style-name="gr8" xml:id="shape-80" draw:id="shape-80" draw:layer="" svg:width="17.01580715279pt" svg:height="9.54667597160pt" svg:x="451.13760630180pt" svg:y="85.49064434889pt" svg:viewBox="0 0 17 10" svg:d="M0 0.698537L0.198187 1.13512L0.396375 1.5717L0.622874 1.97919L0.79275 2.38667L1.01925 2.76504L1.21744 3.14342L1.41563 3.52179L1.61381 3.87106L1.812 4.22033L2.01018 4.54049L2.20838 4.83154L2.40656 5.15171L2.63306 5.44277L2.80293 5.70472L3.02944 5.99578L3.19932 6.25773L3.3975 6.51968L3.59569 6.75253L3.79387 6.98537L3.99207 7.18911L4.21856 7.39285L4.38844 7.62569L4.61493 7.80033L4.78481 7.94586L5.01131 8.12049L5.2095 8.29512L5.40768 8.41155L5.60588 8.55707L5.80406 8.7026L6.00225 8.81904L6.20044 8.93546L6.39862 9.02277L6.59682 9.11009L6.795 9.19741L7.0215 9.25562L7.21968 9.31383L7.41788 9.40115L7.58775 9.43025L7.81425 9.48846L8.01243 9.48846L8.21063 9.51757L8.38049 9.54668L8.607 9.54668L8.77688 9.51757L8.97506 9.48846L9.17325 9.48846L9.34312 9.45936L9.54131 9.43025L9.7395 9.40115L9.90937 9.31383L10.0793 9.25562L10.2775 9.19741L10.4474 9.1392L10.6172 9.05188L10.787 8.96456L10.9286 8.90635L11.0985 8.78993L11.2683 8.7026L11.4382 8.61529L11.6081 8.49886L11.8912 8.29512L12.1744 8.03317L12.4858 7.80033L12.7689 7.53838L13.0238 7.27643L13.2503 7.01448L13.5051 6.72342L13.7599 6.40326L13.9864 6.14131L14.2129 5.82115L14.4394 5.53009L14.6376 5.20992L14.8358 4.91886L15.0339 4.5987L15.2321 4.30764L15.402 4.01659L15.5718 3.69642L15.7134 3.43447L16.0248 2.85236L16.2797 2.35757L16.4779 1.89188L16.676 1.48439L16.9026 0.931383L17.0158 0.698537L15.4869 0.0873172L15.4303 0.261952L15.1755 0.81496L15.0057 1.19333L14.8075 1.62992L14.581 2.09562L14.2978 2.61952L14.1563 2.88147L14.0147 3.14342L13.8448 3.43447L13.675 3.69642L13.4768 3.98748L13.3069 4.27854L13.137 4.54049L12.9388 4.83154L12.7406 5.09349L12.5141 5.35546L12.3159 5.61741L12.0894 5.85025L11.8629 6.1122L11.6364 6.31594L11.4099 6.54879L11.1834 6.75253L10.9286 6.95627L10.6739 7.1309L10.5606 7.18911L10.4474 7.27643L10.3341 7.33464L10.1925 7.42196L10.0793 7.48017L9.966 7.53838L9.82444 7.59659L9.71118 7.62569L9.56963 7.68391L9.45637 7.71301L9.34312 7.77122L9.20157 7.80033L9.08831 7.80033L8.97506 7.82943L8.83349 7.85854L8.69194 7.85854L8.57869 7.85854L8.43712 7.85854L8.32388 7.85854L8.18231 7.85854L8.06906 7.82943L7.9275 7.80033L7.78594 7.77122L7.64437 7.71301L7.50282 7.71301L7.36125 7.62569L7.21968 7.56748L7.07813 7.50927L6.93656 7.42196L6.76668 7.36374L6.62513 7.24732L6.45525 7.16L6.31368 7.07269L6.17213 6.95627L6.00225 6.81074L5.83237 6.69431L5.6625 6.54879L5.49262 6.37415L5.35107 6.19952L5.18119 6.02489L5.01131 5.85025L4.81313 5.64651L4.64325 5.44277L4.47338 5.20992L4.27519 4.97707L4.10531 4.74423L3.93544 4.48228L3.73725 4.22033L3.56738 3.92927L3.36919 3.63821L3.171 3.34716L3.00112 2.99789L2.83125 2.67773L2.63306 2.35757L2.43487 1.97919L2.23669 1.60081L2.0385 1.22244L1.84032 0.81496L1.67044 0.40748L1.47225 0Z" calligra:nodeTypes="ccccccccccccccccccccccccccccccccccccccccccccccccccccccccccccccccccccccccccccccccccccccccccccccccccccccccccccccccccccccccccccccccccccccccccccccccccccccccccccccccccccccccccc"/>
          <draw:path draw:style-name="gr8" xml:id="shape-81" draw:id="shape-81" draw:layer="" svg:width="16.95918150583pt" svg:height="9.48837221705pt" svg:x="435.66041413500pt" svg:y="76.92999959729pt" svg:viewBox="0 0 17 9" svg:d="M1.49806 9.37231L1.55459 9.19821L1.78071 8.6469L1.9503 8.26968L2.14815 7.83444L2.37428 7.37017L2.6852 6.8769L2.79826 6.58673L2.96785 6.32558L3.13744 6.03542L3.27876 5.77427L3.47662 5.51313L3.64621 5.19394L3.84407 4.93279L4.04192 4.67164L4.23979 4.4105L4.43764 4.14935L4.66376 3.88821L4.88988 3.62706L5.11601 3.39492L5.34213 3.16279L5.56825 2.95967L5.79437 2.72754L6.04876 2.55344L6.27489 2.37935L6.41621 2.2923L6.501 2.20525L6.64233 2.17624L6.75539 2.08919L6.89672 2.03115L7.00978 1.97312L7.1511 1.9441L7.26416 1.88607L7.37723 1.82804L7.51855 1.79902L7.63161 1.74099L7.77294 1.71197L7.886 1.71197L7.99906 1.65394L8.14039 1.65394L8.25344 1.65394L8.39477 1.65394L8.50784 1.65394L8.64916 1.65394L8.76222 1.65394L8.90355 1.68295L9.04487 1.71197L9.1862 1.74099L9.29926 1.79902L9.44058 1.79902L9.61018 1.88607L9.75151 1.9441L9.86456 2.00214L10.0059 2.06017L10.1754 2.17624L10.345 2.26329L10.4864 2.35034L10.656 2.43738L10.7973 2.55344L10.9669 2.69852L11.1365 2.81459L11.3061 2.95967L11.4474 3.13377L11.617 3.27886L11.7866 3.48197L11.9562 3.65607L12.1541 3.85919L12.3237 4.0623L12.4933 4.26541L12.6629 4.52656L12.8607 4.75869L13.0303 5.01984L13.2282 5.28099L13.3978 5.57116L13.5673 5.8323L13.7651 6.15148L13.963 6.49968L14.1326 6.81886L14.3304 7.13805L14.5 7.51525L14.6979 7.89247L14.8675 8.26968L15.0654 8.6469L15.2632 9.05312L15.4611 9.48837L16.9592 8.76297L16.7331 8.35673L16.5352 7.92149L16.3373 7.51525L16.1395 7.10903L15.9133 6.73181L15.7155 6.32558L15.5176 5.97738L15.3198 5.60018L15.1219 5.28099L14.924 4.96181L14.7262 4.67164L14.5283 4.35246L14.3304 4.03328L14.1609 3.77214L13.9347 3.51099L13.7651 3.22082L13.539 2.98869L13.3412 2.75656L13.1434 2.52443L12.9455 2.32132L12.7477 2.1182L12.5781 1.9441L12.3519 1.71197L12.1541 1.56689L11.9562 1.39279L11.7583 1.21869L11.5605 1.10262L11.3626 0.957542L11.1648 0.81246L10.9669 0.72541L10.769 0.580328L10.5712 0.493279L10.345 0.40623L10.1754 0.319181L9.94936 0.261148L9.75151 0.174099L9.55365 0.116065L9.3558 0.0870493L9.15793 0.0290164L8.96008 0.0290164L8.76222 0L8.56437 0L8.39477 0L8.19692 0L7.99906 0.0290164L7.80121 0.0290164L7.60335 0.0580328L7.43376 0.0870493L7.2359 0.116065L7.06631 0.174099L6.89672 0.261148L6.69886 0.290164L6.52927 0.40623L6.35967 0.464263L6.19009 0.522296L6.02049 0.638361L5.87917 0.72541L5.70958 0.81246L5.56825 0.899509L5.39866 1.01558L5.08774 1.21869L4.77683 1.45082L4.49417 1.71197L4.23979 1.97312L3.95714 2.20525L3.70274 2.49541L3.44836 2.78557L3.22224 3.07574L2.96785 3.36591L2.74173 3.65607L2.54387 3.97526L2.31775 4.26541L2.11989 4.58459L1.92204 4.87476L1.75244 5.19394L1.58285 5.48411L1.41326 5.77427L1.24367 6.06443L0.961018 6.58673L0.706631 7.10903L0.480508 7.57329L0.310918 7.97952L0.0847957 8.53083L0 8.76297Z" calligra:nodeTypes="ccccccccccccccccccccccccccccccccccccccccccccccccccccccccccccccccccccccccccccccccccccccccccccccccccccccccccccccccccccccccccccccccccccccccccccccccccccccccccccccccccccccccccc"/>
          <draw:path draw:style-name="gr8" xml:id="shape-82" draw:id="shape-82" draw:layer="" svg:width="1.21533234165pt" svg:height="1.22215647945pt" svg:x="435.60372112340pt" svg:y="85.49064434889pt" svg:viewBox="0 0 1 1" svg:d="M0.0434046 0L0 0.091662L0 0.183324L0 0.274987L0 0.366648L0 0.458311L0 0.549972L0.0217023 0.641635L0.0434046 0.702742L0.0868091 0.794404L0.108512 0.855513L0.151916 0.91662L0.195321 0.977729L0.238726 1.00828L0.28213 1.06939L0.325535 1.09994L0.390642 1.1305L0.455749 1.16105L0.499153 1.19161L0.542558 1.22216L0.607665 1.22216L0.672772 1.22216L0.737879 1.19161L0.802985 1.19161L0.846389 1.1305L0.889793 1.09994L0.9549 1.09994L0.998304 1.00828L1.04172 0.947174L1.10682 0.886066L1.12852 0.824959L1.17193 0.733296L1.21533 0.641635Z" calligra:nodeTypes="cccccccccccccccccccccccccccccccccc"/>
          <draw:path draw:style-name="gr8" xml:id="shape-83" draw:id="shape-83" draw:layer="" svg:width="3.30007242566pt" svg:height="2.44432401404pt" svg:x="434.78167245520pt" svg:y="84.27174459949pt" svg:viewBox="0 0 3 2" svg:d="M3.30007 1.1448L3.24115 1.05199L3.21168 0.959164L3.15276 0.835401L3.09382 0.742579L3.06435 0.680697L3.00543 0.587875L2.94649 0.556933L2.88756 0.464111L2.82864 0.40223L2.74024 0.340349L2.68131 0.309408L2.62238 0.247527L2.47506 0.154703L2.32773 0.0928224L2.1804 0.0618816L2.03309 0L1.85629 0L1.70897 0L1.56164 0L1.38485 0.0309408L1.23752 0.0618816L1.09021 0.0928224L0.942878 0.185644L0.795554 0.278467L0.677693 0.371289L0.559834 0.464111L0.441974 0.556933L0.353579 0.711638L0.235719 0.835401L0.176789 0.990105L0.11786 1.05199L0.0883948 1.1448L0.0883948 1.20669L0.0589299 1.29951L0.0294649 1.39234L0 1.48516L0 1.54703L0 1.63986L0 1.73268L0 1.8255L0 1.91833L0 2.01115L0.0294649 2.13491L0.0589299 2.22773L0.0883948 2.32056L0.11786 2.44432Z" calligra:nodeTypes="cccccccccccccccccccccccccccccccccccccccccccccccc"/>
          <draw:path draw:style-name="gr8" xml:id="shape-84" draw:id="shape-84" draw:layer="" svg:width="18.97672389863pt" svg:height="10.82262334739pt" svg:x="434.89505847840pt" svg:y="85.17883278509pt" svg:viewBox="0 0 19 11" svg:d="M15.9544 0L15.7801 0.411729L15.5767 0.823458L15.3732 1.17637L15.1988 1.55869L14.9954 1.94101L14.8211 2.29392L14.6177 2.61742L14.4142 2.94092L14.2398 3.26442L14.0655 3.55852L13.8621 3.8232L13.7168 4.11729L13.5133 4.35256L13.3389 4.61725L13.1646 4.85252L12.9902 5.05838L12.8159 5.29366L12.6705 5.47011L12.4961 5.67598L12.3509 5.85244L12.1765 5.99948L12.0022 6.14652L11.8569 6.29357L11.7115 6.44062L11.5662 6.52884L11.4209 6.67589L11.2756 6.76412L11.1013 6.85235L11.0141 6.94058L10.8688 6.9994L10.7525 7.08762L10.6072 7.14644L10.491 7.20525L10.3747 7.23466L10.2585 7.29348L10.1422 7.32289L10.0551 7.3523L9.93882 7.38171L9.85163 7.41112L9.73539 7.41112L9.64821 7.41112L9.53197 7.41112L9.41572 7.41112L9.32853 7.41112L9.24135 7.41112L9.15418 7.41112L9.03793 7.41112L8.95074 7.38171L8.8345 7.3523L8.74732 7.32289L8.63108 7.29348L8.54389 7.23466L8.42765 7.20525L8.34047 7.17584L8.25329 7.14644L8.13705 7.08762L8.02079 6.9994L7.93362 6.94058L7.81737 6.88176L7.73019 6.82294L7.4977 6.67589L7.26521 6.49943L7.06179 6.29357L6.82931 6.0877L6.62588 5.91125L6.42245 5.67598L6.18997 5.4407L6.0156 5.20543L5.78312 4.97015L5.60875 4.70548L5.40533 4.44079L5.23096 4.17611L5.05659 3.88201L4.88223 3.61734L4.70786 3.38206L4.53349 3.11737L4.38819 2.82328L4.24288 2.58801L3.98133 2.08805L3.74885 1.61751L3.54543 1.17637L3.37106 0.823458L3.13857 0.294092L3.08045 0.147046L0 1.35283L0.0871826 1.61751L0.34873 2.20569L0.552157 2.61742L0.784644 3.11737L1.04619 3.64675L1.3368 4.20552L1.51116 4.49961L1.68553 4.82311L1.8599 5.1172L2.06332 5.4407L2.26675 5.76421L2.49924 6.0877L2.70266 6.41121L2.93514 6.73471L3.19669 7.02881L3.42919 7.38171L3.71979 7.6758L3.98133 7.99931L4.27195 8.26399L4.56256 8.55808L4.88223 8.88158L5.20189 9.11686L5.52157 9.38153L5.8703 9.61681L6.04466 9.73445L6.24809 9.85208L6.42245 9.96972L6.59681 10.0579L6.80024 10.1462L7.00367 10.2638L7.2071 10.3226L7.41052 10.4403L7.61395 10.4991L7.84644 10.5579L8.04986 10.5873L8.25329 10.6755L8.48577 10.705L8.71826 10.7344L8.95074 10.7637L9.15418 10.7637L9.38666 10.8226L9.64821 10.7932L9.88069 10.7637L10.1132 10.7344L10.3457 10.7344L10.5781 10.6755L10.8397 10.6167L11.0722 10.5579L11.3047 10.4991L11.5371 10.3815L11.7697 10.3226L12.0022 10.205L12.2346 10.0874L12.4671 9.96972L12.6996 9.82268L12.9321 9.67563L13.1646 9.52858L13.397 9.35213L13.6004 9.17568L13.833 8.99922L14.0655 8.79335L14.2689 8.58749L14.5013 8.41103L14.7048 8.17576L14.9373 7.94049L15.1407 7.70521L15.3732 7.41112L15.5767 7.17584L15.7801 6.91117L16.0125 6.61707L16.2159 6.29357L16.4193 5.99948L16.6519 5.67598L16.8553 5.35247L17.0587 4.99956L17.2912 4.67607L17.4947 4.29374L17.6981 3.91142L17.9015 3.52911L18.1049 3.11737L18.3375 2.70565L18.5409 2.29392L18.7733 1.85278L18.9767 1.38224Z" calligra:nodeTypes="ccccccccccccccccccccccccccccccccccccccccccccccccccccccccccccccccccccccccccccccccccccccccccccccccccccccccccccccccccccccccccccccccccccccccccccccccccccccccccccccccccccccccccc"/>
          <draw:path draw:style-name="gr8" xml:id="shape-85" draw:id="shape-85" draw:layer="" svg:width="18.03319047791pt" svg:height="10.82262334739pt" svg:x="450.45729016260pt" svg:y="76.13629743489pt" svg:viewBox="0 0 18 11" svg:d="M18.0332 9.46976L17.9229 9.17568L17.6747 8.58749L17.4817 8.14636L17.2611 7.6758L17.013 7.14644L16.7096 6.58766L16.5442 6.26416L16.3788 5.97007L16.2133 5.64657L16.0478 5.35247L15.8548 5.02897L15.6343 4.70548L15.4137 4.38197L15.2206 4.05847L14.9725 3.76438L14.7243 3.41147L14.4762 3.11737L14.2004 2.82328L13.9523 2.49979L13.649 2.20569L13.3732 1.9116L13.0699 1.64692L12.7391 1.41164L12.4633 1.14696L12.2703 1.02932L12.0773 0.911686L11.9118 0.823458L11.7463 0.705821L11.5533 0.617593L11.3603 0.499956L11.1673 0.441138L10.9743 0.352911L10.7813 0.294092L10.5883 0.235274L10.3677 0.147046L10.1747 0.117637L9.95404 0.0588185L9.7335 0.0294092L9.54047 0L9.31989 0L9.07173 0L8.87871 0L8.63055 0L8.40996 0L8.18937 0.0294092L7.96878 0.0882276L7.74819 0.147046L7.5276 0.235274L7.27944 0.264683L7.05885 0.352911L6.83826 0.470548L6.61767 0.558775L6.39708 0.705821L6.1765 0.794049L5.9559 0.941094L5.73532 1.08814L5.51473 1.2646L5.32171 1.41164L5.07355 1.5881L4.88053 1.76455L4.65994 1.97041L4.46693 2.17628L4.24634 2.38215L4.05332 2.58801L3.83274 2.82328L3.63972 3.08797L3.41913 3.32324L3.22612 3.58793L3.00552 3.85261L2.81251 4.17611L2.6195 4.4702L2.39891 4.7643L2.20589 5.08779L2.01287 5.41129L1.79229 5.76421L1.59927 6.11711L1.40625 6.47002L1.18567 6.88176L0.992647 7.23466L0.772062 7.61698L0.579046 8.05813L0.386031 8.46985L0.193015 8.9404L0 9.38153L2.84009 10.8226L3.0331 10.3815L3.22612 9.99913L3.41913 9.61681L3.58457 9.20509L3.77759 8.85217L3.94303 8.49926L4.13604 8.14636L4.30148 7.85226L4.49451 7.52876L4.65994 7.23466L4.82538 6.94058L4.99083 6.67589L5.18384 6.41121L5.34928 6.17593L5.51473 5.94066L5.68017 5.70539L5.81804 5.49952L5.98348 5.32307L6.14893 5.1172L6.28679 4.94075L6.45223 4.7643L6.61767 4.61725L6.75554 4.4702L6.89341 4.35256L7.05885 4.23492L7.16914 4.08788L7.30702 3.99965L7.44488 3.94083L7.55518 3.85261L7.69304 3.76438L7.80333 3.67615L7.94121 3.61734L8.0515 3.58793L8.1618 3.52911L8.27209 3.4997L8.38238 3.47029L8.46511 3.41147L8.5754 3.38206L8.6857 3.38206L8.76842 3.38206L8.85114 3.35265L8.96143 3.35265L9.07173 3.35265L9.15445 3.35265L9.23717 3.35265L9.31989 3.38206L9.43018 3.38206L9.5129 3.41147L9.6232 3.44088L9.70592 3.47029L9.81619 3.4997L9.8989 3.52911L9.98161 3.55852L10.092 3.58793L10.1747 3.67615L10.285 3.70556L10.3953 3.76438L10.5056 3.85261L10.5883 3.91142L10.6985 3.97024L10.9192 4.11729L11.1122 4.29374L11.3328 4.4702L11.5258 4.67607L11.7188 4.88193L11.9118 5.1172L12.1048 5.35247L12.3254 5.58775L12.5184 5.82303L12.6839 6.11711L12.8769 6.35239L13.0423 6.61707L13.2353 6.88176L13.4008 7.14644L13.5387 7.44053L13.7041 7.70521L13.842 7.9699L13.9798 8.20517L14.228 8.70513L14.4486 9.20509L14.6416 9.61681L14.807 9.99913L15.0276 10.4991L15.0828 10.6462Z" calligra:nodeTypes="ccccccccccccccccccccccccccccccccccccccccccccccccccccccccccccccccccccccccccccccccccccccccccccccccccccccccccccccccccccccccccccccccccccccccccccccccccccccccccccccccccccccccccc"/>
          <draw:path draw:style-name="gr8" xml:id="shape-86" draw:id="shape-86" draw:layer="" svg:width="18.97672389863pt" svg:height="10.82262334739pt" svg:x="465.93448232940pt" svg:y="85.09379326769pt" svg:viewBox="0 0 19 11" svg:d="M15.9544 0L15.751 0.38232L15.5476 0.794049L15.3732 1.17637L15.1988 1.5881L14.9954 1.94101L14.792 2.29392L14.6177 2.64683L14.4142 2.94092L14.2398 3.26442L14.0655 3.58793L13.8621 3.85261L13.6877 4.11729L13.5133 4.35256L13.3099 4.61725L13.1646 4.85252L12.9902 5.05838L12.8159 5.29366L12.6705 5.47011L12.4961 5.67598L12.3218 5.85244L12.1474 5.99948L12.0022 6.14652L11.8569 6.32298L11.6824 6.41121L11.5371 6.55825L11.3918 6.64648L11.2756 6.79353L11.1303 6.85235L10.985 6.94058L10.8688 7.02881L10.7525 7.08762L10.6072 7.17584L10.491 7.20525L10.3747 7.26407L10.2585 7.29348L10.1422 7.32289L10.026 7.3523L9.93882 7.41112L9.82258 7.41112L9.70633 7.41112L9.64821 7.44053L9.56103 7.44053L9.44479 7.44053L9.32853 7.44053L9.24135 7.44053L9.15418 7.41112L9.03793 7.41112L8.92169 7.38171L8.8345 7.3523L8.74732 7.32289L8.66014 7.29348L8.54389 7.26407L8.45671 7.23466L8.34047 7.17584L8.25329 7.11703L8.13705 7.08762L8.02079 7.02881L7.90455 6.94058L7.81737 6.88176L7.73019 6.82294L7.4977 6.64648L7.29428 6.49943L7.06179 6.32298L6.85836 6.11711L6.62588 5.91125L6.42245 5.67598L6.21902 5.4407L6.0156 5.20543L5.81217 4.97015L5.60875 4.67607L5.40533 4.44079L5.23096 4.1467L5.05659 3.88201L4.88223 3.61734L4.70786 3.35265L4.53349 3.08797L4.38819 2.82328L4.24288 2.5586L3.98133 2.05864L3.71979 1.5881L3.54543 1.14696L3.37106 0.794049L3.13857 0.294092L3.08045 0.117637L0 1.32342L0.0871826 1.5881L0.34873 2.17628L0.552157 2.61742L0.784644 3.08797L1.04619 3.64675L1.3368 4.20552L1.51116 4.52902L1.71459 4.82311L1.8599 5.1172L2.06332 5.4407L2.26675 5.76421L2.49924 6.0877L2.70266 6.3818L2.93514 6.73471L3.19669 7.02881L3.45824 7.3523L3.71979 7.6758L3.98133 7.9699L4.27195 8.29339L4.56256 8.58749L4.88223 8.85217L5.20189 9.11686L5.52157 9.38153L5.84123 9.61681L6.04466 9.76386L6.24809 9.85208L6.42245 9.96972L6.62588 10.0579L6.80024 10.1756L7.00367 10.2638L7.2071 10.352L7.38146 10.4109L7.58489 10.4991L7.84644 10.5579L8.04986 10.6167L8.25329 10.6755L8.48577 10.705L8.71826 10.7637L8.92169 10.7932L9.15418 10.7932L9.38666 10.8226L9.64821 10.8226L9.85163 10.7932L10.1132 10.7637L10.3457 10.7344L10.5781 10.705L10.8107 10.6462L11.0722 10.5579L11.2756 10.4991L11.5371 10.4109L11.7697 10.3226L12.0022 10.2344L12.2637 10.1168L12.4671 9.99913L12.6996 9.82268L12.9321 9.70504L13.1646 9.52858L13.397 9.38153L13.6004 9.20509L13.833 9.02863L14.0655 8.82276L14.2689 8.6169L14.4723 8.41103L14.7048 8.20517L14.9082 7.9699L15.1407 7.70521L15.3441 7.46994L15.5767 7.17584L15.7801 6.91117L16.0125 6.61707L16.2159 6.32298L16.4193 6.02889L16.6519 5.67598L16.8553 5.38188L17.0587 5.02897L17.2621 4.67607L17.4947 4.29374L17.6981 3.91142L17.9015 3.52911L18.1339 3.14678L18.3375 2.73506L18.5409 2.29392L18.7443 1.85278L18.9767 1.41164Z" calligra:nodeTypes="ccccccccccccccccccccccccccccccccccccccccccccccccccccccccccccccccccccccccccccccccccccccccccccccccccccccccccccccccccccccccccccccccccccccccccccccccccccccccccccccccccccccccccc"/>
          <draw:path draw:style-name="gr8" xml:id="shape-87" draw:id="shape-87" draw:layer="" svg:width="18.91860537275pt" svg:height="10.76366941848pt" svg:x="481.49671401360pt" svg:y="76.07960442329pt" svg:viewBox="0 0 19 11" svg:d="M18.9186 9.56121L18.8026 9.26792L18.5413 8.68134L18.3673 8.27073L18.1351 7.77215L17.845 7.2149L17.5548 6.68698L17.3807 6.36436L17.2066 6.04175L17.0325 5.74846L16.8295 5.42583L16.6263 5.10322L16.3942 4.7806L16.1911 4.45799L15.959 4.13537L15.7268 3.81275L15.4656 3.49013L15.2045 3.16752L14.9144 2.87423L14.6242 2.55161L14.363 2.25832L14.0439 1.99436L13.7246 1.73041L13.3765 1.46644L13.0573 1.23181L12.8541 1.08516L12.6801 0.967853L12.506 0.850537L12.3319 0.76255L12.1288 0.674564L11.9256 0.557248L11.7225 0.469261L11.5194 0.410604L11.3163 0.322618L11.1133 0.234631L10.9101 0.205302L10.707 0.146644L10.4749 0.0879866L10.2427 0.0586577L10.0106 0.0293289L9.77847 0L9.54634 0L9.31421 0L9.08208 0L8.84995 0.0293289L8.58881 0.0586577L8.35667 0.0879866L8.12455 0.146644L7.89241 0.205302L7.66028 0.293289L7.42816 0.351946L7.16701 0.439933L6.9639 0.557248L6.73176 0.674564L6.47062 0.791879L6.2675 0.909194L6.03538 1.05584L5.80325 1.23181L5.57111 1.37846L5.33899 1.55443L5.13588 1.75974L4.90374 1.9357L4.67161 2.14101L4.4685 2.34631L4.23637 2.55161L4.03325 2.78624L3.80113 3.02087L3.59802 3.31416L3.36588 3.54879L3.16277 3.84208L2.93064 4.10604L2.72752 4.42866L2.52441 4.72194L2.3213 5.04456L2.08917 5.36719L1.88606 5.6898L1.68295 6.04175L1.47982 6.45235L1.27671 6.8043L1.04459 7.18557L0.841471 7.59617L0.609341 8.00678L0.406227 8.44671L0.203113 8.85732L0 9.32658L2.98867 10.7344L3.19178 10.3238L3.39489 9.91315L3.56899 9.50255L3.77211 9.1506L3.97523 8.76933L4.14932 8.44671L4.32342 8.09477L4.52653 7.77215L4.70063 7.44953L4.90374 7.18557L5.07784 6.89228L5.25194 6.599L5.42604 6.36436L5.60013 6.12973L5.77423 5.8951L5.97734 5.66047L6.12242 5.45516L6.29652 5.2792L6.47062 5.07389L6.6157 4.89792L6.7898 4.72194L6.93487 4.60463L7.07996 4.45799L7.22504 4.34067L7.37012 4.19403L7.5152 4.10604L7.66028 4.01805L7.80536 3.90074L7.95045 3.81275L8.06651 3.72477L8.18257 3.66611L8.32766 3.63678L8.44372 3.54879L8.55978 3.51946L8.67586 3.49013L8.7629 3.43147L8.87897 3.40215L8.99503 3.40215L9.08208 3.37282L9.19814 3.37282L9.28519 3.37282L9.40126 3.37282L9.48831 3.37282L9.57536 3.37282L9.6624 3.37282L9.77847 3.37282L9.86552 3.40215L9.98158 3.40215L10.0686 3.43147L10.1557 3.4608L10.2718 3.49013L10.3588 3.54879L10.4749 3.57812L10.5619 3.63678L10.678 3.66611L10.794 3.72477L10.881 3.78343L10.9971 3.87141L11.0842 3.90074L11.2003 3.95939L11.4324 4.13537L11.6355 4.31134L11.8386 4.48732L12.0708 4.69261L12.2739 4.92725L12.477 5.13255L12.6801 5.36719L12.8832 5.60181L13.0864 5.86577L13.2894 6.12973L13.4635 6.39369L13.6666 6.68698L13.8697 6.95094L14.0149 7.2149L14.189 7.47886L14.363 7.77215L14.4791 8.00678L14.6532 8.27073L14.9144 8.76933L15.1465 9.26792L15.3496 9.67853L15.4946 10.0305L15.7558 10.5877L15.8139 10.7344L15.8139 10.7637L15.8139 10.7344L15.8139 10.7637Z" calligra:nodeTypes="cccccccccccccccccccccccccccccccccccccccccccccccccccccccccccccccccccccccccccccccccccccccccccccccccccccccccccccccccccccccccccccccccccccccccccccccccccccccccccccccccccccccccccccc"/>
          <draw:path draw:style-name="gr8" xml:id="shape-88" draw:id="shape-88" draw:layer="" svg:width="18.97672389863pt" svg:height="10.82262334739pt" svg:x="496.91721316880pt" svg:y="85.17883278509pt" svg:viewBox="0 0 19 11" svg:d="M15.9544 0L15.751 0.411729L15.5476 0.823458L15.3732 1.17637L15.1698 1.5881L14.9664 1.94101L14.792 2.29392L14.6177 2.64683L14.4142 2.94092L14.2398 3.26442L14.0655 3.55852L13.8621 3.85261L13.6877 4.11729L13.5133 4.35256L13.3389 4.61725L13.1646 4.85252L12.9902 5.08779L12.8159 5.29366L12.6414 5.47011L12.4671 5.67598L12.3218 5.85244L12.1474 5.99948L12.0022 6.17593L11.8569 6.32298L11.6824 6.44062L11.5371 6.55825L11.3918 6.7053L11.2466 6.79353L11.1303 6.85235L10.985 6.94058L10.8397 7.02881L10.7234 7.11703L10.5781 7.17584L10.491 7.20525L10.3457 7.26407L10.2585 7.32289L10.1422 7.32289L10.0551 7.38171L9.93882 7.38171L9.85163 7.41112L9.73539 7.41112L9.64821 7.44053L9.53197 7.44053L9.44479 7.44053L9.3576 7.44053L9.24135 7.44053L9.15418 7.41112L9.03793 7.41112L8.95074 7.38171L8.86356 7.3523L8.74732 7.32289L8.66014 7.29348L8.54389 7.26407L8.45671 7.20525L8.34047 7.17584L8.25329 7.11703L8.13705 7.08762L8.02079 7.02881L7.93362 6.94058L7.81737 6.88176L7.73019 6.85235L7.4977 6.67589L7.29428 6.49943L7.06179 6.32298L6.85836 6.11711L6.65494 5.91125L6.42245 5.67598L6.21902 5.4407L6.0156 5.20543L5.81217 4.97015L5.60875 4.67607L5.40533 4.44079L5.23096 4.17611L5.05659 3.88201L4.88223 3.64675L4.70786 3.35265L4.53349 3.08797L4.38819 2.82328L4.27195 2.5586L3.98133 2.08805L3.74885 1.61751L3.54543 1.14696L3.37106 0.823458L3.13857 0.294092L3.08045 0.147046L0 1.32342L0.116243 1.61751L0.34873 2.17628L0.552157 2.64683L0.784644 3.11737L1.04619 3.64675L1.3368 4.20552L1.54022 4.52902L1.68553 4.82311L1.88896 5.14661L2.09238 5.4407L2.26675 5.76421L2.49924 6.0877L2.73172 6.41121L2.96421 6.7053L3.22575 7.02881L3.45824 7.3523L3.71979 7.6758L3.98133 7.99931L4.27195 8.29339L4.59162 8.58749L4.88223 8.85217L5.20189 9.11686L5.52157 9.38153L5.84123 9.61681L6.04466 9.73445L6.24809 9.85208L6.42245 9.96972L6.62588 10.0579L6.80024 10.1462L7.00367 10.2638L7.2071 10.352L7.41052 10.4109L7.61395 10.5285L7.81737 10.5579L8.04986 10.6167L8.25329 10.705L8.48577 10.7344L8.71826 10.7637L8.95074 10.7637L9.18324 10.7932L9.41572 10.8226L9.61914 10.7932L9.85163 10.7932L10.0841 10.7637L10.3166 10.7344L10.5781 10.705L10.8107 10.6462L11.0432 10.5873L11.2756 10.5285L11.5081 10.4109L11.7406 10.3226L11.9731 10.2344L12.2056 10.1168L12.4671 9.96972L12.6996 9.85208L12.9321 9.70504L13.1646 9.52858L13.368 9.38153L13.6004 9.20509L13.833 9.02863L14.0364 8.82276L14.2689 8.6169L14.4723 8.41103L14.7048 8.17576L14.9082 7.9699L15.1407 7.70521L15.3441 7.44053L15.5476 7.20525L15.7801 6.94058L15.9835 6.61707L16.1869 6.32298L16.4193 6.02889L16.6228 5.67598L16.8553 5.38188L17.0587 5.02897L17.2621 4.67607L17.4947 4.32315L17.6981 3.91142L17.9015 3.52911L18.1339 3.14678L18.3375 2.73506L18.5409 2.29392L18.7443 1.85278L18.9767 1.41164Z" calligra:nodeTypes="ccccccccccccccccccccccccccccccccccccccccccccccccccccccccccccccccccccccccccccccccccccccccccccccccccccccccccccccccccccccccccccccccccccccccccccccccccccccccccccccccccccccccccc"/>
          <draw:path draw:style-name="gr8" xml:id="shape-89" draw:id="shape-89" draw:layer="" svg:width="18.91860537275pt" svg:height="10.82262334739pt" svg:x="512.47944485300pt" svg:y="76.13629743489pt" svg:viewBox="0 0 19 11" svg:d="M18.9186 9.44035L18.8026 9.17568L18.5413 8.55808L18.3673 8.14636L18.1351 7.6758L17.845 7.14644L17.5548 6.58766L17.3807 6.26416L17.2066 5.94066L17.0325 5.64657L16.8295 5.32307L16.6263 5.02897L16.3942 4.70548L16.1911 4.38197L15.959 4.05847L15.6977 3.73497L15.4656 3.41147L15.2045 3.08797L14.9144 2.82328L14.6242 2.49979L14.334 2.20569L14.0149 1.9116L13.6956 1.64692L13.3765 1.41164L13.0573 1.14696L12.8541 1.02932L12.6801 0.911686L12.506 0.823458L12.3029 0.705821L12.0998 0.617593L11.9256 0.499956L11.6935 0.411729L11.5194 0.352911L11.2873 0.264683L11.0842 0.235274L10.852 0.147046L10.6489 0.0882276L10.4168 0.0588185L10.2137 0.0294092L9.98158 0L9.74945 0L9.51732 0L9.28519 0L9.05307 0L8.82093 0L8.58881 0.0588185L8.35667 0.0882276L8.09553 0.147046L7.89241 0.205864L7.63127 0.264683L7.39914 0.38232L7.16701 0.470548L6.93487 0.558775L6.70275 0.676412L6.47062 0.823458L6.23849 0.941094L6.00636 1.08814L5.77423 1.2646L5.57111 1.41164L5.33899 1.5881L5.10685 1.76455L4.90374 1.97041L4.67161 2.17628L4.43948 2.38215L4.23637 2.58801L4.00424 2.82328L3.80113 3.08797L3.59802 3.32324L3.36588 3.58793L3.16277 3.85261L2.93064 4.17611L2.72752 4.4702L2.49539 4.7643L2.29228 5.08779L2.08917 5.41129L1.88606 5.76421L1.68295 6.11711L1.45081 6.47002L1.2477 6.88176L1.04459 7.23466L0.841471 7.64639L0.609341 8.05813L0.406227 8.46985L0.203113 8.9404L0 9.38153L2.98867 10.8226L3.19178 10.3815L3.39489 9.99913L3.56899 9.61681L3.77211 9.20509L3.97523 8.85217L4.14932 8.49926L4.32342 8.14636L4.52653 7.85226L4.70063 7.52876L4.87473 7.20525L5.07784 6.94058L5.25194 6.67589L5.42604 6.41121L5.60013 6.17593L5.77423 5.94066L5.94833 5.70539L6.12242 5.49952L6.29652 5.32307L6.47062 5.1172L6.6157 4.94075L6.7898 4.7643L6.93487 4.61725L7.07996 4.4702L7.22504 4.35256L7.37012 4.23492L7.54422 4.08788L7.6893 3.99965L7.80536 3.94083L7.95045 3.85261L8.06651 3.76438L8.21159 3.67615L8.32766 3.61734L8.44372 3.58793L8.55978 3.52911L8.67586 3.4997L8.7629 3.44088L8.87897 3.41147L8.99503 3.38206L9.08208 3.38206L9.19814 3.38206L9.28519 3.35265L9.40126 3.35265L9.48831 3.35265L9.57536 3.35265L9.69142 3.35265L9.77847 3.38206L9.89453 3.38206L9.98158 3.41147L10.0686 3.41147L10.1557 3.44088L10.2718 3.4997L10.3878 3.52911L10.4749 3.55852L10.5619 3.58793L10.678 3.67615L10.794 3.70556L10.881 3.76438L10.9971 3.8232L11.0842 3.91142L11.2003 3.94083L11.4324 4.08788L11.6355 4.29374L11.8386 4.4702L12.0708 4.67607L12.2739 4.88193L12.477 5.08779L12.7091 5.32307L12.8832 5.55834L13.0864 5.82303L13.2894 6.0877L13.4925 6.35239L13.6666 6.58766L13.8697 6.88176L14.0149 7.14644L14.189 7.44053L14.363 7.6758L14.5081 7.9699L14.6532 8.20517L14.9144 8.70513L15.1465 9.17568L15.3496 9.61681L15.5237 9.94031L15.7558 10.4991L15.8139 10.6462Z" calligra:nodeTypes="ccccccccccccccccccccccccccccccccccccccccccccccccccccccccccccccccccccccccccccccccccccccccccccccccccccccccccccccccccccccccccccccccccccccccccccccccccccccccccccccccccccccccccc"/>
          <draw:path draw:style-name="gr8" xml:id="shape-90" draw:id="shape-90" draw:layer="" svg:width="3.30007242566pt" svg:height="2.44432401404pt" svg:x="527.92829051400pt" svg:y="85.20717929089pt" svg:viewBox="0 0 3 2" svg:d="M0 1.29951L0 1.39234L0.0589299 1.48516L0.11786 1.57798L0.147325 1.67081L0.206255 1.73268L0.265185 1.79457L0.324115 1.85644L0.383044 1.94926L0.441974 2.01115L0.500904 2.07304L0.589299 2.13491L0.648229 2.1968L0.736623 2.22773L0.795554 2.25868L0.854484 2.28962L0.942878 2.32056L1.09021 2.38244L1.23752 2.41338L1.41431 2.44432L1.56164 2.44432L1.70897 2.44432L1.88576 2.38244L2.03309 2.35149L2.1804 2.32056L2.32773 2.22773L2.47506 2.16586L2.59292 2.04209L2.71077 1.94926L2.82864 1.85644L2.94649 1.70174L3.03489 1.57798L3.12328 1.42327L3.15276 1.3614L3.18222 1.29951L3.21168 1.20669L3.21168 1.11387L3.24115 1.02105L3.27061 0.959164L3.27061 0.866341L3.30007 0.773519L3.30007 0.680697L3.27061 0.618816L3.27061 0.495052L3.27061 0.40223L3.24115 0.278467L3.21168 0.185644L3.18222 0.0928224L3.15276 0Z" calligra:nodeTypes="cccccccccccccccccccccccccccccccccccccccccccccccccc"/>
          <draw:path draw:style-name="gr9" xml:id="shape-91" draw:id="shape-91" draw:layer="" svg:width="1.21533234165pt" svg:height="1.22215647945pt" svg:x="530.33774350700pt" svg:y="85.09379326769pt" svg:viewBox="0 0 1 1" svg:d="M1.15023 1.22216L1.17193 1.06939L1.19363 0.977729L1.21533 0.886066L1.21533 0.794404L1.19363 0.733296L1.19363 0.641635L1.17193 0.549972L1.12852 0.488864L1.12852 0.397202L1.08512 0.30554L1.04172 0.274987L0.998304 0.213878L0.9549 0.15277L0.911495 0.091662L0.846389 0.061108L0.802985 0.061108L0.737879 0L0.672772 0L0.629367 0L0.56426 0L0.520856 0L0.455749 0L0.390642 0L0.325535 0.030554L0.28213 0.061108L0.238726 0.091662L0.173619 0.15277L0.130214 0.213878L0.0868091 0.30554L0.065107 0.366648L0.0217023 0.458311L0 0.549972Z" calligra:nodeTypes="cccccccccccccccccccccccccccccccccc"/>
          <draw:path draw:style-name="gr9" xml:id="shape-92" draw:id="shape-92" draw:layer="" svg:width="17.01580715279pt" svg:height="9.54667597160pt" svg:x="514.83220483440pt" svg:y="85.49064434889pt" svg:viewBox="0 0 17 10" svg:d="M0 0.727643L0.198187 1.13512L0.368062 1.5717L0.56625 1.97919L0.79275 2.38667L0.990937 2.76504L1.18912 3.14342L1.38731 3.52179L1.5855 3.84195L1.78369 4.19122L1.98187 4.51138L2.18006 4.83154L2.37825 5.15171L2.60475 5.44277L2.77463 5.70472L2.97281 5.99578L3.171 6.25773L3.3975 6.51968L3.56738 6.75253L3.79387 6.98537L3.99207 7.18911L4.19025 7.39285L4.38844 7.59659L4.58662 7.77122L4.78481 7.94586L4.95468 8.12049L5.18119 8.29512L5.37937 8.41155L5.57756 8.55707L5.77575 8.7026L5.97394 8.78993L6.20044 8.93546L6.37031 9.02277L6.5685 9.11009L6.76668 9.19741L6.96488 9.25562L7.16306 9.31383L7.36125 9.37204L7.58775 9.43025L7.78594 9.45936L7.98412 9.48846L8.18231 9.48846L8.38049 9.51757L8.57869 9.54668L8.77688 9.51757L8.94675 9.48846L9.14494 9.45936L9.34312 9.45936L9.513 9.40115L9.71118 9.37204L9.88106 9.31383L10.051 9.25562L10.2208 9.19741L10.419 9.1392L10.5889 9.05188L10.7587 8.99367L10.9286 8.90635L11.0985 8.78993L11.24 8.7026L11.4099 8.61529L11.5798 8.49886L11.8629 8.29512L12.1744 8.06228L12.4575 7.80033L12.7406 7.53838L12.9954 7.27643L13.2503 6.98537L13.5051 6.72342L13.7316 6.43236L13.9864 6.14131L14.2129 5.82115L14.4394 5.53009L14.6376 5.20992L14.8358 4.91886L15.0339 4.5987L15.2321 4.30764L15.402 4.01659L15.5718 3.72553L15.7134 3.43447L16.0248 2.88147L16.2797 2.38667L16.4779 1.92098L16.676 1.51349L16.9309 0.960489L17.0158 0.727643L15.4869 0.116423L15.4303 0.261952L15.1755 0.81496L15.0057 1.19333L14.8358 1.62992L14.581 2.12472L14.2978 2.61952L14.1563 2.88147L13.9864 3.17252L13.8448 3.43447L13.675 3.69642L13.4768 3.98748L13.3069 4.27854L13.1087 4.54049L12.9388 4.83154L12.7123 5.09349L12.5141 5.35546L12.2876 5.61741L12.0894 5.85025L11.8629 6.1122L11.6364 6.31594L11.4099 6.54879L11.1551 6.75253L10.9003 6.92716L10.6455 7.1309L10.5323 7.21822L10.419 7.24732L10.3058 7.36374L10.1925 7.39285L10.051 7.48017L9.93769 7.53838L9.79612 7.59659L9.68287 7.62569L9.56963 7.68391L9.42806 7.71301L9.31481 7.74212L9.17325 7.80033L9.06 7.80033L8.91843 7.82943L8.80518 7.82943L8.66363 7.85854L8.55037 7.85854L8.40881 7.85854L8.29556 7.82943L8.154 7.82943L8.01243 7.82943L7.89919 7.80033L7.75762 7.77122L7.61606 7.71301L7.50282 7.68391L7.33294 7.62569L7.19137 7.56748L7.04982 7.48017L6.90825 7.42196L6.73837 7.36374L6.59682 7.24732L6.45525 7.16L6.28537 7.07269L6.14381 6.92716L5.97394 6.81074L5.80406 6.69431L5.6625 6.51968L5.49262 6.37415L5.32275 6.19952L5.15287 6.05399L4.95468 5.82115L4.81313 5.64651L4.61493 5.44277L4.44507 5.20992L4.27519 4.97707L4.07699 4.74423L3.90713 4.48228L3.73725 4.22033L3.53906 3.92927L3.34087 3.63821L3.171 3.34716L2.97281 2.99789L2.77463 2.67773L2.60475 2.35757L2.40656 1.97919L2.23669 1.62992L2.0385 1.22244L1.84032 0.81496L1.64212 0.40748L1.44394 0Z" calligra:nodeTypes="ccccccccccccccccccccccccccccccccccccccccccccccccccccccccccccccccccccccccccccccccccccccccccccccccccccccccccccccccccccccccccccccccccccccccccccccccccccccccccccccccccccccccccc"/>
          <draw:path draw:style-name="gr9" xml:id="shape-93" draw:id="shape-93" draw:layer="" svg:width="17.01580715279pt" svg:height="9.54667597160pt" svg:x="499.26997315020pt" svg:y="76.92999959729pt" svg:viewBox="0 0 17 10" svg:d="M1.50057 9.43025L1.55718 9.25562L1.812 8.7026L1.98187 8.32423L2.18006 7.88765L2.40656 7.42196L2.68969 6.89805L2.83125 6.6361L3.00112 6.37415L3.14269 6.0831L3.31256 5.82115L3.48244 5.53009L3.68062 5.23903L3.87881 4.97707L4.04869 4.68602L4.27519 4.45317L4.47338 4.16211L4.67156 3.90016L4.92638 3.66732L5.12456 3.43447L5.35107 3.20163L5.60588 2.96878L5.83237 2.76504L6.08719 2.59041L6.342 2.41578L6.42694 2.29935L6.5685 2.24114L6.68174 2.18293L6.82331 2.09562L6.93656 2.0374L7.04982 1.97919L7.19137 1.95009L7.30462 1.89188L7.44619 1.83366L7.55943 1.80456L7.67269 1.74635L7.78594 1.71723L7.9275 1.71723L8.04075 1.65902L8.18231 1.65902L8.29556 1.65902L8.40881 1.65902L8.57869 1.65902L8.69194 1.65902L8.80518 1.65902L8.94675 1.71723L9.08831 1.71723L9.22987 1.74635L9.37143 1.80456L9.513 1.83366L9.65457 1.89188L9.76781 1.95009L9.93769 2.0083L10.0793 2.06651L10.2492 2.18293L10.3907 2.27025L10.5323 2.35757L10.7022 2.47399L10.8436 2.59041L11.0135 2.70683L11.1834 2.82326L11.3533 2.96878L11.4948 3.14342L11.6647 3.31805L11.8346 3.49269L12.0045 3.66732L12.1744 3.90016L12.3725 4.0748L12.5424 4.30764L12.7123 4.54049L12.9105 4.77333L13.0804 5.03528L13.2786 5.29724L13.4484 5.5883L13.6183 5.87936L13.8165 6.19952L14.0147 6.51968L14.2129 6.83984L14.3828 7.16L14.581 7.53838L14.7792 7.91675L14.949 8.29512L15.1471 8.7026L15.3453 9.08099L15.5435 9.54668L17.0158 8.78993L16.7893 8.38244L16.5911 7.94586L16.3929 7.53838L16.1947 7.1309L15.9965 6.75253L15.7983 6.37415L15.6001 5.99578L15.402 5.61741L15.2038 5.29724L15.0057 4.97707L14.7792 4.68602L14.581 4.36585L14.3828 4.04569L14.2129 3.81285L14.0147 3.52179L13.8165 3.23073L13.59 2.99789L13.3918 2.76504L13.1936 2.5322L12.9954 2.32846L12.7972 2.12472L12.5991 1.89188L12.4009 1.71723L12.231 1.5717L12.0045 1.39707L11.8063 1.25154L11.6081 1.10601L11.4099 0.960489L11.2117 0.81496L11.0135 0.727643L10.787 0.582115L10.6172 0.494797L10.3907 0.40748L10.1925 0.320163L9.99431 0.261952L9.79612 0.174635L9.59794 0.116423L9.39975 0.0873172L9.20157 0.0291057L9.00337 0.0291057L8.80518 0L8.607 0L8.40881 0L8.21063 0L8.01243 0.0291057L7.84256 0.0291057L7.64437 0.0582115L7.4745 0.0873172L7.30462 0.145528L7.10643 0.20374L6.93656 0.261952L6.76668 0.320163L6.59682 0.40748L6.39862 0.465691L6.22874 0.523903L6.08719 0.640326L5.91731 0.727643L5.74744 0.81496L5.57756 0.902277L5.436 1.0187L5.12456 1.22244L4.84144 1.45528L4.55831 1.71723L4.24687 1.97919L3.99207 2.24114L3.73725 2.50309L3.48244 2.79415L3.25593 3.11431L3.00112 3.37626L2.77463 3.69642L2.54812 3.98748L2.34994 4.30764L2.15175 4.5987L1.95356 4.88976L1.75538 5.20992L1.5855 5.53009L1.41563 5.82115L1.27406 6.0831L0.962625 6.6361L0.707813 7.16L0.509625 7.62569L0.311438 8.00407L0.056625 8.58618L0 8.84814Z" calligra:nodeTypes="ccccccccccccccccccccccccccccccccccccccccccccccccccccccccccccccccccccccccccccccccccccccccccccccccccccccccccccccccccccccccccccccccccccccccccccccccccccccccccccccccccccccccccc"/>
          <draw:path draw:style-name="gr9" xml:id="shape-94" draw:id="shape-94" draw:layer="" svg:width="17.01580715279pt" svg:height="9.54667597160pt" svg:x="483.76443447760pt" svg:y="85.43395133729pt" svg:viewBox="0 0 17 10" svg:d="M0 0.698537L0.198187 1.13512L0.396375 1.5717L0.594562 1.97919L0.79275 2.38667L0.990937 2.76504L1.18912 3.14342L1.41563 3.52179L1.61381 3.90016L1.812 4.22033L2.01018 4.54049L2.20838 4.83154L2.40656 5.1226L2.60475 5.44277L2.80293 5.70472L3.00112 5.99578L3.19932 6.25773L3.3975 6.51968L3.59569 6.75253L3.79387 6.98537L3.99207 7.18911L4.19025 7.39285L4.38844 7.59659L4.58662 7.77122L4.78481 7.94586L4.983 8.12049L5.18119 8.26602L5.37937 8.41155L5.57756 8.55707L5.80406 8.7026L6.00225 8.81904L6.20044 8.93546L6.37031 9.02277L6.59682 9.11009L6.795 9.19741L6.99319 9.28473L7.19137 9.34294L7.38956 9.37204L7.61606 9.43025L7.78594 9.45936L8.01243 9.48846L8.18231 9.51757L8.40881 9.54668L8.57869 9.54668L8.77688 9.54668L8.94675 9.48846L9.14494 9.45936L9.34312 9.45936L9.54131 9.43025L9.71118 9.37204L9.88106 9.31383L10.0793 9.28473L10.2492 9.19741L10.419 9.11009L10.5889 9.08099L10.7587 8.99367L10.9286 8.87725L11.0985 8.78993L11.24 8.7026L11.4099 8.61529L11.5798 8.49886L11.8629 8.26602L12.146 8.03317L12.4575 7.80033L12.7123 7.53838L12.9954 7.27643L13.2786 6.98537L13.5051 6.69431L13.7316 6.40326L13.9864 6.14131L14.2129 5.82115L14.4394 5.53009L14.6376 5.20992L14.8358 4.91886L15.0339 4.5987L15.2321 4.30764L15.3736 3.98748L15.5435 3.72553L15.7134 3.43447L15.9965 2.88147L16.2514 2.35757L16.4779 1.89188L16.6477 1.48439L16.9026 0.902277L17.0158 0.669431L15.4869 0.0873172L15.4303 0.261952L15.1755 0.81496L15.0057 1.19333L14.8075 1.60081L14.581 2.09562L14.2978 2.61952L14.1563 2.88147L13.9864 3.14342L13.8165 3.43447L13.675 3.69642L13.5051 3.98748L13.3069 4.27854L13.1087 4.54049L12.9105 4.83154L12.7123 5.06439L12.4858 5.35546L12.2876 5.61741L12.0611 5.87936L11.8346 6.1122L11.6081 6.31594L11.3816 6.54879L11.1268 6.75253L10.9003 6.92716L10.6455 7.10179L10.5323 7.18911L10.419 7.27643L10.3058 7.33464L10.1642 7.42196L10.051 7.45106L9.93769 7.53838L9.79612 7.56748L9.68287 7.62569L9.56963 7.68391L9.42806 7.71301L9.31481 7.77122L9.20157 7.77122L9.06 7.80033L8.94675 7.82943L8.83349 7.85854L8.69194 7.85854L8.57869 7.85854L8.43712 7.85854L8.29556 7.85854L8.18231 7.82943L8.04075 7.80033L7.89919 7.80033L7.78594 7.77122L7.64437 7.71301L7.4745 7.68391L7.36125 7.62569L7.21968 7.56748L7.04982 7.50927L6.90825 7.45106L6.76668 7.33464L6.62513 7.24732L6.45525 7.16L6.31368 7.04358L6.14381 6.92716L6.00225 6.81074L5.83237 6.69431L5.6625 6.54879L5.49262 6.37415L5.32275 6.19952L5.15287 6.02489L4.983 5.85025L4.81313 5.64651L4.61493 5.44277L4.44507 5.20992L4.27519 4.97707L4.10531 4.71512L3.90713 4.48228L3.73725 4.22033L3.56738 3.92927L3.36919 3.63821L3.171 3.34716L3.00112 2.99789L2.80293 2.67773L2.60475 2.35757L2.43487 1.97919L2.23669 1.60081L2.06681 1.22244L1.84032 0.81496L1.64212 0.40748L1.47225 0Z" calligra:nodeTypes="ccccccccccccccccccccccccccccccccccccccccccccccccccccccccccccccccccccccccccccccccccccccccccccccccccccccccccccccccccccccccccccccccccccccccccccccccccccccccccccccccccccccccccc"/>
          <draw:path draw:style-name="gr9" xml:id="shape-95" draw:id="shape-95" draw:layer="" svg:width="16.95918150583pt" svg:height="9.54667597160pt" svg:x="468.28724231080pt" svg:y="76.90165309149pt" svg:viewBox="0 0 17 10" svg:d="M1.49806 9.54668L1.55459 9.34294L1.78071 8.78993L1.97857 8.41155L2.14815 7.97496L2.40255 7.48017L2.65693 6.98537L2.82653 6.72342L2.96785 6.43236L3.13744 6.17041L3.30703 5.87936L3.47662 5.5883L3.64621 5.32635L3.84407 5.00618L4.04192 4.77333L4.23979 4.48228L4.4659 4.22033L4.69203 3.92927L4.88988 3.69642L5.11601 3.46358L5.31386 3.23073L5.56825 2.99789L5.79437 2.79415L6.04876 2.61952L6.30315 2.41578L6.41621 2.32846L6.52927 2.27025L6.6706 2.18293L6.78365 2.12472L6.92498 2.06651L7.03805 2.0083L7.1511 1.95009L7.26416 1.89188L7.40549 1.83366L7.51855 1.80456L7.65988 1.77545L7.77294 1.74635L7.886 1.71723L8.02733 1.68813L8.14039 1.68813L8.28171 1.65902L8.42304 1.65902L8.5361 1.65902L8.67742 1.65902L8.79049 1.68813L8.93182 1.68813L9.07314 1.71723L9.1862 1.74635L9.32753 1.77545L9.46885 1.83366L9.61018 1.86277L9.75151 1.92098L9.89283 2.0083L10.0341 2.06651L10.1754 2.15383L10.345 2.24114L10.4864 2.32846L10.6277 2.44488L10.7973 2.5322L10.9669 2.70683L11.1365 2.79415L11.2778 2.93968L11.4474 3.11431L11.617 3.25984L11.7866 3.46358L11.9562 3.63821L12.1258 3.84195L12.3237 4.0748L12.4933 4.27854L12.6629 4.48228L12.8325 4.74423L13.0303 5.00618L13.1999 5.23903L13.3978 5.5592L13.5673 5.85025L13.7651 6.14131L13.9347 6.46147L14.1326 6.78163L14.3304 7.1309L14.5283 7.48017L14.6979 7.85854L14.8958 8.23691L15.0936 8.64439L15.2632 9.05188L15.4611 9.45936L16.9592 8.76082L16.7331 8.32423L16.5352 7.88765L16.3373 7.48017L16.1395 7.10179L15.9133 6.69431L15.7437 6.31594L15.5459 5.93757L15.348 5.61741L15.1219 5.23903L14.9523 4.91886L14.7262 4.6278L14.5283 4.30764L14.3304 4.01659L14.1326 3.78374L13.9347 3.46358L13.7369 3.23073L13.539 2.96878L13.3695 2.73594L13.1434 2.5322L12.9455 2.29935L12.7477 2.06651L12.5498 1.89188L12.3519 1.68813L12.1541 1.5426L11.9562 1.39707L11.7583 1.22244L11.5322 1.07691L11.3626 0.931383L11.1648 0.785854L10.9669 0.698537L10.7408 0.553009L10.5712 0.465691L10.345 0.378374L10.1754 0.291057L9.94936 0.232846L9.77977 0.145528L9.55365 0.116423L9.3558 0.0582115L9.15793 0.0582115L8.96008 0L8.76222 0L8.56437 0L8.36651 0L8.19692 0L7.99906 0L7.80121 0.0582115L7.63161 0.0582115L7.43376 0.116423L7.2359 0.145528L7.06631 0.232846L6.89672 0.261952L6.69886 0.320163L6.52927 0.40748L6.35967 0.465691L6.19009 0.553009L6.04876 0.669431L5.87917 0.756748L5.70958 0.844065L5.53999 0.931383L5.37039 1.0478L5.08774 1.25154L4.80508 1.48439L4.49417 1.77545L4.23979 2.0083L3.95714 2.29935L3.70274 2.56131L3.44836 2.85236L3.19397 3.17252L2.96785 3.46358L2.74173 3.78374L2.54387 4.0748L2.31775 4.36585L2.14815 4.68602L1.9503 5.00618L1.75244 5.26814L1.58285 5.5883L1.41326 5.87936L1.27194 6.17041L0.961018 6.72342L0.706631 7.24732L0.480508 7.71301L0.310918 8.12049L0.0565304 8.7026L0 8.93546Z" calligra:nodeTypes="ccccccccccccccccccccccccccccccccccccccccccccccccccccccccccccccccccccccccccccccccccccccccccccccccccccccccccccccccccccccccccccccccccccccccccccccccccccccccccccccccccccccccccc"/>
          <draw:path draw:style-name="gr9" xml:id="shape-96" draw:id="shape-96" draw:layer="" svg:width="17.01580715279pt" svg:height="9.54667597160pt" svg:x="452.78170363820pt" svg:y="85.49064434889pt" svg:viewBox="0 0 17 10" svg:d="M0 0.727643L0.198187 1.13512L0.396375 1.5717L0.594562 1.97919L0.79275 2.38667L1.01925 2.76504L1.21744 3.14342L1.41563 3.52179L1.61381 3.87106L1.812 4.22033L2.01018 4.54049L2.20838 4.83154L2.40656 5.15171L2.60475 5.44277L2.80293 5.70472L3.00112 5.99578L3.19932 6.25773L3.3975 6.51968L3.59569 6.75253L3.79387 6.98537L3.99207 7.18911L4.19025 7.39285L4.38844 7.62569L4.58662 7.80033L4.78481 7.94586L4.983 8.12049L5.18119 8.29512L5.37937 8.41155L5.60588 8.55707L5.80406 8.7026L6.00225 8.81904L6.20044 8.93546L6.39862 9.02277L6.59682 9.11009L6.795 9.19741L6.99319 9.25562L7.19137 9.31383L7.38956 9.40115L7.61606 9.43025L7.78594 9.48846L8.01243 9.48846L8.21063 9.51757L8.40881 9.54668L8.57869 9.54668L8.77688 9.51757L8.97506 9.51757L9.17325 9.48846L9.34312 9.45936L9.54131 9.43025L9.7395 9.40115L9.90937 9.31383L10.0793 9.25562L10.2492 9.19741L10.419 9.1392L10.6172 9.05188L10.7587 8.96456L10.9286 8.90635L11.0985 8.78993L11.2683 8.7026L11.4099 8.61529L11.5798 8.49886L11.8629 8.29512L12.1744 8.06228L12.4575 7.80033L12.7123 7.53838L12.9954 7.27643L13.2786 7.01448L13.5051 6.72342L13.7316 6.40326L13.9864 6.14131L14.2129 5.85025L14.4394 5.53009L14.6376 5.20992L14.8358 4.91886L15.0339 4.5987L15.2038 4.30764L15.3736 4.01659L15.5435 3.69642L15.7134 3.43447L15.9965 2.85236L16.2514 2.35757L16.4495 1.89188L16.6477 1.51349L16.9026 0.931383L17.0158 0.698537L15.4869 0.0873172L15.402 0.261952L15.1755 0.81496L15.0057 1.19333L14.8075 1.62992L14.5527 2.12472L14.2978 2.61952L14.1563 2.88147L13.9864 3.14342L13.8165 3.43447L13.675 3.69642L13.5051 3.98748L13.3069 4.27854L13.1087 4.54049L12.9105 4.83154L12.7123 5.09349L12.4858 5.38456L12.2876 5.61741L12.0611 5.85025L11.8346 6.1122L11.6081 6.31594L11.4099 6.54879L11.1551 6.75253L10.9286 6.95627L10.6739 7.1309L10.5606 7.21822L10.4474 7.27643L10.3058 7.33464L10.1925 7.42196L10.0793 7.48017L9.966 7.53838L9.82444 7.59659L9.68287 7.62569L9.56963 7.68391L9.45637 7.71301L9.31481 7.77122L9.20157 7.80033L9.08831 7.80033L8.94675 7.82943L8.80518 7.85854L8.69194 7.85854L8.57869 7.85854L8.43712 7.85854L8.32388 7.85854L8.18231 7.85854L8.04075 7.82943L7.89919 7.80033L7.78594 7.77122L7.64437 7.71301L7.50282 7.71301L7.36125 7.62569L7.21968 7.56748L7.04982 7.50927L6.93656 7.42196L6.76668 7.36374L6.62513 7.27643L6.45525 7.16L6.31368 7.07269L6.14381 6.95627L6.00225 6.81074L5.83237 6.69431L5.6625 6.54879L5.49262 6.37415L5.32275 6.19952L5.15287 6.02489L4.983 5.85025L4.81313 5.64651L4.64325 5.44277L4.47338 5.20992L4.27519 4.97707L4.10531 4.74423L3.90713 4.48228L3.73725 4.22033L3.56738 3.92927L3.36919 3.63821L3.171 3.34716L3.00112 2.99789L2.80293 2.67773L2.60475 2.35757L2.43487 1.97919L2.23669 1.62992L2.06681 1.22244L1.86863 0.81496L1.64212 0.40748L1.47225 0Z" calligra:nodeTypes="ccccccccccccccccccccccccccccccccccccccccccccccccccccccccccccccccccccccccccccccccccccccccccccccccccccccccccccccccccccccccccccccccccccccccccccccccccccccccccccccccccccccccccc"/>
          <draw:path draw:style-name="gr9" xml:id="shape-97" draw:id="shape-97" draw:layer="" svg:width="16.95918150583pt" svg:height="9.54667597160pt" svg:x="437.27616496560pt" svg:y="76.92999959729pt" svg:viewBox="0 0 17 10" svg:d="M1.49806 9.40115L1.55459 9.22651L1.80897 8.7026L1.97857 8.29512L2.14815 7.85854L2.40255 7.39285L2.6852 6.89805L2.82653 6.6361L2.96785 6.37415L3.13744 6.0831L3.30703 5.82115L3.47662 5.53009L3.64621 5.23903L3.84407 4.97707L4.04192 4.68602L4.23979 4.42407L4.4659 4.16211L4.66376 3.90016L4.88988 3.63821L5.11601 3.40537L5.34213 3.20163L5.56825 2.96878L5.79437 2.73594L6.04876 2.56131L6.27489 2.38667L6.41621 2.29935L6.52927 2.24114L6.64233 2.18293L6.78365 2.09562L6.89672 2.0374L7.03805 1.97919L7.12283 1.95009L7.26416 1.89188L7.37723 1.83366L7.51855 1.80456L7.63161 1.74635L7.77294 1.71723L7.886 1.71723L7.99906 1.65902L8.14039 1.65902L8.25344 1.65902L8.39477 1.65902L8.5361 1.65902L8.64916 1.65902L8.79049 1.65902L8.90355 1.68813L9.04487 1.71723L9.1862 1.74635L9.32753 1.80456L9.46885 1.83366L9.61018 1.89188L9.75151 1.95009L9.89283 2.0083L10.0341 2.06651L10.1754 2.18293L10.345 2.27025L10.4864 2.35757L10.6277 2.47399L10.7973 2.56131L10.9669 2.70683L11.1082 2.82326L11.3061 2.96878L11.4474 3.14342L11.6453 3.31805L11.7866 3.49269L11.9562 3.66732L12.1258 3.90016L12.3237 4.0748L12.4933 4.30764L12.6629 4.54049L12.8325 4.77333L13.002 5.03528L13.1999 5.29724L13.3695 5.5883L13.5673 5.87936L13.7369 6.19952L13.9347 6.51968L14.1326 6.83984L14.3304 7.16L14.5 7.53838L14.6979 7.91675L14.8958 8.29512L15.0936 8.7026L15.2915 9.08099L15.4611 9.54668L16.9592 8.78993L16.7331 8.38244L16.5352 7.94586L16.3373 7.53838L16.1395 7.1309L15.9133 6.75253L15.7155 6.37415L15.5176 5.99578L15.3198 5.61741L15.1219 5.29724L14.924 4.97707L14.7262 4.68602L14.5283 4.36585L14.3304 4.04569L14.1326 3.81285L13.9347 3.52179L13.7369 3.23073L13.539 2.99789L13.3412 2.76504L13.1434 2.5322L12.9455 2.32846L12.7477 2.12472L12.5498 1.95009L12.3519 1.71723L12.1541 1.5717L11.9562 1.39707L11.7583 1.22244L11.5605 1.10601L11.3626 0.960489L11.1648 0.81496L10.9669 0.727643L10.769 0.582115L10.5712 0.494797L10.3733 0.40748L10.1754 0.320163L9.97763 0.261952L9.75151 0.174635L9.55365 0.116423L9.3558 0.0873172L9.15793 0.0291057L8.96008 0.0291057L8.79049 0L8.56437 0L8.39477 0L8.19692 0L7.99906 0.0291057L7.80121 0.0291057L7.63161 0.0582115L7.43376 0.0873172L7.26416 0.116423L7.06631 0.174635L6.89672 0.261952L6.72712 0.320163L6.55753 0.40748L6.38794 0.465691L6.19009 0.523903L6.02049 0.640326L5.87917 0.727643L5.70958 0.81496L5.53999 0.902277L5.37039 1.0187L5.08774 1.22244L4.80508 1.45528L4.49417 1.71723L4.23979 1.97919L3.95714 2.24114L3.70274 2.50309L3.47662 2.79415L3.22224 3.08521L2.99611 3.37626L2.76999 3.66732L2.5156 3.98748L2.34602 4.30764L2.14815 4.5987L1.9503 4.88976L1.75244 5.20992L1.58285 5.50098L1.41326 5.79204L1.27194 6.0831L0.961018 6.6361L0.706631 7.1309L0.480508 7.59659L0.310918 8.00407L0.0565304 8.58618L0 8.78993Z" calligra:nodeTypes="ccccccccccccccccccccccccccccccccccccccccccccccccccccccccccccccccccccccccccccccccccccccccccccccccccccccccccccccccccccccccccccccccccccccccccccccccccccccccccccccccccccccccccc"/>
          <draw:path draw:style-name="gr9" xml:id="shape-98" draw:id="shape-98" draw:layer="" svg:width="1.25992281259pt" svg:height="1.22215647945pt" svg:x="437.21947195400pt" svg:y="85.49064434889pt" svg:viewBox="0 0 1 1" svg:d="M0.0442079 0L0.022104 0.091662L0 0.183324L0 0.274987L0 0.366648L0 0.458311L0.022104 0.549972L0.0442079 0.641635L0.0663119 0.702742L0.088416 0.794404L0.132624 0.855513L0.154727 0.91662L0.198936 0.977729L0.265247 1.00828L0.309456 1.06939L0.353663 1.09994L0.419976 1.1305L0.464183 1.16105L0.530495 1.19161L0.596807 1.22216L0.641015 1.22216L0.707327 1.22216L0.773639 1.19161L0.839951 1.19161L0.88416 1.1305L0.92837 1.09994L0.994675 1.09994L1.03888 1.00828L1.1052 0.977729L1.1273 0.886066L1.17151 0.824959L1.21572 0.733296L1.25992 0.641635Z" calligra:nodeTypes="cccccccccccccccccccccccccccccccccc"/>
          <draw:path draw:style-name="gr9" xml:id="shape-99" draw:id="shape-99" draw:layer="" svg:width="3.30007242566pt" svg:height="2.44432401404pt" svg:x="436.39742328580pt" svg:y="84.27174459949pt" svg:viewBox="0 0 3 2" svg:d="M3.30007 1.1448L3.24115 1.05199L3.21168 0.959164L3.15276 0.835401L3.09382 0.742579L3.06435 0.680697L3.00543 0.587875L2.91703 0.556933L2.88756 0.464111L2.82864 0.40223L2.74024 0.340349L2.68131 0.309408L2.62238 0.247527L2.47506 0.154703L2.32773 0.0928224L2.1804 0.0618816L2.03309 0L1.85629 0L1.70897 0L1.53218 0L1.41431 0.0309408L1.23752 0.0618816L1.09021 0.0928224L0.942878 0.185644L0.795554 0.278467L0.677693 0.371289L0.530369 0.464111L0.441974 0.556933L0.324115 0.711638L0.235719 0.835401L0.147325 0.990105L0.11786 1.05199L0.0883948 1.1448L0.0589299 1.20669L0.0294649 1.29951L0 1.39234L0 1.48516L0 1.54703L0 1.63986L0 1.73268L0 1.8255L0 1.91833L0 2.01115L0.0294649 2.13491L0.0589299 2.22773L0.0883948 2.32056L0.11786 2.44432Z" calligra:nodeTypes="cccccccccccccccccccccccccccccccccccccccccccccccc"/>
          <draw:path draw:style-name="gr9" xml:id="shape-100" draw:id="shape-100" draw:layer="" svg:width="18.03319047791pt" svg:height="10.82262334739pt" svg:x="436.51080930900pt" svg:y="85.17883278509pt" svg:viewBox="0 0 18 11" svg:d="M15.1379 0L14.9725 0.411729L14.7795 0.823458L14.6141 1.17637L14.4211 1.55869L14.228 1.94101L14.035 2.29392L13.842 2.61742L13.6766 2.94092L13.5387 3.26442L13.3456 3.55852L13.1802 3.8232L12.9872 4.11729L12.8218 4.35256L12.6839 4.61725L12.5184 4.85252L12.3254 5.05838L12.16 5.29366L12.0221 5.47011L11.8567 5.67598L11.6912 5.85244L11.5533 5.99948L11.4155 6.14652L11.2501 6.29357L11.1122 6.44062L10.9743 6.52884L10.8364 6.67589L10.6985 6.76412L10.5883 6.85235L10.4228 6.94058L10.3126 6.9994L10.2023 7.08762L10.0644 7.17584L9.95404 7.20525L9.84376 7.23466L9.7335 7.29348L9.6232 7.32289L9.54047 7.3523L9.43018 7.38171L9.34746 7.41112L9.23717 7.41112L9.15445 7.41112L9.07173 7.41112L8.96143 7.41112L8.87871 7.41112L8.76842 7.41112L8.6857 7.41112L8.5754 7.41112L8.49268 7.38171L8.40996 7.3523L8.29966 7.32289L8.21694 7.29348L8.10665 7.23466L8.02393 7.20525L7.91364 7.17584L7.83092 7.14644L7.72062 7.08762L7.61032 6.9994L7.5276 6.94058L7.41731 6.88176L7.33459 6.82294L7.114 6.67589L6.92098 6.49943L6.7004 6.29357L6.50738 6.0877L6.31436 5.91125L6.09378 5.67598L5.90076 5.4407L5.70774 5.20543L5.51473 4.97015L5.32171 4.70548L5.1287 4.44079L4.96326 4.17611L4.79781 3.88201L4.63237 3.61734L4.46693 3.38206L4.30148 3.11737L4.16362 2.82328L4.05332 2.58801L3.77759 2.08805L3.557 1.61751L3.36399 1.17637L3.19855 0.823458L2.97795 0.294092L2.92281 0.147046L0 1.35283L0.0827209 1.61751L0.330884 2.20569L0.523899 2.61742L0.744488 3.11737L0.992647 3.64675L1.26839 4.20552L1.43382 4.49961L1.59927 4.82311L1.79229 5.1172L1.9853 5.4407L2.15075 5.76421L2.37133 6.0877L2.59192 6.41121L2.81251 6.73471L3.0331 7.02881L3.28127 7.38171L3.557 7.6758L3.77759 7.9699L4.05332 8.26399L4.35664 8.55808L4.63237 8.88158L4.93569 9.11686L5.23899 9.38153L5.56988 9.61681L5.76289 9.73445L5.92833 9.85208L6.09378 9.96972L6.28679 10.0579L6.4798 10.1462L6.64524 10.2638L6.83826 10.3226L7.03128 10.4403L7.22429 10.4991L7.41731 10.5579L7.6379 10.5873L7.85849 10.6755L8.0515 10.705L8.27209 10.7344L8.49268 10.7637L8.71327 10.7637L8.93385 10.8226L9.12688 10.7932L9.37504 10.7637L9.59563 10.7344L9.81619 10.7344L10.0369 10.6755L10.2574 10.6167L10.5056 10.5579L10.7261 10.4991L10.9192 10.3815L11.1673 10.3226L11.4155 10.205L11.6085 10.0874L11.8291 9.96972L12.0497 9.82268L12.2978 9.67563L12.4908 9.52858L12.7115 9.35213L12.9045 9.17568L13.1526 8.99922L13.3456 8.79335L13.5387 8.58749L13.7593 8.41103L13.9523 8.17576L14.1728 7.94049L14.3935 7.70521L14.5589 7.41112L14.7795 7.17584L14.9725 6.91117L15.1655 6.61707L15.3861 6.29357L15.5791 5.99948L15.7997 5.67598L15.9927 5.35247L16.1858 5.02897L16.4063 4.67607L16.5993 4.29374L16.7923 3.94083L17.013 3.52911L17.206 3.11737L17.399 2.70565L17.6195 2.29392L17.8125 1.85278L18.0332 1.38224Z" calligra:nodeTypes="ccccccccccccccccccccccccccccccccccccccccccccccccccccccccccccccccccccccccccccccccccccccccccccccccccccccccccccccccccccccccccccccccccccccccccccccccccccccccccccccccccccccccccc"/>
          <draw:path draw:style-name="gr9" xml:id="shape-101" draw:id="shape-101" draw:layer="" svg:width="18.03319047791pt" svg:height="10.82262334739pt" svg:x="452.07304099320pt" svg:y="76.13629743489pt" svg:viewBox="0 0 18 11" svg:d="M18.0332 9.46976L17.9229 9.17568L17.7022 8.58749L17.4817 8.14636L17.2611 7.6758L17.013 7.14644L16.7096 6.58766L16.5442 6.26416L16.4063 5.97007L16.2133 5.64657L16.0478 5.35247L15.8548 5.02897L15.6343 4.70548L15.4137 4.38197L15.2206 4.05847L14.9725 3.76438L14.7243 3.41147L14.4762 3.11737L14.228 2.82328L13.9523 2.49979L13.6766 2.20569L13.3732 1.9116L13.0423 1.64692L12.7391 1.41164L12.4357 1.14696L12.2427 1.02932L12.0773 0.911686L11.9118 0.823458L11.7188 0.705821L11.5533 0.617593L11.3603 0.499956L11.1673 0.441138L10.9743 0.352911L10.7813 0.294092L10.5883 0.235274L10.3953 0.147046L10.1747 0.117637L9.95404 0.0588185L9.7335 0.0294092L9.54047 0L9.31989 0L9.07173 0L8.87871 0L8.65812 0L8.40996 0L8.18937 0.0588185L7.96878 0.0882276L7.74819 0.147046L7.50003 0.235274L7.27944 0.264683L7.05885 0.38232L6.83826 0.470548L6.61767 0.558775L6.39708 0.705821L6.1765 0.794049L5.9559 0.941094L5.73532 1.08814L5.51473 1.2646L5.29414 1.41164L5.10113 1.5881L4.88053 1.76455L4.65994 1.97041L4.46693 2.17628L4.24634 2.38215L4.02575 2.58801L3.83274 2.82328L3.63972 3.08797L3.41913 3.32324L3.19855 3.58793L3.00552 3.85261L2.81251 4.17611L2.59192 4.4702L2.39891 4.7643L2.20589 5.08779L2.01287 5.41129L1.81986 5.76421L1.59927 6.11711L1.40625 6.47002L1.18567 6.88176L0.992647 7.23466L0.799636 7.64639L0.60662 8.05813L0.386031 8.49926L0.193015 8.9404L0 9.38153L2.86766 10.8226L3.0331 10.3815L3.22612 9.99913L3.41913 9.61681L3.58457 9.20509L3.77759 8.85217L3.94303 8.49926L4.10847 8.14636L4.30148 7.85226L4.49451 7.52876L4.65994 7.23466L4.82538 6.94058L5.01841 6.67589L5.18384 6.41121L5.34928 6.17593L5.51473 5.94066L5.68017 5.70539L5.81804 5.49952L5.98348 5.32307L6.14893 5.1172L6.31436 4.94075L6.45223 4.7643L6.5901 4.61725L6.75554 4.4702L6.89341 4.38197L7.05885 4.23492L7.16914 4.11729L7.30702 3.99965L7.44488 3.94083L7.55518 3.85261L7.69304 3.76438L7.83092 3.70556L7.94121 3.61734L8.0515 3.58793L8.1618 3.52911L8.27209 3.4997L8.38238 3.47029L8.46511 3.41147L8.5754 3.41147L8.6857 3.38206L8.76842 3.38206L8.87871 3.35265L8.96143 3.35265L9.04416 3.35265L9.15445 3.35265L9.23717 3.35265L9.34746 3.38206L9.43018 3.38206L9.54047 3.41147L9.6232 3.44088L9.70592 3.47029L9.81619 3.4997L9.8989 3.52911L10.0092 3.55852L10.092 3.58793L10.2023 3.67615L10.285 3.70556L10.3953 3.76438L10.478 3.85261L10.5883 3.91142L10.671 3.97024L10.8915 4.11729L11.1122 4.29374L11.3328 4.4702L11.5258 4.67607L11.7188 4.88193L11.9118 5.1172L12.1048 5.35247L12.3254 5.58775L12.4908 5.82303L12.6839 6.11711L12.8493 6.35239L13.0423 6.61707L13.2078 6.88176L13.3732 7.17584L13.5387 7.44053L13.7041 7.70521L13.842 7.9699L13.9798 8.20517L14.228 8.70513L14.4762 9.20509L14.6692 9.64622L14.807 9.99913L15.0276 10.4991L15.0828 10.6755Z" calligra:nodeTypes="ccccccccccccccccccccccccccccccccccccccccccccccccccccccccccccccccccccccccccccccccccccccccccccccccccccccccccccccccccccccccccccccccccccccccccccccccccccccccccccccccccccccccccc"/>
          <draw:path draw:style-name="gr9" xml:id="shape-102" draw:id="shape-102" draw:layer="" svg:width="18.97672389863pt" svg:height="10.82262334739pt" svg:x="467.57857966580pt" svg:y="85.09379326769pt" svg:viewBox="0 0 19 11" svg:d="M15.9254 0L15.751 0.38232L15.5476 0.794049L15.3441 1.17637L15.1698 1.5881L14.9664 1.94101L14.792 2.29392L14.5886 2.64683L14.4142 2.94092L14.2398 3.26442L14.0364 3.58793L13.833 3.85261L13.6587 4.11729L13.5133 4.35256L13.3389 4.61725L13.1355 4.85252L12.9612 5.05838L12.7868 5.29366L12.6124 5.47011L12.4671 5.67598L12.2927 5.85244L12.1474 5.99948L12.0022 6.14652L11.8278 6.32298L11.6824 6.44062L11.5371 6.55825L11.3918 6.67589L11.2466 6.79353L11.1303 6.85235L10.985 6.94058L10.8688 7.02881L10.7234 7.08762L10.6072 7.17584L10.491 7.20525L10.3747 7.26407L10.2585 7.29348L10.1422 7.32289L10.026 7.3523L9.90976 7.41112L9.82258 7.41112L9.73539 7.41112L9.61914 7.44053L9.53197 7.44053L9.41572 7.44053L9.32853 7.44053L9.24135 7.44053L9.12511 7.41112L9.03793 7.41112L8.92169 7.38171L8.8345 7.3523L8.74732 7.32289L8.63108 7.29348L8.54389 7.26407L8.45671 7.23466L8.34047 7.17584L8.22423 7.11703L8.13705 7.08762L8.02079 7.02881L7.93362 6.94058L7.81737 6.88176L7.73019 6.85235L7.4977 6.64648L7.26521 6.49943L7.06179 6.32298L6.82931 6.11711L6.62588 5.91125L6.42245 5.67598L6.18997 5.4407L5.98654 5.20543L5.78312 4.97015L5.60875 4.67607L5.43438 4.44079L5.23096 4.1467L5.02753 3.88201L4.88223 3.61734L4.70786 3.35265L4.53349 3.08797L4.38819 2.82328L4.27195 2.5586L3.98133 2.08805L3.71979 1.5881L3.54543 1.14696L3.37106 0.794049L3.13857 0.294092L3.08045 0.117637L0 1.32342L0.0871826 1.5881L0.319669 2.17628L0.523096 2.61742L0.784644 3.08797L1.04619 3.64675L1.3368 4.20552L1.51116 4.52902L1.68553 4.82311L1.8599 5.1172L2.06332 5.4407L2.26675 5.76421L2.49924 6.0877L2.73172 6.3818L2.93514 6.73471L3.19669 7.02881L3.45824 7.3523L3.71979 7.6758L3.98133 7.9699L4.27195 8.29339L4.56256 8.58749L4.88223 8.85217L5.20189 9.11686L5.52157 9.38153L5.84123 9.61681L6.04466 9.76386L6.21902 9.88149L6.42245 9.96972L6.59681 10.0579L6.80024 10.1756L7.00367 10.2638L7.2071 10.352L7.41052 10.4109L7.58489 10.4991L7.81737 10.5579L8.04986 10.6167L8.25329 10.6755L8.48577 10.705L8.6892 10.7637L8.92169 10.7932L9.15418 10.7932L9.38666 10.8226L9.61914 10.8226L9.85163 10.7932L10.0841 10.7637L10.3166 10.7344L10.5781 10.705L10.8107 10.6462L11.0722 10.5873L11.2756 10.4991L11.5081 10.4109L11.7406 10.3226L11.9731 10.2344L12.2056 10.1168L12.438 9.96972L12.6705 9.82268L12.9031 9.70504L13.1355 9.52858L13.368 9.38153L13.6004 9.20509L13.833 9.02863L14.0364 8.82276L14.2398 8.6169L14.4723 8.41103L14.7048 8.20517L14.9082 7.9699L15.1407 7.70521L15.3441 7.46994L15.5476 7.20525L15.7801 6.91117L15.9835 6.61707L16.2159 6.32298L16.4193 6.02889L16.6228 5.67598L16.8262 5.38188L17.0297 5.02897L17.2621 4.67607L17.4656 4.29374L17.669 3.91142L17.9015 3.52911L18.1049 3.14678L18.3084 2.73506L18.5409 2.29392L18.7443 1.85278L18.9767 1.41164Z" calligra:nodeTypes="ccccccccccccccccccccccccccccccccccccccccccccccccccccccccccccccccccccccccccccccccccccccccccccccccccccccccccccccccccccccccccccccccccccccccccccccccccccccccccccccccccccccccccc"/>
          <draw:path draw:style-name="gr9" xml:id="shape-103" draw:id="shape-103" draw:layer="" svg:width="18.91860537275pt" svg:height="10.76366941848pt" svg:x="483.11246484420pt" svg:y="76.07960442329pt" svg:viewBox="0 0 19 11" svg:d="M18.9186 9.56121L18.8316 9.26792L18.5703 8.68134L18.3673 8.27073L18.1351 7.77215L17.845 7.2149L17.5548 6.68698L17.3807 6.36436L17.2066 6.04175L17.0325 5.74846L16.8295 5.42583L16.6263 5.13255L16.4232 4.7806L16.1911 4.45799L15.959 4.13537L15.7268 3.81275L15.4656 3.49013L15.2045 3.16752L14.9434 2.87423L14.6532 2.55161L14.363 2.25832L14.0439 1.99436L13.7246 1.73041L13.4055 1.46644L13.0573 1.23181L12.8832 1.08516L12.7091 0.967853L12.506 0.879866L12.3319 0.76255L12.1288 0.674564L11.9256 0.557248L11.7515 0.469261L11.5485 0.410604L11.3454 0.322618L11.1133 0.234631L10.9101 0.205302L10.707 0.146644L10.4749 0.0879866L10.2427 0.0586577L10.0106 0.0293289L9.77847 0L9.57536 0L9.34323 0L9.11109 0L8.84995 0.0293289L8.61782 0.0586577L8.38569 0.0879866L8.15356 0.146644L7.92143 0.205302L7.66028 0.293289L7.42816 0.351946L7.19602 0.439933L6.9639 0.557248L6.73176 0.674564L6.49964 0.791879L6.2675 0.909194L6.03538 1.05584L5.80325 1.23181L5.60013 1.37846L5.33899 1.55443L5.13588 1.75974L4.90374 1.9357L4.70063 2.14101L4.4685 2.34631L4.23637 2.55161L4.03325 2.78624L3.80113 3.0502L3.59802 3.31416L3.39489 3.54879L3.16277 3.84208L2.95966 4.10604L2.75654 4.42866L2.55343 4.72194L2.3213 5.04456L2.11818 5.36719L1.91507 5.6898L1.68295 6.04175L1.47982 6.45235L1.27671 6.8043L1.04459 7.18557L0.841471 7.59617L0.638357 8.00678L0.406227 8.44671L0.203113 8.85732L0 9.32658L3.01769 10.7344L3.19178 10.3238L3.39489 9.91315L3.56899 9.50255L3.77211 9.1506L3.97523 8.76933L4.14932 8.44671L4.35243 8.09477L4.52653 7.77215L4.70063 7.44953L4.90374 7.18557L5.07784 6.89228L5.25194 6.599L5.45505 6.36436L5.60013 6.12973L5.80325 5.8951L5.97734 5.66047L6.15144 5.45516L6.29652 5.2792L6.47062 5.07389L6.64471 4.89792L6.7898 4.72194L6.93487 4.60463L7.10897 4.45799L7.25406 4.34067L7.39914 4.19403L7.54422 4.10604L7.6893 4.01805L7.80536 3.90074L7.95045 3.81275L8.06651 3.72477L8.21159 3.66611L8.32766 3.63678L8.44372 3.54879L8.55978 3.51946L8.67586 3.49013L8.79192 3.43147L8.90798 3.40215L8.99503 3.40215L9.11109 3.37282L9.19814 3.37282L9.31421 3.37282L9.40126 3.37282L9.51732 3.37282L9.60437 3.37282L9.69142 3.37282L9.77847 3.37282L9.86552 3.40215L9.98158 3.40215L10.0686 3.43147L10.1557 3.4608L10.2718 3.51946L10.3588 3.54879L10.4749 3.57812L10.5619 3.63678L10.678 3.66611L10.794 3.72477L10.881 3.78343L10.9971 3.87141L11.1133 3.90074L11.2003 3.95939L11.4324 4.13537L11.6355 4.31134L11.8386 4.48732L12.0708 4.69261L12.2739 4.92725L12.477 5.13255L12.7091 5.36719L12.9122 5.60181L13.1154 5.86577L13.2894 6.12973L13.4925 6.39369L13.6956 6.68698L13.8697 6.95094L14.0439 7.2149L14.189 7.47886L14.363 7.77215L14.5081 8.00678L14.6532 8.27073L14.9144 8.79866L15.1755 9.26792L15.3786 9.67853L15.5237 10.0305L15.7558 10.5877L15.8139 10.7344L15.8139 10.7637L15.8139 10.7344L15.8139 10.7637Z" calligra:nodeTypes="cccccccccccccccccccccccccccccccccccccccccccccccccccccccccccccccccccccccccccccccccccccccccccccccccccccccccccccccccccccccccccccccccccccccccccccccccccccccccccccccccccccccccccccc"/>
          <draw:path draw:style-name="gr9" xml:id="shape-104" draw:id="shape-104" draw:layer="" svg:width="18.97672389863pt" svg:height="10.82262334739pt" svg:x="498.56131050520pt" svg:y="85.17883278509pt" svg:viewBox="0 0 19 11" svg:d="M15.9254 0L15.751 0.411729L15.5767 0.823458L15.3732 1.17637L15.1698 1.5881L14.9664 1.94101L14.792 2.29392L14.5886 2.64683L14.4142 2.94092L14.2398 3.26442L14.0364 3.55852L13.8621 3.85261L13.6877 4.11729L13.5133 4.35256L13.3099 4.61725L13.1646 4.85252L12.9612 5.08779L12.8159 5.29366L12.6414 5.47011L12.4671 5.67598L12.2927 5.85244L12.1474 5.99948L12.0022 6.17593L11.8569 6.32298L11.6824 6.44062L11.5371 6.55825L11.3918 6.7053L11.2466 6.79353L11.1013 6.85235L10.985 6.94058L10.8688 7.02881L10.7234 7.11703L10.6072 7.17584L10.4619 7.20525L10.3747 7.26407L10.2585 7.32289L10.1422 7.32289L10.026 7.38171L9.93882 7.38171L9.79351 7.41112L9.70633 7.41112L9.61914 7.44053L9.5029 7.44053L9.41572 7.44053L9.29948 7.44053L9.24135 7.44053L9.12511 7.41112L9.03793 7.41112L8.92169 7.38171L8.8345 7.3523L8.71826 7.32289L8.63108 7.32289L8.54389 7.26407L8.42765 7.20525L8.34047 7.17584L8.22423 7.11703L8.13705 7.08762L8.02079 7.02881L7.93362 6.94058L7.81737 6.88176L7.73019 6.85235L7.4977 6.7053L7.26521 6.49943L7.06179 6.32298L6.85836 6.11711L6.62588 5.91125L6.42245 5.67598L6.18997 5.4407L5.98654 5.20543L5.78312 4.97015L5.60875 4.67607L5.40533 4.44079L5.23096 4.17611L5.05659 3.88201L4.88223 3.64675L4.70786 3.35265L4.53349 3.08797L4.38819 2.82328L4.27195 2.58801L3.98133 2.08805L3.74885 1.61751L3.54543 1.17637L3.37106 0.823458L3.16764 0.294092L3.08045 0.147046L0 1.32342L0.0871826 1.61751L0.34873 2.17628L0.552157 2.64683L0.755582 3.11737L1.04619 3.64675L1.3368 4.20552L1.51116 4.52902L1.68553 4.82311L1.8599 5.14661L2.06332 5.4407L2.26675 5.76421L2.49924 6.0877L2.70266 6.41121L2.93514 6.73471L3.19669 7.02881L3.45824 7.3523L3.69073 7.6758L3.98133 7.99931L4.27195 8.29339L4.56256 8.58749L4.88223 8.85217L5.20189 9.11686L5.52157 9.38153L5.8703 9.61681L6.04466 9.73445L6.21902 9.85208L6.42245 9.96972L6.59681 10.0579L6.80024 10.1462L7.00367 10.2932L7.17803 10.352L7.41052 10.4109L7.58489 10.5285L7.81737 10.5579L8.02079 10.6167L8.25329 10.705L8.48577 10.7344L8.6892 10.7637L8.92169 10.7932L9.15418 10.7932L9.38666 10.8226L9.59008 10.7932L9.85163 10.7932L10.0841 10.7637L10.3166 10.7344L10.5491 10.705L10.8107 10.6462L11.0432 10.5873L11.2756 10.5285L11.5081 10.4109L11.7697 10.3226L12.0022 10.2344L12.2056 10.1168L12.438 9.96972L12.6705 9.85208L12.9031 9.70504L13.1355 9.55799L13.368 9.38153L13.6004 9.20509L13.8039 9.02863L14.0364 8.82276L14.2689 8.6169L14.4723 8.41103L14.7048 8.20517L14.9082 7.9699L15.1407 7.70521L15.3441 7.44053L15.5767 7.20525L15.7801 6.94058L16.0125 6.61707L16.2159 6.32298L16.4193 6.02889L16.6519 5.67598L16.8262 5.38188L17.0587 5.02897L17.2621 4.67607L17.4947 4.32315L17.6981 3.94083L17.9015 3.52911L18.1049 3.14678L18.3375 2.73506L18.5409 2.32333L18.7443 1.85278L18.9767 1.41164Z" calligra:nodeTypes="ccccccccccccccccccccccccccccccccccccccccccccccccccccccccccccccccccccccccccccccccccccccccccccccccccccccccccccccccccccccccccccccccccccccccccccccccccccccccccccccccccccccccccc"/>
          <draw:path draw:style-name="gr9" xml:id="shape-105" draw:id="shape-105" draw:layer="" svg:width="18.91860537275pt" svg:height="10.82262334739pt" svg:x="514.09519568360pt" svg:y="76.13629743489pt" svg:viewBox="0 0 19 11" svg:d="M18.9186 9.44035L18.8316 9.17568L18.5703 8.58749L18.3673 8.14636L18.1351 7.6758L17.874 7.14644L17.5838 6.58766L17.3807 6.26416L17.2066 5.94066L17.0325 5.64657L16.8295 5.32307L16.6263 5.02897L16.4232 4.70548L16.1911 4.38197L15.959 4.05847L15.6977 3.73497L15.4656 3.41147L15.2045 3.11737L14.9144 2.82328L14.6532 2.49979L14.334 2.20569L14.0439 1.9116L13.6956 1.64692L13.3765 1.41164L13.0573 1.14696L12.8832 1.02932L12.6801 0.911686L12.506 0.823458L12.3319 0.705821L12.0998 0.617593L11.9256 0.499956L11.7225 0.411729L11.5194 0.352911L11.3163 0.264683L11.1133 0.235274L10.881 0.147046L10.678 0.0882276L10.4459 0.0588185L10.2137 0.0294092L9.98158 0L9.77847 0L9.51732 0L9.31421 0L9.08208 0L8.84995 0L8.58881 0.0588185L8.35667 0.0882276L8.12455 0.147046L7.89241 0.205864L7.63127 0.264683L7.39914 0.38232L7.16701 0.470548L6.93487 0.558775L6.70275 0.676412L6.47062 0.823458L6.23849 0.941094L6.00636 1.08814L5.80325 1.2646L5.57111 1.41164L5.33899 1.5881L5.10685 1.76455L4.90374 1.97041L4.67161 2.17628L4.4685 2.38215L4.23637 2.58801L4.03325 2.82328L3.80113 3.08797L3.59802 3.32324L3.39489 3.58793L3.16277 3.85261L2.95966 4.17611L2.75654 4.4702L2.52441 4.7643L2.3213 5.08779L2.08917 5.41129L1.88606 5.76421L1.68295 6.11711L1.47982 6.47002L1.27671 6.88176L1.04459 7.23466L0.841471 7.64639L0.638357 8.05813L0.406227 8.49926L0.203113 8.9404L0 9.38153L2.98867 10.8226L3.19178 10.3815L3.39489 9.99913L3.56899 9.61681L3.77211 9.20509L3.97523 8.85217L4.14932 8.49926L4.35243 8.14636L4.52653 7.85226L4.70063 7.52876L4.90374 7.20525L5.07784 6.94058L5.25194 6.67589L5.42604 6.41121L5.60013 6.17593L5.77423 5.94066L5.97734 5.70539L6.12242 5.49952L6.32554 5.32307L6.47062 5.1172L6.64471 4.94075L6.7898 4.7643L6.93487 4.61725L7.07996 4.4702L7.25406 4.35256L7.37012 4.23492L7.54422 4.08788L7.6893 3.99965L7.80536 3.94083L7.95045 3.85261L8.06651 3.76438L8.21159 3.67615L8.32766 3.61734L8.44372 3.58793L8.55978 3.52911L8.67586 3.4997L8.79192 3.44088L8.90798 3.41147L8.99503 3.38206L9.11109 3.38206L9.19814 3.38206L9.31421 3.35265L9.40126 3.35265L9.51732 3.35265L9.60437 3.35265L9.69142 3.35265L9.80748 3.38206L9.89453 3.38206L9.98158 3.41147L10.0686 3.44088L10.1847 3.44088L10.3008 3.4997L10.3878 3.52911L10.4749 3.55852L10.5909 3.58793L10.707 3.67615L10.794 3.70556L10.881 3.76438L10.9971 3.8232L11.1133 3.91142L11.2003 3.94083L11.4324 4.08788L11.6355 4.29374L11.8386 4.4702L12.0708 4.67607L12.3029 4.88193L12.506 5.08779L12.7091 5.32307L12.9122 5.58775L13.1154 5.82303L13.3185 6.0877L13.4925 6.35239L13.6956 6.58766L13.8697 6.88176L14.0439 7.14644L14.218 7.44053L14.363 7.6758L14.5081 7.9699L14.6532 8.20517L14.9144 8.70513L15.1755 9.17568L15.3786 9.61681L15.5527 9.94031L15.7558 10.4991L15.8139 10.6462Z" calligra:nodeTypes="ccccccccccccccccccccccccccccccccccccccccccccccccccccccccccccccccccccccccccccccccccccccccccccccccccccccccccccccccccccccccccccccccccccccccccccccccccccccccccccccccccccccccccc"/>
          <draw:path draw:style-name="gr9" xml:id="shape-106" draw:id="shape-106" draw:layer="" svg:width="3.30007242566pt" svg:height="2.44432401404pt" svg:x="529.57238785040pt" svg:y="85.20717929089pt" svg:viewBox="0 0 3 2" svg:d="M0 1.29951L0.0294649 1.39234L0.0883948 1.48516L0.11786 1.57798L0.176789 1.67081L0.206255 1.73268L0.265185 1.8255L0.324115 1.88739L0.383044 1.94926L0.441974 2.01115L0.530369 2.10397L0.589299 2.13491L0.648229 2.1968L0.707159 2.22773L0.795554 2.25868L0.883948 2.28962L0.942878 2.32056L1.09021 2.38244L1.23752 2.41338L1.41431 2.44432L1.56164 2.44432L1.70897 2.44432L1.88576 2.41338L2.03309 2.35149L2.1804 2.32056L2.32773 2.25868L2.47506 2.16586L2.59292 2.07304L2.74024 1.94926L2.82864 1.85644L2.94649 1.70174L3.03489 1.57798L3.12328 1.42327L3.15276 1.3614L3.18222 1.29951L3.21168 1.20669L3.24115 1.11387L3.27061 1.05199L3.27061 0.959164L3.30007 0.866341L3.30007 0.773519L3.30007 0.680697L3.30007 0.618816L3.30007 0.495052L3.27061 0.40223L3.24115 0.278467L3.21168 0.185644L3.18222 0.0928224L3.15276 0Z" calligra:nodeTypes="cccccccccccccccccccccccccccccccccccccccccccccccccc"/>
          <draw:path draw:style-name="gr8" xml:id="shape-107" draw:id="shape-107" draw:layer="" svg:width="1.21533234165pt" svg:height="1.22215647945pt" svg:x="528.69364617060pt" svg:y="85.09379326769pt" svg:viewBox="0 0 1 1" svg:d="M1.15023 1.22216L1.19363 1.06939L1.21533 0.977729L1.21533 0.886066L1.21533 0.794404L1.21533 0.733296L1.19363 0.641635L1.17193 0.549972L1.15023 0.488864L1.12852 0.397202L1.08512 0.30554L1.04172 0.274987L0.998304 0.213878L0.9549 0.15277L0.911495 0.091662L0.868091 0.061108L0.802985 0.061108L0.737879 0L0.672772 0L0.629367 0L0.56426 0L0.520856 0L0.455749 0L0.390642 0L0.347237 0.030554L0.28213 0.061108L0.238726 0.091662L0.195321 0.15277L0.130214 0.213878L0.0868091 0.30554L0.065107 0.366648L0.0217023 0.458311L0 0.549972Z" calligra:nodeTypes="cccccccccccccccccccccccccccccccccc"/>
          <draw:path draw:style-name="gr8" xml:id="shape-108" draw:id="shape-108" draw:layer="" svg:width="17.01580715279pt" svg:height="9.54667597160pt" svg:x="513.18810749800pt" svg:y="85.49064434889pt" svg:viewBox="0 0 17 10" svg:d="M0 0.698537L0.198187 1.13512L0.396375 1.5717L0.594562 1.97919L0.79275 2.38667L0.990937 2.76504L1.18912 3.14342L1.41563 3.52179L1.61381 3.84195L1.812 4.19122L2.01018 4.51138L2.20838 4.83154L2.40656 5.15171L2.60475 5.44277L2.80293 5.70472L3.00112 5.99578L3.19932 6.22862L3.3975 6.51968L3.59569 6.75253L3.79387 6.98537L3.99207 7.16L4.19025 7.39285L4.38844 7.59659L4.58662 7.77122L4.78481 7.94586L4.983 8.12049L5.18119 8.29512L5.37937 8.41155L5.57756 8.55707L5.80406 8.7026L6.00225 8.78993L6.20044 8.93546L6.39862 9.02277L6.59682 9.11009L6.795 9.19741L6.99319 9.25562L7.19137 9.31383L7.38956 9.37204L7.58775 9.43025L7.78594 9.45936L7.98412 9.48846L8.18231 9.48846L8.38049 9.51757L8.57869 9.54668L8.74857 9.51757L8.94675 9.48846L9.14494 9.45936L9.34312 9.45936L9.54131 9.40115L9.68287 9.37204L9.88106 9.31383L10.0793 9.25562L10.2492 9.19741L10.419 9.1392L10.5889 9.05188L10.7587 8.99367L10.9286 8.90635L11.0985 8.78993L11.24 8.7026L11.4099 8.61529L11.5798 8.49886L11.8629 8.29512L12.1744 8.06228L12.4575 7.80033L12.7123 7.53838L12.9954 7.27643L13.2786 6.98537L13.5051 6.72342L13.7599 6.43236L13.9864 6.14131L14.2129 5.82115L14.4394 5.53009L14.6376 5.20992L14.8358 4.91886L15.0339 4.5987L15.2321 4.30764L15.402 4.01659L15.5718 3.72553L15.7417 3.43447L15.9965 2.88147L16.2514 2.38667L16.4779 1.92098L16.676 1.51349L16.9026 0.960489L17.0158 0.727643L15.4869 0.116423L15.402 0.261952L15.1755 0.81496L15.0339 1.19333L14.8075 1.62992L14.581 2.12472L14.2978 2.61952L14.1563 2.88147L14.0147 3.17252L13.8448 3.43447L13.675 3.69642L13.5051 3.98748L13.3069 4.27854L13.1087 4.54049L12.9388 4.83154L12.7123 5.09349L12.5141 5.35546L12.2876 5.61741L12.0611 5.85025L11.8346 6.1122L11.6081 6.31594L11.3816 6.54879L11.1551 6.75253L10.9286 6.92716L10.6739 7.1309L10.5606 7.21822L10.419 7.24732L10.3058 7.36374L10.1925 7.39285L10.051 7.48017L9.93769 7.53838L9.82444 7.59659L9.68287 7.62569L9.56963 7.68391L9.42806 7.71301L9.31481 7.74212L9.20157 7.77122L9.06 7.80033L8.94675 7.82943L8.80518 7.82943L8.69194 7.85854L8.55037 7.85854L8.43712 7.85854L8.29556 7.82943L8.154 7.82943L8.04075 7.82943L7.89919 7.80033L7.78594 7.77122L7.64437 7.71301L7.50282 7.68391L7.36125 7.62569L7.21968 7.56748L7.04982 7.48017L6.90825 7.42196L6.76668 7.36374L6.59682 7.24732L6.45525 7.16L6.31368 7.07269L6.14381 6.92716L6.00225 6.81074L5.83237 6.66521L5.6625 6.51968L5.49262 6.37415L5.32275 6.19952L5.15287 6.02489L4.983 5.82115L4.81313 5.64651L4.64325 5.44277L4.47338 5.20992L4.27519 4.97707L4.10531 4.74423L3.90713 4.48228L3.73725 4.19122L3.53906 3.92927L3.36919 3.63821L3.171 3.34716L3.00112 2.99789L2.80293 2.67773L2.60475 2.35757L2.43487 1.97919L2.20838 1.60081L2.0385 1.22244L1.84032 0.81496L1.64212 0.40748L1.47225 0Z" calligra:nodeTypes="ccccccccccccccccccccccccccccccccccccccccccccccccccccccccccccccccccccccccccccccccccccccccccccccccccccccccccccccccccccccccccccccccccccccccccccccccccccccccccccccccccccccccccc"/>
          <draw:path draw:style-name="gr8" xml:id="shape-109" draw:id="shape-109" draw:layer="" svg:width="17.07252717695pt" svg:height="9.48837221705pt" svg:x="497.62587581380pt" svg:y="76.92999959729pt" svg:viewBox="0 0 17 9" svg:d="M1.50307 9.37231L1.58815 9.19821L1.81502 8.67592L1.98518 8.2987L2.18371 7.86345L2.41058 7.39919L2.69417 6.8769L2.83597 6.61575L3.00614 6.32558L3.17629 6.06443L3.34645 5.80328L3.48825 5.51313L3.68676 5.22296L3.88529 4.96181L4.08381 4.67164L4.28232 4.43951L4.5092 4.14935L4.70772 3.88821L4.9346 3.65607L5.16147 3.42394L5.38836 3.19181L5.61523 2.95967L5.87047 2.75656L6.09734 2.55344L6.35259 2.40836L6.46603 2.2923L6.57947 2.23427L6.72126 2.17624L6.8347 2.08919L6.94814 2.03115L7.08994 1.97312L7.20338 1.9441L7.34518 1.88607L7.45862 1.82804L7.57205 1.79902L7.71385 1.74099L7.8273 1.71197L7.9691 1.71197L8.08253 1.65394L8.22433 1.65394L8.33777 1.65394L8.45121 1.65394L8.593 1.65394L8.73481 1.65394L8.87661 1.65394L8.99005 1.71197L9.13184 1.71197L9.24528 1.74099L9.38708 1.79902L9.52888 1.82804L9.67068 1.88607L9.81248 1.9441L9.95428 2.00214L10.0961 2.06017L10.2662 2.17624L10.408 2.26329L10.5782 2.35034L10.72 2.46639L10.8902 2.55344L11.0603 2.69852L11.2021 2.81459L11.3723 2.95967L11.5425 3.13377L11.7126 3.27886L11.8828 3.48197L12.0529 3.65607L12.223 3.85919L12.3932 4.0623L12.5917 4.26541L12.7619 4.52656L12.932 4.75869L13.1305 5.01984L13.3007 5.28099L13.4709 5.57116L13.6694 5.8323L13.8679 6.15148L14.0381 6.49968L14.2366 6.81886L14.4351 7.13805L14.6053 7.51525L14.8038 7.89247L15.0023 8.26968L15.1725 8.6469L15.371 9.05312L15.5695 9.48837L17.0725 8.76297L16.8457 8.35673L16.6472 7.92149L16.4487 7.51525L16.2502 7.10903L16.0517 6.73181L15.8531 6.32558L15.6546 5.97738L15.4561 5.60018L15.2292 5.28099L15.0307 4.96181L14.8322 4.67164L14.6336 4.35246L14.4351 4.03328L14.2366 3.77214L14.0381 3.51099L13.8395 3.22082L13.641 2.98869L13.4425 2.75656L13.244 2.52443L13.0455 2.2923L12.8469 2.1182L12.6484 1.88607L12.4215 1.71197L12.2514 1.56689L12.0246 1.39279L11.8544 1.21869L11.6275 1.10262L11.429 0.957542L11.2589 0.81246L11.0603 0.696395L10.8335 0.580328L10.6349 0.493279L10.4364 0.40623L10.2379 0.319181L10.0394 0.261148L9.84084 0.174099L9.61396 0.116065L9.41544 0.0870493L9.24528 0.0290164L9.04676 0.0290164L8.84825 0L8.64973 0L8.45121 0L8.25269 0L8.05417 0.0290164L7.88402 0.0290164L7.68549 0.0580328L7.48698 0.0870493L7.31682 0.145082L7.14666 0.203115L6.94814 0.261148L6.77798 0.319181L6.60782 0.40623L6.43767 0.464263L6.26751 0.522296L6.09734 0.638361L5.92719 0.72541L5.78539 0.81246L5.61523 0.899509L5.44508 1.01558L5.16147 1.21869L4.84952 1.45082L4.56593 1.71197L4.28232 1.97312L4.02709 2.20525L3.74349 2.49541L3.48825 2.78557L3.26137 3.10476L3.00614 3.36591L2.77925 3.68509L2.58074 3.97526L2.35386 4.26541L2.15535 4.58459L1.98518 4.87476L1.78666 5.19394L1.61651 5.51313L1.44635 5.77427L1.27619 6.06443L0.992592 6.61575L0.737354 7.13805L0.510476 7.57329L0.340317 7.97952L0.0850793 8.55985L0 8.821Z" calligra:nodeTypes="ccccccccccccccccccccccccccccccccccccccccccccccccccccccccccccccccccccccccccccccccccccccccccccccccccccccccccccccccccccccccccccccccccccccccccccccccccccccccccccccccccccccccccc"/>
          <draw:path draw:style-name="gr8" xml:id="shape-110" draw:id="shape-110" draw:layer="" svg:width="16.95918150583pt" svg:height="9.54667597160pt" svg:x="482.14868364700pt" svg:y="85.43395133729pt" svg:viewBox="0 0 17 10" svg:d="M0 0.698537L0.197857 1.13512L0.395714 1.5717L0.593569 1.97919L0.791426 2.38667L0.989283 2.76504L1.18714 3.14342L1.38499 3.52179L1.58285 3.90016L1.78071 4.22033L1.97857 4.54049L2.17642 4.83154L2.37428 5.1226L2.6004 5.44277L2.79826 5.70472L2.99611 5.99578L3.19397 6.25773L3.36356 6.51968L3.56142 6.75253L3.78754 6.98537L3.9854 7.18911L4.18325 7.39285L4.38112 7.59659L4.57897 7.77122L4.77683 7.94586L4.97468 8.12049L5.17253 8.26602L5.37039 8.41155L5.56825 8.55707L5.76611 8.7026L5.96396 8.78993L6.16182 8.93546L6.35967 9.02277L6.55753 9.11009L6.75539 9.19741L6.95325 9.28473L7.17937 9.31383L7.37723 9.37204L7.57508 9.43025L7.77294 9.45936L7.97079 9.48846L8.16866 9.51757L8.36651 9.54668L8.56437 9.54668L8.73395 9.54668L8.93182 9.48846L9.12967 9.45936L9.32753 9.45936L9.49712 9.40115L9.66671 9.37204L9.86456 9.31383L10.0624 9.25562L10.232 9.19741L10.4016 9.11009L10.5429 9.08099L10.7125 8.99367L10.8821 8.87725L11.0517 8.78993L11.2213 8.7026L11.3909 8.61529L11.5322 8.46976L11.8431 8.26602L12.1258 8.03317L12.4085 7.80033L12.6911 7.53838L12.9455 7.27643L13.2282 6.98537L13.4542 6.69431L13.7086 6.40326L13.9347 6.14131L14.1609 5.82115L14.387 5.53009L14.5848 5.20992L14.7827 4.91886L14.9806 4.5987L15.1784 4.30764L15.348 3.98748L15.5176 3.72553L15.6872 3.43447L15.9699 2.88147L16.2243 2.35757L16.4221 1.89188L16.62 1.48439L16.8744 0.902277L16.9592 0.669431L15.4328 0.0873172L15.3763 0.261952L15.1502 0.81496L14.9523 1.19333L14.7544 1.60081L14.5283 2.09562L14.2456 2.61952L14.1043 2.88147L13.963 3.14342L13.7934 3.43447L13.6238 3.69642L13.4542 3.98748L13.2847 4.27854L13.0868 4.54049L12.889 4.83154L12.6629 5.06439L12.465 5.35546L12.2671 5.61741L12.041 5.85025L11.8149 6.1122L11.5887 6.31594L11.3626 6.54879L11.1082 6.75253L10.8821 6.92716L10.6277 7.10179L10.5146 7.18911L10.4016 7.27643L10.2885 7.33464L10.1472 7.42196L10.0341 7.45106L9.89283 7.53838L9.80803 7.56748L9.66671 7.62569L9.55365 7.68391L9.41232 7.71301L9.29926 7.77122L9.15793 7.77122L9.04487 7.80033L8.93182 7.82943L8.79049 7.85854L8.67742 7.85854L8.5361 7.85854L8.39477 7.85854L8.28171 7.85854L8.14039 7.82943L8.02733 7.80033L7.886 7.80033L7.74468 7.77122L7.60335 7.71301L7.46203 7.68391L7.3207 7.62569L7.20763 7.56748L7.03805 7.50927L6.89672 7.45106L6.75539 7.33464L6.5858 7.24732L6.44447 7.16L6.30315 7.04358L6.13356 6.92716L5.96396 6.81074L5.82264 6.69431L5.65304 6.54879L5.48346 6.37415L5.2856 6.19952L5.14428 6.02489L4.97468 5.85025L4.77683 5.61741L4.60723 5.44277L4.43764 5.20992L4.26805 4.97707L4.09846 4.71512L3.9006 4.48228L3.70274 4.22033L3.53316 3.92927L3.33529 3.63821L3.16571 3.34716L2.99611 2.99789L2.79826 2.67773L2.6004 2.35757L2.40255 1.97919L2.20469 1.60081L2.0351 1.22244L1.83724 0.81496L1.63939 0.40748L1.44152 0Z" calligra:nodeTypes="ccccccccccccccccccccccccccccccccccccccccccccccccccccccccccccccccccccccccccccccccccccccccccccccccccccccccccccccccccccccccccccccccccccccccccccccccccccccccccccccccccccccccccc"/>
          <draw:path draw:style-name="gr8" xml:id="shape-111" draw:id="shape-111" draw:layer="" svg:width="16.95918150583pt" svg:height="9.54667597160pt" svg:x="466.64314497440pt" svg:y="76.90165309149pt" svg:viewBox="0 0 17 10" svg:d="M1.49806 9.54668L1.55459 9.34294L1.80897 8.78993L1.9503 8.41155L2.14815 7.97496L2.40255 7.48017L2.6852 6.98537L2.82653 6.72342L2.96785 6.43236L3.13744 6.17041L3.30703 5.87936L3.47662 5.5883L3.64621 5.32635L3.84407 5.00618L4.04192 4.77333L4.26805 4.48228L4.4659 4.22033L4.69203 3.92927L4.88988 3.69642L5.11601 3.46358L5.34213 3.23073L5.56825 2.99789L5.82264 2.79415L6.04876 2.61952L6.30315 2.41578L6.41621 2.32846L6.52927 2.27025L6.6706 2.18293L6.78365 2.12472L6.92498 2.06651L7.03805 2.0083L7.1511 1.95009L7.29243 1.89188L7.37723 1.83366L7.51855 1.80456L7.63161 1.77545L7.80121 1.74635L7.886 1.71723L8.02733 1.68813L8.16866 1.68813L8.28171 1.65902L8.42304 1.65902L8.5361 1.65902L8.67742 1.65902L8.79049 1.68813L8.93182 1.68813L9.07314 1.71723L9.1862 1.74635L9.32753 1.77545L9.46885 1.83366L9.61018 1.86277L9.75151 1.92098L9.89283 2.0083L10.0341 2.06651L10.2037 2.15383L10.345 2.24114L10.4864 2.32846L10.656 2.44488L10.8256 2.5322L10.9669 2.70683L11.1365 2.79415L11.3061 2.93968L11.4757 3.11431L11.617 3.25984L11.7866 3.46358L11.9562 3.63821L12.1258 3.84195L12.2954 4.04569L12.4933 4.27854L12.6629 4.48228L12.8607 4.74423L13.0303 5.00618L13.1999 5.23903L13.3695 5.5592L13.5673 5.85025L13.7651 6.14131L13.9347 6.46147L14.1326 6.78163L14.3304 7.1309L14.5283 7.48017L14.6979 7.85854L14.8958 8.23691L15.0936 8.64439L15.2632 9.05188L15.4894 9.45936L16.9592 8.76082L16.7331 8.32423L16.5352 7.88765L16.3373 7.48017L16.1395 7.10179L15.9133 6.69431L15.7437 6.31594L15.5176 5.93757L15.3198 5.61741L15.1219 5.23903L14.924 4.91886L14.7262 4.6278L14.5283 4.30764L14.3304 4.01659L14.1609 3.78374L13.9347 3.46358L13.7369 3.23073L13.5107 2.96878L13.3412 2.73594L13.1434 2.5322L12.9455 2.29935L12.7477 2.06651L12.5781 1.89188L12.3519 1.68813L12.1541 1.5426L11.9562 1.39707L11.7583 1.22244L11.5605 1.07691L11.3626 0.931383L11.1648 0.785854L10.9669 0.698537L10.769 0.553009L10.5712 0.465691L10.3733 0.378374L10.1754 0.291057L9.94936 0.232846L9.75151 0.145528L9.55365 0.116423L9.3558 0.0582115L9.15793 0.0582115L8.96008 0L8.76222 0L8.56437 0L8.36651 0L8.19692 0L7.99906 0L7.80121 0.0582115L7.60335 0.0582115L7.43376 0.0873172L7.2359 0.145528L7.06631 0.232846L6.89672 0.261952L6.69886 0.320163L6.52927 0.378374L6.35967 0.465691L6.19009 0.553009L6.02049 0.669431L5.87917 0.756748L5.70958 0.844065L5.56825 0.931383L5.39866 1.0478L5.08774 1.25154L4.77683 1.48439L4.52244 1.77545L4.21152 2.0083L3.95714 2.29935L3.70274 2.56131L3.44836 2.85236L3.22224 3.17252L2.96785 3.46358L2.76999 3.78374L2.54387 4.0748L2.31775 4.36585L2.11989 4.68602L1.9503 5.00618L1.75244 5.26814L1.58285 5.5883L1.41326 5.87936L1.27194 6.17041L0.961018 6.72342L0.706631 7.24732L0.508774 7.71301L0.310918 8.12049L0.0847957 8.7026L0 8.93546Z" calligra:nodeTypes="ccccccccccccccccccccccccccccccccccccccccccccccccccccccccccccccccccccccccccccccccccccccccccccccccccccccccccccccccccccccccccccccccccccccccccccccccccccccccccccccccccccccccccc"/>
          <draw:path draw:style-name="gr8" xml:id="shape-112" draw:id="shape-112" draw:layer="" svg:width="17.01580715279pt" svg:height="9.54667597160pt" svg:x="451.13760630180pt" svg:y="85.49064434889pt" svg:viewBox="0 0 17 10" svg:d="M0 0.698537L0.198187 1.13512L0.396375 1.5717L0.622874 1.97919L0.79275 2.38667L1.01925 2.76504L1.21744 3.14342L1.41563 3.52179L1.61381 3.87106L1.812 4.22033L2.01018 4.54049L2.20838 4.83154L2.40656 5.15171L2.63306 5.44277L2.80293 5.70472L3.02944 5.99578L3.19932 6.25773L3.3975 6.51968L3.59569 6.75253L3.79387 6.98537L3.99207 7.18911L4.21856 7.39285L4.38844 7.62569L4.61493 7.80033L4.78481 7.94586L5.01131 8.12049L5.2095 8.29512L5.40768 8.41155L5.60588 8.55707L5.80406 8.7026L6.00225 8.81904L6.20044 8.93546L6.39862 9.02277L6.59682 9.11009L6.795 9.19741L7.0215 9.25562L7.21968 9.31383L7.41788 9.40115L7.58775 9.43025L7.81425 9.48846L8.01243 9.48846L8.21063 9.51757L8.38049 9.54668L8.607 9.54668L8.77688 9.51757L8.97506 9.48846L9.17325 9.48846L9.34312 9.45936L9.54131 9.43025L9.7395 9.40115L9.90937 9.31383L10.0793 9.25562L10.2775 9.19741L10.4474 9.1392L10.6172 9.05188L10.787 8.96456L10.9286 8.90635L11.0985 8.78993L11.2683 8.7026L11.4382 8.61529L11.6081 8.49886L11.8912 8.29512L12.1744 8.03317L12.4858 7.80033L12.7689 7.53838L13.0238 7.27643L13.2503 7.01448L13.5051 6.72342L13.7599 6.40326L13.9864 6.14131L14.2129 5.82115L14.4394 5.53009L14.6376 5.20992L14.8358 4.91886L15.0339 4.5987L15.2321 4.30764L15.402 4.01659L15.5718 3.69642L15.7134 3.43447L16.0248 2.85236L16.2797 2.35757L16.4779 1.89188L16.676 1.48439L16.9026 0.931383L17.0158 0.698537L15.4869 0.0873172L15.4303 0.261952L15.1755 0.81496L15.0057 1.19333L14.8075 1.62992L14.581 2.09562L14.2978 2.61952L14.1563 2.88147L14.0147 3.14342L13.8448 3.43447L13.675 3.69642L13.4768 3.98748L13.3069 4.27854L13.137 4.54049L12.9388 4.83154L12.7406 5.09349L12.5141 5.35546L12.3159 5.61741L12.0894 5.85025L11.8629 6.1122L11.6364 6.31594L11.4099 6.54879L11.1834 6.75253L10.9286 6.95627L10.6739 7.1309L10.5606 7.18911L10.4474 7.27643L10.3341 7.33464L10.1925 7.42196L10.0793 7.48017L9.966 7.53838L9.82444 7.59659L9.71118 7.62569L9.56963 7.68391L9.45637 7.71301L9.34312 7.77122L9.20157 7.80033L9.08831 7.80033L8.97506 7.82943L8.83349 7.85854L8.69194 7.85854L8.57869 7.85854L8.43712 7.85854L8.32388 7.85854L8.18231 7.85854L8.06906 7.82943L7.9275 7.80033L7.78594 7.77122L7.64437 7.71301L7.50282 7.71301L7.36125 7.62569L7.21968 7.56748L7.07813 7.50927L6.93656 7.42196L6.76668 7.36374L6.62513 7.24732L6.45525 7.16L6.31368 7.07269L6.17213 6.95627L6.00225 6.81074L5.83237 6.69431L5.6625 6.54879L5.49262 6.37415L5.35107 6.19952L5.18119 6.02489L5.01131 5.85025L4.81313 5.64651L4.64325 5.44277L4.47338 5.20992L4.27519 4.97707L4.10531 4.74423L3.93544 4.48228L3.73725 4.22033L3.56738 3.92927L3.36919 3.63821L3.171 3.34716L3.00112 2.99789L2.83125 2.67773L2.63306 2.35757L2.43487 1.97919L2.23669 1.60081L2.0385 1.22244L1.84032 0.81496L1.67044 0.40748L1.47225 0Z" calligra:nodeTypes="ccccccccccccccccccccccccccccccccccccccccccccccccccccccccccccccccccccccccccccccccccccccccccccccccccccccccccccccccccccccccccccccccccccccccccccccccccccccccccccccccccccccccccc"/>
          <draw:path draw:style-name="gr8" xml:id="shape-113" draw:id="shape-113" draw:layer="" svg:width="16.95918150583pt" svg:height="9.48837221705pt" svg:x="435.66041413500pt" svg:y="76.92999959729pt" svg:viewBox="0 0 17 9" svg:d="M1.49806 9.37231L1.55459 9.19821L1.78071 8.6469L1.9503 8.26968L2.14815 7.83444L2.37428 7.37017L2.6852 6.8769L2.79826 6.58673L2.96785 6.32558L3.13744 6.03542L3.27876 5.77427L3.47662 5.51313L3.64621 5.19394L3.84407 4.93279L4.04192 4.67164L4.23979 4.4105L4.43764 4.14935L4.66376 3.88821L4.88988 3.62706L5.11601 3.39492L5.34213 3.16279L5.56825 2.95967L5.79437 2.72754L6.04876 2.55344L6.27489 2.37935L6.41621 2.2923L6.501 2.20525L6.64233 2.17624L6.75539 2.08919L6.89672 2.03115L7.00978 1.97312L7.1511 1.9441L7.26416 1.88607L7.37723 1.82804L7.51855 1.79902L7.63161 1.74099L7.77294 1.71197L7.886 1.71197L7.99906 1.65394L8.14039 1.65394L8.25344 1.65394L8.39477 1.65394L8.50784 1.65394L8.64916 1.65394L8.76222 1.65394L8.90355 1.68295L9.04487 1.71197L9.1862 1.74099L9.29926 1.79902L9.44058 1.79902L9.61018 1.88607L9.75151 1.9441L9.86456 2.00214L10.0059 2.06017L10.1754 2.17624L10.345 2.26329L10.4864 2.35034L10.656 2.43738L10.7973 2.55344L10.9669 2.69852L11.1365 2.81459L11.3061 2.95967L11.4474 3.13377L11.617 3.27886L11.7866 3.48197L11.9562 3.65607L12.1541 3.85919L12.3237 4.0623L12.4933 4.26541L12.6629 4.52656L12.8607 4.75869L13.0303 5.01984L13.2282 5.28099L13.3978 5.57116L13.5673 5.8323L13.7651 6.15148L13.963 6.49968L14.1326 6.81886L14.3304 7.13805L14.5 7.51525L14.6979 7.89247L14.8675 8.26968L15.0654 8.6469L15.2632 9.05312L15.4611 9.48837L16.9592 8.76297L16.7331 8.35673L16.5352 7.92149L16.3373 7.51525L16.1395 7.10903L15.9133 6.73181L15.7155 6.32558L15.5176 5.97738L15.3198 5.60018L15.1219 5.28099L14.924 4.96181L14.7262 4.67164L14.5283 4.35246L14.3304 4.03328L14.1609 3.77214L13.9347 3.51099L13.7651 3.22082L13.539 2.98869L13.3412 2.75656L13.1434 2.52443L12.9455 2.32132L12.7477 2.1182L12.5781 1.9441L12.3519 1.71197L12.1541 1.56689L11.9562 1.39279L11.7583 1.21869L11.5605 1.10262L11.3626 0.957542L11.1648 0.81246L10.9669 0.72541L10.769 0.580328L10.5712 0.493279L10.345 0.40623L10.1754 0.319181L9.94936 0.261148L9.75151 0.174099L9.55365 0.116065L9.3558 0.0870493L9.15793 0.0290164L8.96008 0.0290164L8.76222 0L8.56437 0L8.39477 0L8.19692 0L7.99906 0.0290164L7.80121 0.0290164L7.60335 0.0580328L7.43376 0.0870493L7.2359 0.116065L7.06631 0.174099L6.89672 0.261148L6.69886 0.290164L6.52927 0.40623L6.35967 0.464263L6.19009 0.522296L6.02049 0.638361L5.87917 0.72541L5.70958 0.81246L5.56825 0.899509L5.39866 1.01558L5.08774 1.21869L4.77683 1.45082L4.49417 1.71197L4.23979 1.97312L3.95714 2.20525L3.70274 2.49541L3.44836 2.78557L3.22224 3.07574L2.96785 3.36591L2.74173 3.65607L2.54387 3.97526L2.31775 4.26541L2.11989 4.58459L1.92204 4.87476L1.75244 5.19394L1.58285 5.48411L1.41326 5.77427L1.24367 6.06443L0.961018 6.58673L0.706631 7.10903L0.480508 7.57329L0.310918 7.97952L0.0847957 8.53083L0 8.76297Z" calligra:nodeTypes="ccccccccccccccccccccccccccccccccccccccccccccccccccccccccccccccccccccccccccccccccccccccccccccccccccccccccccccccccccccccccccccccccccccccccccccccccccccccccccccccccccccccccccc"/>
          <draw:path draw:style-name="gr8" xml:id="shape-114" draw:id="shape-114" draw:layer="" svg:width="1.21533234165pt" svg:height="1.22215647945pt" svg:x="435.60372112340pt" svg:y="85.49064434889pt" svg:viewBox="0 0 1 1" svg:d="M0.0434046 0L0 0.091662L0 0.183324L0 0.274987L0 0.366648L0 0.458311L0 0.549972L0.0217023 0.641635L0.0434046 0.702742L0.0868091 0.794404L0.108512 0.855513L0.151916 0.91662L0.195321 0.977729L0.238726 1.00828L0.28213 1.06939L0.325535 1.09994L0.390642 1.1305L0.455749 1.16105L0.499153 1.19161L0.542558 1.22216L0.607665 1.22216L0.672772 1.22216L0.737879 1.19161L0.802985 1.19161L0.846389 1.1305L0.889793 1.09994L0.9549 1.09994L0.998304 1.00828L1.04172 0.947174L1.10682 0.886066L1.12852 0.824959L1.17193 0.733296L1.21533 0.641635Z" calligra:nodeTypes="cccccccccccccccccccccccccccccccccc"/>
          <draw:path draw:style-name="gr8" xml:id="shape-115" draw:id="shape-115" draw:layer="" svg:width="3.30007242566pt" svg:height="2.44432401404pt" svg:x="434.78167245520pt" svg:y="84.27174459949pt" svg:viewBox="0 0 3 2" svg:d="M3.30007 1.1448L3.24115 1.05199L3.21168 0.959164L3.15276 0.835401L3.09382 0.742579L3.06435 0.680697L3.00543 0.587875L2.94649 0.556933L2.88756 0.464111L2.82864 0.40223L2.74024 0.340349L2.68131 0.309408L2.62238 0.247527L2.47506 0.154703L2.32773 0.0928224L2.1804 0.0618816L2.03309 0L1.85629 0L1.70897 0L1.56164 0L1.38485 0.0309408L1.23752 0.0618816L1.09021 0.0928224L0.942878 0.185644L0.795554 0.278467L0.677693 0.371289L0.559834 0.464111L0.441974 0.556933L0.353579 0.711638L0.235719 0.835401L0.176789 0.990105L0.11786 1.05199L0.0883948 1.1448L0.0883948 1.20669L0.0589299 1.29951L0.0294649 1.39234L0 1.48516L0 1.54703L0 1.63986L0 1.73268L0 1.8255L0 1.91833L0 2.01115L0.0294649 2.13491L0.0589299 2.22773L0.0883948 2.32056L0.11786 2.44432Z" calligra:nodeTypes="cccccccccccccccccccccccccccccccccccccccccccccccc"/>
          <draw:path draw:style-name="gr8" xml:id="shape-116" draw:id="shape-116" draw:layer="" svg:width="18.97672389863pt" svg:height="10.82262334739pt" svg:x="434.89505847840pt" svg:y="85.17883278509pt" svg:viewBox="0 0 19 11" svg:d="M15.9544 0L15.7801 0.411729L15.5767 0.823458L15.3732 1.17637L15.1988 1.55869L14.9954 1.94101L14.8211 2.29392L14.6177 2.61742L14.4142 2.94092L14.2398 3.26442L14.0655 3.55852L13.8621 3.8232L13.7168 4.11729L13.5133 4.35256L13.3389 4.61725L13.1646 4.85252L12.9902 5.05838L12.8159 5.29366L12.6705 5.47011L12.4961 5.67598L12.3509 5.85244L12.1765 5.99948L12.0022 6.14652L11.8569 6.29357L11.7115 6.44062L11.5662 6.52884L11.4209 6.67589L11.2756 6.76412L11.1013 6.85235L11.0141 6.94058L10.8688 6.9994L10.7525 7.08762L10.6072 7.14644L10.491 7.20525L10.3747 7.23466L10.2585 7.29348L10.1422 7.32289L10.0551 7.3523L9.93882 7.38171L9.85163 7.41112L9.73539 7.41112L9.64821 7.41112L9.53197 7.41112L9.41572 7.41112L9.32853 7.41112L9.24135 7.41112L9.15418 7.41112L9.03793 7.41112L8.95074 7.38171L8.8345 7.3523L8.74732 7.32289L8.63108 7.29348L8.54389 7.23466L8.42765 7.20525L8.34047 7.17584L8.25329 7.14644L8.13705 7.08762L8.02079 6.9994L7.93362 6.94058L7.81737 6.88176L7.73019 6.82294L7.4977 6.67589L7.26521 6.49943L7.06179 6.29357L6.82931 6.0877L6.62588 5.91125L6.42245 5.67598L6.18997 5.4407L6.0156 5.20543L5.78312 4.97015L5.60875 4.70548L5.40533 4.44079L5.23096 4.17611L5.05659 3.88201L4.88223 3.61734L4.70786 3.38206L4.53349 3.11737L4.38819 2.82328L4.24288 2.58801L3.98133 2.08805L3.74885 1.61751L3.54543 1.17637L3.37106 0.823458L3.13857 0.294092L3.08045 0.147046L0 1.35283L0.0871826 1.61751L0.34873 2.20569L0.552157 2.61742L0.784644 3.11737L1.04619 3.64675L1.3368 4.20552L1.51116 4.49961L1.68553 4.82311L1.8599 5.1172L2.06332 5.4407L2.26675 5.76421L2.49924 6.0877L2.70266 6.41121L2.93514 6.73471L3.19669 7.02881L3.42919 7.38171L3.71979 7.6758L3.98133 7.99931L4.27195 8.26399L4.56256 8.55808L4.88223 8.88158L5.20189 9.11686L5.52157 9.38153L5.8703 9.61681L6.04466 9.73445L6.24809 9.85208L6.42245 9.96972L6.59681 10.0579L6.80024 10.1462L7.00367 10.2638L7.2071 10.3226L7.41052 10.4403L7.61395 10.4991L7.84644 10.5579L8.04986 10.5873L8.25329 10.6755L8.48577 10.705L8.71826 10.7344L8.95074 10.7637L9.15418 10.7637L9.38666 10.8226L9.64821 10.7932L9.88069 10.7637L10.1132 10.7344L10.3457 10.7344L10.5781 10.6755L10.8397 10.6167L11.0722 10.5579L11.3047 10.4991L11.5371 10.3815L11.7697 10.3226L12.0022 10.205L12.2346 10.0874L12.4671 9.96972L12.6996 9.82268L12.9321 9.67563L13.1646 9.52858L13.397 9.35213L13.6004 9.17568L13.833 8.99922L14.0655 8.79335L14.2689 8.58749L14.5013 8.41103L14.7048 8.17576L14.9373 7.94049L15.1407 7.70521L15.3732 7.41112L15.5767 7.17584L15.7801 6.91117L16.0125 6.61707L16.2159 6.29357L16.4193 5.99948L16.6519 5.67598L16.8553 5.35247L17.0587 4.99956L17.2912 4.67607L17.4947 4.29374L17.6981 3.91142L17.9015 3.52911L18.1049 3.11737L18.3375 2.70565L18.5409 2.29392L18.7733 1.85278L18.9767 1.38224Z" calligra:nodeTypes="ccccccccccccccccccccccccccccccccccccccccccccccccccccccccccccccccccccccccccccccccccccccccccccccccccccccccccccccccccccccccccccccccccccccccccccccccccccccccccccccccccccccccccc"/>
          <draw:path draw:style-name="gr8" xml:id="shape-117" draw:id="shape-117" draw:layer="" svg:width="18.03319047791pt" svg:height="10.82262334739pt" svg:x="450.45729016260pt" svg:y="76.13629743489pt" svg:viewBox="0 0 18 11" svg:d="M18.0332 9.46976L17.9229 9.17568L17.6747 8.58749L17.4817 8.14636L17.2611 7.6758L17.013 7.14644L16.7096 6.58766L16.5442 6.26416L16.3788 5.97007L16.2133 5.64657L16.0478 5.35247L15.8548 5.02897L15.6343 4.70548L15.4137 4.38197L15.2206 4.05847L14.9725 3.76438L14.7243 3.41147L14.4762 3.11737L14.2004 2.82328L13.9523 2.49979L13.649 2.20569L13.3732 1.9116L13.0699 1.64692L12.7391 1.41164L12.4633 1.14696L12.2703 1.02932L12.0773 0.911686L11.9118 0.823458L11.7463 0.705821L11.5533 0.617593L11.3603 0.499956L11.1673 0.441138L10.9743 0.352911L10.7813 0.294092L10.5883 0.235274L10.3677 0.147046L10.1747 0.117637L9.95404 0.0588185L9.7335 0.0294092L9.54047 0L9.31989 0L9.07173 0L8.87871 0L8.63055 0L8.40996 0L8.18937 0.0294092L7.96878 0.0882276L7.74819 0.147046L7.5276 0.235274L7.27944 0.264683L7.05885 0.352911L6.83826 0.470548L6.61767 0.558775L6.39708 0.705821L6.1765 0.794049L5.9559 0.941094L5.73532 1.08814L5.51473 1.2646L5.32171 1.41164L5.07355 1.5881L4.88053 1.76455L4.65994 1.97041L4.46693 2.17628L4.24634 2.38215L4.05332 2.58801L3.83274 2.82328L3.63972 3.08797L3.41913 3.32324L3.22612 3.58793L3.00552 3.85261L2.81251 4.17611L2.6195 4.4702L2.39891 4.7643L2.20589 5.08779L2.01287 5.41129L1.79229 5.76421L1.59927 6.11711L1.40625 6.47002L1.18567 6.88176L0.992647 7.23466L0.772062 7.61698L0.579046 8.05813L0.386031 8.46985L0.193015 8.9404L0 9.38153L2.84009 10.8226L3.0331 10.3815L3.22612 9.99913L3.41913 9.61681L3.58457 9.20509L3.77759 8.85217L3.94303 8.49926L4.13604 8.14636L4.30148 7.85226L4.49451 7.52876L4.65994 7.23466L4.82538 6.94058L4.99083 6.67589L5.18384 6.41121L5.34928 6.17593L5.51473 5.94066L5.68017 5.70539L5.81804 5.49952L5.98348 5.32307L6.14893 5.1172L6.28679 4.94075L6.45223 4.7643L6.61767 4.61725L6.75554 4.4702L6.89341 4.35256L7.05885 4.23492L7.16914 4.08788L7.30702 3.99965L7.44488 3.94083L7.55518 3.85261L7.69304 3.76438L7.80333 3.67615L7.94121 3.61734L8.0515 3.58793L8.1618 3.52911L8.27209 3.4997L8.38238 3.47029L8.46511 3.41147L8.5754 3.38206L8.6857 3.38206L8.76842 3.38206L8.85114 3.35265L8.96143 3.35265L9.07173 3.35265L9.15445 3.35265L9.23717 3.35265L9.31989 3.38206L9.43018 3.38206L9.5129 3.41147L9.6232 3.44088L9.70592 3.47029L9.81619 3.4997L9.8989 3.52911L9.98161 3.55852L10.092 3.58793L10.1747 3.67615L10.285 3.70556L10.3953 3.76438L10.5056 3.85261L10.5883 3.91142L10.6985 3.97024L10.9192 4.11729L11.1122 4.29374L11.3328 4.4702L11.5258 4.67607L11.7188 4.88193L11.9118 5.1172L12.1048 5.35247L12.3254 5.58775L12.5184 5.82303L12.6839 6.11711L12.8769 6.35239L13.0423 6.61707L13.2353 6.88176L13.4008 7.14644L13.5387 7.44053L13.7041 7.70521L13.842 7.9699L13.9798 8.20517L14.228 8.70513L14.4486 9.20509L14.6416 9.61681L14.807 9.99913L15.0276 10.4991L15.0828 10.6462Z" calligra:nodeTypes="ccccccccccccccccccccccccccccccccccccccccccccccccccccccccccccccccccccccccccccccccccccccccccccccccccccccccccccccccccccccccccccccccccccccccccccccccccccccccccccccccccccccccccc"/>
          <draw:path draw:style-name="gr8" xml:id="shape-118" draw:id="shape-118" draw:layer="" svg:width="18.97672389863pt" svg:height="10.82262334739pt" svg:x="465.93448232940pt" svg:y="85.09379326769pt" svg:viewBox="0 0 19 11" svg:d="M15.9544 0L15.751 0.38232L15.5476 0.794049L15.3732 1.17637L15.1988 1.5881L14.9954 1.94101L14.792 2.29392L14.6177 2.64683L14.4142 2.94092L14.2398 3.26442L14.0655 3.58793L13.8621 3.85261L13.6877 4.11729L13.5133 4.35256L13.3099 4.61725L13.1646 4.85252L12.9902 5.05838L12.8159 5.29366L12.6705 5.47011L12.4961 5.67598L12.3218 5.85244L12.1474 5.99948L12.0022 6.14652L11.8569 6.32298L11.6824 6.41121L11.5371 6.55825L11.3918 6.64648L11.2756 6.79353L11.1303 6.85235L10.985 6.94058L10.8688 7.02881L10.7525 7.08762L10.6072 7.17584L10.491 7.20525L10.3747 7.26407L10.2585 7.29348L10.1422 7.32289L10.026 7.3523L9.93882 7.41112L9.82258 7.41112L9.70633 7.41112L9.64821 7.44053L9.56103 7.44053L9.44479 7.44053L9.32853 7.44053L9.24135 7.44053L9.15418 7.41112L9.03793 7.41112L8.92169 7.38171L8.8345 7.3523L8.74732 7.32289L8.66014 7.29348L8.54389 7.26407L8.45671 7.23466L8.34047 7.17584L8.25329 7.11703L8.13705 7.08762L8.02079 7.02881L7.90455 6.94058L7.81737 6.88176L7.73019 6.82294L7.4977 6.64648L7.29428 6.49943L7.06179 6.32298L6.85836 6.11711L6.62588 5.91125L6.42245 5.67598L6.21902 5.4407L6.0156 5.20543L5.81217 4.97015L5.60875 4.67607L5.40533 4.44079L5.23096 4.1467L5.05659 3.88201L4.88223 3.61734L4.70786 3.35265L4.53349 3.08797L4.38819 2.82328L4.24288 2.5586L3.98133 2.05864L3.71979 1.5881L3.54543 1.14696L3.37106 0.794049L3.13857 0.294092L3.08045 0.117637L0 1.32342L0.0871826 1.5881L0.34873 2.17628L0.552157 2.61742L0.784644 3.08797L1.04619 3.64675L1.3368 4.20552L1.51116 4.52902L1.71459 4.82311L1.8599 5.1172L2.06332 5.4407L2.26675 5.76421L2.49924 6.0877L2.70266 6.3818L2.93514 6.73471L3.19669 7.02881L3.45824 7.3523L3.71979 7.6758L3.98133 7.9699L4.27195 8.29339L4.56256 8.58749L4.88223 8.85217L5.20189 9.11686L5.52157 9.38153L5.84123 9.61681L6.04466 9.76386L6.24809 9.85208L6.42245 9.96972L6.62588 10.0579L6.80024 10.1756L7.00367 10.2638L7.2071 10.352L7.38146 10.4109L7.58489 10.4991L7.84644 10.5579L8.04986 10.6167L8.25329 10.6755L8.48577 10.705L8.71826 10.7637L8.92169 10.7932L9.15418 10.7932L9.38666 10.8226L9.64821 10.8226L9.85163 10.7932L10.1132 10.7637L10.3457 10.7344L10.5781 10.705L10.8107 10.6462L11.0722 10.5579L11.2756 10.4991L11.5371 10.4109L11.7697 10.3226L12.0022 10.2344L12.2637 10.1168L12.4671 9.99913L12.6996 9.82268L12.9321 9.70504L13.1646 9.52858L13.397 9.38153L13.6004 9.20509L13.833 9.02863L14.0655 8.82276L14.2689 8.6169L14.4723 8.41103L14.7048 8.20517L14.9082 7.9699L15.1407 7.70521L15.3441 7.46994L15.5767 7.17584L15.7801 6.91117L16.0125 6.61707L16.2159 6.32298L16.4193 6.02889L16.6519 5.67598L16.8553 5.38188L17.0587 5.02897L17.2621 4.67607L17.4947 4.29374L17.6981 3.91142L17.9015 3.52911L18.1339 3.14678L18.3375 2.73506L18.5409 2.29392L18.7443 1.85278L18.9767 1.41164Z" calligra:nodeTypes="ccccccccccccccccccccccccccccccccccccccccccccccccccccccccccccccccccccccccccccccccccccccccccccccccccccccccccccccccccccccccccccccccccccccccccccccccccccccccccccccccccccccccccc"/>
          <draw:path draw:style-name="gr8" xml:id="shape-119" draw:id="shape-119" draw:layer="" svg:width="18.91860537275pt" svg:height="10.76366941848pt" svg:x="481.49671401360pt" svg:y="76.07960442329pt" svg:viewBox="0 0 19 11" svg:d="M18.9186 9.56121L18.8026 9.26792L18.5413 8.68134L18.3673 8.27073L18.1351 7.77215L17.845 7.2149L17.5548 6.68698L17.3807 6.36436L17.2066 6.04175L17.0325 5.74846L16.8295 5.42583L16.6263 5.10322L16.3942 4.7806L16.1911 4.45799L15.959 4.13537L15.7268 3.81275L15.4656 3.49013L15.2045 3.16752L14.9144 2.87423L14.6242 2.55161L14.363 2.25832L14.0439 1.99436L13.7246 1.73041L13.3765 1.46644L13.0573 1.23181L12.8541 1.08516L12.6801 0.967853L12.506 0.850537L12.3319 0.76255L12.1288 0.674564L11.9256 0.557248L11.7225 0.469261L11.5194 0.410604L11.3163 0.322618L11.1133 0.234631L10.9101 0.205302L10.707 0.146644L10.4749 0.0879866L10.2427 0.0586577L10.0106 0.0293289L9.77847 0L9.54634 0L9.31421 0L9.08208 0L8.84995 0.0293289L8.58881 0.0586577L8.35667 0.0879866L8.12455 0.146644L7.89241 0.205302L7.66028 0.293289L7.42816 0.351946L7.16701 0.439933L6.9639 0.557248L6.73176 0.674564L6.47062 0.791879L6.2675 0.909194L6.03538 1.05584L5.80325 1.23181L5.57111 1.37846L5.33899 1.55443L5.13588 1.75974L4.90374 1.9357L4.67161 2.14101L4.4685 2.34631L4.23637 2.55161L4.03325 2.78624L3.80113 3.02087L3.59802 3.31416L3.36588 3.54879L3.16277 3.84208L2.93064 4.10604L2.72752 4.42866L2.52441 4.72194L2.3213 5.04456L2.08917 5.36719L1.88606 5.6898L1.68295 6.04175L1.47982 6.45235L1.27671 6.8043L1.04459 7.18557L0.841471 7.59617L0.609341 8.00678L0.406227 8.44671L0.203113 8.85732L0 9.32658L2.98867 10.7344L3.19178 10.3238L3.39489 9.91315L3.56899 9.50255L3.77211 9.1506L3.97523 8.76933L4.14932 8.44671L4.32342 8.09477L4.52653 7.77215L4.70063 7.44953L4.90374 7.18557L5.07784 6.89228L5.25194 6.599L5.42604 6.36436L5.60013 6.12973L5.77423 5.8951L5.97734 5.66047L6.12242 5.45516L6.29652 5.2792L6.47062 5.07389L6.6157 4.89792L6.7898 4.72194L6.93487 4.60463L7.07996 4.45799L7.22504 4.34067L7.37012 4.19403L7.5152 4.10604L7.66028 4.01805L7.80536 3.90074L7.95045 3.81275L8.06651 3.72477L8.18257 3.66611L8.32766 3.63678L8.44372 3.54879L8.55978 3.51946L8.67586 3.49013L8.7629 3.43147L8.87897 3.40215L8.99503 3.40215L9.08208 3.37282L9.19814 3.37282L9.28519 3.37282L9.40126 3.37282L9.48831 3.37282L9.57536 3.37282L9.6624 3.37282L9.77847 3.37282L9.86552 3.40215L9.98158 3.40215L10.0686 3.43147L10.1557 3.4608L10.2718 3.49013L10.3588 3.54879L10.4749 3.57812L10.5619 3.63678L10.678 3.66611L10.794 3.72477L10.881 3.78343L10.9971 3.87141L11.0842 3.90074L11.2003 3.95939L11.4324 4.13537L11.6355 4.31134L11.8386 4.48732L12.0708 4.69261L12.2739 4.92725L12.477 5.13255L12.6801 5.36719L12.8832 5.60181L13.0864 5.86577L13.2894 6.12973L13.4635 6.39369L13.6666 6.68698L13.8697 6.95094L14.0149 7.2149L14.189 7.47886L14.363 7.77215L14.4791 8.00678L14.6532 8.27073L14.9144 8.76933L15.1465 9.26792L15.3496 9.67853L15.4946 10.0305L15.7558 10.5877L15.8139 10.7344L15.8139 10.7637L15.8139 10.7344L15.8139 10.7637Z" calligra:nodeTypes="cccccccccccccccccccccccccccccccccccccccccccccccccccccccccccccccccccccccccccccccccccccccccccccccccccccccccccccccccccccccccccccccccccccccccccccccccccccccccccccccccccccccccccccc"/>
          <draw:path draw:style-name="gr8" xml:id="shape-120" draw:id="shape-120" draw:layer="" svg:width="18.97672389863pt" svg:height="10.82262334739pt" svg:x="496.91721316880pt" svg:y="85.17883278509pt" svg:viewBox="0 0 19 11" svg:d="M15.9544 0L15.751 0.411729L15.5476 0.823458L15.3732 1.17637L15.1698 1.5881L14.9664 1.94101L14.792 2.29392L14.6177 2.64683L14.4142 2.94092L14.2398 3.26442L14.0655 3.55852L13.8621 3.85261L13.6877 4.11729L13.5133 4.35256L13.3389 4.61725L13.1646 4.85252L12.9902 5.08779L12.8159 5.29366L12.6414 5.47011L12.4671 5.67598L12.3218 5.85244L12.1474 5.99948L12.0022 6.17593L11.8569 6.32298L11.6824 6.44062L11.5371 6.55825L11.3918 6.7053L11.2466 6.79353L11.1303 6.85235L10.985 6.94058L10.8397 7.02881L10.7234 7.11703L10.5781 7.17584L10.491 7.20525L10.3457 7.26407L10.2585 7.32289L10.1422 7.32289L10.0551 7.38171L9.93882 7.38171L9.85163 7.41112L9.73539 7.41112L9.64821 7.44053L9.53197 7.44053L9.44479 7.44053L9.3576 7.44053L9.24135 7.44053L9.15418 7.41112L9.03793 7.41112L8.95074 7.38171L8.86356 7.3523L8.74732 7.32289L8.66014 7.29348L8.54389 7.26407L8.45671 7.20525L8.34047 7.17584L8.25329 7.11703L8.13705 7.08762L8.02079 7.02881L7.93362 6.94058L7.81737 6.88176L7.73019 6.85235L7.4977 6.67589L7.29428 6.49943L7.06179 6.32298L6.85836 6.11711L6.65494 5.91125L6.42245 5.67598L6.21902 5.4407L6.0156 5.20543L5.81217 4.97015L5.60875 4.67607L5.40533 4.44079L5.23096 4.17611L5.05659 3.88201L4.88223 3.64675L4.70786 3.35265L4.53349 3.08797L4.38819 2.82328L4.27195 2.5586L3.98133 2.08805L3.74885 1.61751L3.54543 1.14696L3.37106 0.823458L3.13857 0.294092L3.08045 0.147046L0 1.32342L0.116243 1.61751L0.34873 2.17628L0.552157 2.64683L0.784644 3.11737L1.04619 3.64675L1.3368 4.20552L1.54022 4.52902L1.68553 4.82311L1.88896 5.14661L2.09238 5.4407L2.26675 5.76421L2.49924 6.0877L2.73172 6.41121L2.96421 6.7053L3.22575 7.02881L3.45824 7.3523L3.71979 7.6758L3.98133 7.99931L4.27195 8.29339L4.59162 8.58749L4.88223 8.85217L5.20189 9.11686L5.52157 9.38153L5.84123 9.61681L6.04466 9.73445L6.24809 9.85208L6.42245 9.96972L6.62588 10.0579L6.80024 10.1462L7.00367 10.2638L7.2071 10.352L7.41052 10.4109L7.61395 10.5285L7.81737 10.5579L8.04986 10.6167L8.25329 10.705L8.48577 10.7344L8.71826 10.7637L8.95074 10.7637L9.18324 10.7932L9.41572 10.8226L9.61914 10.7932L9.85163 10.7932L10.0841 10.7637L10.3166 10.7344L10.5781 10.705L10.8107 10.6462L11.0432 10.5873L11.2756 10.5285L11.5081 10.4109L11.7406 10.3226L11.9731 10.2344L12.2056 10.1168L12.4671 9.96972L12.6996 9.85208L12.9321 9.70504L13.1646 9.52858L13.368 9.38153L13.6004 9.20509L13.833 9.02863L14.0364 8.82276L14.2689 8.6169L14.4723 8.41103L14.7048 8.17576L14.9082 7.9699L15.1407 7.70521L15.3441 7.44053L15.5476 7.20525L15.7801 6.94058L15.9835 6.61707L16.1869 6.32298L16.4193 6.02889L16.6228 5.67598L16.8553 5.38188L17.0587 5.02897L17.2621 4.67607L17.4947 4.32315L17.6981 3.91142L17.9015 3.52911L18.1339 3.14678L18.3375 2.73506L18.5409 2.29392L18.7443 1.85278L18.9767 1.41164Z" calligra:nodeTypes="ccccccccccccccccccccccccccccccccccccccccccccccccccccccccccccccccccccccccccccccccccccccccccccccccccccccccccccccccccccccccccccccccccccccccccccccccccccccccccccccccccccccccccc"/>
          <draw:path draw:style-name="gr8" xml:id="shape-121" draw:id="shape-121" draw:layer="" svg:width="18.91860537275pt" svg:height="10.82262334739pt" svg:x="512.47944485300pt" svg:y="76.13629743489pt" svg:viewBox="0 0 19 11" svg:d="M18.9186 9.44035L18.8026 9.17568L18.5413 8.55808L18.3673 8.14636L18.1351 7.6758L17.845 7.14644L17.5548 6.58766L17.3807 6.26416L17.2066 5.94066L17.0325 5.64657L16.8295 5.32307L16.6263 5.02897L16.3942 4.70548L16.1911 4.38197L15.959 4.05847L15.6977 3.73497L15.4656 3.41147L15.2045 3.08797L14.9144 2.82328L14.6242 2.49979L14.334 2.20569L14.0149 1.9116L13.6956 1.64692L13.3765 1.41164L13.0573 1.14696L12.8541 1.02932L12.6801 0.911686L12.506 0.823458L12.3029 0.705821L12.0998 0.617593L11.9256 0.499956L11.6935 0.411729L11.5194 0.352911L11.2873 0.264683L11.0842 0.235274L10.852 0.147046L10.6489 0.0882276L10.4168 0.0588185L10.2137 0.0294092L9.98158 0L9.74945 0L9.51732 0L9.28519 0L9.05307 0L8.82093 0L8.58881 0.0588185L8.35667 0.0882276L8.09553 0.147046L7.89241 0.205864L7.63127 0.264683L7.39914 0.38232L7.16701 0.470548L6.93487 0.558775L6.70275 0.676412L6.47062 0.823458L6.23849 0.941094L6.00636 1.08814L5.77423 1.2646L5.57111 1.41164L5.33899 1.5881L5.10685 1.76455L4.90374 1.97041L4.67161 2.17628L4.43948 2.38215L4.23637 2.58801L4.00424 2.82328L3.80113 3.08797L3.59802 3.32324L3.36588 3.58793L3.16277 3.85261L2.93064 4.17611L2.72752 4.4702L2.49539 4.7643L2.29228 5.08779L2.08917 5.41129L1.88606 5.76421L1.68295 6.11711L1.45081 6.47002L1.2477 6.88176L1.04459 7.23466L0.841471 7.64639L0.609341 8.05813L0.406227 8.46985L0.203113 8.9404L0 9.38153L2.98867 10.8226L3.19178 10.3815L3.39489 9.99913L3.56899 9.61681L3.77211 9.20509L3.97523 8.85217L4.14932 8.49926L4.32342 8.14636L4.52653 7.85226L4.70063 7.52876L4.87473 7.20525L5.07784 6.94058L5.25194 6.67589L5.42604 6.41121L5.60013 6.17593L5.77423 5.94066L5.94833 5.70539L6.12242 5.49952L6.29652 5.32307L6.47062 5.1172L6.6157 4.94075L6.7898 4.7643L6.93487 4.61725L7.07996 4.4702L7.22504 4.35256L7.37012 4.23492L7.54422 4.08788L7.6893 3.99965L7.80536 3.94083L7.95045 3.85261L8.06651 3.76438L8.21159 3.67615L8.32766 3.61734L8.44372 3.58793L8.55978 3.52911L8.67586 3.4997L8.7629 3.44088L8.87897 3.41147L8.99503 3.38206L9.08208 3.38206L9.19814 3.38206L9.28519 3.35265L9.40126 3.35265L9.48831 3.35265L9.57536 3.35265L9.69142 3.35265L9.77847 3.38206L9.89453 3.38206L9.98158 3.41147L10.0686 3.41147L10.1557 3.44088L10.2718 3.4997L10.3878 3.52911L10.4749 3.55852L10.5619 3.58793L10.678 3.67615L10.794 3.70556L10.881 3.76438L10.9971 3.8232L11.0842 3.91142L11.2003 3.94083L11.4324 4.08788L11.6355 4.29374L11.8386 4.4702L12.0708 4.67607L12.2739 4.88193L12.477 5.08779L12.7091 5.32307L12.8832 5.55834L13.0864 5.82303L13.2894 6.0877L13.4925 6.35239L13.6666 6.58766L13.8697 6.88176L14.0149 7.14644L14.189 7.44053L14.363 7.6758L14.5081 7.9699L14.6532 8.20517L14.9144 8.70513L15.1465 9.17568L15.3496 9.61681L15.5237 9.94031L15.7558 10.4991L15.8139 10.6462Z" calligra:nodeTypes="ccccccccccccccccccccccccccccccccccccccccccccccccccccccccccccccccccccccccccccccccccccccccccccccccccccccccccccccccccccccccccccccccccccccccccccccccccccccccccccccccccccccccccc"/>
          <draw:path draw:style-name="gr8" xml:id="shape-122" draw:id="shape-122" draw:layer="" svg:width="3.30007242566pt" svg:height="2.44432401404pt" svg:x="527.92829051400pt" svg:y="85.20717929089pt" svg:viewBox="0 0 3 2" svg:d="M0 1.29951L0 1.39234L0.0589299 1.48516L0.11786 1.57798L0.147325 1.67081L0.206255 1.73268L0.265185 1.79457L0.324115 1.85644L0.383044 1.94926L0.441974 2.01115L0.500904 2.07304L0.589299 2.13491L0.648229 2.1968L0.736623 2.22773L0.795554 2.25868L0.854484 2.28962L0.942878 2.32056L1.09021 2.38244L1.23752 2.41338L1.41431 2.44432L1.56164 2.44432L1.70897 2.44432L1.88576 2.38244L2.03309 2.35149L2.1804 2.32056L2.32773 2.22773L2.47506 2.16586L2.59292 2.04209L2.71077 1.94926L2.82864 1.85644L2.94649 1.70174L3.03489 1.57798L3.12328 1.42327L3.15276 1.3614L3.18222 1.29951L3.21168 1.20669L3.21168 1.11387L3.24115 1.02105L3.27061 0.959164L3.27061 0.866341L3.30007 0.773519L3.30007 0.680697L3.27061 0.618816L3.27061 0.495052L3.27061 0.40223L3.24115 0.278467L3.21168 0.185644L3.18222 0.0928224L3.15276 0Z" calligra:nodeTypes="cccccccccccccccccccccccccccccccccccccccccccccccccc"/>
          <draw:glue-point draw:id="4" svg:x="-28.5201%" svg:y="-50%"/>
          <draw:glue-point draw:id="5" svg:x="49.99%" svg:y="-50%"/>
          <draw:glue-point draw:id="6" svg:x="10.73%" svg:y="-50%"/>
          <draw:glue-point draw:id="7" svg:x="-49.8801%" svg:y="50%"/>
          <draw:glue-point draw:id="8" svg:x="34.48%" svg:y="50%"/>
          <draw:glue-point draw:id="9" svg:x="-7.7001%" svg:y="50%"/>
          <draw:glue-point draw:id="10" svg:x="-50%" svg:y="-13.8301%"/>
          <draw:glue-point draw:id="11" svg:x="-50%" svg:y="18.09%"/>
          <draw:glue-point draw:id="12" svg:x="50%" svg:y="13.68%"/>
          <draw:glue-point draw:id="13" svg:x="50%" svg:y="-18.1701%"/>
          <draw:glue-point draw:id="14" svg:x="1.18505%" svg:y="19.55%"/>
        </draw:g>
        <draw:g draw:style-name="gr1" xml:id="shape-123" draw:id="shape-123" svg:y="376.19548782636pt">
          <draw:path draw:style-name="gr4" xml:id="shape-124" draw:id="shape-124" draw:layer="" svg:width="128.83995804762pt" svg:height="21.00125079172pt" svg:x="404.67153056565pt" svg:y="376.62068541336pt" svg:viewBox="0 0 129 21" svg:d="M0 21.0013L27.6712 0L128.84 0L108.702 21.0013Z" calligra:nodeTypes="ccccc"/>
          <draw:path draw:style-name="gr5" xml:id="shape-125" draw:id="shape-125" draw:layer="" svg:width="28.75477131042pt" svg:height="21.58038141254pt" svg:x="404.41641201345pt" svg:y="376.19548782636pt" svg:viewBox="0 0 29 22" svg:d="M28.2956 0L28.0373 0.0573947L0 20.8343L0.516552 21.5804L28.5825 0.774829L28.2956 0L28.5825 0.774829L28.6113 0.746131L28.64 0.688736L28.6686 0.660039L28.6973 0.631342L28.726 0.602644L28.726 0.545249L28.7548 0.516553L28.7548 0.459158L28.7548 0.373066L28.726 0.315671L28.6973 0.229578L28.6686 0.143487L28.6113 0.114789L28.5538 0.0573947L28.4678 0L28.4103 0L28.353 0L28.2956 0L28.2668 0L28.2095 0L28.1808 0L28.1521 0L28.0947 0.0573947L28.0373 0.0573947Z" calligra:nodeTypes="cccccccccccccccccccccccccccccccc"/>
          <draw:path draw:style-name="gr5" xml:id="shape-126" draw:id="shape-126" draw:layer="" svg:width="101.30276539821pt" svg:height="0.72317180399pt" svg:x="432.39441323805pt" svg:y="376.19548782636pt" svg:viewBox="0 0 101 1" svg:d="M101.189 0.606532L100.85 0L0 0L0 0.723172L100.85 0.723172L101.189 0.606532L100.85 0.723172L100.935 0.723172L100.964 0.723172L101.02 0.699844L101.049 0.676516L101.077 0.676516L101.133 0.653188L101.161 0.62986L101.189 0.583204L101.246 0.559875L101.274 0.489891L101.303 0.419906L101.303 0.349922L101.303 0.303265L101.274 0.233281L101.246 0.163297L101.189 0.116641L101.161 0.0699844L101.133 0.0466563L101.077 0.0466563L101.049 0L101.02 0L100.964 0L100.935 0L100.85 0Z" calligra:nodeTypes="cccccccccccccccccccccccccccccccc"/>
          <draw:path draw:style-name="gr5" xml:id="shape-127" draw:id="shape-127" draw:layer="" svg:width="20.78333652219pt" svg:height="21.46558521817pt" svg:x="513.04022223905pt" svg:y="376.33722035536pt" svg:viewBox="0 0 21 21" svg:d="M0.422425 21.4656L0.704041 21.2939L20.7833 0.572416L20.1638 0L0.112646 20.6929L0.422425 21.4656L0.112646 20.6929L0.0563233 20.7215L0.0563233 20.7787L0.0281617 20.8073L0 20.8645L0 20.8932L0 20.9505L0 20.9791L0 21.0077L0 21.0935L0.0281617 21.1794L0.0563233 21.2367L0.112646 21.2939L0.16897 21.3797L0.253455 21.3797L0.309778 21.437L0.394263 21.4656L0.450587 21.4656L0.478749 21.4656L0.50691 21.437L0.563233 21.4084L0.591395 21.3797L0.647718 21.3797L0.67588 21.3511L0.704041 21.2939Z" calligra:nodeTypes="cccccccccccccccccccccccccccccccc"/>
          <draw:path draw:style-name="gr5" xml:id="shape-128" draw:id="shape-128" draw:layer="" svg:width="109.43852703107pt" svg:height="0.77218722119pt" svg:x="404.24633297865pt" svg:y="396.69001151976pt" svg:viewBox="0 0 109 1" svg:d="M0.170377 0.0723925L0.425941 0.772187L109.439 0.772187L109.439 0L0.425941 0L0.170377 0.0723925L0.425941 0L0.369149 0L0.312358 0L0.283962 0L0.227169 0.0241309L0.198773 0.0482617L0.141981 0.0723925L0.141981 0.0965236L0.0851884 0.0965236L0.0567922 0.168916L0.0283962 0.241309L0 0.313701L0 0.361962L0 0.434355L0.0283962 0.506747L0.0567922 0.57914L0.0851884 0.627402L0.141981 0.651532L0.141981 0.675664L0.198773 0.699795L0.227169 0.699795L0.283962 0.723925L0.312358 0.723925L0.369149 0.748056L0.425941 0.772187Z" calligra:nodeTypes="cccccccccccccccccccccccccccccccc"/>
          <draw:path draw:style-name="gr6" xml:id="shape-129" draw:id="shape-129" draw:layer="" svg:width="20.25281303844pt" svg:height="55.45973976721pt" svg:x="513.46541982605pt" svg:y="376.70572493076pt" svg:viewBox="0 0 20 55" svg:d="M0 55.4597L20.2528 35.1029L20.2528 0L0 20.3286Z" calligra:nodeTypes="ccccc"/>
          <draw:path draw:style-name="gr5" xml:id="shape-130" draw:id="shape-130" draw:layer="" svg:width="20.78333652219pt" svg:height="21.35109516606pt" svg:x="513.15360826225pt" svg:y="411.57192706476pt" svg:viewBox="0 0 21 21" svg:d="M20.7552 0.428164L20.0511 0.114177L0 20.7232L0.591395 21.3511L20.6425 0.713607L20.7552 0.428164L20.6425 0.713607L20.6706 0.656519L20.6989 0.627974L20.727 0.59943L20.7552 0.570886L20.7552 0.513797L20.7552 0.456709L20.7833 0.428164L20.7833 0.399621L20.7552 0.313988L20.727 0.228355L20.6989 0.171266L20.6425 0.114177L20.5862 0.0570886L20.5017 0L20.4454 0L20.3609 0L20.3045 0L20.2764 0L20.2201 0L20.1919 0L20.1356 0L20.1075 0.0570886L20.0511 0.0570886L20.0511 0.114177Z" calligra:nodeTypes="cccccccccccccccccccccccccccccccc"/>
          <draw:path draw:style-name="gr5" xml:id="shape-131" draw:id="shape-131" draw:layer="" svg:width="0.72317180399pt" svg:height="35.43542831697pt" svg:x="533.19458786285pt" svg:y="376.28052734376pt" svg:viewBox="0 0 1 35" svg:d="M0.0933122 0.112404L0 0.421515L0 35.4354L0.723172 35.4354L0.723172 0.421515L0.0933122 0.112404L0.723172 0.421515L0.723172 0.365313L0.723172 0.309111L0.699844 0.28101L0.699844 0.224808L0.676516 0.196707L0.653188 0.140505L0.62986 0.112404L0.606532 0.0843032L0.559875 0.0562021L0.489891 0L0.419906 0L0.349922 0L0.279937 0L0.233281 0L0.163297 0.0562021L0.116641 0.0843032L0.0699844 0.112404L0.0699844 0.140505L0.0466563 0.196707L0.0233281 0.224808L0 0.28101L0 0.309111L0 0.365313L0 0.421515Z" calligra:nodeTypes="cccccccccccccccccccccccccccccccc"/>
          <draw:path draw:style-name="gr5" xml:id="shape-132" draw:id="shape-132" draw:layer="" svg:width="20.78333652219pt" svg:height="21.35109516606pt" svg:x="513.04022223905pt" svg:y="376.39391336696pt" svg:viewBox="0 0 21 21" svg:d="M0 20.8944L0.704041 21.1799L20.7833 0.59943L20.1638 0L0.112646 20.5804L0 20.8944L0.112646 20.5804L0.0563233 20.609L0.0563233 20.666L0.0281617 20.6946L0 20.7517L0 20.7803L0 20.8374L0 20.8659L0 20.8944L0 20.98L0.0281617 21.0657L0.0563233 21.1228L0.112646 21.1799L0.16897 21.2655L0.253455 21.2655L0.309778 21.3226L0.394263 21.3511L0.450587 21.3511L0.478749 21.3511L0.50691 21.3226L0.563233 21.294L0.591395 21.2655L0.647718 21.2655L0.67588 21.237L0.704041 21.1799Z" calligra:nodeTypes="cccccccccccccccccccccccccccccccc"/>
          <draw:path draw:style-name="gr5" xml:id="shape-133" draw:id="shape-133" draw:layer="" svg:width="0.77218722119pt" svg:height="35.43542831697pt" svg:x="513.04022223905pt" svg:y="397.14355561256pt" svg:viewBox="0 0 1 35" svg:d="M0.651532 35.2949L0.772187 34.9858L0.772187 0L0 0L0 34.9858L0.651532 35.2949L0 34.9858L0 35.042L0 35.0701L0 35.1545L0.0241309 35.1825L0.0482617 35.2106L0.0723925 35.2387L0.0723925 35.2949L0.0965236 35.2949L0.144785 35.3511L0.217177 35.3792L0.28957 35.4354L0.386094 35.4354L0.434355 35.4354L0.506747 35.3792L0.57914 35.3511L0.627402 35.2949L0.675664 35.2949L0.675664 35.2387L0.699795 35.2106L0.723925 35.1825L0.723925 35.1545L0.748056 35.0701L0.772187 35.042L0.772187 34.9858Z" calligra:nodeTypes="cccccccccccccccccccccccccccccccc"/>
          <draw:path draw:style-name="gr7" xml:id="shape-134" draw:id="shape-134" draw:layer="" svg:width="108.30526727688pt" svg:height="35.64236688019pt" svg:x="404.84160960045pt" svg:y="397.14355561256pt" svg:viewBox="0 0 108 36" svg:d="M108.305 35.6424L108.305 0L0 0L0 35.6424Z" calligra:nodeTypes="ccccc"/>
          <draw:path draw:style-name="gr5" xml:id="shape-135" draw:id="shape-135" draw:layer="" svg:width="0.77218722119pt" svg:height="35.49165117027pt" svg:x="513.04022223905pt" svg:y="396.69001151976pt" svg:viewBox="0 0 1 35" svg:d="M0.386094 0L0 0.421851L0 35.4917L0.772187 35.4917L0.772187 0.421851L0.386094 0L0.772187 0.421851L0.772187 0.365604L0.748056 0.309357L0.723925 0.281233L0.723925 0.224987L0.699795 0.196863L0.675664 0.140617L0.675664 0.112493L0.627402 0.112493L0.57914 0.0562468L0.506747 0L0.434355 0L0.386094 0L0.28957 0L0.217177 0L0.144785 0.0562468L0.0965236 0.112493L0.0723925 0.112493L0.0723925 0.140617L0.0482617 0.196863L0.0241309 0.224987L0 0.281233L0 0.309357L0 0.365604L0 0.421851Z" calligra:nodeTypes="cccccccccccccccccccccccccccccccc"/>
          <draw:path draw:style-name="gr5" xml:id="shape-136" draw:id="shape-136" draw:layer="" svg:width="109.15440896319pt" svg:height="0.77218722119pt" svg:x="404.41641201345pt" svg:y="396.69001151976pt" svg:viewBox="0 0 109 1" svg:d="M0 0.361962L0.425389 0.772187L109.154 0.772187L109.154 0L0.425389 0L0 0.361962L0.425389 0L0.36867 0L0.311952 0L0.283592 0L0.226874 0.0241309L0.198515 0.0482617L0.141797 0.0723925L0.113437 0.0965236L0.0850777 0.0965236L0.0567185 0.168916L0 0.241309L0 0.313701L0 0.361962L0 0.434355L0 0.506747L0.0567185 0.57914L0.0850777 0.627402L0.113437 0.651532L0.141797 0.675664L0.198515 0.699795L0.226874 0.699795L0.283592 0.723925L0.311952 0.723925L0.36867 0.748056L0.425389 0.772187Z" calligra:nodeTypes="cccccccccccccccccccccccccccccccc"/>
          <draw:path draw:style-name="gr5" xml:id="shape-137" draw:id="shape-137" draw:layer="" svg:width="0.77218722119pt" svg:height="35.49165117027pt" svg:x="404.41641201345pt" svg:y="397.14355561256pt" svg:viewBox="0 0 1 35" svg:d="M0.386094 35.4917L0.772187 35.0418L0.772187 0L0 0L0 35.0418L0.386094 35.4917L0 35.0418L0 35.098L0 35.1543L0 35.2105L0.0241309 35.2386L0.0482617 35.2668L0.0482617 35.323L0.0965236 35.323L0.0965236 35.4074L0.168916 35.4355L0.217177 35.4636L0.313701 35.4917L0.386094 35.4917L0.434355 35.4917L0.506747 35.4636L0.57914 35.4355L0.627402 35.4074L0.675664 35.323L0.675664 35.323L0.699795 35.2668L0.723925 35.2386L0.748056 35.2105L0.748056 35.1543L0.748056 35.098L0.772187 35.0418Z" calligra:nodeTypes="cccccccccccccccccccccccccccccccc"/>
          <draw:path draw:style-name="gr5" xml:id="shape-138" draw:id="shape-138" draw:layer="" svg:width="109.15440896319pt" svg:height="0.72317180399pt" svg:x="404.84160960045pt" svg:y="432.03810425236pt" svg:viewBox="0 0 109 1" svg:d="M109.154 0.349922L108.701 0L0 0L0 0.723172L108.701 0.723172L109.154 0.349922L108.701 0.723172L108.758 0.723172L108.814 0.723172L108.843 0.699844L108.899 0.699844L108.928 0.676516L108.956 0.653188L108.984 0.62986L109.041 0.583204L109.069 0.536547L109.098 0.466563L109.126 0.419906L109.154 0.349922L109.126 0.279937L109.098 0.209953L109.069 0.139969L109.041 0.0933122L108.984 0.0699844L108.956 0.0699844L108.928 0.0233281L108.899 0.0233281L108.843 0L108.814 0L108.758 0L108.701 0Z" calligra:nodeTypes="cccccccccccccccccccccccccccccccc"/>
          <draw:path draw:style-name="gr8" xml:id="shape-139" draw:id="shape-139" draw:layer="" svg:width="1.21533234165pt" svg:height="1.22215647945pt" svg:x="504.08272640625pt" svg:y="414.26484511576pt" svg:viewBox="0 0 1 1" svg:d="M1.15023 1.22216L1.19363 1.06939L1.21533 0.977729L1.21533 0.886066L1.21533 0.794404L1.21533 0.733296L1.19363 0.641635L1.17193 0.549972L1.15023 0.488864L1.12852 0.397202L1.08512 0.30554L1.04172 0.274987L0.998304 0.213878L0.9549 0.15277L0.911495 0.091662L0.868091 0.061108L0.802985 0.061108L0.737879 0L0.672772 0L0.629367 0L0.56426 0L0.520856 0L0.455749 0L0.390642 0L0.347237 0.030554L0.28213 0.061108L0.238726 0.091662L0.195321 0.15277L0.130214 0.213878L0.0868091 0.30554L0.065107 0.366648L0.0217023 0.458311L0 0.549972Z" calligra:nodeTypes="cccccccccccccccccccccccccccccccccc"/>
          <draw:path draw:style-name="gr8" xml:id="shape-140" draw:id="shape-140" draw:layer="" svg:width="17.01580715279pt" svg:height="9.54667597160pt" svg:x="488.57718773365pt" svg:y="414.66169619696pt" svg:viewBox="0 0 17 10" svg:d="M0 0.698537L0.198187 1.13512L0.396375 1.5717L0.594562 1.97919L0.79275 2.38667L0.990937 2.76504L1.18912 3.14342L1.41563 3.52179L1.61381 3.84195L1.812 4.19122L2.01018 4.51138L2.20838 4.83154L2.40656 5.15171L2.60475 5.44277L2.80293 5.70472L3.00112 5.99578L3.19932 6.22862L3.3975 6.51968L3.59569 6.75253L3.79387 6.98537L3.99207 7.16L4.19025 7.39285L4.38844 7.59659L4.58662 7.77122L4.78481 7.94586L4.983 8.12049L5.18119 8.29512L5.37937 8.41155L5.57756 8.55707L5.80406 8.7026L6.00225 8.78993L6.20044 8.93546L6.39862 9.02277L6.59682 9.11009L6.795 9.19741L6.99319 9.25562L7.19137 9.31383L7.38956 9.37204L7.58775 9.43025L7.78594 9.45936L7.98412 9.48846L8.18231 9.48846L8.38049 9.51757L8.57869 9.54668L8.74857 9.51757L8.94675 9.48846L9.14494 9.45936L9.34312 9.45936L9.54131 9.40115L9.68287 9.37204L9.88106 9.31383L10.0793 9.25562L10.2492 9.19741L10.419 9.1392L10.5889 9.05188L10.7587 8.99367L10.9286 8.90635L11.0985 8.78993L11.24 8.7026L11.4099 8.61529L11.5798 8.49886L11.8629 8.29512L12.1744 8.06228L12.4575 7.80033L12.7123 7.53838L12.9954 7.27643L13.2786 6.98537L13.5051 6.72342L13.7599 6.43236L13.9864 6.14131L14.2129 5.82115L14.4394 5.53009L14.6376 5.20992L14.8358 4.91886L15.0339 4.5987L15.2321 4.30764L15.402 4.01659L15.5718 3.72553L15.7417 3.43447L15.9965 2.88147L16.2514 2.38667L16.4779 1.92098L16.676 1.51349L16.9026 0.960489L17.0158 0.727643L15.4869 0.116423L15.402 0.261952L15.1755 0.81496L15.0339 1.19333L14.8075 1.62992L14.581 2.12472L14.2978 2.61952L14.1563 2.88147L14.0147 3.17252L13.8448 3.43447L13.675 3.69642L13.5051 3.98748L13.3069 4.27854L13.1087 4.54049L12.9388 4.83154L12.7123 5.09349L12.5141 5.35546L12.2876 5.61741L12.0611 5.85025L11.8346 6.1122L11.6081 6.31594L11.3816 6.54879L11.1551 6.75253L10.9286 6.92716L10.6739 7.1309L10.5606 7.21822L10.419 7.24732L10.3058 7.36374L10.1925 7.39285L10.051 7.48017L9.93769 7.53838L9.82444 7.59659L9.68287 7.62569L9.56963 7.68391L9.42806 7.71301L9.31481 7.74212L9.20157 7.77122L9.06 7.80033L8.94675 7.82943L8.80518 7.82943L8.69194 7.85854L8.55037 7.85854L8.43712 7.85854L8.29556 7.82943L8.154 7.82943L8.04075 7.82943L7.89919 7.80033L7.78594 7.77122L7.64437 7.71301L7.50282 7.68391L7.36125 7.62569L7.21968 7.56748L7.04982 7.48017L6.90825 7.42196L6.76668 7.36374L6.59682 7.24732L6.45525 7.16L6.31368 7.07269L6.14381 6.92716L6.00225 6.81074L5.83237 6.66521L5.6625 6.51968L5.49262 6.37415L5.32275 6.19952L5.15287 6.02489L4.983 5.82115L4.81313 5.64651L4.64325 5.44277L4.47338 5.20992L4.27519 4.97707L4.10531 4.74423L3.90713 4.48228L3.73725 4.19122L3.53906 3.92927L3.36919 3.63821L3.171 3.34716L3.00112 2.99789L2.80293 2.67773L2.60475 2.35757L2.43487 1.97919L2.20838 1.60081L2.0385 1.22244L1.84032 0.81496L1.64212 0.40748L1.47225 0Z" calligra:nodeTypes="ccccccccccccccccccccccccccccccccccccccccccccccccccccccccccccccccccccccccccccccccccccccccccccccccccccccccccccccccccccccccccccccccccccccccccccccccccccccccccccccccccccccccccc"/>
          <draw:path draw:style-name="gr8" xml:id="shape-141" draw:id="shape-141" draw:layer="" svg:width="17.07252717695pt" svg:height="9.48837221705pt" svg:x="473.01495604945pt" svg:y="406.10105144536pt" svg:viewBox="0 0 17 9" svg:d="M1.50307 9.37231L1.58815 9.19821L1.81502 8.67592L1.98518 8.2987L2.18371 7.86345L2.41058 7.39919L2.69417 6.8769L2.83597 6.61575L3.00614 6.32558L3.17629 6.06443L3.34645 5.80328L3.48825 5.51313L3.68676 5.22296L3.88529 4.96181L4.08381 4.67164L4.28232 4.43951L4.5092 4.14935L4.70772 3.88821L4.9346 3.65607L5.16147 3.42394L5.38836 3.19181L5.61523 2.95967L5.87047 2.75656L6.09734 2.55344L6.35259 2.40836L6.46603 2.2923L6.57947 2.23427L6.72126 2.17624L6.8347 2.08919L6.94814 2.03115L7.08994 1.97312L7.20338 1.9441L7.34518 1.88607L7.45862 1.82804L7.57205 1.79902L7.71385 1.74099L7.8273 1.71197L7.9691 1.71197L8.08253 1.65394L8.22433 1.65394L8.33777 1.65394L8.45121 1.65394L8.593 1.65394L8.73481 1.65394L8.87661 1.65394L8.99005 1.71197L9.13184 1.71197L9.24528 1.74099L9.38708 1.79902L9.52888 1.82804L9.67068 1.88607L9.81248 1.9441L9.95428 2.00214L10.0961 2.06017L10.2662 2.17624L10.408 2.26329L10.5782 2.35034L10.72 2.46639L10.8902 2.55344L11.0603 2.69852L11.2021 2.81459L11.3723 2.95967L11.5425 3.13377L11.7126 3.27886L11.8828 3.48197L12.0529 3.65607L12.223 3.85919L12.3932 4.0623L12.5917 4.26541L12.7619 4.52656L12.932 4.75869L13.1305 5.01984L13.3007 5.28099L13.4709 5.57116L13.6694 5.8323L13.8679 6.15148L14.0381 6.49968L14.2366 6.81886L14.4351 7.13805L14.6053 7.51525L14.8038 7.89247L15.0023 8.26968L15.1725 8.6469L15.371 9.05312L15.5695 9.48837L17.0725 8.76297L16.8457 8.35673L16.6472 7.92149L16.4487 7.51525L16.2502 7.10903L16.0517 6.73181L15.8531 6.32558L15.6546 5.97738L15.4561 5.60018L15.2292 5.28099L15.0307 4.96181L14.8322 4.67164L14.6336 4.35246L14.4351 4.03328L14.2366 3.77214L14.0381 3.51099L13.8395 3.22082L13.641 2.98869L13.4425 2.75656L13.244 2.52443L13.0455 2.2923L12.8469 2.1182L12.6484 1.88607L12.4215 1.71197L12.2514 1.56689L12.0246 1.39279L11.8544 1.21869L11.6275 1.10262L11.429 0.957542L11.2589 0.81246L11.0603 0.696395L10.8335 0.580328L10.6349 0.493279L10.4364 0.40623L10.2379 0.319181L10.0394 0.261148L9.84084 0.174099L9.61396 0.116065L9.41544 0.0870493L9.24528 0.0290164L9.04676 0.0290164L8.84825 0L8.64973 0L8.45121 0L8.25269 0L8.05417 0.0290164L7.88402 0.0290164L7.68549 0.0580328L7.48698 0.0870493L7.31682 0.145082L7.14666 0.203115L6.94814 0.261148L6.77798 0.319181L6.60782 0.40623L6.43767 0.464263L6.26751 0.522296L6.09734 0.638361L5.92719 0.72541L5.78539 0.81246L5.61523 0.899509L5.44508 1.01558L5.16147 1.21869L4.84952 1.45082L4.56593 1.71197L4.28232 1.97312L4.02709 2.20525L3.74349 2.49541L3.48825 2.78557L3.26137 3.10476L3.00614 3.36591L2.77925 3.68509L2.58074 3.97526L2.35386 4.26541L2.15535 4.58459L1.98518 4.87476L1.78666 5.19394L1.61651 5.51313L1.44635 5.77427L1.27619 6.06443L0.992592 6.61575L0.737354 7.13805L0.510476 7.57329L0.340317 7.97952L0.0850793 8.55985L0 8.821Z" calligra:nodeTypes="ccccccccccccccccccccccccccccccccccccccccccccccccccccccccccccccccccccccccccccccccccccccccccccccccccccccccccccccccccccccccccccccccccccccccccccccccccccccccccccccccccccccccccc"/>
          <draw:path draw:style-name="gr8" xml:id="shape-142" draw:id="shape-142" draw:layer="" svg:width="16.95918150583pt" svg:height="9.54667597160pt" svg:x="457.53776388265pt" svg:y="414.60500318536pt" svg:viewBox="0 0 17 10" svg:d="M0 0.698537L0.197857 1.13512L0.395714 1.5717L0.593569 1.97919L0.791426 2.38667L0.989283 2.76504L1.18714 3.14342L1.38499 3.52179L1.58285 3.90016L1.78071 4.22033L1.97857 4.54049L2.17642 4.83154L2.37428 5.1226L2.6004 5.44277L2.79826 5.70472L2.99611 5.99578L3.19397 6.25773L3.36356 6.51968L3.56142 6.75253L3.78754 6.98537L3.9854 7.18911L4.18325 7.39285L4.38112 7.59659L4.57897 7.77122L4.77683 7.94586L4.97468 8.12049L5.17253 8.26602L5.37039 8.41155L5.56825 8.55707L5.76611 8.7026L5.96396 8.78993L6.16182 8.93546L6.35967 9.02277L6.55753 9.11009L6.75539 9.19741L6.95325 9.28473L7.17937 9.31383L7.37723 9.37204L7.57508 9.43025L7.77294 9.45936L7.97079 9.48846L8.16866 9.51757L8.36651 9.54668L8.56437 9.54668L8.73395 9.54668L8.93182 9.48846L9.12967 9.45936L9.32753 9.45936L9.49712 9.40115L9.66671 9.37204L9.86456 9.31383L10.0624 9.25562L10.232 9.19741L10.4016 9.11009L10.5429 9.08099L10.7125 8.99367L10.8821 8.87725L11.0517 8.78993L11.2213 8.7026L11.3909 8.61529L11.5322 8.46976L11.8431 8.26602L12.1258 8.03317L12.4085 7.80033L12.6911 7.53838L12.9455 7.27643L13.2282 6.98537L13.4542 6.69431L13.7086 6.40326L13.9347 6.14131L14.1609 5.82115L14.387 5.53009L14.5848 5.20992L14.7827 4.91886L14.9806 4.5987L15.1784 4.30764L15.348 3.98748L15.5176 3.72553L15.6872 3.43447L15.9699 2.88147L16.2243 2.35757L16.4221 1.89188L16.62 1.48439L16.8744 0.902277L16.9592 0.669431L15.4328 0.0873172L15.3763 0.261952L15.1502 0.81496L14.9523 1.19333L14.7544 1.60081L14.5283 2.09562L14.2456 2.61952L14.1043 2.88147L13.963 3.14342L13.7934 3.43447L13.6238 3.69642L13.4542 3.98748L13.2847 4.27854L13.0868 4.54049L12.889 4.83154L12.6629 5.06439L12.465 5.35546L12.2671 5.61741L12.041 5.85025L11.8149 6.1122L11.5887 6.31594L11.3626 6.54879L11.1082 6.75253L10.8821 6.92716L10.6277 7.10179L10.5146 7.18911L10.4016 7.27643L10.2885 7.33464L10.1472 7.42196L10.0341 7.45106L9.89283 7.53838L9.80803 7.56748L9.66671 7.62569L9.55365 7.68391L9.41232 7.71301L9.29926 7.77122L9.15793 7.77122L9.04487 7.80033L8.93182 7.82943L8.79049 7.85854L8.67742 7.85854L8.5361 7.85854L8.39477 7.85854L8.28171 7.85854L8.14039 7.82943L8.02733 7.80033L7.886 7.80033L7.74468 7.77122L7.60335 7.71301L7.46203 7.68391L7.3207 7.62569L7.20763 7.56748L7.03805 7.50927L6.89672 7.45106L6.75539 7.33464L6.5858 7.24732L6.44447 7.16L6.30315 7.04358L6.13356 6.92716L5.96396 6.81074L5.82264 6.69431L5.65304 6.54879L5.48346 6.37415L5.2856 6.19952L5.14428 6.02489L4.97468 5.85025L4.77683 5.61741L4.60723 5.44277L4.43764 5.20992L4.26805 4.97707L4.09846 4.71512L3.9006 4.48228L3.70274 4.22033L3.53316 3.92927L3.33529 3.63821L3.16571 3.34716L2.99611 2.99789L2.79826 2.67773L2.6004 2.35757L2.40255 1.97919L2.20469 1.60081L2.0351 1.22244L1.83724 0.81496L1.63939 0.40748L1.44152 0Z" calligra:nodeTypes="ccccccccccccccccccccccccccccccccccccccccccccccccccccccccccccccccccccccccccccccccccccccccccccccccccccccccccccccccccccccccccccccccccccccccccccccccccccccccccccccccccccccccccc"/>
          <draw:path draw:style-name="gr8" xml:id="shape-143" draw:id="shape-143" draw:layer="" svg:width="16.95918150583pt" svg:height="9.54667597160pt" svg:x="442.03222521005pt" svg:y="406.07270493956pt" svg:viewBox="0 0 17 10" svg:d="M1.49806 9.54668L1.55459 9.34294L1.80897 8.78993L1.9503 8.41155L2.14815 7.97496L2.40255 7.48017L2.6852 6.98537L2.82653 6.72342L2.96785 6.43236L3.13744 6.17041L3.30703 5.87936L3.47662 5.5883L3.64621 5.32635L3.84407 5.00618L4.04192 4.77333L4.26805 4.48228L4.4659 4.22033L4.69203 3.92927L4.88988 3.69642L5.11601 3.46358L5.34213 3.23073L5.56825 2.99789L5.82264 2.79415L6.04876 2.61952L6.30315 2.41578L6.41621 2.32846L6.52927 2.27025L6.6706 2.18293L6.78365 2.12472L6.92498 2.06651L7.03805 2.0083L7.1511 1.95009L7.29243 1.89188L7.37723 1.83366L7.51855 1.80456L7.63161 1.77545L7.80121 1.74635L7.886 1.71723L8.02733 1.68813L8.16866 1.68813L8.28171 1.65902L8.42304 1.65902L8.5361 1.65902L8.67742 1.65902L8.79049 1.68813L8.93182 1.68813L9.07314 1.71723L9.1862 1.74635L9.32753 1.77545L9.46885 1.83366L9.61018 1.86277L9.75151 1.92098L9.89283 2.0083L10.0341 2.06651L10.2037 2.15383L10.345 2.24114L10.4864 2.32846L10.656 2.44488L10.8256 2.5322L10.9669 2.70683L11.1365 2.79415L11.3061 2.93968L11.4757 3.11431L11.617 3.25984L11.7866 3.46358L11.9562 3.63821L12.1258 3.84195L12.2954 4.04569L12.4933 4.27854L12.6629 4.48228L12.8607 4.74423L13.0303 5.00618L13.1999 5.23903L13.3695 5.5592L13.5673 5.85025L13.7651 6.14131L13.9347 6.46147L14.1326 6.78163L14.3304 7.1309L14.5283 7.48017L14.6979 7.85854L14.8958 8.23691L15.0936 8.64439L15.2632 9.05188L15.4894 9.45936L16.9592 8.76082L16.7331 8.32423L16.5352 7.88765L16.3373 7.48017L16.1395 7.10179L15.9133 6.69431L15.7437 6.31594L15.5176 5.93757L15.3198 5.61741L15.1219 5.23903L14.924 4.91886L14.7262 4.6278L14.5283 4.30764L14.3304 4.01659L14.1609 3.78374L13.9347 3.46358L13.7369 3.23073L13.5107 2.96878L13.3412 2.73594L13.1434 2.5322L12.9455 2.29935L12.7477 2.06651L12.5781 1.89188L12.3519 1.68813L12.1541 1.5426L11.9562 1.39707L11.7583 1.22244L11.5605 1.07691L11.3626 0.931383L11.1648 0.785854L10.9669 0.698537L10.769 0.553009L10.5712 0.465691L10.3733 0.378374L10.1754 0.291057L9.94936 0.232846L9.75151 0.145528L9.55365 0.116423L9.3558 0.0582115L9.15793 0.0582115L8.96008 0L8.76222 0L8.56437 0L8.36651 0L8.19692 0L7.99906 0L7.80121 0.0582115L7.60335 0.0582115L7.43376 0.0873172L7.2359 0.145528L7.06631 0.232846L6.89672 0.261952L6.69886 0.320163L6.52927 0.378374L6.35967 0.465691L6.19009 0.553009L6.02049 0.669431L5.87917 0.756748L5.70958 0.844065L5.56825 0.931383L5.39866 1.0478L5.08774 1.25154L4.77683 1.48439L4.52244 1.77545L4.21152 2.0083L3.95714 2.29935L3.70274 2.56131L3.44836 2.85236L3.22224 3.17252L2.96785 3.46358L2.76999 3.78374L2.54387 4.0748L2.31775 4.36585L2.11989 4.68602L1.9503 5.00618L1.75244 5.26814L1.58285 5.5883L1.41326 5.87936L1.27194 6.17041L0.961018 6.72342L0.706631 7.24732L0.508774 7.71301L0.310918 8.12049L0.0847957 8.7026L0 8.93546Z" calligra:nodeTypes="ccccccccccccccccccccccccccccccccccccccccccccccccccccccccccccccccccccccccccccccccccccccccccccccccccccccccccccccccccccccccccccccccccccccccccccccccccccccccccccccccccccccccccc"/>
          <draw:path draw:style-name="gr8" xml:id="shape-144" draw:id="shape-144" draw:layer="" svg:width="17.01580715279pt" svg:height="9.54667597160pt" svg:x="426.52668653745pt" svg:y="414.66169619696pt" svg:viewBox="0 0 17 10" svg:d="M0 0.698537L0.198187 1.13512L0.396375 1.5717L0.622874 1.97919L0.79275 2.38667L1.01925 2.76504L1.21744 3.14342L1.41563 3.52179L1.61381 3.87106L1.812 4.22033L2.01018 4.54049L2.20838 4.83154L2.40656 5.15171L2.63306 5.44277L2.80293 5.70472L3.02944 5.99578L3.19932 6.25773L3.3975 6.51968L3.59569 6.75253L3.79387 6.98537L3.99207 7.18911L4.21856 7.39285L4.38844 7.62569L4.61493 7.80033L4.78481 7.94586L5.01131 8.12049L5.2095 8.29512L5.40768 8.41155L5.60588 8.55707L5.80406 8.7026L6.00225 8.81904L6.20044 8.93546L6.39862 9.02277L6.59682 9.11009L6.795 9.19741L7.0215 9.25562L7.21968 9.31383L7.41788 9.40115L7.58775 9.43025L7.81425 9.48846L8.01243 9.48846L8.21063 9.51757L8.38049 9.54668L8.607 9.54668L8.77688 9.51757L8.97506 9.48846L9.17325 9.48846L9.34312 9.45936L9.54131 9.43025L9.7395 9.40115L9.90937 9.31383L10.0793 9.25562L10.2775 9.19741L10.4474 9.1392L10.6172 9.05188L10.787 8.96456L10.9286 8.90635L11.0985 8.78993L11.2683 8.7026L11.4382 8.61529L11.6081 8.49886L11.8912 8.29512L12.1744 8.03317L12.4858 7.80033L12.7689 7.53838L13.0238 7.27643L13.2503 7.01448L13.5051 6.72342L13.7599 6.40326L13.9864 6.14131L14.2129 5.82115L14.4394 5.53009L14.6376 5.20992L14.8358 4.91886L15.0339 4.5987L15.2321 4.30764L15.402 4.01659L15.5718 3.69642L15.7134 3.43447L16.0248 2.85236L16.2797 2.35757L16.4779 1.89188L16.676 1.48439L16.9026 0.931383L17.0158 0.698537L15.4869 0.0873172L15.4303 0.261952L15.1755 0.81496L15.0057 1.19333L14.8075 1.62992L14.581 2.09562L14.2978 2.61952L14.1563 2.88147L14.0147 3.14342L13.8448 3.43447L13.675 3.69642L13.4768 3.98748L13.3069 4.27854L13.137 4.54049L12.9388 4.83154L12.7406 5.09349L12.5141 5.35546L12.3159 5.61741L12.0894 5.85025L11.8629 6.1122L11.6364 6.31594L11.4099 6.54879L11.1834 6.75253L10.9286 6.95627L10.6739 7.1309L10.5606 7.18911L10.4474 7.27643L10.3341 7.33464L10.1925 7.42196L10.0793 7.48017L9.966 7.53838L9.82444 7.59659L9.71118 7.62569L9.56963 7.68391L9.45637 7.71301L9.34312 7.77122L9.20157 7.80033L9.08831 7.80033L8.97506 7.82943L8.83349 7.85854L8.69194 7.85854L8.57869 7.85854L8.43712 7.85854L8.32388 7.85854L8.18231 7.85854L8.06906 7.82943L7.9275 7.80033L7.78594 7.77122L7.64437 7.71301L7.50282 7.71301L7.36125 7.62569L7.21968 7.56748L7.07813 7.50927L6.93656 7.42196L6.76668 7.36374L6.62513 7.24732L6.45525 7.16L6.31368 7.07269L6.17213 6.95627L6.00225 6.81074L5.83237 6.69431L5.6625 6.54879L5.49262 6.37415L5.35107 6.19952L5.18119 6.02489L5.01131 5.85025L4.81313 5.64651L4.64325 5.44277L4.47338 5.20992L4.27519 4.97707L4.10531 4.74423L3.93544 4.48228L3.73725 4.22033L3.56738 3.92927L3.36919 3.63821L3.171 3.34716L3.00112 2.99789L2.83125 2.67773L2.63306 2.35757L2.43487 1.97919L2.23669 1.60081L2.0385 1.22244L1.84032 0.81496L1.67044 0.40748L1.47225 0Z" calligra:nodeTypes="ccccccccccccccccccccccccccccccccccccccccccccccccccccccccccccccccccccccccccccccccccccccccccccccccccccccccccccccccccccccccccccccccccccccccccccccccccccccccccccccccccccccccccc"/>
          <draw:path draw:style-name="gr8" xml:id="shape-145" draw:id="shape-145" draw:layer="" svg:width="16.95918150583pt" svg:height="9.48837221705pt" svg:x="411.04949437065pt" svg:y="406.10105144536pt" svg:viewBox="0 0 17 9" svg:d="M1.49806 9.37231L1.55459 9.19821L1.78071 8.6469L1.9503 8.26968L2.14815 7.83444L2.37428 7.37017L2.6852 6.8769L2.79826 6.58673L2.96785 6.32558L3.13744 6.03542L3.27876 5.77427L3.47662 5.51313L3.64621 5.19394L3.84407 4.93279L4.04192 4.67164L4.23979 4.4105L4.43764 4.14935L4.66376 3.88821L4.88988 3.62706L5.11601 3.39492L5.34213 3.16279L5.56825 2.95967L5.79437 2.72754L6.04876 2.55344L6.27489 2.37935L6.41621 2.2923L6.501 2.20525L6.64233 2.17624L6.75539 2.08919L6.89672 2.03115L7.00978 1.97312L7.1511 1.9441L7.26416 1.88607L7.37723 1.82804L7.51855 1.79902L7.63161 1.74099L7.77294 1.71197L7.886 1.71197L7.99906 1.65394L8.14039 1.65394L8.25344 1.65394L8.39477 1.65394L8.50784 1.65394L8.64916 1.65394L8.76222 1.65394L8.90355 1.68295L9.04487 1.71197L9.1862 1.74099L9.29926 1.79902L9.44058 1.79902L9.61018 1.88607L9.75151 1.9441L9.86456 2.00214L10.0059 2.06017L10.1754 2.17624L10.345 2.26329L10.4864 2.35034L10.656 2.43738L10.7973 2.55344L10.9669 2.69852L11.1365 2.81459L11.3061 2.95967L11.4474 3.13377L11.617 3.27886L11.7866 3.48197L11.9562 3.65607L12.1541 3.85919L12.3237 4.0623L12.4933 4.26541L12.6629 4.52656L12.8607 4.75869L13.0303 5.01984L13.2282 5.28099L13.3978 5.57116L13.5673 5.8323L13.7651 6.15148L13.963 6.49968L14.1326 6.81886L14.3304 7.13805L14.5 7.51525L14.6979 7.89247L14.8675 8.26968L15.0654 8.6469L15.2632 9.05312L15.4611 9.48837L16.9592 8.76297L16.7331 8.35673L16.5352 7.92149L16.3373 7.51525L16.1395 7.10903L15.9133 6.73181L15.7155 6.32558L15.5176 5.97738L15.3198 5.60018L15.1219 5.28099L14.924 4.96181L14.7262 4.67164L14.5283 4.35246L14.3304 4.03328L14.1609 3.77214L13.9347 3.51099L13.7651 3.22082L13.539 2.98869L13.3412 2.75656L13.1434 2.52443L12.9455 2.32132L12.7477 2.1182L12.5781 1.9441L12.3519 1.71197L12.1541 1.56689L11.9562 1.39279L11.7583 1.21869L11.5605 1.10262L11.3626 0.957542L11.1648 0.81246L10.9669 0.72541L10.769 0.580328L10.5712 0.493279L10.345 0.40623L10.1754 0.319181L9.94936 0.261148L9.75151 0.174099L9.55365 0.116065L9.3558 0.0870493L9.15793 0.0290164L8.96008 0.0290164L8.76222 0L8.56437 0L8.39477 0L8.19692 0L7.99906 0.0290164L7.80121 0.0290164L7.60335 0.0580328L7.43376 0.0870493L7.2359 0.116065L7.06631 0.174099L6.89672 0.261148L6.69886 0.290164L6.52927 0.40623L6.35967 0.464263L6.19009 0.522296L6.02049 0.638361L5.87917 0.72541L5.70958 0.81246L5.56825 0.899509L5.39866 1.01558L5.08774 1.21869L4.77683 1.45082L4.49417 1.71197L4.23979 1.97312L3.95714 2.20525L3.70274 2.49541L3.44836 2.78557L3.22224 3.07574L2.96785 3.36591L2.74173 3.65607L2.54387 3.97526L2.31775 4.26541L2.11989 4.58459L1.92204 4.87476L1.75244 5.19394L1.58285 5.48411L1.41326 5.77427L1.24367 6.06443L0.961018 6.58673L0.706631 7.10903L0.480508 7.57329L0.310918 7.97952L0.0847957 8.53083L0 8.76297Z" calligra:nodeTypes="ccccccccccccccccccccccccccccccccccccccccccccccccccccccccccccccccccccccccccccccccccccccccccccccccccccccccccccccccccccccccccccccccccccccccccccccccccccccccccccccccccccccccccc"/>
          <draw:path draw:style-name="gr8" xml:id="shape-146" draw:id="shape-146" draw:layer="" svg:width="1.21533234165pt" svg:height="1.22215647945pt" svg:x="410.99280135905pt" svg:y="414.66169619696pt" svg:viewBox="0 0 1 1" svg:d="M0.0434046 0L0 0.091662L0 0.183324L0 0.274987L0 0.366648L0 0.458311L0 0.549972L0.0217023 0.641635L0.0434046 0.702742L0.0868091 0.794404L0.108512 0.855513L0.151916 0.91662L0.195321 0.977729L0.238726 1.00828L0.28213 1.06939L0.325535 1.09994L0.390642 1.1305L0.455749 1.16105L0.499153 1.19161L0.542558 1.22216L0.607665 1.22216L0.672772 1.22216L0.737879 1.19161L0.802985 1.19161L0.846389 1.1305L0.889793 1.09994L0.9549 1.09994L0.998304 1.00828L1.04172 0.947174L1.10682 0.886066L1.12852 0.824959L1.17193 0.733296L1.21533 0.641635Z" calligra:nodeTypes="cccccccccccccccccccccccccccccccccc"/>
          <draw:path draw:style-name="gr8" xml:id="shape-147" draw:id="shape-147" draw:layer="" svg:width="3.30007242566pt" svg:height="2.44432401404pt" svg:x="410.17075269085pt" svg:y="413.44279644756pt" svg:viewBox="0 0 3 2" svg:d="M3.30007 1.1448L3.24115 1.05199L3.21168 0.959164L3.15276 0.835401L3.09382 0.742579L3.06435 0.680697L3.00543 0.587875L2.94649 0.556933L2.88756 0.464111L2.82864 0.40223L2.74024 0.340349L2.68131 0.309408L2.62238 0.247527L2.47506 0.154703L2.32773 0.0928224L2.1804 0.0618816L2.03309 0L1.85629 0L1.70897 0L1.56164 0L1.38485 0.0309408L1.23752 0.0618816L1.09021 0.0928224L0.942878 0.185644L0.795554 0.278467L0.677693 0.371289L0.559834 0.464111L0.441974 0.556933L0.353579 0.711638L0.235719 0.835401L0.176789 0.990105L0.11786 1.05199L0.0883948 1.1448L0.0883948 1.20669L0.0589299 1.29951L0.0294649 1.39234L0 1.48516L0 1.54703L0 1.63986L0 1.73268L0 1.8255L0 1.91833L0 2.01115L0.0294649 2.13491L0.0589299 2.22773L0.0883948 2.32056L0.11786 2.44432Z" calligra:nodeTypes="cccccccccccccccccccccccccccccccccccccccccccccccc"/>
          <draw:path draw:style-name="gr8" xml:id="shape-148" draw:id="shape-148" draw:layer="" svg:width="18.97672389863pt" svg:height="10.82262334739pt" svg:x="410.28413871405pt" svg:y="414.34988463316pt" svg:viewBox="0 0 19 11" svg:d="M15.9544 0L15.7801 0.411729L15.5767 0.823458L15.3732 1.17637L15.1988 1.55869L14.9954 1.94101L14.8211 2.29392L14.6177 2.61742L14.4142 2.94092L14.2398 3.26442L14.0655 3.55852L13.8621 3.8232L13.7168 4.11729L13.5133 4.35256L13.3389 4.61725L13.1646 4.85252L12.9902 5.05838L12.8159 5.29366L12.6705 5.47011L12.4961 5.67598L12.3509 5.85244L12.1765 5.99948L12.0022 6.14652L11.8569 6.29357L11.7115 6.44062L11.5662 6.52884L11.4209 6.67589L11.2756 6.76412L11.1013 6.85235L11.0141 6.94058L10.8688 6.9994L10.7525 7.08762L10.6072 7.14644L10.491 7.20525L10.3747 7.23466L10.2585 7.29348L10.1422 7.32289L10.0551 7.3523L9.93882 7.38171L9.85163 7.41112L9.73539 7.41112L9.64821 7.41112L9.53197 7.41112L9.41572 7.41112L9.32853 7.41112L9.24135 7.41112L9.15418 7.41112L9.03793 7.41112L8.95074 7.38171L8.8345 7.3523L8.74732 7.32289L8.63108 7.29348L8.54389 7.23466L8.42765 7.20525L8.34047 7.17584L8.25329 7.14644L8.13705 7.08762L8.02079 6.9994L7.93362 6.94058L7.81737 6.88176L7.73019 6.82294L7.4977 6.67589L7.26521 6.49943L7.06179 6.29357L6.82931 6.0877L6.62588 5.91125L6.42245 5.67598L6.18997 5.4407L6.0156 5.20543L5.78312 4.97015L5.60875 4.70548L5.40533 4.44079L5.23096 4.17611L5.05659 3.88201L4.88223 3.61734L4.70786 3.38206L4.53349 3.11737L4.38819 2.82328L4.24288 2.58801L3.98133 2.08805L3.74885 1.61751L3.54543 1.17637L3.37106 0.823458L3.13857 0.294092L3.08045 0.147046L0 1.35283L0.0871826 1.61751L0.34873 2.20569L0.552157 2.61742L0.784644 3.11737L1.04619 3.64675L1.3368 4.20552L1.51116 4.49961L1.68553 4.82311L1.8599 5.1172L2.06332 5.4407L2.26675 5.76421L2.49924 6.0877L2.70266 6.41121L2.93514 6.73471L3.19669 7.02881L3.42919 7.38171L3.71979 7.6758L3.98133 7.99931L4.27195 8.26399L4.56256 8.55808L4.88223 8.88158L5.20189 9.11686L5.52157 9.38153L5.8703 9.61681L6.04466 9.73445L6.24809 9.85208L6.42245 9.96972L6.59681 10.0579L6.80024 10.1462L7.00367 10.2638L7.2071 10.3226L7.41052 10.4403L7.61395 10.4991L7.84644 10.5579L8.04986 10.5873L8.25329 10.6755L8.48577 10.705L8.71826 10.7344L8.95074 10.7637L9.15418 10.7637L9.38666 10.8226L9.64821 10.7932L9.88069 10.7637L10.1132 10.7344L10.3457 10.7344L10.5781 10.6755L10.8397 10.6167L11.0722 10.5579L11.3047 10.4991L11.5371 10.3815L11.7697 10.3226L12.0022 10.205L12.2346 10.0874L12.4671 9.96972L12.6996 9.82268L12.9321 9.67563L13.1646 9.52858L13.397 9.35213L13.6004 9.17568L13.833 8.99922L14.0655 8.79335L14.2689 8.58749L14.5013 8.41103L14.7048 8.17576L14.9373 7.94049L15.1407 7.70521L15.3732 7.41112L15.5767 7.17584L15.7801 6.91117L16.0125 6.61707L16.2159 6.29357L16.4193 5.99948L16.6519 5.67598L16.8553 5.35247L17.0587 4.99956L17.2912 4.67607L17.4947 4.29374L17.6981 3.91142L17.9015 3.52911L18.1049 3.11737L18.3375 2.70565L18.5409 2.29392L18.7733 1.85278L18.9767 1.38224Z" calligra:nodeTypes="ccccccccccccccccccccccccccccccccccccccccccccccccccccccccccccccccccccccccccccccccccccccccccccccccccccccccccccccccccccccccccccccccccccccccccccccccccccccccccccccccccccccccccc"/>
          <draw:path draw:style-name="gr8" xml:id="shape-149" draw:id="shape-149" draw:layer="" svg:width="18.03319047791pt" svg:height="10.82262334739pt" svg:x="425.84637039825pt" svg:y="405.30734928296pt" svg:viewBox="0 0 18 11" svg:d="M18.0332 9.46976L17.9229 9.17568L17.6747 8.58749L17.4817 8.14636L17.2611 7.6758L17.013 7.14644L16.7096 6.58766L16.5442 6.26416L16.3788 5.97007L16.2133 5.64657L16.0478 5.35247L15.8548 5.02897L15.6343 4.70548L15.4137 4.38197L15.2206 4.05847L14.9725 3.76438L14.7243 3.41147L14.4762 3.11737L14.2004 2.82328L13.9523 2.49979L13.649 2.20569L13.3732 1.9116L13.0699 1.64692L12.7391 1.41164L12.4633 1.14696L12.2703 1.02932L12.0773 0.911686L11.9118 0.823458L11.7463 0.705821L11.5533 0.617593L11.3603 0.499956L11.1673 0.441138L10.9743 0.352911L10.7813 0.294092L10.5883 0.235274L10.3677 0.147046L10.1747 0.117637L9.95404 0.0588185L9.7335 0.0294092L9.54047 0L9.31989 0L9.07173 0L8.87871 0L8.63055 0L8.40996 0L8.18937 0.0294092L7.96878 0.0882276L7.74819 0.147046L7.5276 0.235274L7.27944 0.264683L7.05885 0.352911L6.83826 0.470548L6.61767 0.558775L6.39708 0.705821L6.1765 0.794049L5.9559 0.941094L5.73532 1.08814L5.51473 1.2646L5.32171 1.41164L5.07355 1.5881L4.88053 1.76455L4.65994 1.97041L4.46693 2.17628L4.24634 2.38215L4.05332 2.58801L3.83274 2.82328L3.63972 3.08797L3.41913 3.32324L3.22612 3.58793L3.00552 3.85261L2.81251 4.17611L2.6195 4.4702L2.39891 4.7643L2.20589 5.08779L2.01287 5.41129L1.79229 5.76421L1.59927 6.11711L1.40625 6.47002L1.18567 6.88176L0.992647 7.23466L0.772062 7.61698L0.579046 8.05813L0.386031 8.46985L0.193015 8.9404L0 9.38153L2.84009 10.8226L3.0331 10.3815L3.22612 9.99913L3.41913 9.61681L3.58457 9.20509L3.77759 8.85217L3.94303 8.49926L4.13604 8.14636L4.30148 7.85226L4.49451 7.52876L4.65994 7.23466L4.82538 6.94058L4.99083 6.67589L5.18384 6.41121L5.34928 6.17593L5.51473 5.94066L5.68017 5.70539L5.81804 5.49952L5.98348 5.32307L6.14893 5.1172L6.28679 4.94075L6.45223 4.7643L6.61767 4.61725L6.75554 4.4702L6.89341 4.35256L7.05885 4.23492L7.16914 4.08788L7.30702 3.99965L7.44488 3.94083L7.55518 3.85261L7.69304 3.76438L7.80333 3.67615L7.94121 3.61734L8.0515 3.58793L8.1618 3.52911L8.27209 3.4997L8.38238 3.47029L8.46511 3.41147L8.5754 3.38206L8.6857 3.38206L8.76842 3.38206L8.85114 3.35265L8.96143 3.35265L9.07173 3.35265L9.15445 3.35265L9.23717 3.35265L9.31989 3.38206L9.43018 3.38206L9.5129 3.41147L9.6232 3.44088L9.70592 3.47029L9.81619 3.4997L9.8989 3.52911L9.98161 3.55852L10.092 3.58793L10.1747 3.67615L10.285 3.70556L10.3953 3.76438L10.5056 3.85261L10.5883 3.91142L10.6985 3.97024L10.9192 4.11729L11.1122 4.29374L11.3328 4.4702L11.5258 4.67607L11.7188 4.88193L11.9118 5.1172L12.1048 5.35247L12.3254 5.58775L12.5184 5.82303L12.6839 6.11711L12.8769 6.35239L13.0423 6.61707L13.2353 6.88176L13.4008 7.14644L13.5387 7.44053L13.7041 7.70521L13.842 7.9699L13.9798 8.20517L14.228 8.70513L14.4486 9.20509L14.6416 9.61681L14.807 9.99913L15.0276 10.4991L15.0828 10.6462Z" calligra:nodeTypes="ccccccccccccccccccccccccccccccccccccccccccccccccccccccccccccccccccccccccccccccccccccccccccccccccccccccccccccccccccccccccccccccccccccccccccccccccccccccccccccccccccccccccccc"/>
          <draw:path draw:style-name="gr8" xml:id="shape-150" draw:id="shape-150" draw:layer="" svg:width="18.97672389863pt" svg:height="10.82262334739pt" svg:x="441.32356256505pt" svg:y="414.26484511576pt" svg:viewBox="0 0 19 11" svg:d="M15.9544 0L15.751 0.38232L15.5476 0.794049L15.3732 1.17637L15.1988 1.5881L14.9954 1.94101L14.792 2.29392L14.6177 2.64683L14.4142 2.94092L14.2398 3.26442L14.0655 3.58793L13.8621 3.85261L13.6877 4.11729L13.5133 4.35256L13.3099 4.61725L13.1646 4.85252L12.9902 5.05838L12.8159 5.29366L12.6705 5.47011L12.4961 5.67598L12.3218 5.85244L12.1474 5.99948L12.0022 6.14652L11.8569 6.32298L11.6824 6.41121L11.5371 6.55825L11.3918 6.64648L11.2756 6.79353L11.1303 6.85235L10.985 6.94058L10.8688 7.02881L10.7525 7.08762L10.6072 7.17584L10.491 7.20525L10.3747 7.26407L10.2585 7.29348L10.1422 7.32289L10.026 7.3523L9.93882 7.41112L9.82258 7.41112L9.70633 7.41112L9.64821 7.44053L9.56103 7.44053L9.44479 7.44053L9.32853 7.44053L9.24135 7.44053L9.15418 7.41112L9.03793 7.41112L8.92169 7.38171L8.8345 7.3523L8.74732 7.32289L8.66014 7.29348L8.54389 7.26407L8.45671 7.23466L8.34047 7.17584L8.25329 7.11703L8.13705 7.08762L8.02079 7.02881L7.90455 6.94058L7.81737 6.88176L7.73019 6.82294L7.4977 6.64648L7.29428 6.49943L7.06179 6.32298L6.85836 6.11711L6.62588 5.91125L6.42245 5.67598L6.21902 5.4407L6.0156 5.20543L5.81217 4.97015L5.60875 4.67607L5.40533 4.44079L5.23096 4.1467L5.05659 3.88201L4.88223 3.61734L4.70786 3.35265L4.53349 3.08797L4.38819 2.82328L4.24288 2.5586L3.98133 2.05864L3.71979 1.5881L3.54543 1.14696L3.37106 0.794049L3.13857 0.294092L3.08045 0.117637L0 1.32342L0.0871826 1.5881L0.34873 2.17628L0.552157 2.61742L0.784644 3.08797L1.04619 3.64675L1.3368 4.20552L1.51116 4.52902L1.71459 4.82311L1.8599 5.1172L2.06332 5.4407L2.26675 5.76421L2.49924 6.0877L2.70266 6.3818L2.93514 6.73471L3.19669 7.02881L3.45824 7.3523L3.71979 7.6758L3.98133 7.9699L4.27195 8.29339L4.56256 8.58749L4.88223 8.85217L5.20189 9.11686L5.52157 9.38153L5.84123 9.61681L6.04466 9.76386L6.24809 9.85208L6.42245 9.96972L6.62588 10.0579L6.80024 10.1756L7.00367 10.2638L7.2071 10.352L7.38146 10.4109L7.58489 10.4991L7.84644 10.5579L8.04986 10.6167L8.25329 10.6755L8.48577 10.705L8.71826 10.7637L8.92169 10.7932L9.15418 10.7932L9.38666 10.8226L9.64821 10.8226L9.85163 10.7932L10.1132 10.7637L10.3457 10.7344L10.5781 10.705L10.8107 10.6462L11.0722 10.5579L11.2756 10.4991L11.5371 10.4109L11.7697 10.3226L12.0022 10.2344L12.2637 10.1168L12.4671 9.99913L12.6996 9.82268L12.9321 9.70504L13.1646 9.52858L13.397 9.38153L13.6004 9.20509L13.833 9.02863L14.0655 8.82276L14.2689 8.6169L14.4723 8.41103L14.7048 8.20517L14.9082 7.9699L15.1407 7.70521L15.3441 7.46994L15.5767 7.17584L15.7801 6.91117L16.0125 6.61707L16.2159 6.32298L16.4193 6.02889L16.6519 5.67598L16.8553 5.38188L17.0587 5.02897L17.2621 4.67607L17.4947 4.29374L17.6981 3.91142L17.9015 3.52911L18.1339 3.14678L18.3375 2.73506L18.5409 2.29392L18.7443 1.85278L18.9767 1.41164Z" calligra:nodeTypes="ccccccccccccccccccccccccccccccccccccccccccccccccccccccccccccccccccccccccccccccccccccccccccccccccccccccccccccccccccccccccccccccccccccccccccccccccccccccccccccccccccccccccccc"/>
          <draw:path draw:style-name="gr8" xml:id="shape-151" draw:id="shape-151" draw:layer="" svg:width="18.91860537275pt" svg:height="10.76366941848pt" svg:x="456.88579424925pt" svg:y="405.25065627136pt" svg:viewBox="0 0 19 11" svg:d="M18.9186 9.56121L18.8026 9.26792L18.5413 8.68134L18.3673 8.27073L18.1351 7.77215L17.845 7.2149L17.5548 6.68698L17.3807 6.36436L17.2066 6.04175L17.0325 5.74846L16.8295 5.42583L16.6263 5.10322L16.3942 4.7806L16.1911 4.45799L15.959 4.13537L15.7268 3.81275L15.4656 3.49013L15.2045 3.16752L14.9144 2.87423L14.6242 2.55161L14.363 2.25832L14.0439 1.99436L13.7246 1.73041L13.3765 1.46644L13.0573 1.23181L12.8541 1.08516L12.6801 0.967853L12.506 0.850537L12.3319 0.76255L12.1288 0.674564L11.9256 0.557248L11.7225 0.469261L11.5194 0.410604L11.3163 0.322618L11.1133 0.234631L10.9101 0.205302L10.707 0.146644L10.4749 0.0879866L10.2427 0.0586577L10.0106 0.0293289L9.77847 0L9.54634 0L9.31421 0L9.08208 0L8.84995 0.0293289L8.58881 0.0586577L8.35667 0.0879866L8.12455 0.146644L7.89241 0.205302L7.66028 0.293289L7.42816 0.351946L7.16701 0.439933L6.9639 0.557248L6.73176 0.674564L6.47062 0.791879L6.2675 0.909194L6.03538 1.05584L5.80325 1.23181L5.57111 1.37846L5.33899 1.55443L5.13588 1.75974L4.90374 1.9357L4.67161 2.14101L4.4685 2.34631L4.23637 2.55161L4.03325 2.78624L3.80113 3.02087L3.59802 3.31416L3.36588 3.54879L3.16277 3.84208L2.93064 4.10604L2.72752 4.42866L2.52441 4.72194L2.3213 5.04456L2.08917 5.36719L1.88606 5.6898L1.68295 6.04175L1.47982 6.45235L1.27671 6.8043L1.04459 7.18557L0.841471 7.59617L0.609341 8.00678L0.406227 8.44671L0.203113 8.85732L0 9.32658L2.98867 10.7344L3.19178 10.3238L3.39489 9.91315L3.56899 9.50255L3.77211 9.1506L3.97523 8.76933L4.14932 8.44671L4.32342 8.09477L4.52653 7.77215L4.70063 7.44953L4.90374 7.18557L5.07784 6.89228L5.25194 6.599L5.42604 6.36436L5.60013 6.12973L5.77423 5.8951L5.97734 5.66047L6.12242 5.45516L6.29652 5.2792L6.47062 5.07389L6.6157 4.89792L6.7898 4.72194L6.93487 4.60463L7.07996 4.45799L7.22504 4.34067L7.37012 4.19403L7.5152 4.10604L7.66028 4.01805L7.80536 3.90074L7.95045 3.81275L8.06651 3.72477L8.18257 3.66611L8.32766 3.63678L8.44372 3.54879L8.55978 3.51946L8.67586 3.49013L8.7629 3.43147L8.87897 3.40215L8.99503 3.40215L9.08208 3.37282L9.19814 3.37282L9.28519 3.37282L9.40126 3.37282L9.48831 3.37282L9.57536 3.37282L9.6624 3.37282L9.77847 3.37282L9.86552 3.40215L9.98158 3.40215L10.0686 3.43147L10.1557 3.4608L10.2718 3.49013L10.3588 3.54879L10.4749 3.57812L10.5619 3.63678L10.678 3.66611L10.794 3.72477L10.881 3.78343L10.9971 3.87141L11.0842 3.90074L11.2003 3.95939L11.4324 4.13537L11.6355 4.31134L11.8386 4.48732L12.0708 4.69261L12.2739 4.92725L12.477 5.13255L12.6801 5.36719L12.8832 5.60181L13.0864 5.86577L13.2894 6.12973L13.4635 6.39369L13.6666 6.68698L13.8697 6.95094L14.0149 7.2149L14.189 7.47886L14.363 7.77215L14.4791 8.00678L14.6532 8.27073L14.9144 8.76933L15.1465 9.26792L15.3496 9.67853L15.4946 10.0305L15.7558 10.5877L15.8139 10.7344L15.8139 10.7637L15.8139 10.7344L15.8139 10.7637Z" calligra:nodeTypes="cccccccccccccccccccccccccccccccccccccccccccccccccccccccccccccccccccccccccccccccccccccccccccccccccccccccccccccccccccccccccccccccccccccccccccccccccccccccccccccccccccccccccccccc"/>
          <draw:path draw:style-name="gr8" xml:id="shape-152" draw:id="shape-152" draw:layer="" svg:width="18.97672389863pt" svg:height="10.82262334739pt" svg:x="472.30629340445pt" svg:y="414.34988463316pt" svg:viewBox="0 0 19 11" svg:d="M15.9544 0L15.751 0.411729L15.5476 0.823458L15.3732 1.17637L15.1698 1.5881L14.9664 1.94101L14.792 2.29392L14.6177 2.64683L14.4142 2.94092L14.2398 3.26442L14.0655 3.55852L13.8621 3.85261L13.6877 4.11729L13.5133 4.35256L13.3389 4.61725L13.1646 4.85252L12.9902 5.08779L12.8159 5.29366L12.6414 5.47011L12.4671 5.67598L12.3218 5.85244L12.1474 5.99948L12.0022 6.17593L11.8569 6.32298L11.6824 6.44062L11.5371 6.55825L11.3918 6.7053L11.2466 6.79353L11.1303 6.85235L10.985 6.94058L10.8397 7.02881L10.7234 7.11703L10.5781 7.17584L10.491 7.20525L10.3457 7.26407L10.2585 7.32289L10.1422 7.32289L10.0551 7.38171L9.93882 7.38171L9.85163 7.41112L9.73539 7.41112L9.64821 7.44053L9.53197 7.44053L9.44479 7.44053L9.3576 7.44053L9.24135 7.44053L9.15418 7.41112L9.03793 7.41112L8.95074 7.38171L8.86356 7.3523L8.74732 7.32289L8.66014 7.29348L8.54389 7.26407L8.45671 7.20525L8.34047 7.17584L8.25329 7.11703L8.13705 7.08762L8.02079 7.02881L7.93362 6.94058L7.81737 6.88176L7.73019 6.85235L7.4977 6.67589L7.29428 6.49943L7.06179 6.32298L6.85836 6.11711L6.65494 5.91125L6.42245 5.67598L6.21902 5.4407L6.0156 5.20543L5.81217 4.97015L5.60875 4.67607L5.40533 4.44079L5.23096 4.17611L5.05659 3.88201L4.88223 3.64675L4.70786 3.35265L4.53349 3.08797L4.38819 2.82328L4.27195 2.5586L3.98133 2.08805L3.74885 1.61751L3.54543 1.14696L3.37106 0.823458L3.13857 0.294092L3.08045 0.147046L0 1.32342L0.116243 1.61751L0.34873 2.17628L0.552157 2.64683L0.784644 3.11737L1.04619 3.64675L1.3368 4.20552L1.54022 4.52902L1.68553 4.82311L1.88896 5.14661L2.09238 5.4407L2.26675 5.76421L2.49924 6.0877L2.73172 6.41121L2.96421 6.7053L3.22575 7.02881L3.45824 7.3523L3.71979 7.6758L3.98133 7.99931L4.27195 8.29339L4.59162 8.58749L4.88223 8.85217L5.20189 9.11686L5.52157 9.38153L5.84123 9.61681L6.04466 9.73445L6.24809 9.85208L6.42245 9.96972L6.62588 10.0579L6.80024 10.1462L7.00367 10.2638L7.2071 10.352L7.41052 10.4109L7.61395 10.5285L7.81737 10.5579L8.04986 10.6167L8.25329 10.705L8.48577 10.7344L8.71826 10.7637L8.95074 10.7637L9.18324 10.7932L9.41572 10.8226L9.61914 10.7932L9.85163 10.7932L10.0841 10.7637L10.3166 10.7344L10.5781 10.705L10.8107 10.6462L11.0432 10.5873L11.2756 10.5285L11.5081 10.4109L11.7406 10.3226L11.9731 10.2344L12.2056 10.1168L12.4671 9.96972L12.6996 9.85208L12.9321 9.70504L13.1646 9.52858L13.368 9.38153L13.6004 9.20509L13.833 9.02863L14.0364 8.82276L14.2689 8.6169L14.4723 8.41103L14.7048 8.17576L14.9082 7.9699L15.1407 7.70521L15.3441 7.44053L15.5476 7.20525L15.7801 6.94058L15.9835 6.61707L16.1869 6.32298L16.4193 6.02889L16.6228 5.67598L16.8553 5.38188L17.0587 5.02897L17.2621 4.67607L17.4947 4.32315L17.6981 3.91142L17.9015 3.52911L18.1339 3.14678L18.3375 2.73506L18.5409 2.29392L18.7443 1.85278L18.9767 1.41164Z" calligra:nodeTypes="ccccccccccccccccccccccccccccccccccccccccccccccccccccccccccccccccccccccccccccccccccccccccccccccccccccccccccccccccccccccccccccccccccccccccccccccccccccccccccccccccccccccccccc"/>
          <draw:path draw:style-name="gr8" xml:id="shape-153" draw:id="shape-153" draw:layer="" svg:width="18.91860537275pt" svg:height="10.82262334739pt" svg:x="487.86852508865pt" svg:y="405.30734928296pt" svg:viewBox="0 0 19 11" svg:d="M18.9186 9.44035L18.8026 9.17568L18.5413 8.55808L18.3673 8.14636L18.1351 7.6758L17.845 7.14644L17.5548 6.58766L17.3807 6.26416L17.2066 5.94066L17.0325 5.64657L16.8295 5.32307L16.6263 5.02897L16.3942 4.70548L16.1911 4.38197L15.959 4.05847L15.6977 3.73497L15.4656 3.41147L15.2045 3.08797L14.9144 2.82328L14.6242 2.49979L14.334 2.20569L14.0149 1.9116L13.6956 1.64692L13.3765 1.41164L13.0573 1.14696L12.8541 1.02932L12.6801 0.911686L12.506 0.823458L12.3029 0.705821L12.0998 0.617593L11.9256 0.499956L11.6935 0.411729L11.5194 0.352911L11.2873 0.264683L11.0842 0.235274L10.852 0.147046L10.6489 0.0882276L10.4168 0.0588185L10.2137 0.0294092L9.98158 0L9.74945 0L9.51732 0L9.28519 0L9.05307 0L8.82093 0L8.58881 0.0588185L8.35667 0.0882276L8.09553 0.147046L7.89241 0.205864L7.63127 0.264683L7.39914 0.38232L7.16701 0.470548L6.93487 0.558775L6.70275 0.676412L6.47062 0.823458L6.23849 0.941094L6.00636 1.08814L5.77423 1.2646L5.57111 1.41164L5.33899 1.5881L5.10685 1.76455L4.90374 1.97041L4.67161 2.17628L4.43948 2.38215L4.23637 2.58801L4.00424 2.82328L3.80113 3.08797L3.59802 3.32324L3.36588 3.58793L3.16277 3.85261L2.93064 4.17611L2.72752 4.4702L2.49539 4.7643L2.29228 5.08779L2.08917 5.41129L1.88606 5.76421L1.68295 6.11711L1.45081 6.47002L1.2477 6.88176L1.04459 7.23466L0.841471 7.64639L0.609341 8.05813L0.406227 8.46985L0.203113 8.9404L0 9.38153L2.98867 10.8226L3.19178 10.3815L3.39489 9.99913L3.56899 9.61681L3.77211 9.20509L3.97523 8.85217L4.14932 8.49926L4.32342 8.14636L4.52653 7.85226L4.70063 7.52876L4.87473 7.20525L5.07784 6.94058L5.25194 6.67589L5.42604 6.41121L5.60013 6.17593L5.77423 5.94066L5.94833 5.70539L6.12242 5.49952L6.29652 5.32307L6.47062 5.1172L6.6157 4.94075L6.7898 4.7643L6.93487 4.61725L7.07996 4.4702L7.22504 4.35256L7.37012 4.23492L7.54422 4.08788L7.6893 3.99965L7.80536 3.94083L7.95045 3.85261L8.06651 3.76438L8.21159 3.67615L8.32766 3.61734L8.44372 3.58793L8.55978 3.52911L8.67586 3.4997L8.7629 3.44088L8.87897 3.41147L8.99503 3.38206L9.08208 3.38206L9.19814 3.38206L9.28519 3.35265L9.40126 3.35265L9.48831 3.35265L9.57536 3.35265L9.69142 3.35265L9.77847 3.38206L9.89453 3.38206L9.98158 3.41147L10.0686 3.41147L10.1557 3.44088L10.2718 3.4997L10.3878 3.52911L10.4749 3.55852L10.5619 3.58793L10.678 3.67615L10.794 3.70556L10.881 3.76438L10.9971 3.8232L11.0842 3.91142L11.2003 3.94083L11.4324 4.08788L11.6355 4.29374L11.8386 4.4702L12.0708 4.67607L12.2739 4.88193L12.477 5.08779L12.7091 5.32307L12.8832 5.55834L13.0864 5.82303L13.2894 6.0877L13.4925 6.35239L13.6666 6.58766L13.8697 6.88176L14.0149 7.14644L14.189 7.44053L14.363 7.6758L14.5081 7.9699L14.6532 8.20517L14.9144 8.70513L15.1465 9.17568L15.3496 9.61681L15.5237 9.94031L15.7558 10.4991L15.8139 10.6462Z" calligra:nodeTypes="ccccccccccccccccccccccccccccccccccccccccccccccccccccccccccccccccccccccccccccccccccccccccccccccccccccccccccccccccccccccccccccccccccccccccccccccccccccccccccccccccccccccccccc"/>
          <draw:path draw:style-name="gr8" xml:id="shape-154" draw:id="shape-154" draw:layer="" svg:width="3.30007242566pt" svg:height="2.44432401404pt" svg:x="503.31737074965pt" svg:y="414.37823113896pt" svg:viewBox="0 0 3 2" svg:d="M0 1.29951L0 1.39234L0.0589299 1.48516L0.11786 1.57798L0.147325 1.67081L0.206255 1.73268L0.265185 1.79457L0.324115 1.85644L0.383044 1.94926L0.441974 2.01115L0.500904 2.07304L0.589299 2.13491L0.648229 2.1968L0.736623 2.22773L0.795554 2.25868L0.854484 2.28962L0.942878 2.32056L1.09021 2.38244L1.23752 2.41338L1.41431 2.44432L1.56164 2.44432L1.70897 2.44432L1.88576 2.38244L2.03309 2.35149L2.1804 2.32056L2.32773 2.22773L2.47506 2.16586L2.59292 2.04209L2.71077 1.94926L2.82864 1.85644L2.94649 1.70174L3.03489 1.57798L3.12328 1.42327L3.15276 1.3614L3.18222 1.29951L3.21168 1.20669L3.21168 1.11387L3.24115 1.02105L3.27061 0.959164L3.27061 0.866341L3.30007 0.773519L3.30007 0.680697L3.27061 0.618816L3.27061 0.495052L3.27061 0.40223L3.24115 0.278467L3.21168 0.185644L3.18222 0.0928224L3.15276 0Z" calligra:nodeTypes="cccccccccccccccccccccccccccccccccccccccccccccccccc"/>
          <draw:path draw:style-name="gr9" xml:id="shape-155" draw:id="shape-155" draw:layer="" svg:width="1.21533234165pt" svg:height="1.22215647945pt" svg:x="505.72682374265pt" svg:y="414.26484511576pt" svg:viewBox="0 0 1 1" svg:d="M1.15023 1.22216L1.17193 1.06939L1.19363 0.977729L1.21533 0.886066L1.21533 0.794404L1.19363 0.733296L1.19363 0.641635L1.17193 0.549972L1.12852 0.488864L1.12852 0.397202L1.08512 0.30554L1.04172 0.274987L0.998304 0.213878L0.9549 0.15277L0.911495 0.091662L0.846389 0.061108L0.802985 0.061108L0.737879 0L0.672772 0L0.629367 0L0.56426 0L0.520856 0L0.455749 0L0.390642 0L0.325535 0.030554L0.28213 0.061108L0.238726 0.091662L0.173619 0.15277L0.130214 0.213878L0.0868091 0.30554L0.065107 0.366648L0.0217023 0.458311L0 0.549972Z" calligra:nodeTypes="cccccccccccccccccccccccccccccccccc"/>
          <draw:path draw:style-name="gr9" xml:id="shape-156" draw:id="shape-156" draw:layer="" svg:width="17.01580715279pt" svg:height="9.54667597160pt" svg:x="490.22128507005pt" svg:y="414.66169619696pt" svg:viewBox="0 0 17 10" svg:d="M0 0.727643L0.198187 1.13512L0.368062 1.5717L0.56625 1.97919L0.79275 2.38667L0.990937 2.76504L1.18912 3.14342L1.38731 3.52179L1.5855 3.84195L1.78369 4.19122L1.98187 4.51138L2.18006 4.83154L2.37825 5.15171L2.60475 5.44277L2.77463 5.70472L2.97281 5.99578L3.171 6.25773L3.3975 6.51968L3.56738 6.75253L3.79387 6.98537L3.99207 7.18911L4.19025 7.39285L4.38844 7.59659L4.58662 7.77122L4.78481 7.94586L4.95468 8.12049L5.18119 8.29512L5.37937 8.41155L5.57756 8.55707L5.77575 8.7026L5.97394 8.78993L6.20044 8.93546L6.37031 9.02277L6.5685 9.11009L6.76668 9.19741L6.96488 9.25562L7.16306 9.31383L7.36125 9.37204L7.58775 9.43025L7.78594 9.45936L7.98412 9.48846L8.18231 9.48846L8.38049 9.51757L8.57869 9.54668L8.77688 9.51757L8.94675 9.48846L9.14494 9.45936L9.34312 9.45936L9.513 9.40115L9.71118 9.37204L9.88106 9.31383L10.051 9.25562L10.2208 9.19741L10.419 9.1392L10.5889 9.05188L10.7587 8.99367L10.9286 8.90635L11.0985 8.78993L11.24 8.7026L11.4099 8.61529L11.5798 8.49886L11.8629 8.29512L12.1744 8.06228L12.4575 7.80033L12.7406 7.53838L12.9954 7.27643L13.2503 6.98537L13.5051 6.72342L13.7316 6.43236L13.9864 6.14131L14.2129 5.82115L14.4394 5.53009L14.6376 5.20992L14.8358 4.91886L15.0339 4.5987L15.2321 4.30764L15.402 4.01659L15.5718 3.72553L15.7134 3.43447L16.0248 2.88147L16.2797 2.38667L16.4779 1.92098L16.676 1.51349L16.9309 0.960489L17.0158 0.727643L15.4869 0.116423L15.4303 0.261952L15.1755 0.81496L15.0057 1.19333L14.8358 1.62992L14.581 2.12472L14.2978 2.61952L14.1563 2.88147L13.9864 3.17252L13.8448 3.43447L13.675 3.69642L13.4768 3.98748L13.3069 4.27854L13.1087 4.54049L12.9388 4.83154L12.7123 5.09349L12.5141 5.35546L12.2876 5.61741L12.0894 5.85025L11.8629 6.1122L11.6364 6.31594L11.4099 6.54879L11.1551 6.75253L10.9003 6.92716L10.6455 7.1309L10.5323 7.21822L10.419 7.24732L10.3058 7.36374L10.1925 7.39285L10.051 7.48017L9.93769 7.53838L9.79612 7.59659L9.68287 7.62569L9.56963 7.68391L9.42806 7.71301L9.31481 7.74212L9.17325 7.80033L9.06 7.80033L8.91843 7.82943L8.80518 7.82943L8.66363 7.85854L8.55037 7.85854L8.40881 7.85854L8.29556 7.82943L8.154 7.82943L8.01243 7.82943L7.89919 7.80033L7.75762 7.77122L7.61606 7.71301L7.50282 7.68391L7.33294 7.62569L7.19137 7.56748L7.04982 7.48017L6.90825 7.42196L6.73837 7.36374L6.59682 7.24732L6.45525 7.16L6.28537 7.07269L6.14381 6.92716L5.97394 6.81074L5.80406 6.69431L5.6625 6.51968L5.49262 6.37415L5.32275 6.19952L5.15287 6.05399L4.95468 5.82115L4.81313 5.64651L4.61493 5.44277L4.44507 5.20992L4.27519 4.97707L4.07699 4.74423L3.90713 4.48228L3.73725 4.22033L3.53906 3.92927L3.34087 3.63821L3.171 3.34716L2.97281 2.99789L2.77463 2.67773L2.60475 2.35757L2.40656 1.97919L2.23669 1.62992L2.0385 1.22244L1.84032 0.81496L1.64212 0.40748L1.44394 0Z" calligra:nodeTypes="ccccccccccccccccccccccccccccccccccccccccccccccccccccccccccccccccccccccccccccccccccccccccccccccccccccccccccccccccccccccccccccccccccccccccccccccccccccccccccccccccccccccccccc"/>
          <draw:path draw:style-name="gr9" xml:id="shape-157" draw:id="shape-157" draw:layer="" svg:width="17.01580715279pt" svg:height="9.54667597160pt" svg:x="474.65905338585pt" svg:y="406.10105144536pt" svg:viewBox="0 0 17 10" svg:d="M1.50057 9.43025L1.55718 9.25562L1.812 8.7026L1.98187 8.32423L2.18006 7.88765L2.40656 7.42196L2.68969 6.89805L2.83125 6.6361L3.00112 6.37415L3.14269 6.0831L3.31256 5.82115L3.48244 5.53009L3.68062 5.23903L3.87881 4.97707L4.04869 4.68602L4.27519 4.45317L4.47338 4.16211L4.67156 3.90016L4.92638 3.66732L5.12456 3.43447L5.35107 3.20163L5.60588 2.96878L5.83237 2.76504L6.08719 2.59041L6.342 2.41578L6.42694 2.29935L6.5685 2.24114L6.68174 2.18293L6.82331 2.09562L6.93656 2.0374L7.04982 1.97919L7.19137 1.95009L7.30462 1.89188L7.44619 1.83366L7.55943 1.80456L7.67269 1.74635L7.78594 1.71723L7.9275 1.71723L8.04075 1.65902L8.18231 1.65902L8.29556 1.65902L8.40881 1.65902L8.57869 1.65902L8.69194 1.65902L8.80518 1.65902L8.94675 1.71723L9.08831 1.71723L9.22987 1.74635L9.37143 1.80456L9.513 1.83366L9.65457 1.89188L9.76781 1.95009L9.93769 2.0083L10.0793 2.06651L10.2492 2.18293L10.3907 2.27025L10.5323 2.35757L10.7022 2.47399L10.8436 2.59041L11.0135 2.70683L11.1834 2.82326L11.3533 2.96878L11.4948 3.14342L11.6647 3.31805L11.8346 3.49269L12.0045 3.66732L12.1744 3.90016L12.3725 4.0748L12.5424 4.30764L12.7123 4.54049L12.9105 4.77333L13.0804 5.03528L13.2786 5.29724L13.4484 5.5883L13.6183 5.87936L13.8165 6.19952L14.0147 6.51968L14.2129 6.83984L14.3828 7.16L14.581 7.53838L14.7792 7.91675L14.949 8.29512L15.1471 8.7026L15.3453 9.08099L15.5435 9.54668L17.0158 8.78993L16.7893 8.38244L16.5911 7.94586L16.3929 7.53838L16.1947 7.1309L15.9965 6.75253L15.7983 6.37415L15.6001 5.99578L15.402 5.61741L15.2038 5.29724L15.0057 4.97707L14.7792 4.68602L14.581 4.36585L14.3828 4.04569L14.2129 3.81285L14.0147 3.52179L13.8165 3.23073L13.59 2.99789L13.3918 2.76504L13.1936 2.5322L12.9954 2.32846L12.7972 2.12472L12.5991 1.89188L12.4009 1.71723L12.231 1.5717L12.0045 1.39707L11.8063 1.25154L11.6081 1.10601L11.4099 0.960489L11.2117 0.81496L11.0135 0.727643L10.787 0.582115L10.6172 0.494797L10.3907 0.40748L10.1925 0.320163L9.99431 0.261952L9.79612 0.174635L9.59794 0.116423L9.39975 0.0873172L9.20157 0.0291057L9.00337 0.0291057L8.80518 0L8.607 0L8.40881 0L8.21063 0L8.01243 0.0291057L7.84256 0.0291057L7.64437 0.0582115L7.4745 0.0873172L7.30462 0.145528L7.10643 0.20374L6.93656 0.261952L6.76668 0.320163L6.59682 0.40748L6.39862 0.465691L6.22874 0.523903L6.08719 0.640326L5.91731 0.727643L5.74744 0.81496L5.57756 0.902277L5.436 1.0187L5.12456 1.22244L4.84144 1.45528L4.55831 1.71723L4.24687 1.97919L3.99207 2.24114L3.73725 2.50309L3.48244 2.79415L3.25593 3.11431L3.00112 3.37626L2.77463 3.69642L2.54812 3.98748L2.34994 4.30764L2.15175 4.5987L1.95356 4.88976L1.75538 5.20992L1.5855 5.53009L1.41563 5.82115L1.27406 6.0831L0.962625 6.6361L0.707813 7.16L0.509625 7.62569L0.311438 8.00407L0.056625 8.58618L0 8.84814Z" calligra:nodeTypes="ccccccccccccccccccccccccccccccccccccccccccccccccccccccccccccccccccccccccccccccccccccccccccccccccccccccccccccccccccccccccccccccccccccccccccccccccccccccccccccccccccccccccccc"/>
          <draw:path draw:style-name="gr9" xml:id="shape-158" draw:id="shape-158" draw:layer="" svg:width="17.01580715279pt" svg:height="9.54667597160pt" svg:x="459.15351471325pt" svg:y="414.60500318536pt" svg:viewBox="0 0 17 10" svg:d="M0 0.698537L0.198187 1.13512L0.396375 1.5717L0.594562 1.97919L0.79275 2.38667L0.990937 2.76504L1.18912 3.14342L1.41563 3.52179L1.61381 3.90016L1.812 4.22033L2.01018 4.54049L2.20838 4.83154L2.40656 5.1226L2.60475 5.44277L2.80293 5.70472L3.00112 5.99578L3.19932 6.25773L3.3975 6.51968L3.59569 6.75253L3.79387 6.98537L3.99207 7.18911L4.19025 7.39285L4.38844 7.59659L4.58662 7.77122L4.78481 7.94586L4.983 8.12049L5.18119 8.26602L5.37937 8.41155L5.57756 8.55707L5.80406 8.7026L6.00225 8.81904L6.20044 8.93546L6.37031 9.02277L6.59682 9.11009L6.795 9.19741L6.99319 9.28473L7.19137 9.34294L7.38956 9.37204L7.61606 9.43025L7.78594 9.45936L8.01243 9.48846L8.18231 9.51757L8.40881 9.54668L8.57869 9.54668L8.77688 9.54668L8.94675 9.48846L9.14494 9.45936L9.34312 9.45936L9.54131 9.43025L9.71118 9.37204L9.88106 9.31383L10.0793 9.28473L10.2492 9.19741L10.419 9.11009L10.5889 9.08099L10.7587 8.99367L10.9286 8.87725L11.0985 8.78993L11.24 8.7026L11.4099 8.61529L11.5798 8.49886L11.8629 8.26602L12.146 8.03317L12.4575 7.80033L12.7123 7.53838L12.9954 7.27643L13.2786 6.98537L13.5051 6.69431L13.7316 6.40326L13.9864 6.14131L14.2129 5.82115L14.4394 5.53009L14.6376 5.20992L14.8358 4.91886L15.0339 4.5987L15.2321 4.30764L15.3736 3.98748L15.5435 3.72553L15.7134 3.43447L15.9965 2.88147L16.2514 2.35757L16.4779 1.89188L16.6477 1.48439L16.9026 0.902277L17.0158 0.669431L15.4869 0.0873172L15.4303 0.261952L15.1755 0.81496L15.0057 1.19333L14.8075 1.60081L14.581 2.09562L14.2978 2.61952L14.1563 2.88147L13.9864 3.14342L13.8165 3.43447L13.675 3.69642L13.5051 3.98748L13.3069 4.27854L13.1087 4.54049L12.9105 4.83154L12.7123 5.06439L12.4858 5.35546L12.2876 5.61741L12.0611 5.87936L11.8346 6.1122L11.6081 6.31594L11.3816 6.54879L11.1268 6.75253L10.9003 6.92716L10.6455 7.10179L10.5323 7.18911L10.419 7.27643L10.3058 7.33464L10.1642 7.42196L10.051 7.45106L9.93769 7.53838L9.79612 7.56748L9.68287 7.62569L9.56963 7.68391L9.42806 7.71301L9.31481 7.77122L9.20157 7.77122L9.06 7.80033L8.94675 7.82943L8.83349 7.85854L8.69194 7.85854L8.57869 7.85854L8.43712 7.85854L8.29556 7.85854L8.18231 7.82943L8.04075 7.80033L7.89919 7.80033L7.78594 7.77122L7.64437 7.71301L7.4745 7.68391L7.36125 7.62569L7.21968 7.56748L7.04982 7.50927L6.90825 7.45106L6.76668 7.33464L6.62513 7.24732L6.45525 7.16L6.31368 7.04358L6.14381 6.92716L6.00225 6.81074L5.83237 6.69431L5.6625 6.54879L5.49262 6.37415L5.32275 6.19952L5.15287 6.02489L4.983 5.85025L4.81313 5.64651L4.61493 5.44277L4.44507 5.20992L4.27519 4.97707L4.10531 4.71512L3.90713 4.48228L3.73725 4.22033L3.56738 3.92927L3.36919 3.63821L3.171 3.34716L3.00112 2.99789L2.80293 2.67773L2.60475 2.35757L2.43487 1.97919L2.23669 1.60081L2.06681 1.22244L1.84032 0.81496L1.64212 0.40748L1.47225 0Z" calligra:nodeTypes="ccccccccccccccccccccccccccccccccccccccccccccccccccccccccccccccccccccccccccccccccccccccccccccccccccccccccccccccccccccccccccccccccccccccccccccccccccccccccccccccccccccccccccc"/>
          <draw:path draw:style-name="gr9" xml:id="shape-159" draw:id="shape-159" draw:layer="" svg:width="16.95918150583pt" svg:height="9.54667597160pt" svg:x="443.67632254645pt" svg:y="406.07270493956pt" svg:viewBox="0 0 17 10" svg:d="M1.49806 9.54668L1.55459 9.34294L1.78071 8.78993L1.97857 8.41155L2.14815 7.97496L2.40255 7.48017L2.65693 6.98537L2.82653 6.72342L2.96785 6.43236L3.13744 6.17041L3.30703 5.87936L3.47662 5.5883L3.64621 5.32635L3.84407 5.00618L4.04192 4.77333L4.23979 4.48228L4.4659 4.22033L4.69203 3.92927L4.88988 3.69642L5.11601 3.46358L5.31386 3.23073L5.56825 2.99789L5.79437 2.79415L6.04876 2.61952L6.30315 2.41578L6.41621 2.32846L6.52927 2.27025L6.6706 2.18293L6.78365 2.12472L6.92498 2.06651L7.03805 2.0083L7.1511 1.95009L7.26416 1.89188L7.40549 1.83366L7.51855 1.80456L7.65988 1.77545L7.77294 1.74635L7.886 1.71723L8.02733 1.68813L8.14039 1.68813L8.28171 1.65902L8.42304 1.65902L8.5361 1.65902L8.67742 1.65902L8.79049 1.68813L8.93182 1.68813L9.07314 1.71723L9.1862 1.74635L9.32753 1.77545L9.46885 1.83366L9.61018 1.86277L9.75151 1.92098L9.89283 2.0083L10.0341 2.06651L10.1754 2.15383L10.345 2.24114L10.4864 2.32846L10.6277 2.44488L10.7973 2.5322L10.9669 2.70683L11.1365 2.79415L11.2778 2.93968L11.4474 3.11431L11.617 3.25984L11.7866 3.46358L11.9562 3.63821L12.1258 3.84195L12.3237 4.0748L12.4933 4.27854L12.6629 4.48228L12.8325 4.74423L13.0303 5.00618L13.1999 5.23903L13.3978 5.5592L13.5673 5.85025L13.7651 6.14131L13.9347 6.46147L14.1326 6.78163L14.3304 7.1309L14.5283 7.48017L14.6979 7.85854L14.8958 8.23691L15.0936 8.64439L15.2632 9.05188L15.4611 9.45936L16.9592 8.76082L16.7331 8.32423L16.5352 7.88765L16.3373 7.48017L16.1395 7.10179L15.9133 6.69431L15.7437 6.31594L15.5459 5.93757L15.348 5.61741L15.1219 5.23903L14.9523 4.91886L14.7262 4.6278L14.5283 4.30764L14.3304 4.01659L14.1326 3.78374L13.9347 3.46358L13.7369 3.23073L13.539 2.96878L13.3695 2.73594L13.1434 2.5322L12.9455 2.29935L12.7477 2.06651L12.5498 1.89188L12.3519 1.68813L12.1541 1.5426L11.9562 1.39707L11.7583 1.22244L11.5322 1.07691L11.3626 0.931383L11.1648 0.785854L10.9669 0.698537L10.7408 0.553009L10.5712 0.465691L10.345 0.378374L10.1754 0.291057L9.94936 0.232846L9.77977 0.145528L9.55365 0.116423L9.3558 0.0582115L9.15793 0.0582115L8.96008 0L8.76222 0L8.56437 0L8.36651 0L8.19692 0L7.99906 0L7.80121 0.0582115L7.63161 0.0582115L7.43376 0.116423L7.2359 0.145528L7.06631 0.232846L6.89672 0.261952L6.69886 0.320163L6.52927 0.40748L6.35967 0.465691L6.19009 0.553009L6.04876 0.669431L5.87917 0.756748L5.70958 0.844065L5.53999 0.931383L5.37039 1.0478L5.08774 1.25154L4.80508 1.48439L4.49417 1.77545L4.23979 2.0083L3.95714 2.29935L3.70274 2.56131L3.44836 2.85236L3.19397 3.17252L2.96785 3.46358L2.74173 3.78374L2.54387 4.0748L2.31775 4.36585L2.14815 4.68602L1.9503 5.00618L1.75244 5.26814L1.58285 5.5883L1.41326 5.87936L1.27194 6.17041L0.961018 6.72342L0.706631 7.24732L0.480508 7.71301L0.310918 8.12049L0.0565304 8.7026L0 8.93546Z" calligra:nodeTypes="ccccccccccccccccccccccccccccccccccccccccccccccccccccccccccccccccccccccccccccccccccccccccccccccccccccccccccccccccccccccccccccccccccccccccccccccccccccccccccccccccccccccccccc"/>
          <draw:path draw:style-name="gr9" xml:id="shape-160" draw:id="shape-160" draw:layer="" svg:width="17.01580715279pt" svg:height="9.54667597160pt" svg:x="428.17078387385pt" svg:y="414.66169619696pt" svg:viewBox="0 0 17 10" svg:d="M0 0.727643L0.198187 1.13512L0.396375 1.5717L0.594562 1.97919L0.79275 2.38667L1.01925 2.76504L1.21744 3.14342L1.41563 3.52179L1.61381 3.87106L1.812 4.22033L2.01018 4.54049L2.20838 4.83154L2.40656 5.15171L2.60475 5.44277L2.80293 5.70472L3.00112 5.99578L3.19932 6.25773L3.3975 6.51968L3.59569 6.75253L3.79387 6.98537L3.99207 7.18911L4.19025 7.39285L4.38844 7.62569L4.58662 7.80033L4.78481 7.94586L4.983 8.12049L5.18119 8.29512L5.37937 8.41155L5.60588 8.55707L5.80406 8.7026L6.00225 8.81904L6.20044 8.93546L6.39862 9.02277L6.59682 9.11009L6.795 9.19741L6.99319 9.25562L7.19137 9.31383L7.38956 9.40115L7.61606 9.43025L7.78594 9.48846L8.01243 9.48846L8.21063 9.51757L8.40881 9.54668L8.57869 9.54668L8.77688 9.51757L8.97506 9.51757L9.17325 9.48846L9.34312 9.45936L9.54131 9.43025L9.7395 9.40115L9.90937 9.31383L10.0793 9.25562L10.2492 9.19741L10.419 9.1392L10.6172 9.05188L10.7587 8.96456L10.9286 8.90635L11.0985 8.78993L11.2683 8.7026L11.4099 8.61529L11.5798 8.49886L11.8629 8.29512L12.1744 8.06228L12.4575 7.80033L12.7123 7.53838L12.9954 7.27643L13.2786 7.01448L13.5051 6.72342L13.7316 6.40326L13.9864 6.14131L14.2129 5.85025L14.4394 5.53009L14.6376 5.20992L14.8358 4.91886L15.0339 4.5987L15.2038 4.30764L15.3736 4.01659L15.5435 3.69642L15.7134 3.43447L15.9965 2.85236L16.2514 2.35757L16.4495 1.89188L16.6477 1.51349L16.9026 0.931383L17.0158 0.698537L15.4869 0.0873172L15.402 0.261952L15.1755 0.81496L15.0057 1.19333L14.8075 1.62992L14.5527 2.12472L14.2978 2.61952L14.1563 2.88147L13.9864 3.14342L13.8165 3.43447L13.675 3.69642L13.5051 3.98748L13.3069 4.27854L13.1087 4.54049L12.9105 4.83154L12.7123 5.09349L12.4858 5.38456L12.2876 5.61741L12.0611 5.85025L11.8346 6.1122L11.6081 6.31594L11.4099 6.54879L11.1551 6.75253L10.9286 6.95627L10.6739 7.1309L10.5606 7.21822L10.4474 7.27643L10.3058 7.33464L10.1925 7.42196L10.0793 7.48017L9.966 7.53838L9.82444 7.59659L9.68287 7.62569L9.56963 7.68391L9.45637 7.71301L9.31481 7.77122L9.20157 7.80033L9.08831 7.80033L8.94675 7.82943L8.80518 7.85854L8.69194 7.85854L8.57869 7.85854L8.43712 7.85854L8.32388 7.85854L8.18231 7.85854L8.04075 7.82943L7.89919 7.80033L7.78594 7.77122L7.64437 7.71301L7.50282 7.71301L7.36125 7.62569L7.21968 7.56748L7.04982 7.50927L6.93656 7.42196L6.76668 7.36374L6.62513 7.27643L6.45525 7.16L6.31368 7.07269L6.14381 6.95627L6.00225 6.81074L5.83237 6.69431L5.6625 6.54879L5.49262 6.37415L5.32275 6.19952L5.15287 6.02489L4.983 5.85025L4.81313 5.64651L4.64325 5.44277L4.47338 5.20992L4.27519 4.97707L4.10531 4.74423L3.90713 4.48228L3.73725 4.22033L3.56738 3.92927L3.36919 3.63821L3.171 3.34716L3.00112 2.99789L2.80293 2.67773L2.60475 2.35757L2.43487 1.97919L2.23669 1.62992L2.06681 1.22244L1.86863 0.81496L1.64212 0.40748L1.47225 0Z" calligra:nodeTypes="ccccccccccccccccccccccccccccccccccccccccccccccccccccccccccccccccccccccccccccccccccccccccccccccccccccccccccccccccccccccccccccccccccccccccccccccccccccccccccccccccccccccccccc"/>
          <draw:path draw:style-name="gr9" xml:id="shape-161" draw:id="shape-161" draw:layer="" svg:width="16.95918150583pt" svg:height="9.54667597160pt" svg:x="412.66524520125pt" svg:y="406.10105144536pt" svg:viewBox="0 0 17 10" svg:d="M1.49806 9.40115L1.55459 9.22651L1.80897 8.7026L1.97857 8.29512L2.14815 7.85854L2.40255 7.39285L2.6852 6.89805L2.82653 6.6361L2.96785 6.37415L3.13744 6.0831L3.30703 5.82115L3.47662 5.53009L3.64621 5.23903L3.84407 4.97707L4.04192 4.68602L4.23979 4.42407L4.4659 4.16211L4.66376 3.90016L4.88988 3.63821L5.11601 3.40537L5.34213 3.20163L5.56825 2.96878L5.79437 2.73594L6.04876 2.56131L6.27489 2.38667L6.41621 2.29935L6.52927 2.24114L6.64233 2.18293L6.78365 2.09562L6.89672 2.0374L7.03805 1.97919L7.12283 1.95009L7.26416 1.89188L7.37723 1.83366L7.51855 1.80456L7.63161 1.74635L7.77294 1.71723L7.886 1.71723L7.99906 1.65902L8.14039 1.65902L8.25344 1.65902L8.39477 1.65902L8.5361 1.65902L8.64916 1.65902L8.79049 1.65902L8.90355 1.68813L9.04487 1.71723L9.1862 1.74635L9.32753 1.80456L9.46885 1.83366L9.61018 1.89188L9.75151 1.95009L9.89283 2.0083L10.0341 2.06651L10.1754 2.18293L10.345 2.27025L10.4864 2.35757L10.6277 2.47399L10.7973 2.56131L10.9669 2.70683L11.1082 2.82326L11.3061 2.96878L11.4474 3.14342L11.6453 3.31805L11.7866 3.49269L11.9562 3.66732L12.1258 3.90016L12.3237 4.0748L12.4933 4.30764L12.6629 4.54049L12.8325 4.77333L13.002 5.03528L13.1999 5.29724L13.3695 5.5883L13.5673 5.87936L13.7369 6.19952L13.9347 6.51968L14.1326 6.83984L14.3304 7.16L14.5 7.53838L14.6979 7.91675L14.8958 8.29512L15.0936 8.7026L15.2915 9.08099L15.4611 9.54668L16.9592 8.78993L16.7331 8.38244L16.5352 7.94586L16.3373 7.53838L16.1395 7.1309L15.9133 6.75253L15.7155 6.37415L15.5176 5.99578L15.3198 5.61741L15.1219 5.29724L14.924 4.97707L14.7262 4.68602L14.5283 4.36585L14.3304 4.04569L14.1326 3.81285L13.9347 3.52179L13.7369 3.23073L13.539 2.99789L13.3412 2.76504L13.1434 2.5322L12.9455 2.32846L12.7477 2.12472L12.5498 1.95009L12.3519 1.71723L12.1541 1.5717L11.9562 1.39707L11.7583 1.22244L11.5605 1.10601L11.3626 0.960489L11.1648 0.81496L10.9669 0.727643L10.769 0.582115L10.5712 0.494797L10.3733 0.40748L10.1754 0.320163L9.97763 0.261952L9.75151 0.174635L9.55365 0.116423L9.3558 0.0873172L9.15793 0.0291057L8.96008 0.0291057L8.79049 0L8.56437 0L8.39477 0L8.19692 0L7.99906 0.0291057L7.80121 0.0291057L7.63161 0.0582115L7.43376 0.0873172L7.26416 0.116423L7.06631 0.174635L6.89672 0.261952L6.72712 0.320163L6.55753 0.40748L6.38794 0.465691L6.19009 0.523903L6.02049 0.640326L5.87917 0.727643L5.70958 0.81496L5.53999 0.902277L5.37039 1.0187L5.08774 1.22244L4.80508 1.45528L4.49417 1.71723L4.23979 1.97919L3.95714 2.24114L3.70274 2.50309L3.47662 2.79415L3.22224 3.08521L2.99611 3.37626L2.76999 3.66732L2.5156 3.98748L2.34602 4.30764L2.14815 4.5987L1.9503 4.88976L1.75244 5.20992L1.58285 5.50098L1.41326 5.79204L1.27194 6.0831L0.961018 6.6361L0.706631 7.1309L0.480508 7.59659L0.310918 8.00407L0.0565304 8.58618L0 8.78993Z" calligra:nodeTypes="ccccccccccccccccccccccccccccccccccccccccccccccccccccccccccccccccccccccccccccccccccccccccccccccccccccccccccccccccccccccccccccccccccccccccccccccccccccccccccccccccccccccccccc"/>
          <draw:path draw:style-name="gr9" xml:id="shape-162" draw:id="shape-162" draw:layer="" svg:width="1.25992281259pt" svg:height="1.22215647945pt" svg:x="412.60855218965pt" svg:y="414.66169619696pt" svg:viewBox="0 0 1 1" svg:d="M0.0442079 0L0.022104 0.091662L0 0.183324L0 0.274987L0 0.366648L0 0.458311L0.022104 0.549972L0.0442079 0.641635L0.0663119 0.702742L0.088416 0.794404L0.132624 0.855513L0.154727 0.91662L0.198936 0.977729L0.265247 1.00828L0.309456 1.06939L0.353663 1.09994L0.419976 1.1305L0.464183 1.16105L0.530495 1.19161L0.596807 1.22216L0.641015 1.22216L0.707327 1.22216L0.773639 1.19161L0.839951 1.19161L0.88416 1.1305L0.92837 1.09994L0.994675 1.09994L1.03888 1.00828L1.1052 0.977729L1.1273 0.886066L1.17151 0.824959L1.21572 0.733296L1.25992 0.641635Z" calligra:nodeTypes="cccccccccccccccccccccccccccccccccc"/>
          <draw:path draw:style-name="gr9" xml:id="shape-163" draw:id="shape-163" draw:layer="" svg:width="3.30007242566pt" svg:height="2.44432401404pt" svg:x="411.78650352145pt" svg:y="413.44279644756pt" svg:viewBox="0 0 3 2" svg:d="M3.30007 1.1448L3.24115 1.05199L3.21168 0.959164L3.15276 0.835401L3.09382 0.742579L3.06435 0.680697L3.00543 0.587875L2.91703 0.556933L2.88756 0.464111L2.82864 0.40223L2.74024 0.340349L2.68131 0.309408L2.62238 0.247527L2.47506 0.154703L2.32773 0.0928224L2.1804 0.0618816L2.03309 0L1.85629 0L1.70897 0L1.53218 0L1.41431 0.0309408L1.23752 0.0618816L1.09021 0.0928224L0.942878 0.185644L0.795554 0.278467L0.677693 0.371289L0.530369 0.464111L0.441974 0.556933L0.324115 0.711638L0.235719 0.835401L0.147325 0.990105L0.11786 1.05199L0.0883948 1.1448L0.0589299 1.20669L0.0294649 1.29951L0 1.39234L0 1.48516L0 1.54703L0 1.63986L0 1.73268L0 1.8255L0 1.91833L0 2.01115L0.0294649 2.13491L0.0589299 2.22773L0.0883948 2.32056L0.11786 2.44432Z" calligra:nodeTypes="cccccccccccccccccccccccccccccccccccccccccccccccc"/>
          <draw:path draw:style-name="gr9" xml:id="shape-164" draw:id="shape-164" draw:layer="" svg:width="18.03319047791pt" svg:height="10.82262334739pt" svg:x="411.89988954465pt" svg:y="414.34988463316pt" svg:viewBox="0 0 18 11" svg:d="M15.1379 0L14.9725 0.411729L14.7795 0.823458L14.6141 1.17637L14.4211 1.55869L14.228 1.94101L14.035 2.29392L13.842 2.61742L13.6766 2.94092L13.5387 3.26442L13.3456 3.55852L13.1802 3.8232L12.9872 4.11729L12.8218 4.35256L12.6839 4.61725L12.5184 4.85252L12.3254 5.05838L12.16 5.29366L12.0221 5.47011L11.8567 5.67598L11.6912 5.85244L11.5533 5.99948L11.4155 6.14652L11.2501 6.29357L11.1122 6.44062L10.9743 6.52884L10.8364 6.67589L10.6985 6.76412L10.5883 6.85235L10.4228 6.94058L10.3126 6.9994L10.2023 7.08762L10.0644 7.17584L9.95404 7.20525L9.84376 7.23466L9.7335 7.29348L9.6232 7.32289L9.54047 7.3523L9.43018 7.38171L9.34746 7.41112L9.23717 7.41112L9.15445 7.41112L9.07173 7.41112L8.96143 7.41112L8.87871 7.41112L8.76842 7.41112L8.6857 7.41112L8.5754 7.41112L8.49268 7.38171L8.40996 7.3523L8.29966 7.32289L8.21694 7.29348L8.10665 7.23466L8.02393 7.20525L7.91364 7.17584L7.83092 7.14644L7.72062 7.08762L7.61032 6.9994L7.5276 6.94058L7.41731 6.88176L7.33459 6.82294L7.114 6.67589L6.92098 6.49943L6.7004 6.29357L6.50738 6.0877L6.31436 5.91125L6.09378 5.67598L5.90076 5.4407L5.70774 5.20543L5.51473 4.97015L5.32171 4.70548L5.1287 4.44079L4.96326 4.17611L4.79781 3.88201L4.63237 3.61734L4.46693 3.38206L4.30148 3.11737L4.16362 2.82328L4.05332 2.58801L3.77759 2.08805L3.557 1.61751L3.36399 1.17637L3.19855 0.823458L2.97795 0.294092L2.92281 0.147046L0 1.35283L0.0827209 1.61751L0.330884 2.20569L0.523899 2.61742L0.744488 3.11737L0.992647 3.64675L1.26839 4.20552L1.43382 4.49961L1.59927 4.82311L1.79229 5.1172L1.9853 5.4407L2.15075 5.76421L2.37133 6.0877L2.59192 6.41121L2.81251 6.73471L3.0331 7.02881L3.28127 7.38171L3.557 7.6758L3.77759 7.9699L4.05332 8.26399L4.35664 8.55808L4.63237 8.88158L4.93569 9.11686L5.23899 9.38153L5.56988 9.61681L5.76289 9.73445L5.92833 9.85208L6.09378 9.96972L6.28679 10.0579L6.4798 10.1462L6.64524 10.2638L6.83826 10.3226L7.03128 10.4403L7.22429 10.4991L7.41731 10.5579L7.6379 10.5873L7.85849 10.6755L8.0515 10.705L8.27209 10.7344L8.49268 10.7637L8.71327 10.7637L8.93385 10.8226L9.12688 10.7932L9.37504 10.7637L9.59563 10.7344L9.81619 10.7344L10.0369 10.6755L10.2574 10.6167L10.5056 10.5579L10.7261 10.4991L10.9192 10.3815L11.1673 10.3226L11.4155 10.205L11.6085 10.0874L11.8291 9.96972L12.0497 9.82268L12.2978 9.67563L12.4908 9.52858L12.7115 9.35213L12.9045 9.17568L13.1526 8.99922L13.3456 8.79335L13.5387 8.58749L13.7593 8.41103L13.9523 8.17576L14.1728 7.94049L14.3935 7.70521L14.5589 7.41112L14.7795 7.17584L14.9725 6.91117L15.1655 6.61707L15.3861 6.29357L15.5791 5.99948L15.7997 5.67598L15.9927 5.35247L16.1858 5.02897L16.4063 4.67607L16.5993 4.29374L16.7923 3.94083L17.013 3.52911L17.206 3.11737L17.399 2.70565L17.6195 2.29392L17.8125 1.85278L18.0332 1.38224Z" calligra:nodeTypes="ccccccccccccccccccccccccccccccccccccccccccccccccccccccccccccccccccccccccccccccccccccccccccccccccccccccccccccccccccccccccccccccccccccccccccccccccccccccccccccccccccccccccccc"/>
          <draw:path draw:style-name="gr9" xml:id="shape-165" draw:id="shape-165" draw:layer="" svg:width="18.03319047791pt" svg:height="10.82262334739pt" svg:x="427.46212122885pt" svg:y="405.30734928296pt" svg:viewBox="0 0 18 11" svg:d="M18.0332 9.46976L17.9229 9.17568L17.7022 8.58749L17.4817 8.14636L17.2611 7.6758L17.013 7.14644L16.7096 6.58766L16.5442 6.26416L16.4063 5.97007L16.2133 5.64657L16.0478 5.35247L15.8548 5.02897L15.6343 4.70548L15.4137 4.38197L15.2206 4.05847L14.9725 3.76438L14.7243 3.41147L14.4762 3.11737L14.228 2.82328L13.9523 2.49979L13.6766 2.20569L13.3732 1.9116L13.0423 1.64692L12.7391 1.41164L12.4357 1.14696L12.2427 1.02932L12.0773 0.911686L11.9118 0.823458L11.7188 0.705821L11.5533 0.617593L11.3603 0.499956L11.1673 0.441138L10.9743 0.352911L10.7813 0.294092L10.5883 0.235274L10.3953 0.147046L10.1747 0.117637L9.95404 0.0588185L9.7335 0.0294092L9.54047 0L9.31989 0L9.07173 0L8.87871 0L8.65812 0L8.40996 0L8.18937 0.0588185L7.96878 0.0882276L7.74819 0.147046L7.50003 0.235274L7.27944 0.264683L7.05885 0.38232L6.83826 0.470548L6.61767 0.558775L6.39708 0.705821L6.1765 0.794049L5.9559 0.941094L5.73532 1.08814L5.51473 1.2646L5.29414 1.41164L5.10113 1.5881L4.88053 1.76455L4.65994 1.97041L4.46693 2.17628L4.24634 2.38215L4.02575 2.58801L3.83274 2.82328L3.63972 3.08797L3.41913 3.32324L3.19855 3.58793L3.00552 3.85261L2.81251 4.17611L2.59192 4.4702L2.39891 4.7643L2.20589 5.08779L2.01287 5.41129L1.81986 5.76421L1.59927 6.11711L1.40625 6.47002L1.18567 6.88176L0.992647 7.23466L0.799636 7.64639L0.60662 8.05813L0.386031 8.49926L0.193015 8.9404L0 9.38153L2.86766 10.8226L3.0331 10.3815L3.22612 9.99913L3.41913 9.61681L3.58457 9.20509L3.77759 8.85217L3.94303 8.49926L4.10847 8.14636L4.30148 7.85226L4.49451 7.52876L4.65994 7.23466L4.82538 6.94058L5.01841 6.67589L5.18384 6.41121L5.34928 6.17593L5.51473 5.94066L5.68017 5.70539L5.81804 5.49952L5.98348 5.32307L6.14893 5.1172L6.31436 4.94075L6.45223 4.7643L6.5901 4.61725L6.75554 4.4702L6.89341 4.38197L7.05885 4.23492L7.16914 4.11729L7.30702 3.99965L7.44488 3.94083L7.55518 3.85261L7.69304 3.76438L7.83092 3.70556L7.94121 3.61734L8.0515 3.58793L8.1618 3.52911L8.27209 3.4997L8.38238 3.47029L8.46511 3.41147L8.5754 3.41147L8.6857 3.38206L8.76842 3.38206L8.87871 3.35265L8.96143 3.35265L9.04416 3.35265L9.15445 3.35265L9.23717 3.35265L9.34746 3.38206L9.43018 3.38206L9.54047 3.41147L9.6232 3.44088L9.70592 3.47029L9.81619 3.4997L9.8989 3.52911L10.0092 3.55852L10.092 3.58793L10.2023 3.67615L10.285 3.70556L10.3953 3.76438L10.478 3.85261L10.5883 3.91142L10.671 3.97024L10.8915 4.11729L11.1122 4.29374L11.3328 4.4702L11.5258 4.67607L11.7188 4.88193L11.9118 5.1172L12.1048 5.35247L12.3254 5.58775L12.4908 5.82303L12.6839 6.11711L12.8493 6.35239L13.0423 6.61707L13.2078 6.88176L13.3732 7.17584L13.5387 7.44053L13.7041 7.70521L13.842 7.9699L13.9798 8.20517L14.228 8.70513L14.4762 9.20509L14.6692 9.64622L14.807 9.99913L15.0276 10.4991L15.0828 10.6755Z" calligra:nodeTypes="ccccccccccccccccccccccccccccccccccccccccccccccccccccccccccccccccccccccccccccccccccccccccccccccccccccccccccccccccccccccccccccccccccccccccccccccccccccccccccccccccccccccccccc"/>
          <draw:path draw:style-name="gr9" xml:id="shape-166" draw:id="shape-166" draw:layer="" svg:width="18.97672389863pt" svg:height="10.82262334739pt" svg:x="442.96765990145pt" svg:y="414.26484511576pt" svg:viewBox="0 0 19 11" svg:d="M15.9254 0L15.751 0.38232L15.5476 0.794049L15.3441 1.17637L15.1698 1.5881L14.9664 1.94101L14.792 2.29392L14.5886 2.64683L14.4142 2.94092L14.2398 3.26442L14.0364 3.58793L13.833 3.85261L13.6587 4.11729L13.5133 4.35256L13.3389 4.61725L13.1355 4.85252L12.9612 5.05838L12.7868 5.29366L12.6124 5.47011L12.4671 5.67598L12.2927 5.85244L12.1474 5.99948L12.0022 6.14652L11.8278 6.32298L11.6824 6.44062L11.5371 6.55825L11.3918 6.67589L11.2466 6.79353L11.1303 6.85235L10.985 6.94058L10.8688 7.02881L10.7234 7.08762L10.6072 7.17584L10.491 7.20525L10.3747 7.26407L10.2585 7.29348L10.1422 7.32289L10.026 7.3523L9.90976 7.41112L9.82258 7.41112L9.73539 7.41112L9.61914 7.44053L9.53197 7.44053L9.41572 7.44053L9.32853 7.44053L9.24135 7.44053L9.12511 7.41112L9.03793 7.41112L8.92169 7.38171L8.8345 7.3523L8.74732 7.32289L8.63108 7.29348L8.54389 7.26407L8.45671 7.23466L8.34047 7.17584L8.22423 7.11703L8.13705 7.08762L8.02079 7.02881L7.93362 6.94058L7.81737 6.88176L7.73019 6.85235L7.4977 6.64648L7.26521 6.49943L7.06179 6.32298L6.82931 6.11711L6.62588 5.91125L6.42245 5.67598L6.18997 5.4407L5.98654 5.20543L5.78312 4.97015L5.60875 4.67607L5.43438 4.44079L5.23096 4.1467L5.02753 3.88201L4.88223 3.61734L4.70786 3.35265L4.53349 3.08797L4.38819 2.82328L4.27195 2.5586L3.98133 2.08805L3.71979 1.5881L3.54543 1.14696L3.37106 0.794049L3.13857 0.294092L3.08045 0.117637L0 1.32342L0.0871826 1.5881L0.319669 2.17628L0.523096 2.61742L0.784644 3.08797L1.04619 3.64675L1.3368 4.20552L1.51116 4.52902L1.68553 4.82311L1.8599 5.1172L2.06332 5.4407L2.26675 5.76421L2.49924 6.0877L2.73172 6.3818L2.93514 6.73471L3.19669 7.02881L3.45824 7.3523L3.71979 7.6758L3.98133 7.9699L4.27195 8.29339L4.56256 8.58749L4.88223 8.85217L5.20189 9.11686L5.52157 9.38153L5.84123 9.61681L6.04466 9.76386L6.21902 9.88149L6.42245 9.96972L6.59681 10.0579L6.80024 10.1756L7.00367 10.2638L7.2071 10.352L7.41052 10.4109L7.58489 10.4991L7.81737 10.5579L8.04986 10.6167L8.25329 10.6755L8.48577 10.705L8.6892 10.7637L8.92169 10.7932L9.15418 10.7932L9.38666 10.8226L9.61914 10.8226L9.85163 10.7932L10.0841 10.7637L10.3166 10.7344L10.5781 10.705L10.8107 10.6462L11.0722 10.5873L11.2756 10.4991L11.5081 10.4109L11.7406 10.3226L11.9731 10.2344L12.2056 10.1168L12.438 9.96972L12.6705 9.82268L12.9031 9.70504L13.1355 9.52858L13.368 9.38153L13.6004 9.20509L13.833 9.02863L14.0364 8.82276L14.2398 8.6169L14.4723 8.41103L14.7048 8.20517L14.9082 7.9699L15.1407 7.70521L15.3441 7.46994L15.5476 7.20525L15.7801 6.91117L15.9835 6.61707L16.2159 6.32298L16.4193 6.02889L16.6228 5.67598L16.8262 5.38188L17.0297 5.02897L17.2621 4.67607L17.4656 4.29374L17.669 3.91142L17.9015 3.52911L18.1049 3.14678L18.3084 2.73506L18.5409 2.29392L18.7443 1.85278L18.9767 1.41164Z" calligra:nodeTypes="ccccccccccccccccccccccccccccccccccccccccccccccccccccccccccccccccccccccccccccccccccccccccccccccccccccccccccccccccccccccccccccccccccccccccccccccccccccccccccccccccccccccccccc"/>
          <draw:path draw:style-name="gr9" xml:id="shape-167" draw:id="shape-167" draw:layer="" svg:width="18.91860537275pt" svg:height="10.76366941848pt" svg:x="458.50154507985pt" svg:y="405.25065627136pt" svg:viewBox="0 0 19 11" svg:d="M18.9186 9.56121L18.8316 9.26792L18.5703 8.68134L18.3673 8.27073L18.1351 7.77215L17.845 7.2149L17.5548 6.68698L17.3807 6.36436L17.2066 6.04175L17.0325 5.74846L16.8295 5.42583L16.6263 5.13255L16.4232 4.7806L16.1911 4.45799L15.959 4.13537L15.7268 3.81275L15.4656 3.49013L15.2045 3.16752L14.9434 2.87423L14.6532 2.55161L14.363 2.25832L14.0439 1.99436L13.7246 1.73041L13.4055 1.46644L13.0573 1.23181L12.8832 1.08516L12.7091 0.967853L12.506 0.879866L12.3319 0.76255L12.1288 0.674564L11.9256 0.557248L11.7515 0.469261L11.5485 0.410604L11.3454 0.322618L11.1133 0.234631L10.9101 0.205302L10.707 0.146644L10.4749 0.0879866L10.2427 0.0586577L10.0106 0.0293289L9.77847 0L9.57536 0L9.34323 0L9.11109 0L8.84995 0.0293289L8.61782 0.0586577L8.38569 0.0879866L8.15356 0.146644L7.92143 0.205302L7.66028 0.293289L7.42816 0.351946L7.19602 0.439933L6.9639 0.557248L6.73176 0.674564L6.49964 0.791879L6.2675 0.909194L6.03538 1.05584L5.80325 1.23181L5.60013 1.37846L5.33899 1.55443L5.13588 1.75974L4.90374 1.9357L4.70063 2.14101L4.4685 2.34631L4.23637 2.55161L4.03325 2.78624L3.80113 3.0502L3.59802 3.31416L3.39489 3.54879L3.16277 3.84208L2.95966 4.10604L2.75654 4.42866L2.55343 4.72194L2.3213 5.04456L2.11818 5.36719L1.91507 5.6898L1.68295 6.04175L1.47982 6.45235L1.27671 6.8043L1.04459 7.18557L0.841471 7.59617L0.638357 8.00678L0.406227 8.44671L0.203113 8.85732L0 9.32658L3.01769 10.7344L3.19178 10.3238L3.39489 9.91315L3.56899 9.50255L3.77211 9.1506L3.97523 8.76933L4.14932 8.44671L4.35243 8.09477L4.52653 7.77215L4.70063 7.44953L4.90374 7.18557L5.07784 6.89228L5.25194 6.599L5.45505 6.36436L5.60013 6.12973L5.80325 5.8951L5.97734 5.66047L6.15144 5.45516L6.29652 5.2792L6.47062 5.07389L6.64471 4.89792L6.7898 4.72194L6.93487 4.60463L7.10897 4.45799L7.25406 4.34067L7.39914 4.19403L7.54422 4.10604L7.6893 4.01805L7.80536 3.90074L7.95045 3.81275L8.06651 3.72477L8.21159 3.66611L8.32766 3.63678L8.44372 3.54879L8.55978 3.51946L8.67586 3.49013L8.79192 3.43147L8.90798 3.40215L8.99503 3.40215L9.11109 3.37282L9.19814 3.37282L9.31421 3.37282L9.40126 3.37282L9.51732 3.37282L9.60437 3.37282L9.69142 3.37282L9.77847 3.37282L9.86552 3.40215L9.98158 3.40215L10.0686 3.43147L10.1557 3.4608L10.2718 3.51946L10.3588 3.54879L10.4749 3.57812L10.5619 3.63678L10.678 3.66611L10.794 3.72477L10.881 3.78343L10.9971 3.87141L11.1133 3.90074L11.2003 3.95939L11.4324 4.13537L11.6355 4.31134L11.8386 4.48732L12.0708 4.69261L12.2739 4.92725L12.477 5.13255L12.7091 5.36719L12.9122 5.60181L13.1154 5.86577L13.2894 6.12973L13.4925 6.39369L13.6956 6.68698L13.8697 6.95094L14.0439 7.2149L14.189 7.47886L14.363 7.77215L14.5081 8.00678L14.6532 8.27073L14.9144 8.79866L15.1755 9.26792L15.3786 9.67853L15.5237 10.0305L15.7558 10.5877L15.8139 10.7344L15.8139 10.7637L15.8139 10.7344L15.8139 10.7637Z" calligra:nodeTypes="cccccccccccccccccccccccccccccccccccccccccccccccccccccccccccccccccccccccccccccccccccccccccccccccccccccccccccccccccccccccccccccccccccccccccccccccccccccccccccccccccccccccccccccc"/>
          <draw:path draw:style-name="gr9" xml:id="shape-168" draw:id="shape-168" draw:layer="" svg:width="18.97672389863pt" svg:height="10.82262334739pt" svg:x="473.95039074085pt" svg:y="414.34988463316pt" svg:viewBox="0 0 19 11" svg:d="M15.9254 0L15.751 0.411729L15.5767 0.823458L15.3732 1.17637L15.1698 1.5881L14.9664 1.94101L14.792 2.29392L14.5886 2.64683L14.4142 2.94092L14.2398 3.26442L14.0364 3.55852L13.8621 3.85261L13.6877 4.11729L13.5133 4.35256L13.3099 4.61725L13.1646 4.85252L12.9612 5.08779L12.8159 5.29366L12.6414 5.47011L12.4671 5.67598L12.2927 5.85244L12.1474 5.99948L12.0022 6.17593L11.8569 6.32298L11.6824 6.44062L11.5371 6.55825L11.3918 6.7053L11.2466 6.79353L11.1013 6.85235L10.985 6.94058L10.8688 7.02881L10.7234 7.11703L10.6072 7.17584L10.4619 7.20525L10.3747 7.26407L10.2585 7.32289L10.1422 7.32289L10.026 7.38171L9.93882 7.38171L9.79351 7.41112L9.70633 7.41112L9.61914 7.44053L9.5029 7.44053L9.41572 7.44053L9.29948 7.44053L9.24135 7.44053L9.12511 7.41112L9.03793 7.41112L8.92169 7.38171L8.8345 7.3523L8.71826 7.32289L8.63108 7.32289L8.54389 7.26407L8.42765 7.20525L8.34047 7.17584L8.22423 7.11703L8.13705 7.08762L8.02079 7.02881L7.93362 6.94058L7.81737 6.88176L7.73019 6.85235L7.4977 6.7053L7.26521 6.49943L7.06179 6.32298L6.85836 6.11711L6.62588 5.91125L6.42245 5.67598L6.18997 5.4407L5.98654 5.20543L5.78312 4.97015L5.60875 4.67607L5.40533 4.44079L5.23096 4.17611L5.05659 3.88201L4.88223 3.64675L4.70786 3.35265L4.53349 3.08797L4.38819 2.82328L4.27195 2.58801L3.98133 2.08805L3.74885 1.61751L3.54543 1.17637L3.37106 0.823458L3.16764 0.294092L3.08045 0.147046L0 1.32342L0.0871826 1.61751L0.34873 2.17628L0.552157 2.64683L0.755582 3.11737L1.04619 3.64675L1.3368 4.20552L1.51116 4.52902L1.68553 4.82311L1.8599 5.14661L2.06332 5.4407L2.26675 5.76421L2.49924 6.0877L2.70266 6.41121L2.93514 6.73471L3.19669 7.02881L3.45824 7.3523L3.69073 7.6758L3.98133 7.99931L4.27195 8.29339L4.56256 8.58749L4.88223 8.85217L5.20189 9.11686L5.52157 9.38153L5.8703 9.61681L6.04466 9.73445L6.21902 9.85208L6.42245 9.96972L6.59681 10.0579L6.80024 10.1462L7.00367 10.2932L7.17803 10.352L7.41052 10.4109L7.58489 10.5285L7.81737 10.5579L8.02079 10.6167L8.25329 10.705L8.48577 10.7344L8.6892 10.7637L8.92169 10.7932L9.15418 10.7932L9.38666 10.8226L9.59008 10.7932L9.85163 10.7932L10.0841 10.7637L10.3166 10.7344L10.5491 10.705L10.8107 10.6462L11.0432 10.5873L11.2756 10.5285L11.5081 10.4109L11.7697 10.3226L12.0022 10.2344L12.2056 10.1168L12.438 9.96972L12.6705 9.85208L12.9031 9.70504L13.1355 9.55799L13.368 9.38153L13.6004 9.20509L13.8039 9.02863L14.0364 8.82276L14.2689 8.6169L14.4723 8.41103L14.7048 8.20517L14.9082 7.9699L15.1407 7.70521L15.3441 7.44053L15.5767 7.20525L15.7801 6.94058L16.0125 6.61707L16.2159 6.32298L16.4193 6.02889L16.6519 5.67598L16.8262 5.38188L17.0587 5.02897L17.2621 4.67607L17.4947 4.32315L17.6981 3.94083L17.9015 3.52911L18.1049 3.14678L18.3375 2.73506L18.5409 2.32333L18.7443 1.85278L18.9767 1.41164Z" calligra:nodeTypes="ccccccccccccccccccccccccccccccccccccccccccccccccccccccccccccccccccccccccccccccccccccccccccccccccccccccccccccccccccccccccccccccccccccccccccccccccccccccccccccccccccccccccccc"/>
          <draw:path draw:style-name="gr9" xml:id="shape-169" draw:id="shape-169" draw:layer="" svg:width="18.91860537275pt" svg:height="10.82262334739pt" svg:x="489.48427591925pt" svg:y="405.30734928296pt" svg:viewBox="0 0 19 11" svg:d="M18.9186 9.44035L18.8316 9.17568L18.5703 8.58749L18.3673 8.14636L18.1351 7.6758L17.874 7.14644L17.5838 6.58766L17.3807 6.26416L17.2066 5.94066L17.0325 5.64657L16.8295 5.32307L16.6263 5.02897L16.4232 4.70548L16.1911 4.38197L15.959 4.05847L15.6977 3.73497L15.4656 3.41147L15.2045 3.11737L14.9144 2.82328L14.6532 2.49979L14.334 2.20569L14.0439 1.9116L13.6956 1.64692L13.3765 1.41164L13.0573 1.14696L12.8832 1.02932L12.6801 0.911686L12.506 0.823458L12.3319 0.705821L12.0998 0.617593L11.9256 0.499956L11.7225 0.411729L11.5194 0.352911L11.3163 0.264683L11.1133 0.235274L10.881 0.147046L10.678 0.0882276L10.4459 0.0588185L10.2137 0.0294092L9.98158 0L9.77847 0L9.51732 0L9.31421 0L9.08208 0L8.84995 0L8.58881 0.0588185L8.35667 0.0882276L8.12455 0.147046L7.89241 0.205864L7.63127 0.264683L7.39914 0.38232L7.16701 0.470548L6.93487 0.558775L6.70275 0.676412L6.47062 0.823458L6.23849 0.941094L6.00636 1.08814L5.80325 1.2646L5.57111 1.41164L5.33899 1.5881L5.10685 1.76455L4.90374 1.97041L4.67161 2.17628L4.4685 2.38215L4.23637 2.58801L4.03325 2.82328L3.80113 3.08797L3.59802 3.32324L3.39489 3.58793L3.16277 3.85261L2.95966 4.17611L2.75654 4.4702L2.52441 4.7643L2.3213 5.08779L2.08917 5.41129L1.88606 5.76421L1.68295 6.11711L1.47982 6.47002L1.27671 6.88176L1.04459 7.23466L0.841471 7.64639L0.638357 8.05813L0.406227 8.49926L0.203113 8.9404L0 9.38153L2.98867 10.8226L3.19178 10.3815L3.39489 9.99913L3.56899 9.61681L3.77211 9.20509L3.97523 8.85217L4.14932 8.49926L4.35243 8.14636L4.52653 7.85226L4.70063 7.52876L4.90374 7.20525L5.07784 6.94058L5.25194 6.67589L5.42604 6.41121L5.60013 6.17593L5.77423 5.94066L5.97734 5.70539L6.12242 5.49952L6.32554 5.32307L6.47062 5.1172L6.64471 4.94075L6.7898 4.7643L6.93487 4.61725L7.07996 4.4702L7.25406 4.35256L7.37012 4.23492L7.54422 4.08788L7.6893 3.99965L7.80536 3.94083L7.95045 3.85261L8.06651 3.76438L8.21159 3.67615L8.32766 3.61734L8.44372 3.58793L8.55978 3.52911L8.67586 3.4997L8.79192 3.44088L8.90798 3.41147L8.99503 3.38206L9.11109 3.38206L9.19814 3.38206L9.31421 3.35265L9.40126 3.35265L9.51732 3.35265L9.60437 3.35265L9.69142 3.35265L9.80748 3.38206L9.89453 3.38206L9.98158 3.41147L10.0686 3.44088L10.1847 3.44088L10.3008 3.4997L10.3878 3.52911L10.4749 3.55852L10.5909 3.58793L10.707 3.67615L10.794 3.70556L10.881 3.76438L10.9971 3.8232L11.1133 3.91142L11.2003 3.94083L11.4324 4.08788L11.6355 4.29374L11.8386 4.4702L12.0708 4.67607L12.3029 4.88193L12.506 5.08779L12.7091 5.32307L12.9122 5.58775L13.1154 5.82303L13.3185 6.0877L13.4925 6.35239L13.6956 6.58766L13.8697 6.88176L14.0439 7.14644L14.218 7.44053L14.363 7.6758L14.5081 7.9699L14.6532 8.20517L14.9144 8.70513L15.1755 9.17568L15.3786 9.61681L15.5527 9.94031L15.7558 10.4991L15.8139 10.6462Z" calligra:nodeTypes="ccccccccccccccccccccccccccccccccccccccccccccccccccccccccccccccccccccccccccccccccccccccccccccccccccccccccccccccccccccccccccccccccccccccccccccccccccccccccccccccccccccccccccc"/>
          <draw:path draw:style-name="gr9" xml:id="shape-170" draw:id="shape-170" draw:layer="" svg:width="3.30007242566pt" svg:height="2.44432401404pt" svg:x="504.96146808605pt" svg:y="414.37823113896pt" svg:viewBox="0 0 3 2" svg:d="M0 1.29951L0.0294649 1.39234L0.0883948 1.48516L0.11786 1.57798L0.176789 1.67081L0.206255 1.73268L0.265185 1.8255L0.324115 1.88739L0.383044 1.94926L0.441974 2.01115L0.530369 2.10397L0.589299 2.13491L0.648229 2.1968L0.707159 2.22773L0.795554 2.25868L0.883948 2.28962L0.942878 2.32056L1.09021 2.38244L1.23752 2.41338L1.41431 2.44432L1.56164 2.44432L1.70897 2.44432L1.88576 2.41338L2.03309 2.35149L2.1804 2.32056L2.32773 2.25868L2.47506 2.16586L2.59292 2.07304L2.74024 1.94926L2.82864 1.85644L2.94649 1.70174L3.03489 1.57798L3.12328 1.42327L3.15276 1.3614L3.18222 1.29951L3.21168 1.20669L3.24115 1.11387L3.27061 1.05199L3.27061 0.959164L3.30007 0.866341L3.30007 0.773519L3.30007 0.680697L3.30007 0.618816L3.30007 0.495052L3.27061 0.40223L3.24115 0.278467L3.21168 0.185644L3.18222 0.0928224L3.15276 0Z" calligra:nodeTypes="cccccccccccccccccccccccccccccccccccccccccccccccccc"/>
          <draw:path draw:style-name="gr8" xml:id="shape-171" draw:id="shape-171" draw:layer="" svg:width="1.21533234165pt" svg:height="1.22215647945pt" svg:x="504.08272640625pt" svg:y="414.26484511576pt" svg:viewBox="0 0 1 1" svg:d="M1.15023 1.22216L1.19363 1.06939L1.21533 0.977729L1.21533 0.886066L1.21533 0.794404L1.21533 0.733296L1.19363 0.641635L1.17193 0.549972L1.15023 0.488864L1.12852 0.397202L1.08512 0.30554L1.04172 0.274987L0.998304 0.213878L0.9549 0.15277L0.911495 0.091662L0.868091 0.061108L0.802985 0.061108L0.737879 0L0.672772 0L0.629367 0L0.56426 0L0.520856 0L0.455749 0L0.390642 0L0.347237 0.030554L0.28213 0.061108L0.238726 0.091662L0.195321 0.15277L0.130214 0.213878L0.0868091 0.30554L0.065107 0.366648L0.0217023 0.458311L0 0.549972Z" calligra:nodeTypes="cccccccccccccccccccccccccccccccccc"/>
          <draw:path draw:style-name="gr8" xml:id="shape-172" draw:id="shape-172" draw:layer="" svg:width="17.01580715279pt" svg:height="9.54667597160pt" svg:x="488.57718773365pt" svg:y="414.66169619696pt" svg:viewBox="0 0 17 10" svg:d="M0 0.698537L0.198187 1.13512L0.396375 1.5717L0.594562 1.97919L0.79275 2.38667L0.990937 2.76504L1.18912 3.14342L1.41563 3.52179L1.61381 3.84195L1.812 4.19122L2.01018 4.51138L2.20838 4.83154L2.40656 5.15171L2.60475 5.44277L2.80293 5.70472L3.00112 5.99578L3.19932 6.22862L3.3975 6.51968L3.59569 6.75253L3.79387 6.98537L3.99207 7.16L4.19025 7.39285L4.38844 7.59659L4.58662 7.77122L4.78481 7.94586L4.983 8.12049L5.18119 8.29512L5.37937 8.41155L5.57756 8.55707L5.80406 8.7026L6.00225 8.78993L6.20044 8.93546L6.39862 9.02277L6.59682 9.11009L6.795 9.19741L6.99319 9.25562L7.19137 9.31383L7.38956 9.37204L7.58775 9.43025L7.78594 9.45936L7.98412 9.48846L8.18231 9.48846L8.38049 9.51757L8.57869 9.54668L8.74857 9.51757L8.94675 9.48846L9.14494 9.45936L9.34312 9.45936L9.54131 9.40115L9.68287 9.37204L9.88106 9.31383L10.0793 9.25562L10.2492 9.19741L10.419 9.1392L10.5889 9.05188L10.7587 8.99367L10.9286 8.90635L11.0985 8.78993L11.24 8.7026L11.4099 8.61529L11.5798 8.49886L11.8629 8.29512L12.1744 8.06228L12.4575 7.80033L12.7123 7.53838L12.9954 7.27643L13.2786 6.98537L13.5051 6.72342L13.7599 6.43236L13.9864 6.14131L14.2129 5.82115L14.4394 5.53009L14.6376 5.20992L14.8358 4.91886L15.0339 4.5987L15.2321 4.30764L15.402 4.01659L15.5718 3.72553L15.7417 3.43447L15.9965 2.88147L16.2514 2.38667L16.4779 1.92098L16.676 1.51349L16.9026 0.960489L17.0158 0.727643L15.4869 0.116423L15.402 0.261952L15.1755 0.81496L15.0339 1.19333L14.8075 1.62992L14.581 2.12472L14.2978 2.61952L14.1563 2.88147L14.0147 3.17252L13.8448 3.43447L13.675 3.69642L13.5051 3.98748L13.3069 4.27854L13.1087 4.54049L12.9388 4.83154L12.7123 5.09349L12.5141 5.35546L12.2876 5.61741L12.0611 5.85025L11.8346 6.1122L11.6081 6.31594L11.3816 6.54879L11.1551 6.75253L10.9286 6.92716L10.6739 7.1309L10.5606 7.21822L10.419 7.24732L10.3058 7.36374L10.1925 7.39285L10.051 7.48017L9.93769 7.53838L9.82444 7.59659L9.68287 7.62569L9.56963 7.68391L9.42806 7.71301L9.31481 7.74212L9.20157 7.77122L9.06 7.80033L8.94675 7.82943L8.80518 7.82943L8.69194 7.85854L8.55037 7.85854L8.43712 7.85854L8.29556 7.82943L8.154 7.82943L8.04075 7.82943L7.89919 7.80033L7.78594 7.77122L7.64437 7.71301L7.50282 7.68391L7.36125 7.62569L7.21968 7.56748L7.04982 7.48017L6.90825 7.42196L6.76668 7.36374L6.59682 7.24732L6.45525 7.16L6.31368 7.07269L6.14381 6.92716L6.00225 6.81074L5.83237 6.66521L5.6625 6.51968L5.49262 6.37415L5.32275 6.19952L5.15287 6.02489L4.983 5.82115L4.81313 5.64651L4.64325 5.44277L4.47338 5.20992L4.27519 4.97707L4.10531 4.74423L3.90713 4.48228L3.73725 4.19122L3.53906 3.92927L3.36919 3.63821L3.171 3.34716L3.00112 2.99789L2.80293 2.67773L2.60475 2.35757L2.43487 1.97919L2.20838 1.60081L2.0385 1.22244L1.84032 0.81496L1.64212 0.40748L1.47225 0Z" calligra:nodeTypes="ccccccccccccccccccccccccccccccccccccccccccccccccccccccccccccccccccccccccccccccccccccccccccccccccccccccccccccccccccccccccccccccccccccccccccccccccccccccccccccccccccccccccccc"/>
          <draw:path draw:style-name="gr8" xml:id="shape-173" draw:id="shape-173" draw:layer="" svg:width="17.07252717695pt" svg:height="9.48837221705pt" svg:x="473.01495604945pt" svg:y="406.10105144536pt" svg:viewBox="0 0 17 9" svg:d="M1.50307 9.37231L1.58815 9.19821L1.81502 8.67592L1.98518 8.2987L2.18371 7.86345L2.41058 7.39919L2.69417 6.8769L2.83597 6.61575L3.00614 6.32558L3.17629 6.06443L3.34645 5.80328L3.48825 5.51313L3.68676 5.22296L3.88529 4.96181L4.08381 4.67164L4.28232 4.43951L4.5092 4.14935L4.70772 3.88821L4.9346 3.65607L5.16147 3.42394L5.38836 3.19181L5.61523 2.95967L5.87047 2.75656L6.09734 2.55344L6.35259 2.40836L6.46603 2.2923L6.57947 2.23427L6.72126 2.17624L6.8347 2.08919L6.94814 2.03115L7.08994 1.97312L7.20338 1.9441L7.34518 1.88607L7.45862 1.82804L7.57205 1.79902L7.71385 1.74099L7.8273 1.71197L7.9691 1.71197L8.08253 1.65394L8.22433 1.65394L8.33777 1.65394L8.45121 1.65394L8.593 1.65394L8.73481 1.65394L8.87661 1.65394L8.99005 1.71197L9.13184 1.71197L9.24528 1.74099L9.38708 1.79902L9.52888 1.82804L9.67068 1.88607L9.81248 1.9441L9.95428 2.00214L10.0961 2.06017L10.2662 2.17624L10.408 2.26329L10.5782 2.35034L10.72 2.46639L10.8902 2.55344L11.0603 2.69852L11.2021 2.81459L11.3723 2.95967L11.5425 3.13377L11.7126 3.27886L11.8828 3.48197L12.0529 3.65607L12.223 3.85919L12.3932 4.0623L12.5917 4.26541L12.7619 4.52656L12.932 4.75869L13.1305 5.01984L13.3007 5.28099L13.4709 5.57116L13.6694 5.8323L13.8679 6.15148L14.0381 6.49968L14.2366 6.81886L14.4351 7.13805L14.6053 7.51525L14.8038 7.89247L15.0023 8.26968L15.1725 8.6469L15.371 9.05312L15.5695 9.48837L17.0725 8.76297L16.8457 8.35673L16.6472 7.92149L16.4487 7.51525L16.2502 7.10903L16.0517 6.73181L15.8531 6.32558L15.6546 5.97738L15.4561 5.60018L15.2292 5.28099L15.0307 4.96181L14.8322 4.67164L14.6336 4.35246L14.4351 4.03328L14.2366 3.77214L14.0381 3.51099L13.8395 3.22082L13.641 2.98869L13.4425 2.75656L13.244 2.52443L13.0455 2.2923L12.8469 2.1182L12.6484 1.88607L12.4215 1.71197L12.2514 1.56689L12.0246 1.39279L11.8544 1.21869L11.6275 1.10262L11.429 0.957542L11.2589 0.81246L11.0603 0.696395L10.8335 0.580328L10.6349 0.493279L10.4364 0.40623L10.2379 0.319181L10.0394 0.261148L9.84084 0.174099L9.61396 0.116065L9.41544 0.0870493L9.24528 0.0290164L9.04676 0.0290164L8.84825 0L8.64973 0L8.45121 0L8.25269 0L8.05417 0.0290164L7.88402 0.0290164L7.68549 0.0580328L7.48698 0.0870493L7.31682 0.145082L7.14666 0.203115L6.94814 0.261148L6.77798 0.319181L6.60782 0.40623L6.43767 0.464263L6.26751 0.522296L6.09734 0.638361L5.92719 0.72541L5.78539 0.81246L5.61523 0.899509L5.44508 1.01558L5.16147 1.21869L4.84952 1.45082L4.56593 1.71197L4.28232 1.97312L4.02709 2.20525L3.74349 2.49541L3.48825 2.78557L3.26137 3.10476L3.00614 3.36591L2.77925 3.68509L2.58074 3.97526L2.35386 4.26541L2.15535 4.58459L1.98518 4.87476L1.78666 5.19394L1.61651 5.51313L1.44635 5.77427L1.27619 6.06443L0.992592 6.61575L0.737354 7.13805L0.510476 7.57329L0.340317 7.97952L0.0850793 8.55985L0 8.821Z" calligra:nodeTypes="ccccccccccccccccccccccccccccccccccccccccccccccccccccccccccccccccccccccccccccccccccccccccccccccccccccccccccccccccccccccccccccccccccccccccccccccccccccccccccccccccccccccccccc"/>
          <draw:path draw:style-name="gr8" xml:id="shape-174" draw:id="shape-174" draw:layer="" svg:width="16.95918150583pt" svg:height="9.54667597160pt" svg:x="457.53776388265pt" svg:y="414.60500318536pt" svg:viewBox="0 0 17 10" svg:d="M0 0.698537L0.197857 1.13512L0.395714 1.5717L0.593569 1.97919L0.791426 2.38667L0.989283 2.76504L1.18714 3.14342L1.38499 3.52179L1.58285 3.90016L1.78071 4.22033L1.97857 4.54049L2.17642 4.83154L2.37428 5.1226L2.6004 5.44277L2.79826 5.70472L2.99611 5.99578L3.19397 6.25773L3.36356 6.51968L3.56142 6.75253L3.78754 6.98537L3.9854 7.18911L4.18325 7.39285L4.38112 7.59659L4.57897 7.77122L4.77683 7.94586L4.97468 8.12049L5.17253 8.26602L5.37039 8.41155L5.56825 8.55707L5.76611 8.7026L5.96396 8.78993L6.16182 8.93546L6.35967 9.02277L6.55753 9.11009L6.75539 9.19741L6.95325 9.28473L7.17937 9.31383L7.37723 9.37204L7.57508 9.43025L7.77294 9.45936L7.97079 9.48846L8.16866 9.51757L8.36651 9.54668L8.56437 9.54668L8.73395 9.54668L8.93182 9.48846L9.12967 9.45936L9.32753 9.45936L9.49712 9.40115L9.66671 9.37204L9.86456 9.31383L10.0624 9.25562L10.232 9.19741L10.4016 9.11009L10.5429 9.08099L10.7125 8.99367L10.8821 8.87725L11.0517 8.78993L11.2213 8.7026L11.3909 8.61529L11.5322 8.46976L11.8431 8.26602L12.1258 8.03317L12.4085 7.80033L12.6911 7.53838L12.9455 7.27643L13.2282 6.98537L13.4542 6.69431L13.7086 6.40326L13.9347 6.14131L14.1609 5.82115L14.387 5.53009L14.5848 5.20992L14.7827 4.91886L14.9806 4.5987L15.1784 4.30764L15.348 3.98748L15.5176 3.72553L15.6872 3.43447L15.9699 2.88147L16.2243 2.35757L16.4221 1.89188L16.62 1.48439L16.8744 0.902277L16.9592 0.669431L15.4328 0.0873172L15.3763 0.261952L15.1502 0.81496L14.9523 1.19333L14.7544 1.60081L14.5283 2.09562L14.2456 2.61952L14.1043 2.88147L13.963 3.14342L13.7934 3.43447L13.6238 3.69642L13.4542 3.98748L13.2847 4.27854L13.0868 4.54049L12.889 4.83154L12.6629 5.06439L12.465 5.35546L12.2671 5.61741L12.041 5.85025L11.8149 6.1122L11.5887 6.31594L11.3626 6.54879L11.1082 6.75253L10.8821 6.92716L10.6277 7.10179L10.5146 7.18911L10.4016 7.27643L10.2885 7.33464L10.1472 7.42196L10.0341 7.45106L9.89283 7.53838L9.80803 7.56748L9.66671 7.62569L9.55365 7.68391L9.41232 7.71301L9.29926 7.77122L9.15793 7.77122L9.04487 7.80033L8.93182 7.82943L8.79049 7.85854L8.67742 7.85854L8.5361 7.85854L8.39477 7.85854L8.28171 7.85854L8.14039 7.82943L8.02733 7.80033L7.886 7.80033L7.74468 7.77122L7.60335 7.71301L7.46203 7.68391L7.3207 7.62569L7.20763 7.56748L7.03805 7.50927L6.89672 7.45106L6.75539 7.33464L6.5858 7.24732L6.44447 7.16L6.30315 7.04358L6.13356 6.92716L5.96396 6.81074L5.82264 6.69431L5.65304 6.54879L5.48346 6.37415L5.2856 6.19952L5.14428 6.02489L4.97468 5.85025L4.77683 5.61741L4.60723 5.44277L4.43764 5.20992L4.26805 4.97707L4.09846 4.71512L3.9006 4.48228L3.70274 4.22033L3.53316 3.92927L3.33529 3.63821L3.16571 3.34716L2.99611 2.99789L2.79826 2.67773L2.6004 2.35757L2.40255 1.97919L2.20469 1.60081L2.0351 1.22244L1.83724 0.81496L1.63939 0.40748L1.44152 0Z" calligra:nodeTypes="ccccccccccccccccccccccccccccccccccccccccccccccccccccccccccccccccccccccccccccccccccccccccccccccccccccccccccccccccccccccccccccccccccccccccccccccccccccccccccccccccccccccccccc"/>
          <draw:path draw:style-name="gr8" xml:id="shape-175" draw:id="shape-175" draw:layer="" svg:width="16.95918150583pt" svg:height="9.54667597160pt" svg:x="442.03222521005pt" svg:y="406.07270493956pt" svg:viewBox="0 0 17 10" svg:d="M1.49806 9.54668L1.55459 9.34294L1.80897 8.78993L1.9503 8.41155L2.14815 7.97496L2.40255 7.48017L2.6852 6.98537L2.82653 6.72342L2.96785 6.43236L3.13744 6.17041L3.30703 5.87936L3.47662 5.5883L3.64621 5.32635L3.84407 5.00618L4.04192 4.77333L4.26805 4.48228L4.4659 4.22033L4.69203 3.92927L4.88988 3.69642L5.11601 3.46358L5.34213 3.23073L5.56825 2.99789L5.82264 2.79415L6.04876 2.61952L6.30315 2.41578L6.41621 2.32846L6.52927 2.27025L6.6706 2.18293L6.78365 2.12472L6.92498 2.06651L7.03805 2.0083L7.1511 1.95009L7.29243 1.89188L7.37723 1.83366L7.51855 1.80456L7.63161 1.77545L7.80121 1.74635L7.886 1.71723L8.02733 1.68813L8.16866 1.68813L8.28171 1.65902L8.42304 1.65902L8.5361 1.65902L8.67742 1.65902L8.79049 1.68813L8.93182 1.68813L9.07314 1.71723L9.1862 1.74635L9.32753 1.77545L9.46885 1.83366L9.61018 1.86277L9.75151 1.92098L9.89283 2.0083L10.0341 2.06651L10.2037 2.15383L10.345 2.24114L10.4864 2.32846L10.656 2.44488L10.8256 2.5322L10.9669 2.70683L11.1365 2.79415L11.3061 2.93968L11.4757 3.11431L11.617 3.25984L11.7866 3.46358L11.9562 3.63821L12.1258 3.84195L12.2954 4.04569L12.4933 4.27854L12.6629 4.48228L12.8607 4.74423L13.0303 5.00618L13.1999 5.23903L13.3695 5.5592L13.5673 5.85025L13.7651 6.14131L13.9347 6.46147L14.1326 6.78163L14.3304 7.1309L14.5283 7.48017L14.6979 7.85854L14.8958 8.23691L15.0936 8.64439L15.2632 9.05188L15.4894 9.45936L16.9592 8.76082L16.7331 8.32423L16.5352 7.88765L16.3373 7.48017L16.1395 7.10179L15.9133 6.69431L15.7437 6.31594L15.5176 5.93757L15.3198 5.61741L15.1219 5.23903L14.924 4.91886L14.7262 4.6278L14.5283 4.30764L14.3304 4.01659L14.1609 3.78374L13.9347 3.46358L13.7369 3.23073L13.5107 2.96878L13.3412 2.73594L13.1434 2.5322L12.9455 2.29935L12.7477 2.06651L12.5781 1.89188L12.3519 1.68813L12.1541 1.5426L11.9562 1.39707L11.7583 1.22244L11.5605 1.07691L11.3626 0.931383L11.1648 0.785854L10.9669 0.698537L10.769 0.553009L10.5712 0.465691L10.3733 0.378374L10.1754 0.291057L9.94936 0.232846L9.75151 0.145528L9.55365 0.116423L9.3558 0.0582115L9.15793 0.0582115L8.96008 0L8.76222 0L8.56437 0L8.36651 0L8.19692 0L7.99906 0L7.80121 0.0582115L7.60335 0.0582115L7.43376 0.0873172L7.2359 0.145528L7.06631 0.232846L6.89672 0.261952L6.69886 0.320163L6.52927 0.378374L6.35967 0.465691L6.19009 0.553009L6.02049 0.669431L5.87917 0.756748L5.70958 0.844065L5.56825 0.931383L5.39866 1.0478L5.08774 1.25154L4.77683 1.48439L4.52244 1.77545L4.21152 2.0083L3.95714 2.29935L3.70274 2.56131L3.44836 2.85236L3.22224 3.17252L2.96785 3.46358L2.76999 3.78374L2.54387 4.0748L2.31775 4.36585L2.11989 4.68602L1.9503 5.00618L1.75244 5.26814L1.58285 5.5883L1.41326 5.87936L1.27194 6.17041L0.961018 6.72342L0.706631 7.24732L0.508774 7.71301L0.310918 8.12049L0.0847957 8.7026L0 8.93546Z" calligra:nodeTypes="ccccccccccccccccccccccccccccccccccccccccccccccccccccccccccccccccccccccccccccccccccccccccccccccccccccccccccccccccccccccccccccccccccccccccccccccccccccccccccccccccccccccccccc"/>
          <draw:path draw:style-name="gr8" xml:id="shape-176" draw:id="shape-176" draw:layer="" svg:width="17.01580715279pt" svg:height="9.54667597160pt" svg:x="426.52668653745pt" svg:y="414.66169619696pt" svg:viewBox="0 0 17 10" svg:d="M0 0.698537L0.198187 1.13512L0.396375 1.5717L0.622874 1.97919L0.79275 2.38667L1.01925 2.76504L1.21744 3.14342L1.41563 3.52179L1.61381 3.87106L1.812 4.22033L2.01018 4.54049L2.20838 4.83154L2.40656 5.15171L2.63306 5.44277L2.80293 5.70472L3.02944 5.99578L3.19932 6.25773L3.3975 6.51968L3.59569 6.75253L3.79387 6.98537L3.99207 7.18911L4.21856 7.39285L4.38844 7.62569L4.61493 7.80033L4.78481 7.94586L5.01131 8.12049L5.2095 8.29512L5.40768 8.41155L5.60588 8.55707L5.80406 8.7026L6.00225 8.81904L6.20044 8.93546L6.39862 9.02277L6.59682 9.11009L6.795 9.19741L7.0215 9.25562L7.21968 9.31383L7.41788 9.40115L7.58775 9.43025L7.81425 9.48846L8.01243 9.48846L8.21063 9.51757L8.38049 9.54668L8.607 9.54668L8.77688 9.51757L8.97506 9.48846L9.17325 9.48846L9.34312 9.45936L9.54131 9.43025L9.7395 9.40115L9.90937 9.31383L10.0793 9.25562L10.2775 9.19741L10.4474 9.1392L10.6172 9.05188L10.787 8.96456L10.9286 8.90635L11.0985 8.78993L11.2683 8.7026L11.4382 8.61529L11.6081 8.49886L11.8912 8.29512L12.1744 8.03317L12.4858 7.80033L12.7689 7.53838L13.0238 7.27643L13.2503 7.01448L13.5051 6.72342L13.7599 6.40326L13.9864 6.14131L14.2129 5.82115L14.4394 5.53009L14.6376 5.20992L14.8358 4.91886L15.0339 4.5987L15.2321 4.30764L15.402 4.01659L15.5718 3.69642L15.7134 3.43447L16.0248 2.85236L16.2797 2.35757L16.4779 1.89188L16.676 1.48439L16.9026 0.931383L17.0158 0.698537L15.4869 0.0873172L15.4303 0.261952L15.1755 0.81496L15.0057 1.19333L14.8075 1.62992L14.581 2.09562L14.2978 2.61952L14.1563 2.88147L14.0147 3.14342L13.8448 3.43447L13.675 3.69642L13.4768 3.98748L13.3069 4.27854L13.137 4.54049L12.9388 4.83154L12.7406 5.09349L12.5141 5.35546L12.3159 5.61741L12.0894 5.85025L11.8629 6.1122L11.6364 6.31594L11.4099 6.54879L11.1834 6.75253L10.9286 6.95627L10.6739 7.1309L10.5606 7.18911L10.4474 7.27643L10.3341 7.33464L10.1925 7.42196L10.0793 7.48017L9.966 7.53838L9.82444 7.59659L9.71118 7.62569L9.56963 7.68391L9.45637 7.71301L9.34312 7.77122L9.20157 7.80033L9.08831 7.80033L8.97506 7.82943L8.83349 7.85854L8.69194 7.85854L8.57869 7.85854L8.43712 7.85854L8.32388 7.85854L8.18231 7.85854L8.06906 7.82943L7.9275 7.80033L7.78594 7.77122L7.64437 7.71301L7.50282 7.71301L7.36125 7.62569L7.21968 7.56748L7.07813 7.50927L6.93656 7.42196L6.76668 7.36374L6.62513 7.24732L6.45525 7.16L6.31368 7.07269L6.17213 6.95627L6.00225 6.81074L5.83237 6.69431L5.6625 6.54879L5.49262 6.37415L5.35107 6.19952L5.18119 6.02489L5.01131 5.85025L4.81313 5.64651L4.64325 5.44277L4.47338 5.20992L4.27519 4.97707L4.10531 4.74423L3.93544 4.48228L3.73725 4.22033L3.56738 3.92927L3.36919 3.63821L3.171 3.34716L3.00112 2.99789L2.83125 2.67773L2.63306 2.35757L2.43487 1.97919L2.23669 1.60081L2.0385 1.22244L1.84032 0.81496L1.67044 0.40748L1.47225 0Z" calligra:nodeTypes="ccccccccccccccccccccccccccccccccccccccccccccccccccccccccccccccccccccccccccccccccccccccccccccccccccccccccccccccccccccccccccccccccccccccccccccccccccccccccccccccccccccccccccc"/>
          <draw:path draw:style-name="gr8" xml:id="shape-177" draw:id="shape-177" draw:layer="" svg:width="16.95918150583pt" svg:height="9.48837221705pt" svg:x="411.04949437065pt" svg:y="406.10105144536pt" svg:viewBox="0 0 17 9" svg:d="M1.49806 9.37231L1.55459 9.19821L1.78071 8.6469L1.9503 8.26968L2.14815 7.83444L2.37428 7.37017L2.6852 6.8769L2.79826 6.58673L2.96785 6.32558L3.13744 6.03542L3.27876 5.77427L3.47662 5.51313L3.64621 5.19394L3.84407 4.93279L4.04192 4.67164L4.23979 4.4105L4.43764 4.14935L4.66376 3.88821L4.88988 3.62706L5.11601 3.39492L5.34213 3.16279L5.56825 2.95967L5.79437 2.72754L6.04876 2.55344L6.27489 2.37935L6.41621 2.2923L6.501 2.20525L6.64233 2.17624L6.75539 2.08919L6.89672 2.03115L7.00978 1.97312L7.1511 1.9441L7.26416 1.88607L7.37723 1.82804L7.51855 1.79902L7.63161 1.74099L7.77294 1.71197L7.886 1.71197L7.99906 1.65394L8.14039 1.65394L8.25344 1.65394L8.39477 1.65394L8.50784 1.65394L8.64916 1.65394L8.76222 1.65394L8.90355 1.68295L9.04487 1.71197L9.1862 1.74099L9.29926 1.79902L9.44058 1.79902L9.61018 1.88607L9.75151 1.9441L9.86456 2.00214L10.0059 2.06017L10.1754 2.17624L10.345 2.26329L10.4864 2.35034L10.656 2.43738L10.7973 2.55344L10.9669 2.69852L11.1365 2.81459L11.3061 2.95967L11.4474 3.13377L11.617 3.27886L11.7866 3.48197L11.9562 3.65607L12.1541 3.85919L12.3237 4.0623L12.4933 4.26541L12.6629 4.52656L12.8607 4.75869L13.0303 5.01984L13.2282 5.28099L13.3978 5.57116L13.5673 5.8323L13.7651 6.15148L13.963 6.49968L14.1326 6.81886L14.3304 7.13805L14.5 7.51525L14.6979 7.89247L14.8675 8.26968L15.0654 8.6469L15.2632 9.05312L15.4611 9.48837L16.9592 8.76297L16.7331 8.35673L16.5352 7.92149L16.3373 7.51525L16.1395 7.10903L15.9133 6.73181L15.7155 6.32558L15.5176 5.97738L15.3198 5.60018L15.1219 5.28099L14.924 4.96181L14.7262 4.67164L14.5283 4.35246L14.3304 4.03328L14.1609 3.77214L13.9347 3.51099L13.7651 3.22082L13.539 2.98869L13.3412 2.75656L13.1434 2.52443L12.9455 2.32132L12.7477 2.1182L12.5781 1.9441L12.3519 1.71197L12.1541 1.56689L11.9562 1.39279L11.7583 1.21869L11.5605 1.10262L11.3626 0.957542L11.1648 0.81246L10.9669 0.72541L10.769 0.580328L10.5712 0.493279L10.345 0.40623L10.1754 0.319181L9.94936 0.261148L9.75151 0.174099L9.55365 0.116065L9.3558 0.0870493L9.15793 0.0290164L8.96008 0.0290164L8.76222 0L8.56437 0L8.39477 0L8.19692 0L7.99906 0.0290164L7.80121 0.0290164L7.60335 0.0580328L7.43376 0.0870493L7.2359 0.116065L7.06631 0.174099L6.89672 0.261148L6.69886 0.290164L6.52927 0.40623L6.35967 0.464263L6.19009 0.522296L6.02049 0.638361L5.87917 0.72541L5.70958 0.81246L5.56825 0.899509L5.39866 1.01558L5.08774 1.21869L4.77683 1.45082L4.49417 1.71197L4.23979 1.97312L3.95714 2.20525L3.70274 2.49541L3.44836 2.78557L3.22224 3.07574L2.96785 3.36591L2.74173 3.65607L2.54387 3.97526L2.31775 4.26541L2.11989 4.58459L1.92204 4.87476L1.75244 5.19394L1.58285 5.48411L1.41326 5.77427L1.24367 6.06443L0.961018 6.58673L0.706631 7.10903L0.480508 7.57329L0.310918 7.97952L0.0847957 8.53083L0 8.76297Z" calligra:nodeTypes="ccccccccccccccccccccccccccccccccccccccccccccccccccccccccccccccccccccccccccccccccccccccccccccccccccccccccccccccccccccccccccccccccccccccccccccccccccccccccccccccccccccccccccc"/>
          <draw:path draw:style-name="gr8" xml:id="shape-178" draw:id="shape-178" draw:layer="" svg:width="1.21533234165pt" svg:height="1.22215647945pt" svg:x="410.99280135905pt" svg:y="414.66169619696pt" svg:viewBox="0 0 1 1" svg:d="M0.0434046 0L0 0.091662L0 0.183324L0 0.274987L0 0.366648L0 0.458311L0 0.549972L0.0217023 0.641635L0.0434046 0.702742L0.0868091 0.794404L0.108512 0.855513L0.151916 0.91662L0.195321 0.977729L0.238726 1.00828L0.28213 1.06939L0.325535 1.09994L0.390642 1.1305L0.455749 1.16105L0.499153 1.19161L0.542558 1.22216L0.607665 1.22216L0.672772 1.22216L0.737879 1.19161L0.802985 1.19161L0.846389 1.1305L0.889793 1.09994L0.9549 1.09994L0.998304 1.00828L1.04172 0.947174L1.10682 0.886066L1.12852 0.824959L1.17193 0.733296L1.21533 0.641635Z" calligra:nodeTypes="cccccccccccccccccccccccccccccccccc"/>
          <draw:path draw:style-name="gr8" xml:id="shape-179" draw:id="shape-179" draw:layer="" svg:width="3.30007242566pt" svg:height="2.44432401404pt" svg:x="410.17075269085pt" svg:y="413.44279644756pt" svg:viewBox="0 0 3 2" svg:d="M3.30007 1.1448L3.24115 1.05199L3.21168 0.959164L3.15276 0.835401L3.09382 0.742579L3.06435 0.680697L3.00543 0.587875L2.94649 0.556933L2.88756 0.464111L2.82864 0.40223L2.74024 0.340349L2.68131 0.309408L2.62238 0.247527L2.47506 0.154703L2.32773 0.0928224L2.1804 0.0618816L2.03309 0L1.85629 0L1.70897 0L1.56164 0L1.38485 0.0309408L1.23752 0.0618816L1.09021 0.0928224L0.942878 0.185644L0.795554 0.278467L0.677693 0.371289L0.559834 0.464111L0.441974 0.556933L0.353579 0.711638L0.235719 0.835401L0.176789 0.990105L0.11786 1.05199L0.0883948 1.1448L0.0883948 1.20669L0.0589299 1.29951L0.0294649 1.39234L0 1.48516L0 1.54703L0 1.63986L0 1.73268L0 1.8255L0 1.91833L0 2.01115L0.0294649 2.13491L0.0589299 2.22773L0.0883948 2.32056L0.11786 2.44432Z" calligra:nodeTypes="cccccccccccccccccccccccccccccccccccccccccccccccc"/>
          <draw:path draw:style-name="gr8" xml:id="shape-180" draw:id="shape-180" draw:layer="" svg:width="18.97672389863pt" svg:height="10.82262334739pt" svg:x="410.28413871405pt" svg:y="414.34988463316pt" svg:viewBox="0 0 19 11" svg:d="M15.9544 0L15.7801 0.411729L15.5767 0.823458L15.3732 1.17637L15.1988 1.55869L14.9954 1.94101L14.8211 2.29392L14.6177 2.61742L14.4142 2.94092L14.2398 3.26442L14.0655 3.55852L13.8621 3.8232L13.7168 4.11729L13.5133 4.35256L13.3389 4.61725L13.1646 4.85252L12.9902 5.05838L12.8159 5.29366L12.6705 5.47011L12.4961 5.67598L12.3509 5.85244L12.1765 5.99948L12.0022 6.14652L11.8569 6.29357L11.7115 6.44062L11.5662 6.52884L11.4209 6.67589L11.2756 6.76412L11.1013 6.85235L11.0141 6.94058L10.8688 6.9994L10.7525 7.08762L10.6072 7.14644L10.491 7.20525L10.3747 7.23466L10.2585 7.29348L10.1422 7.32289L10.0551 7.3523L9.93882 7.38171L9.85163 7.41112L9.73539 7.41112L9.64821 7.41112L9.53197 7.41112L9.41572 7.41112L9.32853 7.41112L9.24135 7.41112L9.15418 7.41112L9.03793 7.41112L8.95074 7.38171L8.8345 7.3523L8.74732 7.32289L8.63108 7.29348L8.54389 7.23466L8.42765 7.20525L8.34047 7.17584L8.25329 7.14644L8.13705 7.08762L8.02079 6.9994L7.93362 6.94058L7.81737 6.88176L7.73019 6.82294L7.4977 6.67589L7.26521 6.49943L7.06179 6.29357L6.82931 6.0877L6.62588 5.91125L6.42245 5.67598L6.18997 5.4407L6.0156 5.20543L5.78312 4.97015L5.60875 4.70548L5.40533 4.44079L5.23096 4.17611L5.05659 3.88201L4.88223 3.61734L4.70786 3.38206L4.53349 3.11737L4.38819 2.82328L4.24288 2.58801L3.98133 2.08805L3.74885 1.61751L3.54543 1.17637L3.37106 0.823458L3.13857 0.294092L3.08045 0.147046L0 1.35283L0.0871826 1.61751L0.34873 2.20569L0.552157 2.61742L0.784644 3.11737L1.04619 3.64675L1.3368 4.20552L1.51116 4.49961L1.68553 4.82311L1.8599 5.1172L2.06332 5.4407L2.26675 5.76421L2.49924 6.0877L2.70266 6.41121L2.93514 6.73471L3.19669 7.02881L3.42919 7.38171L3.71979 7.6758L3.98133 7.99931L4.27195 8.26399L4.56256 8.55808L4.88223 8.88158L5.20189 9.11686L5.52157 9.38153L5.8703 9.61681L6.04466 9.73445L6.24809 9.85208L6.42245 9.96972L6.59681 10.0579L6.80024 10.1462L7.00367 10.2638L7.2071 10.3226L7.41052 10.4403L7.61395 10.4991L7.84644 10.5579L8.04986 10.5873L8.25329 10.6755L8.48577 10.705L8.71826 10.7344L8.95074 10.7637L9.15418 10.7637L9.38666 10.8226L9.64821 10.7932L9.88069 10.7637L10.1132 10.7344L10.3457 10.7344L10.5781 10.6755L10.8397 10.6167L11.0722 10.5579L11.3047 10.4991L11.5371 10.3815L11.7697 10.3226L12.0022 10.205L12.2346 10.0874L12.4671 9.96972L12.6996 9.82268L12.9321 9.67563L13.1646 9.52858L13.397 9.35213L13.6004 9.17568L13.833 8.99922L14.0655 8.79335L14.2689 8.58749L14.5013 8.41103L14.7048 8.17576L14.9373 7.94049L15.1407 7.70521L15.3732 7.41112L15.5767 7.17584L15.7801 6.91117L16.0125 6.61707L16.2159 6.29357L16.4193 5.99948L16.6519 5.67598L16.8553 5.35247L17.0587 4.99956L17.2912 4.67607L17.4947 4.29374L17.6981 3.91142L17.9015 3.52911L18.1049 3.11737L18.3375 2.70565L18.5409 2.29392L18.7733 1.85278L18.9767 1.38224Z" calligra:nodeTypes="ccccccccccccccccccccccccccccccccccccccccccccccccccccccccccccccccccccccccccccccccccccccccccccccccccccccccccccccccccccccccccccccccccccccccccccccccccccccccccccccccccccccccccc"/>
          <draw:path draw:style-name="gr8" xml:id="shape-181" draw:id="shape-181" draw:layer="" svg:width="18.03319047791pt" svg:height="10.82262334739pt" svg:x="425.84637039825pt" svg:y="405.30734928296pt" svg:viewBox="0 0 18 11" svg:d="M18.0332 9.46976L17.9229 9.17568L17.6747 8.58749L17.4817 8.14636L17.2611 7.6758L17.013 7.14644L16.7096 6.58766L16.5442 6.26416L16.3788 5.97007L16.2133 5.64657L16.0478 5.35247L15.8548 5.02897L15.6343 4.70548L15.4137 4.38197L15.2206 4.05847L14.9725 3.76438L14.7243 3.41147L14.4762 3.11737L14.2004 2.82328L13.9523 2.49979L13.649 2.20569L13.3732 1.9116L13.0699 1.64692L12.7391 1.41164L12.4633 1.14696L12.2703 1.02932L12.0773 0.911686L11.9118 0.823458L11.7463 0.705821L11.5533 0.617593L11.3603 0.499956L11.1673 0.441138L10.9743 0.352911L10.7813 0.294092L10.5883 0.235274L10.3677 0.147046L10.1747 0.117637L9.95404 0.0588185L9.7335 0.0294092L9.54047 0L9.31989 0L9.07173 0L8.87871 0L8.63055 0L8.40996 0L8.18937 0.0294092L7.96878 0.0882276L7.74819 0.147046L7.5276 0.235274L7.27944 0.264683L7.05885 0.352911L6.83826 0.470548L6.61767 0.558775L6.39708 0.705821L6.1765 0.794049L5.9559 0.941094L5.73532 1.08814L5.51473 1.2646L5.32171 1.41164L5.07355 1.5881L4.88053 1.76455L4.65994 1.97041L4.46693 2.17628L4.24634 2.38215L4.05332 2.58801L3.83274 2.82328L3.63972 3.08797L3.41913 3.32324L3.22612 3.58793L3.00552 3.85261L2.81251 4.17611L2.6195 4.4702L2.39891 4.7643L2.20589 5.08779L2.01287 5.41129L1.79229 5.76421L1.59927 6.11711L1.40625 6.47002L1.18567 6.88176L0.992647 7.23466L0.772062 7.61698L0.579046 8.05813L0.386031 8.46985L0.193015 8.9404L0 9.38153L2.84009 10.8226L3.0331 10.3815L3.22612 9.99913L3.41913 9.61681L3.58457 9.20509L3.77759 8.85217L3.94303 8.49926L4.13604 8.14636L4.30148 7.85226L4.49451 7.52876L4.65994 7.23466L4.82538 6.94058L4.99083 6.67589L5.18384 6.41121L5.34928 6.17593L5.51473 5.94066L5.68017 5.70539L5.81804 5.49952L5.98348 5.32307L6.14893 5.1172L6.28679 4.94075L6.45223 4.7643L6.61767 4.61725L6.75554 4.4702L6.89341 4.35256L7.05885 4.23492L7.16914 4.08788L7.30702 3.99965L7.44488 3.94083L7.55518 3.85261L7.69304 3.76438L7.80333 3.67615L7.94121 3.61734L8.0515 3.58793L8.1618 3.52911L8.27209 3.4997L8.38238 3.47029L8.46511 3.41147L8.5754 3.38206L8.6857 3.38206L8.76842 3.38206L8.85114 3.35265L8.96143 3.35265L9.07173 3.35265L9.15445 3.35265L9.23717 3.35265L9.31989 3.38206L9.43018 3.38206L9.5129 3.41147L9.6232 3.44088L9.70592 3.47029L9.81619 3.4997L9.8989 3.52911L9.98161 3.55852L10.092 3.58793L10.1747 3.67615L10.285 3.70556L10.3953 3.76438L10.5056 3.85261L10.5883 3.91142L10.6985 3.97024L10.9192 4.11729L11.1122 4.29374L11.3328 4.4702L11.5258 4.67607L11.7188 4.88193L11.9118 5.1172L12.1048 5.35247L12.3254 5.58775L12.5184 5.82303L12.6839 6.11711L12.8769 6.35239L13.0423 6.61707L13.2353 6.88176L13.4008 7.14644L13.5387 7.44053L13.7041 7.70521L13.842 7.9699L13.9798 8.20517L14.228 8.70513L14.4486 9.20509L14.6416 9.61681L14.807 9.99913L15.0276 10.4991L15.0828 10.6462Z" calligra:nodeTypes="ccccccccccccccccccccccccccccccccccccccccccccccccccccccccccccccccccccccccccccccccccccccccccccccccccccccccccccccccccccccccccccccccccccccccccccccccccccccccccccccccccccccccccc"/>
          <draw:path draw:style-name="gr8" xml:id="shape-182" draw:id="shape-182" draw:layer="" svg:width="18.97672389863pt" svg:height="10.82262334739pt" svg:x="441.32356256505pt" svg:y="414.26484511576pt" svg:viewBox="0 0 19 11" svg:d="M15.9544 0L15.751 0.38232L15.5476 0.794049L15.3732 1.17637L15.1988 1.5881L14.9954 1.94101L14.792 2.29392L14.6177 2.64683L14.4142 2.94092L14.2398 3.26442L14.0655 3.58793L13.8621 3.85261L13.6877 4.11729L13.5133 4.35256L13.3099 4.61725L13.1646 4.85252L12.9902 5.05838L12.8159 5.29366L12.6705 5.47011L12.4961 5.67598L12.3218 5.85244L12.1474 5.99948L12.0022 6.14652L11.8569 6.32298L11.6824 6.41121L11.5371 6.55825L11.3918 6.64648L11.2756 6.79353L11.1303 6.85235L10.985 6.94058L10.8688 7.02881L10.7525 7.08762L10.6072 7.17584L10.491 7.20525L10.3747 7.26407L10.2585 7.29348L10.1422 7.32289L10.026 7.3523L9.93882 7.41112L9.82258 7.41112L9.70633 7.41112L9.64821 7.44053L9.56103 7.44053L9.44479 7.44053L9.32853 7.44053L9.24135 7.44053L9.15418 7.41112L9.03793 7.41112L8.92169 7.38171L8.8345 7.3523L8.74732 7.32289L8.66014 7.29348L8.54389 7.26407L8.45671 7.23466L8.34047 7.17584L8.25329 7.11703L8.13705 7.08762L8.02079 7.02881L7.90455 6.94058L7.81737 6.88176L7.73019 6.82294L7.4977 6.64648L7.29428 6.49943L7.06179 6.32298L6.85836 6.11711L6.62588 5.91125L6.42245 5.67598L6.21902 5.4407L6.0156 5.20543L5.81217 4.97015L5.60875 4.67607L5.40533 4.44079L5.23096 4.1467L5.05659 3.88201L4.88223 3.61734L4.70786 3.35265L4.53349 3.08797L4.38819 2.82328L4.24288 2.5586L3.98133 2.05864L3.71979 1.5881L3.54543 1.14696L3.37106 0.794049L3.13857 0.294092L3.08045 0.117637L0 1.32342L0.0871826 1.5881L0.34873 2.17628L0.552157 2.61742L0.784644 3.08797L1.04619 3.64675L1.3368 4.20552L1.51116 4.52902L1.71459 4.82311L1.8599 5.1172L2.06332 5.4407L2.26675 5.76421L2.49924 6.0877L2.70266 6.3818L2.93514 6.73471L3.19669 7.02881L3.45824 7.3523L3.71979 7.6758L3.98133 7.9699L4.27195 8.29339L4.56256 8.58749L4.88223 8.85217L5.20189 9.11686L5.52157 9.38153L5.84123 9.61681L6.04466 9.76386L6.24809 9.85208L6.42245 9.96972L6.62588 10.0579L6.80024 10.1756L7.00367 10.2638L7.2071 10.352L7.38146 10.4109L7.58489 10.4991L7.84644 10.5579L8.04986 10.6167L8.25329 10.6755L8.48577 10.705L8.71826 10.7637L8.92169 10.7932L9.15418 10.7932L9.38666 10.8226L9.64821 10.8226L9.85163 10.7932L10.1132 10.7637L10.3457 10.7344L10.5781 10.705L10.8107 10.6462L11.0722 10.5579L11.2756 10.4991L11.5371 10.4109L11.7697 10.3226L12.0022 10.2344L12.2637 10.1168L12.4671 9.99913L12.6996 9.82268L12.9321 9.70504L13.1646 9.52858L13.397 9.38153L13.6004 9.20509L13.833 9.02863L14.0655 8.82276L14.2689 8.6169L14.4723 8.41103L14.7048 8.20517L14.9082 7.9699L15.1407 7.70521L15.3441 7.46994L15.5767 7.17584L15.7801 6.91117L16.0125 6.61707L16.2159 6.32298L16.4193 6.02889L16.6519 5.67598L16.8553 5.38188L17.0587 5.02897L17.2621 4.67607L17.4947 4.29374L17.6981 3.91142L17.9015 3.52911L18.1339 3.14678L18.3375 2.73506L18.5409 2.29392L18.7443 1.85278L18.9767 1.41164Z" calligra:nodeTypes="ccccccccccccccccccccccccccccccccccccccccccccccccccccccccccccccccccccccccccccccccccccccccccccccccccccccccccccccccccccccccccccccccccccccccccccccccccccccccccccccccccccccccccc"/>
          <draw:path draw:style-name="gr8" xml:id="shape-183" draw:id="shape-183" draw:layer="" svg:width="18.91860537275pt" svg:height="10.76366941848pt" svg:x="456.88579424925pt" svg:y="405.25065627136pt" svg:viewBox="0 0 19 11" svg:d="M18.9186 9.56121L18.8026 9.26792L18.5413 8.68134L18.3673 8.27073L18.1351 7.77215L17.845 7.2149L17.5548 6.68698L17.3807 6.36436L17.2066 6.04175L17.0325 5.74846L16.8295 5.42583L16.6263 5.10322L16.3942 4.7806L16.1911 4.45799L15.959 4.13537L15.7268 3.81275L15.4656 3.49013L15.2045 3.16752L14.9144 2.87423L14.6242 2.55161L14.363 2.25832L14.0439 1.99436L13.7246 1.73041L13.3765 1.46644L13.0573 1.23181L12.8541 1.08516L12.6801 0.967853L12.506 0.850537L12.3319 0.76255L12.1288 0.674564L11.9256 0.557248L11.7225 0.469261L11.5194 0.410604L11.3163 0.322618L11.1133 0.234631L10.9101 0.205302L10.707 0.146644L10.4749 0.0879866L10.2427 0.0586577L10.0106 0.0293289L9.77847 0L9.54634 0L9.31421 0L9.08208 0L8.84995 0.0293289L8.58881 0.0586577L8.35667 0.0879866L8.12455 0.146644L7.89241 0.205302L7.66028 0.293289L7.42816 0.351946L7.16701 0.439933L6.9639 0.557248L6.73176 0.674564L6.47062 0.791879L6.2675 0.909194L6.03538 1.05584L5.80325 1.23181L5.57111 1.37846L5.33899 1.55443L5.13588 1.75974L4.90374 1.9357L4.67161 2.14101L4.4685 2.34631L4.23637 2.55161L4.03325 2.78624L3.80113 3.02087L3.59802 3.31416L3.36588 3.54879L3.16277 3.84208L2.93064 4.10604L2.72752 4.42866L2.52441 4.72194L2.3213 5.04456L2.08917 5.36719L1.88606 5.6898L1.68295 6.04175L1.47982 6.45235L1.27671 6.8043L1.04459 7.18557L0.841471 7.59617L0.609341 8.00678L0.406227 8.44671L0.203113 8.85732L0 9.32658L2.98867 10.7344L3.19178 10.3238L3.39489 9.91315L3.56899 9.50255L3.77211 9.1506L3.97523 8.76933L4.14932 8.44671L4.32342 8.09477L4.52653 7.77215L4.70063 7.44953L4.90374 7.18557L5.07784 6.89228L5.25194 6.599L5.42604 6.36436L5.60013 6.12973L5.77423 5.8951L5.97734 5.66047L6.12242 5.45516L6.29652 5.2792L6.47062 5.07389L6.6157 4.89792L6.7898 4.72194L6.93487 4.60463L7.07996 4.45799L7.22504 4.34067L7.37012 4.19403L7.5152 4.10604L7.66028 4.01805L7.80536 3.90074L7.95045 3.81275L8.06651 3.72477L8.18257 3.66611L8.32766 3.63678L8.44372 3.54879L8.55978 3.51946L8.67586 3.49013L8.7629 3.43147L8.87897 3.40215L8.99503 3.40215L9.08208 3.37282L9.19814 3.37282L9.28519 3.37282L9.40126 3.37282L9.48831 3.37282L9.57536 3.37282L9.6624 3.37282L9.77847 3.37282L9.86552 3.40215L9.98158 3.40215L10.0686 3.43147L10.1557 3.4608L10.2718 3.49013L10.3588 3.54879L10.4749 3.57812L10.5619 3.63678L10.678 3.66611L10.794 3.72477L10.881 3.78343L10.9971 3.87141L11.0842 3.90074L11.2003 3.95939L11.4324 4.13537L11.6355 4.31134L11.8386 4.48732L12.0708 4.69261L12.2739 4.92725L12.477 5.13255L12.6801 5.36719L12.8832 5.60181L13.0864 5.86577L13.2894 6.12973L13.4635 6.39369L13.6666 6.68698L13.8697 6.95094L14.0149 7.2149L14.189 7.47886L14.363 7.77215L14.4791 8.00678L14.6532 8.27073L14.9144 8.76933L15.1465 9.26792L15.3496 9.67853L15.4946 10.0305L15.7558 10.5877L15.8139 10.7344L15.8139 10.7637L15.8139 10.7344L15.8139 10.7637Z" calligra:nodeTypes="cccccccccccccccccccccccccccccccccccccccccccccccccccccccccccccccccccccccccccccccccccccccccccccccccccccccccccccccccccccccccccccccccccccccccccccccccccccccccccccccccccccccccccccc"/>
          <draw:path draw:style-name="gr8" xml:id="shape-184" draw:id="shape-184" draw:layer="" svg:width="18.97672389863pt" svg:height="10.82262334739pt" svg:x="472.30629340445pt" svg:y="414.34988463316pt" svg:viewBox="0 0 19 11" svg:d="M15.9544 0L15.751 0.411729L15.5476 0.823458L15.3732 1.17637L15.1698 1.5881L14.9664 1.94101L14.792 2.29392L14.6177 2.64683L14.4142 2.94092L14.2398 3.26442L14.0655 3.55852L13.8621 3.85261L13.6877 4.11729L13.5133 4.35256L13.3389 4.61725L13.1646 4.85252L12.9902 5.08779L12.8159 5.29366L12.6414 5.47011L12.4671 5.67598L12.3218 5.85244L12.1474 5.99948L12.0022 6.17593L11.8569 6.32298L11.6824 6.44062L11.5371 6.55825L11.3918 6.7053L11.2466 6.79353L11.1303 6.85235L10.985 6.94058L10.8397 7.02881L10.7234 7.11703L10.5781 7.17584L10.491 7.20525L10.3457 7.26407L10.2585 7.32289L10.1422 7.32289L10.0551 7.38171L9.93882 7.38171L9.85163 7.41112L9.73539 7.41112L9.64821 7.44053L9.53197 7.44053L9.44479 7.44053L9.3576 7.44053L9.24135 7.44053L9.15418 7.41112L9.03793 7.41112L8.95074 7.38171L8.86356 7.3523L8.74732 7.32289L8.66014 7.29348L8.54389 7.26407L8.45671 7.20525L8.34047 7.17584L8.25329 7.11703L8.13705 7.08762L8.02079 7.02881L7.93362 6.94058L7.81737 6.88176L7.73019 6.85235L7.4977 6.67589L7.29428 6.49943L7.06179 6.32298L6.85836 6.11711L6.65494 5.91125L6.42245 5.67598L6.21902 5.4407L6.0156 5.20543L5.81217 4.97015L5.60875 4.67607L5.40533 4.44079L5.23096 4.17611L5.05659 3.88201L4.88223 3.64675L4.70786 3.35265L4.53349 3.08797L4.38819 2.82328L4.27195 2.5586L3.98133 2.08805L3.74885 1.61751L3.54543 1.14696L3.37106 0.823458L3.13857 0.294092L3.08045 0.147046L0 1.32342L0.116243 1.61751L0.34873 2.17628L0.552157 2.64683L0.784644 3.11737L1.04619 3.64675L1.3368 4.20552L1.54022 4.52902L1.68553 4.82311L1.88896 5.14661L2.09238 5.4407L2.26675 5.76421L2.49924 6.0877L2.73172 6.41121L2.96421 6.7053L3.22575 7.02881L3.45824 7.3523L3.71979 7.6758L3.98133 7.99931L4.27195 8.29339L4.59162 8.58749L4.88223 8.85217L5.20189 9.11686L5.52157 9.38153L5.84123 9.61681L6.04466 9.73445L6.24809 9.85208L6.42245 9.96972L6.62588 10.0579L6.80024 10.1462L7.00367 10.2638L7.2071 10.352L7.41052 10.4109L7.61395 10.5285L7.81737 10.5579L8.04986 10.6167L8.25329 10.705L8.48577 10.7344L8.71826 10.7637L8.95074 10.7637L9.18324 10.7932L9.41572 10.8226L9.61914 10.7932L9.85163 10.7932L10.0841 10.7637L10.3166 10.7344L10.5781 10.705L10.8107 10.6462L11.0432 10.5873L11.2756 10.5285L11.5081 10.4109L11.7406 10.3226L11.9731 10.2344L12.2056 10.1168L12.4671 9.96972L12.6996 9.85208L12.9321 9.70504L13.1646 9.52858L13.368 9.38153L13.6004 9.20509L13.833 9.02863L14.0364 8.82276L14.2689 8.6169L14.4723 8.41103L14.7048 8.17576L14.9082 7.9699L15.1407 7.70521L15.3441 7.44053L15.5476 7.20525L15.7801 6.94058L15.9835 6.61707L16.1869 6.32298L16.4193 6.02889L16.6228 5.67598L16.8553 5.38188L17.0587 5.02897L17.2621 4.67607L17.4947 4.32315L17.6981 3.91142L17.9015 3.52911L18.1339 3.14678L18.3375 2.73506L18.5409 2.29392L18.7443 1.85278L18.9767 1.41164Z" calligra:nodeTypes="ccccccccccccccccccccccccccccccccccccccccccccccccccccccccccccccccccccccccccccccccccccccccccccccccccccccccccccccccccccccccccccccccccccccccccccccccccccccccccccccccccccccccccc"/>
          <draw:path draw:style-name="gr8" xml:id="shape-185" draw:id="shape-185" draw:layer="" svg:width="18.91860537275pt" svg:height="10.82262334739pt" svg:x="487.86852508865pt" svg:y="405.30734928296pt" svg:viewBox="0 0 19 11" svg:d="M18.9186 9.44035L18.8026 9.17568L18.5413 8.55808L18.3673 8.14636L18.1351 7.6758L17.845 7.14644L17.5548 6.58766L17.3807 6.26416L17.2066 5.94066L17.0325 5.64657L16.8295 5.32307L16.6263 5.02897L16.3942 4.70548L16.1911 4.38197L15.959 4.05847L15.6977 3.73497L15.4656 3.41147L15.2045 3.08797L14.9144 2.82328L14.6242 2.49979L14.334 2.20569L14.0149 1.9116L13.6956 1.64692L13.3765 1.41164L13.0573 1.14696L12.8541 1.02932L12.6801 0.911686L12.506 0.823458L12.3029 0.705821L12.0998 0.617593L11.9256 0.499956L11.6935 0.411729L11.5194 0.352911L11.2873 0.264683L11.0842 0.235274L10.852 0.147046L10.6489 0.0882276L10.4168 0.0588185L10.2137 0.0294092L9.98158 0L9.74945 0L9.51732 0L9.28519 0L9.05307 0L8.82093 0L8.58881 0.0588185L8.35667 0.0882276L8.09553 0.147046L7.89241 0.205864L7.63127 0.264683L7.39914 0.38232L7.16701 0.470548L6.93487 0.558775L6.70275 0.676412L6.47062 0.823458L6.23849 0.941094L6.00636 1.08814L5.77423 1.2646L5.57111 1.41164L5.33899 1.5881L5.10685 1.76455L4.90374 1.97041L4.67161 2.17628L4.43948 2.38215L4.23637 2.58801L4.00424 2.82328L3.80113 3.08797L3.59802 3.32324L3.36588 3.58793L3.16277 3.85261L2.93064 4.17611L2.72752 4.4702L2.49539 4.7643L2.29228 5.08779L2.08917 5.41129L1.88606 5.76421L1.68295 6.11711L1.45081 6.47002L1.2477 6.88176L1.04459 7.23466L0.841471 7.64639L0.609341 8.05813L0.406227 8.46985L0.203113 8.9404L0 9.38153L2.98867 10.8226L3.19178 10.3815L3.39489 9.99913L3.56899 9.61681L3.77211 9.20509L3.97523 8.85217L4.14932 8.49926L4.32342 8.14636L4.52653 7.85226L4.70063 7.52876L4.87473 7.20525L5.07784 6.94058L5.25194 6.67589L5.42604 6.41121L5.60013 6.17593L5.77423 5.94066L5.94833 5.70539L6.12242 5.49952L6.29652 5.32307L6.47062 5.1172L6.6157 4.94075L6.7898 4.7643L6.93487 4.61725L7.07996 4.4702L7.22504 4.35256L7.37012 4.23492L7.54422 4.08788L7.6893 3.99965L7.80536 3.94083L7.95045 3.85261L8.06651 3.76438L8.21159 3.67615L8.32766 3.61734L8.44372 3.58793L8.55978 3.52911L8.67586 3.4997L8.7629 3.44088L8.87897 3.41147L8.99503 3.38206L9.08208 3.38206L9.19814 3.38206L9.28519 3.35265L9.40126 3.35265L9.48831 3.35265L9.57536 3.35265L9.69142 3.35265L9.77847 3.38206L9.89453 3.38206L9.98158 3.41147L10.0686 3.41147L10.1557 3.44088L10.2718 3.4997L10.3878 3.52911L10.4749 3.55852L10.5619 3.58793L10.678 3.67615L10.794 3.70556L10.881 3.76438L10.9971 3.8232L11.0842 3.91142L11.2003 3.94083L11.4324 4.08788L11.6355 4.29374L11.8386 4.4702L12.0708 4.67607L12.2739 4.88193L12.477 5.08779L12.7091 5.32307L12.8832 5.55834L13.0864 5.82303L13.2894 6.0877L13.4925 6.35239L13.6666 6.58766L13.8697 6.88176L14.0149 7.14644L14.189 7.44053L14.363 7.6758L14.5081 7.9699L14.6532 8.20517L14.9144 8.70513L15.1465 9.17568L15.3496 9.61681L15.5237 9.94031L15.7558 10.4991L15.8139 10.6462Z" calligra:nodeTypes="ccccccccccccccccccccccccccccccccccccccccccccccccccccccccccccccccccccccccccccccccccccccccccccccccccccccccccccccccccccccccccccccccccccccccccccccccccccccccccccccccccccccccccc"/>
          <draw:path draw:style-name="gr8" xml:id="shape-186" draw:id="shape-186" draw:layer="" svg:width="3.30007242566pt" svg:height="2.44432401404pt" svg:x="503.31737074965pt" svg:y="414.37823113896pt" svg:viewBox="0 0 3 2" svg:d="M0 1.29951L0 1.39234L0.0589299 1.48516L0.11786 1.57798L0.147325 1.67081L0.206255 1.73268L0.265185 1.79457L0.324115 1.85644L0.383044 1.94926L0.441974 2.01115L0.500904 2.07304L0.589299 2.13491L0.648229 2.1968L0.736623 2.22773L0.795554 2.25868L0.854484 2.28962L0.942878 2.32056L1.09021 2.38244L1.23752 2.41338L1.41431 2.44432L1.56164 2.44432L1.70897 2.44432L1.88576 2.38244L2.03309 2.35149L2.1804 2.32056L2.32773 2.22773L2.47506 2.16586L2.59292 2.04209L2.71077 1.94926L2.82864 1.85644L2.94649 1.70174L3.03489 1.57798L3.12328 1.42327L3.15276 1.3614L3.18222 1.29951L3.21168 1.20669L3.21168 1.11387L3.24115 1.02105L3.27061 0.959164L3.27061 0.866341L3.30007 0.773519L3.30007 0.680697L3.27061 0.618816L3.27061 0.495052L3.27061 0.40223L3.24115 0.278467L3.21168 0.185644L3.18222 0.0928224L3.15276 0Z" calligra:nodeTypes="cccccccccccccccccccccccccccccccccccccccccccccccccc"/>
          <draw:path draw:style-name="gr9" xml:id="shape-187" draw:id="shape-187" draw:layer="" svg:width="1.21533234165pt" svg:height="1.22215647945pt" svg:x="505.72682374265pt" svg:y="414.26484511576pt" svg:viewBox="0 0 1 1" svg:d="M1.15023 1.22216L1.17193 1.06939L1.19363 0.977729L1.21533 0.886066L1.21533 0.794404L1.19363 0.733296L1.19363 0.641635L1.17193 0.549972L1.12852 0.488864L1.12852 0.397202L1.08512 0.30554L1.04172 0.274987L0.998304 0.213878L0.9549 0.15277L0.911495 0.091662L0.846389 0.061108L0.802985 0.061108L0.737879 0L0.672772 0L0.629367 0L0.56426 0L0.520856 0L0.455749 0L0.390642 0L0.325535 0.030554L0.28213 0.061108L0.238726 0.091662L0.173619 0.15277L0.130214 0.213878L0.0868091 0.30554L0.065107 0.366648L0.0217023 0.458311L0 0.549972Z" calligra:nodeTypes="cccccccccccccccccccccccccccccccccc"/>
          <draw:path draw:style-name="gr9" xml:id="shape-188" draw:id="shape-188" draw:layer="" svg:width="17.01580715279pt" svg:height="9.54667597160pt" svg:x="490.22128507005pt" svg:y="414.66169619696pt" svg:viewBox="0 0 17 10" svg:d="M0 0.727643L0.198187 1.13512L0.368062 1.5717L0.56625 1.97919L0.79275 2.38667L0.990937 2.76504L1.18912 3.14342L1.38731 3.52179L1.5855 3.84195L1.78369 4.19122L1.98187 4.51138L2.18006 4.83154L2.37825 5.15171L2.60475 5.44277L2.77463 5.70472L2.97281 5.99578L3.171 6.25773L3.3975 6.51968L3.56738 6.75253L3.79387 6.98537L3.99207 7.18911L4.19025 7.39285L4.38844 7.59659L4.58662 7.77122L4.78481 7.94586L4.95468 8.12049L5.18119 8.29512L5.37937 8.41155L5.57756 8.55707L5.77575 8.7026L5.97394 8.78993L6.20044 8.93546L6.37031 9.02277L6.5685 9.11009L6.76668 9.19741L6.96488 9.25562L7.16306 9.31383L7.36125 9.37204L7.58775 9.43025L7.78594 9.45936L7.98412 9.48846L8.18231 9.48846L8.38049 9.51757L8.57869 9.54668L8.77688 9.51757L8.94675 9.48846L9.14494 9.45936L9.34312 9.45936L9.513 9.40115L9.71118 9.37204L9.88106 9.31383L10.051 9.25562L10.2208 9.19741L10.419 9.1392L10.5889 9.05188L10.7587 8.99367L10.9286 8.90635L11.0985 8.78993L11.24 8.7026L11.4099 8.61529L11.5798 8.49886L11.8629 8.29512L12.1744 8.06228L12.4575 7.80033L12.7406 7.53838L12.9954 7.27643L13.2503 6.98537L13.5051 6.72342L13.7316 6.43236L13.9864 6.14131L14.2129 5.82115L14.4394 5.53009L14.6376 5.20992L14.8358 4.91886L15.0339 4.5987L15.2321 4.30764L15.402 4.01659L15.5718 3.72553L15.7134 3.43447L16.0248 2.88147L16.2797 2.38667L16.4779 1.92098L16.676 1.51349L16.9309 0.960489L17.0158 0.727643L15.4869 0.116423L15.4303 0.261952L15.1755 0.81496L15.0057 1.19333L14.8358 1.62992L14.581 2.12472L14.2978 2.61952L14.1563 2.88147L13.9864 3.17252L13.8448 3.43447L13.675 3.69642L13.4768 3.98748L13.3069 4.27854L13.1087 4.54049L12.9388 4.83154L12.7123 5.09349L12.5141 5.35546L12.2876 5.61741L12.0894 5.85025L11.8629 6.1122L11.6364 6.31594L11.4099 6.54879L11.1551 6.75253L10.9003 6.92716L10.6455 7.1309L10.5323 7.21822L10.419 7.24732L10.3058 7.36374L10.1925 7.39285L10.051 7.48017L9.93769 7.53838L9.79612 7.59659L9.68287 7.62569L9.56963 7.68391L9.42806 7.71301L9.31481 7.74212L9.17325 7.80033L9.06 7.80033L8.91843 7.82943L8.80518 7.82943L8.66363 7.85854L8.55037 7.85854L8.40881 7.85854L8.29556 7.82943L8.154 7.82943L8.01243 7.82943L7.89919 7.80033L7.75762 7.77122L7.61606 7.71301L7.50282 7.68391L7.33294 7.62569L7.19137 7.56748L7.04982 7.48017L6.90825 7.42196L6.73837 7.36374L6.59682 7.24732L6.45525 7.16L6.28537 7.07269L6.14381 6.92716L5.97394 6.81074L5.80406 6.69431L5.6625 6.51968L5.49262 6.37415L5.32275 6.19952L5.15287 6.05399L4.95468 5.82115L4.81313 5.64651L4.61493 5.44277L4.44507 5.20992L4.27519 4.97707L4.07699 4.74423L3.90713 4.48228L3.73725 4.22033L3.53906 3.92927L3.34087 3.63821L3.171 3.34716L2.97281 2.99789L2.77463 2.67773L2.60475 2.35757L2.40656 1.97919L2.23669 1.62992L2.0385 1.22244L1.84032 0.81496L1.64212 0.40748L1.44394 0Z" calligra:nodeTypes="ccccccccccccccccccccccccccccccccccccccccccccccccccccccccccccccccccccccccccccccccccccccccccccccccccccccccccccccccccccccccccccccccccccccccccccccccccccccccccccccccccccccccccc"/>
          <draw:path draw:style-name="gr9" xml:id="shape-189" draw:id="shape-189" draw:layer="" svg:width="17.01580715279pt" svg:height="9.54667597160pt" svg:x="474.65905338585pt" svg:y="406.10105144536pt" svg:viewBox="0 0 17 10" svg:d="M1.50057 9.43025L1.55718 9.25562L1.812 8.7026L1.98187 8.32423L2.18006 7.88765L2.40656 7.42196L2.68969 6.89805L2.83125 6.6361L3.00112 6.37415L3.14269 6.0831L3.31256 5.82115L3.48244 5.53009L3.68062 5.23903L3.87881 4.97707L4.04869 4.68602L4.27519 4.45317L4.47338 4.16211L4.67156 3.90016L4.92638 3.66732L5.12456 3.43447L5.35107 3.20163L5.60588 2.96878L5.83237 2.76504L6.08719 2.59041L6.342 2.41578L6.42694 2.29935L6.5685 2.24114L6.68174 2.18293L6.82331 2.09562L6.93656 2.0374L7.04982 1.97919L7.19137 1.95009L7.30462 1.89188L7.44619 1.83366L7.55943 1.80456L7.67269 1.74635L7.78594 1.71723L7.9275 1.71723L8.04075 1.65902L8.18231 1.65902L8.29556 1.65902L8.40881 1.65902L8.57869 1.65902L8.69194 1.65902L8.80518 1.65902L8.94675 1.71723L9.08831 1.71723L9.22987 1.74635L9.37143 1.80456L9.513 1.83366L9.65457 1.89188L9.76781 1.95009L9.93769 2.0083L10.0793 2.06651L10.2492 2.18293L10.3907 2.27025L10.5323 2.35757L10.7022 2.47399L10.8436 2.59041L11.0135 2.70683L11.1834 2.82326L11.3533 2.96878L11.4948 3.14342L11.6647 3.31805L11.8346 3.49269L12.0045 3.66732L12.1744 3.90016L12.3725 4.0748L12.5424 4.30764L12.7123 4.54049L12.9105 4.77333L13.0804 5.03528L13.2786 5.29724L13.4484 5.5883L13.6183 5.87936L13.8165 6.19952L14.0147 6.51968L14.2129 6.83984L14.3828 7.16L14.581 7.53838L14.7792 7.91675L14.949 8.29512L15.1471 8.7026L15.3453 9.08099L15.5435 9.54668L17.0158 8.78993L16.7893 8.38244L16.5911 7.94586L16.3929 7.53838L16.1947 7.1309L15.9965 6.75253L15.7983 6.37415L15.6001 5.99578L15.402 5.61741L15.2038 5.29724L15.0057 4.97707L14.7792 4.68602L14.581 4.36585L14.3828 4.04569L14.2129 3.81285L14.0147 3.52179L13.8165 3.23073L13.59 2.99789L13.3918 2.76504L13.1936 2.5322L12.9954 2.32846L12.7972 2.12472L12.5991 1.89188L12.4009 1.71723L12.231 1.5717L12.0045 1.39707L11.8063 1.25154L11.6081 1.10601L11.4099 0.960489L11.2117 0.81496L11.0135 0.727643L10.787 0.582115L10.6172 0.494797L10.3907 0.40748L10.1925 0.320163L9.99431 0.261952L9.79612 0.174635L9.59794 0.116423L9.39975 0.0873172L9.20157 0.0291057L9.00337 0.0291057L8.80518 0L8.607 0L8.40881 0L8.21063 0L8.01243 0.0291057L7.84256 0.0291057L7.64437 0.0582115L7.4745 0.0873172L7.30462 0.145528L7.10643 0.20374L6.93656 0.261952L6.76668 0.320163L6.59682 0.40748L6.39862 0.465691L6.22874 0.523903L6.08719 0.640326L5.91731 0.727643L5.74744 0.81496L5.57756 0.902277L5.436 1.0187L5.12456 1.22244L4.84144 1.45528L4.55831 1.71723L4.24687 1.97919L3.99207 2.24114L3.73725 2.50309L3.48244 2.79415L3.25593 3.11431L3.00112 3.37626L2.77463 3.69642L2.54812 3.98748L2.34994 4.30764L2.15175 4.5987L1.95356 4.88976L1.75538 5.20992L1.5855 5.53009L1.41563 5.82115L1.27406 6.0831L0.962625 6.6361L0.707813 7.16L0.509625 7.62569L0.311438 8.00407L0.056625 8.58618L0 8.84814Z" calligra:nodeTypes="ccccccccccccccccccccccccccccccccccccccccccccccccccccccccccccccccccccccccccccccccccccccccccccccccccccccccccccccccccccccccccccccccccccccccccccccccccccccccccccccccccccccccccc"/>
          <draw:path draw:style-name="gr9" xml:id="shape-190" draw:id="shape-190" draw:layer="" svg:width="17.01580715279pt" svg:height="9.54667597160pt" svg:x="459.15351471325pt" svg:y="414.60500318536pt" svg:viewBox="0 0 17 10" svg:d="M0 0.698537L0.198187 1.13512L0.396375 1.5717L0.594562 1.97919L0.79275 2.38667L0.990937 2.76504L1.18912 3.14342L1.41563 3.52179L1.61381 3.90016L1.812 4.22033L2.01018 4.54049L2.20838 4.83154L2.40656 5.1226L2.60475 5.44277L2.80293 5.70472L3.00112 5.99578L3.19932 6.25773L3.3975 6.51968L3.59569 6.75253L3.79387 6.98537L3.99207 7.18911L4.19025 7.39285L4.38844 7.59659L4.58662 7.77122L4.78481 7.94586L4.983 8.12049L5.18119 8.26602L5.37937 8.41155L5.57756 8.55707L5.80406 8.7026L6.00225 8.81904L6.20044 8.93546L6.37031 9.02277L6.59682 9.11009L6.795 9.19741L6.99319 9.28473L7.19137 9.34294L7.38956 9.37204L7.61606 9.43025L7.78594 9.45936L8.01243 9.48846L8.18231 9.51757L8.40881 9.54668L8.57869 9.54668L8.77688 9.54668L8.94675 9.48846L9.14494 9.45936L9.34312 9.45936L9.54131 9.43025L9.71118 9.37204L9.88106 9.31383L10.0793 9.28473L10.2492 9.19741L10.419 9.11009L10.5889 9.08099L10.7587 8.99367L10.9286 8.87725L11.0985 8.78993L11.24 8.7026L11.4099 8.61529L11.5798 8.49886L11.8629 8.26602L12.146 8.03317L12.4575 7.80033L12.7123 7.53838L12.9954 7.27643L13.2786 6.98537L13.5051 6.69431L13.7316 6.40326L13.9864 6.14131L14.2129 5.82115L14.4394 5.53009L14.6376 5.20992L14.8358 4.91886L15.0339 4.5987L15.2321 4.30764L15.3736 3.98748L15.5435 3.72553L15.7134 3.43447L15.9965 2.88147L16.2514 2.35757L16.4779 1.89188L16.6477 1.48439L16.9026 0.902277L17.0158 0.669431L15.4869 0.0873172L15.4303 0.261952L15.1755 0.81496L15.0057 1.19333L14.8075 1.60081L14.581 2.09562L14.2978 2.61952L14.1563 2.88147L13.9864 3.14342L13.8165 3.43447L13.675 3.69642L13.5051 3.98748L13.3069 4.27854L13.1087 4.54049L12.9105 4.83154L12.7123 5.06439L12.4858 5.35546L12.2876 5.61741L12.0611 5.87936L11.8346 6.1122L11.6081 6.31594L11.3816 6.54879L11.1268 6.75253L10.9003 6.92716L10.6455 7.10179L10.5323 7.18911L10.419 7.27643L10.3058 7.33464L10.1642 7.42196L10.051 7.45106L9.93769 7.53838L9.79612 7.56748L9.68287 7.62569L9.56963 7.68391L9.42806 7.71301L9.31481 7.77122L9.20157 7.77122L9.06 7.80033L8.94675 7.82943L8.83349 7.85854L8.69194 7.85854L8.57869 7.85854L8.43712 7.85854L8.29556 7.85854L8.18231 7.82943L8.04075 7.80033L7.89919 7.80033L7.78594 7.77122L7.64437 7.71301L7.4745 7.68391L7.36125 7.62569L7.21968 7.56748L7.04982 7.50927L6.90825 7.45106L6.76668 7.33464L6.62513 7.24732L6.45525 7.16L6.31368 7.04358L6.14381 6.92716L6.00225 6.81074L5.83237 6.69431L5.6625 6.54879L5.49262 6.37415L5.32275 6.19952L5.15287 6.02489L4.983 5.85025L4.81313 5.64651L4.61493 5.44277L4.44507 5.20992L4.27519 4.97707L4.10531 4.71512L3.90713 4.48228L3.73725 4.22033L3.56738 3.92927L3.36919 3.63821L3.171 3.34716L3.00112 2.99789L2.80293 2.67773L2.60475 2.35757L2.43487 1.97919L2.23669 1.60081L2.06681 1.22244L1.84032 0.81496L1.64212 0.40748L1.47225 0Z" calligra:nodeTypes="ccccccccccccccccccccccccccccccccccccccccccccccccccccccccccccccccccccccccccccccccccccccccccccccccccccccccccccccccccccccccccccccccccccccccccccccccccccccccccccccccccccccccccc"/>
          <draw:path draw:style-name="gr9" xml:id="shape-191" draw:id="shape-191" draw:layer="" svg:width="16.95918150583pt" svg:height="9.54667597160pt" svg:x="443.67632254645pt" svg:y="406.07270493956pt" svg:viewBox="0 0 17 10" svg:d="M1.49806 9.54668L1.55459 9.34294L1.78071 8.78993L1.97857 8.41155L2.14815 7.97496L2.40255 7.48017L2.65693 6.98537L2.82653 6.72342L2.96785 6.43236L3.13744 6.17041L3.30703 5.87936L3.47662 5.5883L3.64621 5.32635L3.84407 5.00618L4.04192 4.77333L4.23979 4.48228L4.4659 4.22033L4.69203 3.92927L4.88988 3.69642L5.11601 3.46358L5.31386 3.23073L5.56825 2.99789L5.79437 2.79415L6.04876 2.61952L6.30315 2.41578L6.41621 2.32846L6.52927 2.27025L6.6706 2.18293L6.78365 2.12472L6.92498 2.06651L7.03805 2.0083L7.1511 1.95009L7.26416 1.89188L7.40549 1.83366L7.51855 1.80456L7.65988 1.77545L7.77294 1.74635L7.886 1.71723L8.02733 1.68813L8.14039 1.68813L8.28171 1.65902L8.42304 1.65902L8.5361 1.65902L8.67742 1.65902L8.79049 1.68813L8.93182 1.68813L9.07314 1.71723L9.1862 1.74635L9.32753 1.77545L9.46885 1.83366L9.61018 1.86277L9.75151 1.92098L9.89283 2.0083L10.0341 2.06651L10.1754 2.15383L10.345 2.24114L10.4864 2.32846L10.6277 2.44488L10.7973 2.5322L10.9669 2.70683L11.1365 2.79415L11.2778 2.93968L11.4474 3.11431L11.617 3.25984L11.7866 3.46358L11.9562 3.63821L12.1258 3.84195L12.3237 4.0748L12.4933 4.27854L12.6629 4.48228L12.8325 4.74423L13.0303 5.00618L13.1999 5.23903L13.3978 5.5592L13.5673 5.85025L13.7651 6.14131L13.9347 6.46147L14.1326 6.78163L14.3304 7.1309L14.5283 7.48017L14.6979 7.85854L14.8958 8.23691L15.0936 8.64439L15.2632 9.05188L15.4611 9.45936L16.9592 8.76082L16.7331 8.32423L16.5352 7.88765L16.3373 7.48017L16.1395 7.10179L15.9133 6.69431L15.7437 6.31594L15.5459 5.93757L15.348 5.61741L15.1219 5.23903L14.9523 4.91886L14.7262 4.6278L14.5283 4.30764L14.3304 4.01659L14.1326 3.78374L13.9347 3.46358L13.7369 3.23073L13.539 2.96878L13.3695 2.73594L13.1434 2.5322L12.9455 2.29935L12.7477 2.06651L12.5498 1.89188L12.3519 1.68813L12.1541 1.5426L11.9562 1.39707L11.7583 1.22244L11.5322 1.07691L11.3626 0.931383L11.1648 0.785854L10.9669 0.698537L10.7408 0.553009L10.5712 0.465691L10.345 0.378374L10.1754 0.291057L9.94936 0.232846L9.77977 0.145528L9.55365 0.116423L9.3558 0.0582115L9.15793 0.0582115L8.96008 0L8.76222 0L8.56437 0L8.36651 0L8.19692 0L7.99906 0L7.80121 0.0582115L7.63161 0.0582115L7.43376 0.116423L7.2359 0.145528L7.06631 0.232846L6.89672 0.261952L6.69886 0.320163L6.52927 0.40748L6.35967 0.465691L6.19009 0.553009L6.04876 0.669431L5.87917 0.756748L5.70958 0.844065L5.53999 0.931383L5.37039 1.0478L5.08774 1.25154L4.80508 1.48439L4.49417 1.77545L4.23979 2.0083L3.95714 2.29935L3.70274 2.56131L3.44836 2.85236L3.19397 3.17252L2.96785 3.46358L2.74173 3.78374L2.54387 4.0748L2.31775 4.36585L2.14815 4.68602L1.9503 5.00618L1.75244 5.26814L1.58285 5.5883L1.41326 5.87936L1.27194 6.17041L0.961018 6.72342L0.706631 7.24732L0.480508 7.71301L0.310918 8.12049L0.0565304 8.7026L0 8.93546Z" calligra:nodeTypes="ccccccccccccccccccccccccccccccccccccccccccccccccccccccccccccccccccccccccccccccccccccccccccccccccccccccccccccccccccccccccccccccccccccccccccccccccccccccccccccccccccccccccccc"/>
          <draw:path draw:style-name="gr9" xml:id="shape-192" draw:id="shape-192" draw:layer="" svg:width="17.01580715279pt" svg:height="9.54667597160pt" svg:x="428.17078387385pt" svg:y="414.66169619696pt" svg:viewBox="0 0 17 10" svg:d="M0 0.727643L0.198187 1.13512L0.396375 1.5717L0.594562 1.97919L0.79275 2.38667L1.01925 2.76504L1.21744 3.14342L1.41563 3.52179L1.61381 3.87106L1.812 4.22033L2.01018 4.54049L2.20838 4.83154L2.40656 5.15171L2.60475 5.44277L2.80293 5.70472L3.00112 5.99578L3.19932 6.25773L3.3975 6.51968L3.59569 6.75253L3.79387 6.98537L3.99207 7.18911L4.19025 7.39285L4.38844 7.62569L4.58662 7.80033L4.78481 7.94586L4.983 8.12049L5.18119 8.29512L5.37937 8.41155L5.60588 8.55707L5.80406 8.7026L6.00225 8.81904L6.20044 8.93546L6.39862 9.02277L6.59682 9.11009L6.795 9.19741L6.99319 9.25562L7.19137 9.31383L7.38956 9.40115L7.61606 9.43025L7.78594 9.48846L8.01243 9.48846L8.21063 9.51757L8.40881 9.54668L8.57869 9.54668L8.77688 9.51757L8.97506 9.51757L9.17325 9.48846L9.34312 9.45936L9.54131 9.43025L9.7395 9.40115L9.90937 9.31383L10.0793 9.25562L10.2492 9.19741L10.419 9.1392L10.6172 9.05188L10.7587 8.96456L10.9286 8.90635L11.0985 8.78993L11.2683 8.7026L11.4099 8.61529L11.5798 8.49886L11.8629 8.29512L12.1744 8.06228L12.4575 7.80033L12.7123 7.53838L12.9954 7.27643L13.2786 7.01448L13.5051 6.72342L13.7316 6.40326L13.9864 6.14131L14.2129 5.85025L14.4394 5.53009L14.6376 5.20992L14.8358 4.91886L15.0339 4.5987L15.2038 4.30764L15.3736 4.01659L15.5435 3.69642L15.7134 3.43447L15.9965 2.85236L16.2514 2.35757L16.4495 1.89188L16.6477 1.51349L16.9026 0.931383L17.0158 0.698537L15.4869 0.0873172L15.402 0.261952L15.1755 0.81496L15.0057 1.19333L14.8075 1.62992L14.5527 2.12472L14.2978 2.61952L14.1563 2.88147L13.9864 3.14342L13.8165 3.43447L13.675 3.69642L13.5051 3.98748L13.3069 4.27854L13.1087 4.54049L12.9105 4.83154L12.7123 5.09349L12.4858 5.38456L12.2876 5.61741L12.0611 5.85025L11.8346 6.1122L11.6081 6.31594L11.4099 6.54879L11.1551 6.75253L10.9286 6.95627L10.6739 7.1309L10.5606 7.21822L10.4474 7.27643L10.3058 7.33464L10.1925 7.42196L10.0793 7.48017L9.966 7.53838L9.82444 7.59659L9.68287 7.62569L9.56963 7.68391L9.45637 7.71301L9.31481 7.77122L9.20157 7.80033L9.08831 7.80033L8.94675 7.82943L8.80518 7.85854L8.69194 7.85854L8.57869 7.85854L8.43712 7.85854L8.32388 7.85854L8.18231 7.85854L8.04075 7.82943L7.89919 7.80033L7.78594 7.77122L7.64437 7.71301L7.50282 7.71301L7.36125 7.62569L7.21968 7.56748L7.04982 7.50927L6.93656 7.42196L6.76668 7.36374L6.62513 7.27643L6.45525 7.16L6.31368 7.07269L6.14381 6.95627L6.00225 6.81074L5.83237 6.69431L5.6625 6.54879L5.49262 6.37415L5.32275 6.19952L5.15287 6.02489L4.983 5.85025L4.81313 5.64651L4.64325 5.44277L4.47338 5.20992L4.27519 4.97707L4.10531 4.74423L3.90713 4.48228L3.73725 4.22033L3.56738 3.92927L3.36919 3.63821L3.171 3.34716L3.00112 2.99789L2.80293 2.67773L2.60475 2.35757L2.43487 1.97919L2.23669 1.62992L2.06681 1.22244L1.86863 0.81496L1.64212 0.40748L1.47225 0Z" calligra:nodeTypes="ccccccccccccccccccccccccccccccccccccccccccccccccccccccccccccccccccccccccccccccccccccccccccccccccccccccccccccccccccccccccccccccccccccccccccccccccccccccccccccccccccccccccccc"/>
          <draw:path draw:style-name="gr9" xml:id="shape-193" draw:id="shape-193" draw:layer="" svg:width="16.95918150583pt" svg:height="9.54667597160pt" svg:x="412.66524520125pt" svg:y="406.10105144536pt" svg:viewBox="0 0 17 10" svg:d="M1.49806 9.40115L1.55459 9.22651L1.80897 8.7026L1.97857 8.29512L2.14815 7.85854L2.40255 7.39285L2.6852 6.89805L2.82653 6.6361L2.96785 6.37415L3.13744 6.0831L3.30703 5.82115L3.47662 5.53009L3.64621 5.23903L3.84407 4.97707L4.04192 4.68602L4.23979 4.42407L4.4659 4.16211L4.66376 3.90016L4.88988 3.63821L5.11601 3.40537L5.34213 3.20163L5.56825 2.96878L5.79437 2.73594L6.04876 2.56131L6.27489 2.38667L6.41621 2.29935L6.52927 2.24114L6.64233 2.18293L6.78365 2.09562L6.89672 2.0374L7.03805 1.97919L7.12283 1.95009L7.26416 1.89188L7.37723 1.83366L7.51855 1.80456L7.63161 1.74635L7.77294 1.71723L7.886 1.71723L7.99906 1.65902L8.14039 1.65902L8.25344 1.65902L8.39477 1.65902L8.5361 1.65902L8.64916 1.65902L8.79049 1.65902L8.90355 1.68813L9.04487 1.71723L9.1862 1.74635L9.32753 1.80456L9.46885 1.83366L9.61018 1.89188L9.75151 1.95009L9.89283 2.0083L10.0341 2.06651L10.1754 2.18293L10.345 2.27025L10.4864 2.35757L10.6277 2.47399L10.7973 2.56131L10.9669 2.70683L11.1082 2.82326L11.3061 2.96878L11.4474 3.14342L11.6453 3.31805L11.7866 3.49269L11.9562 3.66732L12.1258 3.90016L12.3237 4.0748L12.4933 4.30764L12.6629 4.54049L12.8325 4.77333L13.002 5.03528L13.1999 5.29724L13.3695 5.5883L13.5673 5.87936L13.7369 6.19952L13.9347 6.51968L14.1326 6.83984L14.3304 7.16L14.5 7.53838L14.6979 7.91675L14.8958 8.29512L15.0936 8.7026L15.2915 9.08099L15.4611 9.54668L16.9592 8.78993L16.7331 8.38244L16.5352 7.94586L16.3373 7.53838L16.1395 7.1309L15.9133 6.75253L15.7155 6.37415L15.5176 5.99578L15.3198 5.61741L15.1219 5.29724L14.924 4.97707L14.7262 4.68602L14.5283 4.36585L14.3304 4.04569L14.1326 3.81285L13.9347 3.52179L13.7369 3.23073L13.539 2.99789L13.3412 2.76504L13.1434 2.5322L12.9455 2.32846L12.7477 2.12472L12.5498 1.95009L12.3519 1.71723L12.1541 1.5717L11.9562 1.39707L11.7583 1.22244L11.5605 1.10601L11.3626 0.960489L11.1648 0.81496L10.9669 0.727643L10.769 0.582115L10.5712 0.494797L10.3733 0.40748L10.1754 0.320163L9.97763 0.261952L9.75151 0.174635L9.55365 0.116423L9.3558 0.0873172L9.15793 0.0291057L8.96008 0.0291057L8.79049 0L8.56437 0L8.39477 0L8.19692 0L7.99906 0.0291057L7.80121 0.0291057L7.63161 0.0582115L7.43376 0.0873172L7.26416 0.116423L7.06631 0.174635L6.89672 0.261952L6.72712 0.320163L6.55753 0.40748L6.38794 0.465691L6.19009 0.523903L6.02049 0.640326L5.87917 0.727643L5.70958 0.81496L5.53999 0.902277L5.37039 1.0187L5.08774 1.22244L4.80508 1.45528L4.49417 1.71723L4.23979 1.97919L3.95714 2.24114L3.70274 2.50309L3.47662 2.79415L3.22224 3.08521L2.99611 3.37626L2.76999 3.66732L2.5156 3.98748L2.34602 4.30764L2.14815 4.5987L1.9503 4.88976L1.75244 5.20992L1.58285 5.50098L1.41326 5.79204L1.27194 6.0831L0.961018 6.6361L0.706631 7.1309L0.480508 7.59659L0.310918 8.00407L0.0565304 8.58618L0 8.78993Z" calligra:nodeTypes="ccccccccccccccccccccccccccccccccccccccccccccccccccccccccccccccccccccccccccccccccccccccccccccccccccccccccccccccccccccccccccccccccccccccccccccccccccccccccccccccccccccccccccc"/>
          <draw:path draw:style-name="gr9" xml:id="shape-194" draw:id="shape-194" draw:layer="" svg:width="1.25992281259pt" svg:height="1.22215647945pt" svg:x="412.60855218965pt" svg:y="414.66169619696pt" svg:viewBox="0 0 1 1" svg:d="M0.0442079 0L0.022104 0.091662L0 0.183324L0 0.274987L0 0.366648L0 0.458311L0.022104 0.549972L0.0442079 0.641635L0.0663119 0.702742L0.088416 0.794404L0.132624 0.855513L0.154727 0.91662L0.198936 0.977729L0.265247 1.00828L0.309456 1.06939L0.353663 1.09994L0.419976 1.1305L0.464183 1.16105L0.530495 1.19161L0.596807 1.22216L0.641015 1.22216L0.707327 1.22216L0.773639 1.19161L0.839951 1.19161L0.88416 1.1305L0.92837 1.09994L0.994675 1.09994L1.03888 1.00828L1.1052 0.977729L1.1273 0.886066L1.17151 0.824959L1.21572 0.733296L1.25992 0.641635Z" calligra:nodeTypes="cccccccccccccccccccccccccccccccccc"/>
          <draw:path draw:style-name="gr9" xml:id="shape-195" draw:id="shape-195" draw:layer="" svg:width="3.30007242566pt" svg:height="2.44432401404pt" svg:x="411.78650352145pt" svg:y="413.44279644756pt" svg:viewBox="0 0 3 2" svg:d="M3.30007 1.1448L3.24115 1.05199L3.21168 0.959164L3.15276 0.835401L3.09382 0.742579L3.06435 0.680697L3.00543 0.587875L2.91703 0.556933L2.88756 0.464111L2.82864 0.40223L2.74024 0.340349L2.68131 0.309408L2.62238 0.247527L2.47506 0.154703L2.32773 0.0928224L2.1804 0.0618816L2.03309 0L1.85629 0L1.70897 0L1.53218 0L1.41431 0.0309408L1.23752 0.0618816L1.09021 0.0928224L0.942878 0.185644L0.795554 0.278467L0.677693 0.371289L0.530369 0.464111L0.441974 0.556933L0.324115 0.711638L0.235719 0.835401L0.147325 0.990105L0.11786 1.05199L0.0883948 1.1448L0.0589299 1.20669L0.0294649 1.29951L0 1.39234L0 1.48516L0 1.54703L0 1.63986L0 1.73268L0 1.8255L0 1.91833L0 2.01115L0.0294649 2.13491L0.0589299 2.22773L0.0883948 2.32056L0.11786 2.44432Z" calligra:nodeTypes="cccccccccccccccccccccccccccccccccccccccccccccccc"/>
          <draw:path draw:style-name="gr9" xml:id="shape-196" draw:id="shape-196" draw:layer="" svg:width="18.03319047791pt" svg:height="10.82262334739pt" svg:x="411.89988954465pt" svg:y="414.34988463316pt" svg:viewBox="0 0 18 11" svg:d="M15.1379 0L14.9725 0.411729L14.7795 0.823458L14.6141 1.17637L14.4211 1.55869L14.228 1.94101L14.035 2.29392L13.842 2.61742L13.6766 2.94092L13.5387 3.26442L13.3456 3.55852L13.1802 3.8232L12.9872 4.11729L12.8218 4.35256L12.6839 4.61725L12.5184 4.85252L12.3254 5.05838L12.16 5.29366L12.0221 5.47011L11.8567 5.67598L11.6912 5.85244L11.5533 5.99948L11.4155 6.14652L11.2501 6.29357L11.1122 6.44062L10.9743 6.52884L10.8364 6.67589L10.6985 6.76412L10.5883 6.85235L10.4228 6.94058L10.3126 6.9994L10.2023 7.08762L10.0644 7.17584L9.95404 7.20525L9.84376 7.23466L9.7335 7.29348L9.6232 7.32289L9.54047 7.3523L9.43018 7.38171L9.34746 7.41112L9.23717 7.41112L9.15445 7.41112L9.07173 7.41112L8.96143 7.41112L8.87871 7.41112L8.76842 7.41112L8.6857 7.41112L8.5754 7.41112L8.49268 7.38171L8.40996 7.3523L8.29966 7.32289L8.21694 7.29348L8.10665 7.23466L8.02393 7.20525L7.91364 7.17584L7.83092 7.14644L7.72062 7.08762L7.61032 6.9994L7.5276 6.94058L7.41731 6.88176L7.33459 6.82294L7.114 6.67589L6.92098 6.49943L6.7004 6.29357L6.50738 6.0877L6.31436 5.91125L6.09378 5.67598L5.90076 5.4407L5.70774 5.20543L5.51473 4.97015L5.32171 4.70548L5.1287 4.44079L4.96326 4.17611L4.79781 3.88201L4.63237 3.61734L4.46693 3.38206L4.30148 3.11737L4.16362 2.82328L4.05332 2.58801L3.77759 2.08805L3.557 1.61751L3.36399 1.17637L3.19855 0.823458L2.97795 0.294092L2.92281 0.147046L0 1.35283L0.0827209 1.61751L0.330884 2.20569L0.523899 2.61742L0.744488 3.11737L0.992647 3.64675L1.26839 4.20552L1.43382 4.49961L1.59927 4.82311L1.79229 5.1172L1.9853 5.4407L2.15075 5.76421L2.37133 6.0877L2.59192 6.41121L2.81251 6.73471L3.0331 7.02881L3.28127 7.38171L3.557 7.6758L3.77759 7.9699L4.05332 8.26399L4.35664 8.55808L4.63237 8.88158L4.93569 9.11686L5.23899 9.38153L5.56988 9.61681L5.76289 9.73445L5.92833 9.85208L6.09378 9.96972L6.28679 10.0579L6.4798 10.1462L6.64524 10.2638L6.83826 10.3226L7.03128 10.4403L7.22429 10.4991L7.41731 10.5579L7.6379 10.5873L7.85849 10.6755L8.0515 10.705L8.27209 10.7344L8.49268 10.7637L8.71327 10.7637L8.93385 10.8226L9.12688 10.7932L9.37504 10.7637L9.59563 10.7344L9.81619 10.7344L10.0369 10.6755L10.2574 10.6167L10.5056 10.5579L10.7261 10.4991L10.9192 10.3815L11.1673 10.3226L11.4155 10.205L11.6085 10.0874L11.8291 9.96972L12.0497 9.82268L12.2978 9.67563L12.4908 9.52858L12.7115 9.35213L12.9045 9.17568L13.1526 8.99922L13.3456 8.79335L13.5387 8.58749L13.7593 8.41103L13.9523 8.17576L14.1728 7.94049L14.3935 7.70521L14.5589 7.41112L14.7795 7.17584L14.9725 6.91117L15.1655 6.61707L15.3861 6.29357L15.5791 5.99948L15.7997 5.67598L15.9927 5.35247L16.1858 5.02897L16.4063 4.67607L16.5993 4.29374L16.7923 3.94083L17.013 3.52911L17.206 3.11737L17.399 2.70565L17.6195 2.29392L17.8125 1.85278L18.0332 1.38224Z" calligra:nodeTypes="ccccccccccccccccccccccccccccccccccccccccccccccccccccccccccccccccccccccccccccccccccccccccccccccccccccccccccccccccccccccccccccccccccccccccccccccccccccccccccccccccccccccccccc"/>
          <draw:path draw:style-name="gr9" xml:id="shape-197" draw:id="shape-197" draw:layer="" svg:width="18.03319047791pt" svg:height="10.82262334739pt" svg:x="427.46212122885pt" svg:y="405.30734928296pt" svg:viewBox="0 0 18 11" svg:d="M18.0332 9.46976L17.9229 9.17568L17.7022 8.58749L17.4817 8.14636L17.2611 7.6758L17.013 7.14644L16.7096 6.58766L16.5442 6.26416L16.4063 5.97007L16.2133 5.64657L16.0478 5.35247L15.8548 5.02897L15.6343 4.70548L15.4137 4.38197L15.2206 4.05847L14.9725 3.76438L14.7243 3.41147L14.4762 3.11737L14.228 2.82328L13.9523 2.49979L13.6766 2.20569L13.3732 1.9116L13.0423 1.64692L12.7391 1.41164L12.4357 1.14696L12.2427 1.02932L12.0773 0.911686L11.9118 0.823458L11.7188 0.705821L11.5533 0.617593L11.3603 0.499956L11.1673 0.441138L10.9743 0.352911L10.7813 0.294092L10.5883 0.235274L10.3953 0.147046L10.1747 0.117637L9.95404 0.0588185L9.7335 0.0294092L9.54047 0L9.31989 0L9.07173 0L8.87871 0L8.65812 0L8.40996 0L8.18937 0.0588185L7.96878 0.0882276L7.74819 0.147046L7.50003 0.235274L7.27944 0.264683L7.05885 0.38232L6.83826 0.470548L6.61767 0.558775L6.39708 0.705821L6.1765 0.794049L5.9559 0.941094L5.73532 1.08814L5.51473 1.2646L5.29414 1.41164L5.10113 1.5881L4.88053 1.76455L4.65994 1.97041L4.46693 2.17628L4.24634 2.38215L4.02575 2.58801L3.83274 2.82328L3.63972 3.08797L3.41913 3.32324L3.19855 3.58793L3.00552 3.85261L2.81251 4.17611L2.59192 4.4702L2.39891 4.7643L2.20589 5.08779L2.01287 5.41129L1.81986 5.76421L1.59927 6.11711L1.40625 6.47002L1.18567 6.88176L0.992647 7.23466L0.799636 7.64639L0.60662 8.05813L0.386031 8.49926L0.193015 8.9404L0 9.38153L2.86766 10.8226L3.0331 10.3815L3.22612 9.99913L3.41913 9.61681L3.58457 9.20509L3.77759 8.85217L3.94303 8.49926L4.10847 8.14636L4.30148 7.85226L4.49451 7.52876L4.65994 7.23466L4.82538 6.94058L5.01841 6.67589L5.18384 6.41121L5.34928 6.17593L5.51473 5.94066L5.68017 5.70539L5.81804 5.49952L5.98348 5.32307L6.14893 5.1172L6.31436 4.94075L6.45223 4.7643L6.5901 4.61725L6.75554 4.4702L6.89341 4.38197L7.05885 4.23492L7.16914 4.11729L7.30702 3.99965L7.44488 3.94083L7.55518 3.85261L7.69304 3.76438L7.83092 3.70556L7.94121 3.61734L8.0515 3.58793L8.1618 3.52911L8.27209 3.4997L8.38238 3.47029L8.46511 3.41147L8.5754 3.41147L8.6857 3.38206L8.76842 3.38206L8.87871 3.35265L8.96143 3.35265L9.04416 3.35265L9.15445 3.35265L9.23717 3.35265L9.34746 3.38206L9.43018 3.38206L9.54047 3.41147L9.6232 3.44088L9.70592 3.47029L9.81619 3.4997L9.8989 3.52911L10.0092 3.55852L10.092 3.58793L10.2023 3.67615L10.285 3.70556L10.3953 3.76438L10.478 3.85261L10.5883 3.91142L10.671 3.97024L10.8915 4.11729L11.1122 4.29374L11.3328 4.4702L11.5258 4.67607L11.7188 4.88193L11.9118 5.1172L12.1048 5.35247L12.3254 5.58775L12.4908 5.82303L12.6839 6.11711L12.8493 6.35239L13.0423 6.61707L13.2078 6.88176L13.3732 7.17584L13.5387 7.44053L13.7041 7.70521L13.842 7.9699L13.9798 8.20517L14.228 8.70513L14.4762 9.20509L14.6692 9.64622L14.807 9.99913L15.0276 10.4991L15.0828 10.6755Z" calligra:nodeTypes="ccccccccccccccccccccccccccccccccccccccccccccccccccccccccccccccccccccccccccccccccccccccccccccccccccccccccccccccccccccccccccccccccccccccccccccccccccccccccccccccccccccccccccc"/>
          <draw:path draw:style-name="gr9" xml:id="shape-198" draw:id="shape-198" draw:layer="" svg:width="18.97672389863pt" svg:height="10.82262334739pt" svg:x="442.96765990145pt" svg:y="414.26484511576pt" svg:viewBox="0 0 19 11" svg:d="M15.9254 0L15.751 0.38232L15.5476 0.794049L15.3441 1.17637L15.1698 1.5881L14.9664 1.94101L14.792 2.29392L14.5886 2.64683L14.4142 2.94092L14.2398 3.26442L14.0364 3.58793L13.833 3.85261L13.6587 4.11729L13.5133 4.35256L13.3389 4.61725L13.1355 4.85252L12.9612 5.05838L12.7868 5.29366L12.6124 5.47011L12.4671 5.67598L12.2927 5.85244L12.1474 5.99948L12.0022 6.14652L11.8278 6.32298L11.6824 6.44062L11.5371 6.55825L11.3918 6.67589L11.2466 6.79353L11.1303 6.85235L10.985 6.94058L10.8688 7.02881L10.7234 7.08762L10.6072 7.17584L10.491 7.20525L10.3747 7.26407L10.2585 7.29348L10.1422 7.32289L10.026 7.3523L9.90976 7.41112L9.82258 7.41112L9.73539 7.41112L9.61914 7.44053L9.53197 7.44053L9.41572 7.44053L9.32853 7.44053L9.24135 7.44053L9.12511 7.41112L9.03793 7.41112L8.92169 7.38171L8.8345 7.3523L8.74732 7.32289L8.63108 7.29348L8.54389 7.26407L8.45671 7.23466L8.34047 7.17584L8.22423 7.11703L8.13705 7.08762L8.02079 7.02881L7.93362 6.94058L7.81737 6.88176L7.73019 6.85235L7.4977 6.64648L7.26521 6.49943L7.06179 6.32298L6.82931 6.11711L6.62588 5.91125L6.42245 5.67598L6.18997 5.4407L5.98654 5.20543L5.78312 4.97015L5.60875 4.67607L5.43438 4.44079L5.23096 4.1467L5.02753 3.88201L4.88223 3.61734L4.70786 3.35265L4.53349 3.08797L4.38819 2.82328L4.27195 2.5586L3.98133 2.08805L3.71979 1.5881L3.54543 1.14696L3.37106 0.794049L3.13857 0.294092L3.08045 0.117637L0 1.32342L0.0871826 1.5881L0.319669 2.17628L0.523096 2.61742L0.784644 3.08797L1.04619 3.64675L1.3368 4.20552L1.51116 4.52902L1.68553 4.82311L1.8599 5.1172L2.06332 5.4407L2.26675 5.76421L2.49924 6.0877L2.73172 6.3818L2.93514 6.73471L3.19669 7.02881L3.45824 7.3523L3.71979 7.6758L3.98133 7.9699L4.27195 8.29339L4.56256 8.58749L4.88223 8.85217L5.20189 9.11686L5.52157 9.38153L5.84123 9.61681L6.04466 9.76386L6.21902 9.88149L6.42245 9.96972L6.59681 10.0579L6.80024 10.1756L7.00367 10.2638L7.2071 10.352L7.41052 10.4109L7.58489 10.4991L7.81737 10.5579L8.04986 10.6167L8.25329 10.6755L8.48577 10.705L8.6892 10.7637L8.92169 10.7932L9.15418 10.7932L9.38666 10.8226L9.61914 10.8226L9.85163 10.7932L10.0841 10.7637L10.3166 10.7344L10.5781 10.705L10.8107 10.6462L11.0722 10.5873L11.2756 10.4991L11.5081 10.4109L11.7406 10.3226L11.9731 10.2344L12.2056 10.1168L12.438 9.96972L12.6705 9.82268L12.9031 9.70504L13.1355 9.52858L13.368 9.38153L13.6004 9.20509L13.833 9.02863L14.0364 8.82276L14.2398 8.6169L14.4723 8.41103L14.7048 8.20517L14.9082 7.9699L15.1407 7.70521L15.3441 7.46994L15.5476 7.20525L15.7801 6.91117L15.9835 6.61707L16.2159 6.32298L16.4193 6.02889L16.6228 5.67598L16.8262 5.38188L17.0297 5.02897L17.2621 4.67607L17.4656 4.29374L17.669 3.91142L17.9015 3.52911L18.1049 3.14678L18.3084 2.73506L18.5409 2.29392L18.7443 1.85278L18.9767 1.41164Z" calligra:nodeTypes="ccccccccccccccccccccccccccccccccccccccccccccccccccccccccccccccccccccccccccccccccccccccccccccccccccccccccccccccccccccccccccccccccccccccccccccccccccccccccccccccccccccccccccc"/>
          <draw:path draw:style-name="gr9" xml:id="shape-199" draw:id="shape-199" draw:layer="" svg:width="18.91860537275pt" svg:height="10.76366941848pt" svg:x="458.50154507985pt" svg:y="405.25065627136pt" svg:viewBox="0 0 19 11" svg:d="M18.9186 9.56121L18.8316 9.26792L18.5703 8.68134L18.3673 8.27073L18.1351 7.77215L17.845 7.2149L17.5548 6.68698L17.3807 6.36436L17.2066 6.04175L17.0325 5.74846L16.8295 5.42583L16.6263 5.13255L16.4232 4.7806L16.1911 4.45799L15.959 4.13537L15.7268 3.81275L15.4656 3.49013L15.2045 3.16752L14.9434 2.87423L14.6532 2.55161L14.363 2.25832L14.0439 1.99436L13.7246 1.73041L13.4055 1.46644L13.0573 1.23181L12.8832 1.08516L12.7091 0.967853L12.506 0.879866L12.3319 0.76255L12.1288 0.674564L11.9256 0.557248L11.7515 0.469261L11.5485 0.410604L11.3454 0.322618L11.1133 0.234631L10.9101 0.205302L10.707 0.146644L10.4749 0.0879866L10.2427 0.0586577L10.0106 0.0293289L9.77847 0L9.57536 0L9.34323 0L9.11109 0L8.84995 0.0293289L8.61782 0.0586577L8.38569 0.0879866L8.15356 0.146644L7.92143 0.205302L7.66028 0.293289L7.42816 0.351946L7.19602 0.439933L6.9639 0.557248L6.73176 0.674564L6.49964 0.791879L6.2675 0.909194L6.03538 1.05584L5.80325 1.23181L5.60013 1.37846L5.33899 1.55443L5.13588 1.75974L4.90374 1.9357L4.70063 2.14101L4.4685 2.34631L4.23637 2.55161L4.03325 2.78624L3.80113 3.0502L3.59802 3.31416L3.39489 3.54879L3.16277 3.84208L2.95966 4.10604L2.75654 4.42866L2.55343 4.72194L2.3213 5.04456L2.11818 5.36719L1.91507 5.6898L1.68295 6.04175L1.47982 6.45235L1.27671 6.8043L1.04459 7.18557L0.841471 7.59617L0.638357 8.00678L0.406227 8.44671L0.203113 8.85732L0 9.32658L3.01769 10.7344L3.19178 10.3238L3.39489 9.91315L3.56899 9.50255L3.77211 9.1506L3.97523 8.76933L4.14932 8.44671L4.35243 8.09477L4.52653 7.77215L4.70063 7.44953L4.90374 7.18557L5.07784 6.89228L5.25194 6.599L5.45505 6.36436L5.60013 6.12973L5.80325 5.8951L5.97734 5.66047L6.15144 5.45516L6.29652 5.2792L6.47062 5.07389L6.64471 4.89792L6.7898 4.72194L6.93487 4.60463L7.10897 4.45799L7.25406 4.34067L7.39914 4.19403L7.54422 4.10604L7.6893 4.01805L7.80536 3.90074L7.95045 3.81275L8.06651 3.72477L8.21159 3.66611L8.32766 3.63678L8.44372 3.54879L8.55978 3.51946L8.67586 3.49013L8.79192 3.43147L8.90798 3.40215L8.99503 3.40215L9.11109 3.37282L9.19814 3.37282L9.31421 3.37282L9.40126 3.37282L9.51732 3.37282L9.60437 3.37282L9.69142 3.37282L9.77847 3.37282L9.86552 3.40215L9.98158 3.40215L10.0686 3.43147L10.1557 3.4608L10.2718 3.51946L10.3588 3.54879L10.4749 3.57812L10.5619 3.63678L10.678 3.66611L10.794 3.72477L10.881 3.78343L10.9971 3.87141L11.1133 3.90074L11.2003 3.95939L11.4324 4.13537L11.6355 4.31134L11.8386 4.48732L12.0708 4.69261L12.2739 4.92725L12.477 5.13255L12.7091 5.36719L12.9122 5.60181L13.1154 5.86577L13.2894 6.12973L13.4925 6.39369L13.6956 6.68698L13.8697 6.95094L14.0439 7.2149L14.189 7.47886L14.363 7.77215L14.5081 8.00678L14.6532 8.27073L14.9144 8.79866L15.1755 9.26792L15.3786 9.67853L15.5237 10.0305L15.7558 10.5877L15.8139 10.7344L15.8139 10.7637L15.8139 10.7344L15.8139 10.7637Z" calligra:nodeTypes="cccccccccccccccccccccccccccccccccccccccccccccccccccccccccccccccccccccccccccccccccccccccccccccccccccccccccccccccccccccccccccccccccccccccccccccccccccccccccccccccccccccccccccccc"/>
          <draw:path draw:style-name="gr9" xml:id="shape-200" draw:id="shape-200" draw:layer="" svg:width="18.97672389863pt" svg:height="10.82262334739pt" svg:x="473.95039074085pt" svg:y="414.34988463316pt" svg:viewBox="0 0 19 11" svg:d="M15.9254 0L15.751 0.411729L15.5767 0.823458L15.3732 1.17637L15.1698 1.5881L14.9664 1.94101L14.792 2.29392L14.5886 2.64683L14.4142 2.94092L14.2398 3.26442L14.0364 3.55852L13.8621 3.85261L13.6877 4.11729L13.5133 4.35256L13.3099 4.61725L13.1646 4.85252L12.9612 5.08779L12.8159 5.29366L12.6414 5.47011L12.4671 5.67598L12.2927 5.85244L12.1474 5.99948L12.0022 6.17593L11.8569 6.32298L11.6824 6.44062L11.5371 6.55825L11.3918 6.7053L11.2466 6.79353L11.1013 6.85235L10.985 6.94058L10.8688 7.02881L10.7234 7.11703L10.6072 7.17584L10.4619 7.20525L10.3747 7.26407L10.2585 7.32289L10.1422 7.32289L10.026 7.38171L9.93882 7.38171L9.79351 7.41112L9.70633 7.41112L9.61914 7.44053L9.5029 7.44053L9.41572 7.44053L9.29948 7.44053L9.24135 7.44053L9.12511 7.41112L9.03793 7.41112L8.92169 7.38171L8.8345 7.3523L8.71826 7.32289L8.63108 7.32289L8.54389 7.26407L8.42765 7.20525L8.34047 7.17584L8.22423 7.11703L8.13705 7.08762L8.02079 7.02881L7.93362 6.94058L7.81737 6.88176L7.73019 6.85235L7.4977 6.7053L7.26521 6.49943L7.06179 6.32298L6.85836 6.11711L6.62588 5.91125L6.42245 5.67598L6.18997 5.4407L5.98654 5.20543L5.78312 4.97015L5.60875 4.67607L5.40533 4.44079L5.23096 4.17611L5.05659 3.88201L4.88223 3.64675L4.70786 3.35265L4.53349 3.08797L4.38819 2.82328L4.27195 2.58801L3.98133 2.08805L3.74885 1.61751L3.54543 1.17637L3.37106 0.823458L3.16764 0.294092L3.08045 0.147046L0 1.32342L0.0871826 1.61751L0.34873 2.17628L0.552157 2.64683L0.755582 3.11737L1.04619 3.64675L1.3368 4.20552L1.51116 4.52902L1.68553 4.82311L1.8599 5.14661L2.06332 5.4407L2.26675 5.76421L2.49924 6.0877L2.70266 6.41121L2.93514 6.73471L3.19669 7.02881L3.45824 7.3523L3.69073 7.6758L3.98133 7.99931L4.27195 8.29339L4.56256 8.58749L4.88223 8.85217L5.20189 9.11686L5.52157 9.38153L5.8703 9.61681L6.04466 9.73445L6.21902 9.85208L6.42245 9.96972L6.59681 10.0579L6.80024 10.1462L7.00367 10.2932L7.17803 10.352L7.41052 10.4109L7.58489 10.5285L7.81737 10.5579L8.02079 10.6167L8.25329 10.705L8.48577 10.7344L8.6892 10.7637L8.92169 10.7932L9.15418 10.7932L9.38666 10.8226L9.59008 10.7932L9.85163 10.7932L10.0841 10.7637L10.3166 10.7344L10.5491 10.705L10.8107 10.6462L11.0432 10.5873L11.2756 10.5285L11.5081 10.4109L11.7697 10.3226L12.0022 10.2344L12.2056 10.1168L12.438 9.96972L12.6705 9.85208L12.9031 9.70504L13.1355 9.55799L13.368 9.38153L13.6004 9.20509L13.8039 9.02863L14.0364 8.82276L14.2689 8.6169L14.4723 8.41103L14.7048 8.20517L14.9082 7.9699L15.1407 7.70521L15.3441 7.44053L15.5767 7.20525L15.7801 6.94058L16.0125 6.61707L16.2159 6.32298L16.4193 6.02889L16.6519 5.67598L16.8262 5.38188L17.0587 5.02897L17.2621 4.67607L17.4947 4.32315L17.6981 3.94083L17.9015 3.52911L18.1049 3.14678L18.3375 2.73506L18.5409 2.32333L18.7443 1.85278L18.9767 1.41164Z" calligra:nodeTypes="ccccccccccccccccccccccccccccccccccccccccccccccccccccccccccccccccccccccccccccccccccccccccccccccccccccccccccccccccccccccccccccccccccccccccccccccccccccccccccccccccccccccccccc"/>
          <draw:path draw:style-name="gr9" xml:id="shape-201" draw:id="shape-201" draw:layer="" svg:width="18.91860537275pt" svg:height="10.82262334739pt" svg:x="489.48427591925pt" svg:y="405.30734928296pt" svg:viewBox="0 0 19 11" svg:d="M18.9186 9.44035L18.8316 9.17568L18.5703 8.58749L18.3673 8.14636L18.1351 7.6758L17.874 7.14644L17.5838 6.58766L17.3807 6.26416L17.2066 5.94066L17.0325 5.64657L16.8295 5.32307L16.6263 5.02897L16.4232 4.70548L16.1911 4.38197L15.959 4.05847L15.6977 3.73497L15.4656 3.41147L15.2045 3.11737L14.9144 2.82328L14.6532 2.49979L14.334 2.20569L14.0439 1.9116L13.6956 1.64692L13.3765 1.41164L13.0573 1.14696L12.8832 1.02932L12.6801 0.911686L12.506 0.823458L12.3319 0.705821L12.0998 0.617593L11.9256 0.499956L11.7225 0.411729L11.5194 0.352911L11.3163 0.264683L11.1133 0.235274L10.881 0.147046L10.678 0.0882276L10.4459 0.0588185L10.2137 0.0294092L9.98158 0L9.77847 0L9.51732 0L9.31421 0L9.08208 0L8.84995 0L8.58881 0.0588185L8.35667 0.0882276L8.12455 0.147046L7.89241 0.205864L7.63127 0.264683L7.39914 0.38232L7.16701 0.470548L6.93487 0.558775L6.70275 0.676412L6.47062 0.823458L6.23849 0.941094L6.00636 1.08814L5.80325 1.2646L5.57111 1.41164L5.33899 1.5881L5.10685 1.76455L4.90374 1.97041L4.67161 2.17628L4.4685 2.38215L4.23637 2.58801L4.03325 2.82328L3.80113 3.08797L3.59802 3.32324L3.39489 3.58793L3.16277 3.85261L2.95966 4.17611L2.75654 4.4702L2.52441 4.7643L2.3213 5.08779L2.08917 5.41129L1.88606 5.76421L1.68295 6.11711L1.47982 6.47002L1.27671 6.88176L1.04459 7.23466L0.841471 7.64639L0.638357 8.05813L0.406227 8.49926L0.203113 8.9404L0 9.38153L2.98867 10.8226L3.19178 10.3815L3.39489 9.99913L3.56899 9.61681L3.77211 9.20509L3.97523 8.85217L4.14932 8.49926L4.35243 8.14636L4.52653 7.85226L4.70063 7.52876L4.90374 7.20525L5.07784 6.94058L5.25194 6.67589L5.42604 6.41121L5.60013 6.17593L5.77423 5.94066L5.97734 5.70539L6.12242 5.49952L6.32554 5.32307L6.47062 5.1172L6.64471 4.94075L6.7898 4.7643L6.93487 4.61725L7.07996 4.4702L7.25406 4.35256L7.37012 4.23492L7.54422 4.08788L7.6893 3.99965L7.80536 3.94083L7.95045 3.85261L8.06651 3.76438L8.21159 3.67615L8.32766 3.61734L8.44372 3.58793L8.55978 3.52911L8.67586 3.4997L8.79192 3.44088L8.90798 3.41147L8.99503 3.38206L9.11109 3.38206L9.19814 3.38206L9.31421 3.35265L9.40126 3.35265L9.51732 3.35265L9.60437 3.35265L9.69142 3.35265L9.80748 3.38206L9.89453 3.38206L9.98158 3.41147L10.0686 3.44088L10.1847 3.44088L10.3008 3.4997L10.3878 3.52911L10.4749 3.55852L10.5909 3.58793L10.707 3.67615L10.794 3.70556L10.881 3.76438L10.9971 3.8232L11.1133 3.91142L11.2003 3.94083L11.4324 4.08788L11.6355 4.29374L11.8386 4.4702L12.0708 4.67607L12.3029 4.88193L12.506 5.08779L12.7091 5.32307L12.9122 5.58775L13.1154 5.82303L13.3185 6.0877L13.4925 6.35239L13.6956 6.58766L13.8697 6.88176L14.0439 7.14644L14.218 7.44053L14.363 7.6758L14.5081 7.9699L14.6532 8.20517L14.9144 8.70513L15.1755 9.17568L15.3786 9.61681L15.5527 9.94031L15.7558 10.4991L15.8139 10.6462Z" calligra:nodeTypes="ccccccccccccccccccccccccccccccccccccccccccccccccccccccccccccccccccccccccccccccccccccccccccccccccccccccccccccccccccccccccccccccccccccccccccccccccccccccccccccccccccccccccccc"/>
          <draw:path draw:style-name="gr9" xml:id="shape-202" draw:id="shape-202" draw:layer="" svg:width="3.30007242566pt" svg:height="2.44432401404pt" svg:x="504.96146808605pt" svg:y="414.37823113896pt" svg:viewBox="0 0 3 2" svg:d="M0 1.29951L0.0294649 1.39234L0.0883948 1.48516L0.11786 1.57798L0.176789 1.67081L0.206255 1.73268L0.265185 1.8255L0.324115 1.88739L0.383044 1.94926L0.441974 2.01115L0.530369 2.10397L0.589299 2.13491L0.648229 2.1968L0.707159 2.22773L0.795554 2.25868L0.883948 2.28962L0.942878 2.32056L1.09021 2.38244L1.23752 2.41338L1.41431 2.44432L1.56164 2.44432L1.70897 2.44432L1.88576 2.41338L2.03309 2.35149L2.1804 2.32056L2.32773 2.25868L2.47506 2.16586L2.59292 2.07304L2.74024 1.94926L2.82864 1.85644L2.94649 1.70174L3.03489 1.57798L3.12328 1.42327L3.15276 1.3614L3.18222 1.29951L3.21168 1.20669L3.24115 1.11387L3.27061 1.05199L3.27061 0.959164L3.30007 0.866341L3.30007 0.773519L3.30007 0.680697L3.30007 0.618816L3.30007 0.495052L3.27061 0.40223L3.24115 0.278467L3.21168 0.185644L3.18222 0.0928224L3.15276 0Z" calligra:nodeTypes="cccccccccccccccccccccccccccccccccccccccccccccccccc"/>
          <draw:path draw:style-name="gr8" xml:id="shape-203" draw:id="shape-203" draw:layer="" svg:width="1.21533234165pt" svg:height="1.22215647945pt" svg:x="504.08272640625pt" svg:y="414.26484511576pt" svg:viewBox="0 0 1 1" svg:d="M1.15023 1.22216L1.19363 1.06939L1.21533 0.977729L1.21533 0.886066L1.21533 0.794404L1.21533 0.733296L1.19363 0.641635L1.17193 0.549972L1.15023 0.488864L1.12852 0.397202L1.08512 0.30554L1.04172 0.274987L0.998304 0.213878L0.9549 0.15277L0.911495 0.091662L0.868091 0.061108L0.802985 0.061108L0.737879 0L0.672772 0L0.629367 0L0.56426 0L0.520856 0L0.455749 0L0.390642 0L0.347237 0.030554L0.28213 0.061108L0.238726 0.091662L0.195321 0.15277L0.130214 0.213878L0.0868091 0.30554L0.065107 0.366648L0.0217023 0.458311L0 0.549972Z" calligra:nodeTypes="cccccccccccccccccccccccccccccccccc"/>
          <draw:path draw:style-name="gr8" xml:id="shape-204" draw:id="shape-204" draw:layer="" svg:width="17.01580715279pt" svg:height="9.54667597160pt" svg:x="488.57718773365pt" svg:y="414.66169619696pt" svg:viewBox="0 0 17 10" svg:d="M0 0.698537L0.198187 1.13512L0.396375 1.5717L0.594562 1.97919L0.79275 2.38667L0.990937 2.76504L1.18912 3.14342L1.41563 3.52179L1.61381 3.84195L1.812 4.19122L2.01018 4.51138L2.20838 4.83154L2.40656 5.15171L2.60475 5.44277L2.80293 5.70472L3.00112 5.99578L3.19932 6.22862L3.3975 6.51968L3.59569 6.75253L3.79387 6.98537L3.99207 7.16L4.19025 7.39285L4.38844 7.59659L4.58662 7.77122L4.78481 7.94586L4.983 8.12049L5.18119 8.29512L5.37937 8.41155L5.57756 8.55707L5.80406 8.7026L6.00225 8.78993L6.20044 8.93546L6.39862 9.02277L6.59682 9.11009L6.795 9.19741L6.99319 9.25562L7.19137 9.31383L7.38956 9.37204L7.58775 9.43025L7.78594 9.45936L7.98412 9.48846L8.18231 9.48846L8.38049 9.51757L8.57869 9.54668L8.74857 9.51757L8.94675 9.48846L9.14494 9.45936L9.34312 9.45936L9.54131 9.40115L9.68287 9.37204L9.88106 9.31383L10.0793 9.25562L10.2492 9.19741L10.419 9.1392L10.5889 9.05188L10.7587 8.99367L10.9286 8.90635L11.0985 8.78993L11.24 8.7026L11.4099 8.61529L11.5798 8.49886L11.8629 8.29512L12.1744 8.06228L12.4575 7.80033L12.7123 7.53838L12.9954 7.27643L13.2786 6.98537L13.5051 6.72342L13.7599 6.43236L13.9864 6.14131L14.2129 5.82115L14.4394 5.53009L14.6376 5.20992L14.8358 4.91886L15.0339 4.5987L15.2321 4.30764L15.402 4.01659L15.5718 3.72553L15.7417 3.43447L15.9965 2.88147L16.2514 2.38667L16.4779 1.92098L16.676 1.51349L16.9026 0.960489L17.0158 0.727643L15.4869 0.116423L15.402 0.261952L15.1755 0.81496L15.0339 1.19333L14.8075 1.62992L14.581 2.12472L14.2978 2.61952L14.1563 2.88147L14.0147 3.17252L13.8448 3.43447L13.675 3.69642L13.5051 3.98748L13.3069 4.27854L13.1087 4.54049L12.9388 4.83154L12.7123 5.09349L12.5141 5.35546L12.2876 5.61741L12.0611 5.85025L11.8346 6.1122L11.6081 6.31594L11.3816 6.54879L11.1551 6.75253L10.9286 6.92716L10.6739 7.1309L10.5606 7.21822L10.419 7.24732L10.3058 7.36374L10.1925 7.39285L10.051 7.48017L9.93769 7.53838L9.82444 7.59659L9.68287 7.62569L9.56963 7.68391L9.42806 7.71301L9.31481 7.74212L9.20157 7.77122L9.06 7.80033L8.94675 7.82943L8.80518 7.82943L8.69194 7.85854L8.55037 7.85854L8.43712 7.85854L8.29556 7.82943L8.154 7.82943L8.04075 7.82943L7.89919 7.80033L7.78594 7.77122L7.64437 7.71301L7.50282 7.68391L7.36125 7.62569L7.21968 7.56748L7.04982 7.48017L6.90825 7.42196L6.76668 7.36374L6.59682 7.24732L6.45525 7.16L6.31368 7.07269L6.14381 6.92716L6.00225 6.81074L5.83237 6.66521L5.6625 6.51968L5.49262 6.37415L5.32275 6.19952L5.15287 6.02489L4.983 5.82115L4.81313 5.64651L4.64325 5.44277L4.47338 5.20992L4.27519 4.97707L4.10531 4.74423L3.90713 4.48228L3.73725 4.19122L3.53906 3.92927L3.36919 3.63821L3.171 3.34716L3.00112 2.99789L2.80293 2.67773L2.60475 2.35757L2.43487 1.97919L2.20838 1.60081L2.0385 1.22244L1.84032 0.81496L1.64212 0.40748L1.47225 0Z" calligra:nodeTypes="ccccccccccccccccccccccccccccccccccccccccccccccccccccccccccccccccccccccccccccccccccccccccccccccccccccccccccccccccccccccccccccccccccccccccccccccccccccccccccccccccccccccccccc"/>
          <draw:path draw:style-name="gr8" xml:id="shape-205" draw:id="shape-205" draw:layer="" svg:width="17.07252717695pt" svg:height="9.48837221705pt" svg:x="473.01495604945pt" svg:y="406.10105144536pt" svg:viewBox="0 0 17 9" svg:d="M1.50307 9.37231L1.58815 9.19821L1.81502 8.67592L1.98518 8.2987L2.18371 7.86345L2.41058 7.39919L2.69417 6.8769L2.83597 6.61575L3.00614 6.32558L3.17629 6.06443L3.34645 5.80328L3.48825 5.51313L3.68676 5.22296L3.88529 4.96181L4.08381 4.67164L4.28232 4.43951L4.5092 4.14935L4.70772 3.88821L4.9346 3.65607L5.16147 3.42394L5.38836 3.19181L5.61523 2.95967L5.87047 2.75656L6.09734 2.55344L6.35259 2.40836L6.46603 2.2923L6.57947 2.23427L6.72126 2.17624L6.8347 2.08919L6.94814 2.03115L7.08994 1.97312L7.20338 1.9441L7.34518 1.88607L7.45862 1.82804L7.57205 1.79902L7.71385 1.74099L7.8273 1.71197L7.9691 1.71197L8.08253 1.65394L8.22433 1.65394L8.33777 1.65394L8.45121 1.65394L8.593 1.65394L8.73481 1.65394L8.87661 1.65394L8.99005 1.71197L9.13184 1.71197L9.24528 1.74099L9.38708 1.79902L9.52888 1.82804L9.67068 1.88607L9.81248 1.9441L9.95428 2.00214L10.0961 2.06017L10.2662 2.17624L10.408 2.26329L10.5782 2.35034L10.72 2.46639L10.8902 2.55344L11.0603 2.69852L11.2021 2.81459L11.3723 2.95967L11.5425 3.13377L11.7126 3.27886L11.8828 3.48197L12.0529 3.65607L12.223 3.85919L12.3932 4.0623L12.5917 4.26541L12.7619 4.52656L12.932 4.75869L13.1305 5.01984L13.3007 5.28099L13.4709 5.57116L13.6694 5.8323L13.8679 6.15148L14.0381 6.49968L14.2366 6.81886L14.4351 7.13805L14.6053 7.51525L14.8038 7.89247L15.0023 8.26968L15.1725 8.6469L15.371 9.05312L15.5695 9.48837L17.0725 8.76297L16.8457 8.35673L16.6472 7.92149L16.4487 7.51525L16.2502 7.10903L16.0517 6.73181L15.8531 6.32558L15.6546 5.97738L15.4561 5.60018L15.2292 5.28099L15.0307 4.96181L14.8322 4.67164L14.6336 4.35246L14.4351 4.03328L14.2366 3.77214L14.0381 3.51099L13.8395 3.22082L13.641 2.98869L13.4425 2.75656L13.244 2.52443L13.0455 2.2923L12.8469 2.1182L12.6484 1.88607L12.4215 1.71197L12.2514 1.56689L12.0246 1.39279L11.8544 1.21869L11.6275 1.10262L11.429 0.957542L11.2589 0.81246L11.0603 0.696395L10.8335 0.580328L10.6349 0.493279L10.4364 0.40623L10.2379 0.319181L10.0394 0.261148L9.84084 0.174099L9.61396 0.116065L9.41544 0.0870493L9.24528 0.0290164L9.04676 0.0290164L8.84825 0L8.64973 0L8.45121 0L8.25269 0L8.05417 0.0290164L7.88402 0.0290164L7.68549 0.0580328L7.48698 0.0870493L7.31682 0.145082L7.14666 0.203115L6.94814 0.261148L6.77798 0.319181L6.60782 0.40623L6.43767 0.464263L6.26751 0.522296L6.09734 0.638361L5.92719 0.72541L5.78539 0.81246L5.61523 0.899509L5.44508 1.01558L5.16147 1.21869L4.84952 1.45082L4.56593 1.71197L4.28232 1.97312L4.02709 2.20525L3.74349 2.49541L3.48825 2.78557L3.26137 3.10476L3.00614 3.36591L2.77925 3.68509L2.58074 3.97526L2.35386 4.26541L2.15535 4.58459L1.98518 4.87476L1.78666 5.19394L1.61651 5.51313L1.44635 5.77427L1.27619 6.06443L0.992592 6.61575L0.737354 7.13805L0.510476 7.57329L0.340317 7.97952L0.0850793 8.55985L0 8.821Z" calligra:nodeTypes="ccccccccccccccccccccccccccccccccccccccccccccccccccccccccccccccccccccccccccccccccccccccccccccccccccccccccccccccccccccccccccccccccccccccccccccccccccccccccccccccccccccccccccc"/>
          <draw:path draw:style-name="gr8" xml:id="shape-206" draw:id="shape-206" draw:layer="" svg:width="16.95918150583pt" svg:height="9.54667597160pt" svg:x="457.53776388265pt" svg:y="414.60500318536pt" svg:viewBox="0 0 17 10" svg:d="M0 0.698537L0.197857 1.13512L0.395714 1.5717L0.593569 1.97919L0.791426 2.38667L0.989283 2.76504L1.18714 3.14342L1.38499 3.52179L1.58285 3.90016L1.78071 4.22033L1.97857 4.54049L2.17642 4.83154L2.37428 5.1226L2.6004 5.44277L2.79826 5.70472L2.99611 5.99578L3.19397 6.25773L3.36356 6.51968L3.56142 6.75253L3.78754 6.98537L3.9854 7.18911L4.18325 7.39285L4.38112 7.59659L4.57897 7.77122L4.77683 7.94586L4.97468 8.12049L5.17253 8.26602L5.37039 8.41155L5.56825 8.55707L5.76611 8.7026L5.96396 8.78993L6.16182 8.93546L6.35967 9.02277L6.55753 9.11009L6.75539 9.19741L6.95325 9.28473L7.17937 9.31383L7.37723 9.37204L7.57508 9.43025L7.77294 9.45936L7.97079 9.48846L8.16866 9.51757L8.36651 9.54668L8.56437 9.54668L8.73395 9.54668L8.93182 9.48846L9.12967 9.45936L9.32753 9.45936L9.49712 9.40115L9.66671 9.37204L9.86456 9.31383L10.0624 9.25562L10.232 9.19741L10.4016 9.11009L10.5429 9.08099L10.7125 8.99367L10.8821 8.87725L11.0517 8.78993L11.2213 8.7026L11.3909 8.61529L11.5322 8.46976L11.8431 8.26602L12.1258 8.03317L12.4085 7.80033L12.6911 7.53838L12.9455 7.27643L13.2282 6.98537L13.4542 6.69431L13.7086 6.40326L13.9347 6.14131L14.1609 5.82115L14.387 5.53009L14.5848 5.20992L14.7827 4.91886L14.9806 4.5987L15.1784 4.30764L15.348 3.98748L15.5176 3.72553L15.6872 3.43447L15.9699 2.88147L16.2243 2.35757L16.4221 1.89188L16.62 1.48439L16.8744 0.902277L16.9592 0.669431L15.4328 0.0873172L15.3763 0.261952L15.1502 0.81496L14.9523 1.19333L14.7544 1.60081L14.5283 2.09562L14.2456 2.61952L14.1043 2.88147L13.963 3.14342L13.7934 3.43447L13.6238 3.69642L13.4542 3.98748L13.2847 4.27854L13.0868 4.54049L12.889 4.83154L12.6629 5.06439L12.465 5.35546L12.2671 5.61741L12.041 5.85025L11.8149 6.1122L11.5887 6.31594L11.3626 6.54879L11.1082 6.75253L10.8821 6.92716L10.6277 7.10179L10.5146 7.18911L10.4016 7.27643L10.2885 7.33464L10.1472 7.42196L10.0341 7.45106L9.89283 7.53838L9.80803 7.56748L9.66671 7.62569L9.55365 7.68391L9.41232 7.71301L9.29926 7.77122L9.15793 7.77122L9.04487 7.80033L8.93182 7.82943L8.79049 7.85854L8.67742 7.85854L8.5361 7.85854L8.39477 7.85854L8.28171 7.85854L8.14039 7.82943L8.02733 7.80033L7.886 7.80033L7.74468 7.77122L7.60335 7.71301L7.46203 7.68391L7.3207 7.62569L7.20763 7.56748L7.03805 7.50927L6.89672 7.45106L6.75539 7.33464L6.5858 7.24732L6.44447 7.16L6.30315 7.04358L6.13356 6.92716L5.96396 6.81074L5.82264 6.69431L5.65304 6.54879L5.48346 6.37415L5.2856 6.19952L5.14428 6.02489L4.97468 5.85025L4.77683 5.61741L4.60723 5.44277L4.43764 5.20992L4.26805 4.97707L4.09846 4.71512L3.9006 4.48228L3.70274 4.22033L3.53316 3.92927L3.33529 3.63821L3.16571 3.34716L2.99611 2.99789L2.79826 2.67773L2.6004 2.35757L2.40255 1.97919L2.20469 1.60081L2.0351 1.22244L1.83724 0.81496L1.63939 0.40748L1.44152 0Z" calligra:nodeTypes="ccccccccccccccccccccccccccccccccccccccccccccccccccccccccccccccccccccccccccccccccccccccccccccccccccccccccccccccccccccccccccccccccccccccccccccccccccccccccccccccccccccccccccc"/>
          <draw:path draw:style-name="gr8" xml:id="shape-207" draw:id="shape-207" draw:layer="" svg:width="16.95918150583pt" svg:height="9.54667597160pt" svg:x="442.03222521005pt" svg:y="406.07270493956pt" svg:viewBox="0 0 17 10" svg:d="M1.49806 9.54668L1.55459 9.34294L1.80897 8.78993L1.9503 8.41155L2.14815 7.97496L2.40255 7.48017L2.6852 6.98537L2.82653 6.72342L2.96785 6.43236L3.13744 6.17041L3.30703 5.87936L3.47662 5.5883L3.64621 5.32635L3.84407 5.00618L4.04192 4.77333L4.26805 4.48228L4.4659 4.22033L4.69203 3.92927L4.88988 3.69642L5.11601 3.46358L5.34213 3.23073L5.56825 2.99789L5.82264 2.79415L6.04876 2.61952L6.30315 2.41578L6.41621 2.32846L6.52927 2.27025L6.6706 2.18293L6.78365 2.12472L6.92498 2.06651L7.03805 2.0083L7.1511 1.95009L7.29243 1.89188L7.37723 1.83366L7.51855 1.80456L7.63161 1.77545L7.80121 1.74635L7.886 1.71723L8.02733 1.68813L8.16866 1.68813L8.28171 1.65902L8.42304 1.65902L8.5361 1.65902L8.67742 1.65902L8.79049 1.68813L8.93182 1.68813L9.07314 1.71723L9.1862 1.74635L9.32753 1.77545L9.46885 1.83366L9.61018 1.86277L9.75151 1.92098L9.89283 2.0083L10.0341 2.06651L10.2037 2.15383L10.345 2.24114L10.4864 2.32846L10.656 2.44488L10.8256 2.5322L10.9669 2.70683L11.1365 2.79415L11.3061 2.93968L11.4757 3.11431L11.617 3.25984L11.7866 3.46358L11.9562 3.63821L12.1258 3.84195L12.2954 4.04569L12.4933 4.27854L12.6629 4.48228L12.8607 4.74423L13.0303 5.00618L13.1999 5.23903L13.3695 5.5592L13.5673 5.85025L13.7651 6.14131L13.9347 6.46147L14.1326 6.78163L14.3304 7.1309L14.5283 7.48017L14.6979 7.85854L14.8958 8.23691L15.0936 8.64439L15.2632 9.05188L15.4894 9.45936L16.9592 8.76082L16.7331 8.32423L16.5352 7.88765L16.3373 7.48017L16.1395 7.10179L15.9133 6.69431L15.7437 6.31594L15.5176 5.93757L15.3198 5.61741L15.1219 5.23903L14.924 4.91886L14.7262 4.6278L14.5283 4.30764L14.3304 4.01659L14.1609 3.78374L13.9347 3.46358L13.7369 3.23073L13.5107 2.96878L13.3412 2.73594L13.1434 2.5322L12.9455 2.29935L12.7477 2.06651L12.5781 1.89188L12.3519 1.68813L12.1541 1.5426L11.9562 1.39707L11.7583 1.22244L11.5605 1.07691L11.3626 0.931383L11.1648 0.785854L10.9669 0.698537L10.769 0.553009L10.5712 0.465691L10.3733 0.378374L10.1754 0.291057L9.94936 0.232846L9.75151 0.145528L9.55365 0.116423L9.3558 0.0582115L9.15793 0.0582115L8.96008 0L8.76222 0L8.56437 0L8.36651 0L8.19692 0L7.99906 0L7.80121 0.0582115L7.60335 0.0582115L7.43376 0.0873172L7.2359 0.145528L7.06631 0.232846L6.89672 0.261952L6.69886 0.320163L6.52927 0.378374L6.35967 0.465691L6.19009 0.553009L6.02049 0.669431L5.87917 0.756748L5.70958 0.844065L5.56825 0.931383L5.39866 1.0478L5.08774 1.25154L4.77683 1.48439L4.52244 1.77545L4.21152 2.0083L3.95714 2.29935L3.70274 2.56131L3.44836 2.85236L3.22224 3.17252L2.96785 3.46358L2.76999 3.78374L2.54387 4.0748L2.31775 4.36585L2.11989 4.68602L1.9503 5.00618L1.75244 5.26814L1.58285 5.5883L1.41326 5.87936L1.27194 6.17041L0.961018 6.72342L0.706631 7.24732L0.508774 7.71301L0.310918 8.12049L0.0847957 8.7026L0 8.93546Z" calligra:nodeTypes="ccccccccccccccccccccccccccccccccccccccccccccccccccccccccccccccccccccccccccccccccccccccccccccccccccccccccccccccccccccccccccccccccccccccccccccccccccccccccccccccccccccccccccc"/>
          <draw:path draw:style-name="gr8" xml:id="shape-208" draw:id="shape-208" draw:layer="" svg:width="17.01580715279pt" svg:height="9.54667597160pt" svg:x="426.52668653745pt" svg:y="414.66169619696pt" svg:viewBox="0 0 17 10" svg:d="M0 0.698537L0.198187 1.13512L0.396375 1.5717L0.622874 1.97919L0.79275 2.38667L1.01925 2.76504L1.21744 3.14342L1.41563 3.52179L1.61381 3.87106L1.812 4.22033L2.01018 4.54049L2.20838 4.83154L2.40656 5.15171L2.63306 5.44277L2.80293 5.70472L3.02944 5.99578L3.19932 6.25773L3.3975 6.51968L3.59569 6.75253L3.79387 6.98537L3.99207 7.18911L4.21856 7.39285L4.38844 7.62569L4.61493 7.80033L4.78481 7.94586L5.01131 8.12049L5.2095 8.29512L5.40768 8.41155L5.60588 8.55707L5.80406 8.7026L6.00225 8.81904L6.20044 8.93546L6.39862 9.02277L6.59682 9.11009L6.795 9.19741L7.0215 9.25562L7.21968 9.31383L7.41788 9.40115L7.58775 9.43025L7.81425 9.48846L8.01243 9.48846L8.21063 9.51757L8.38049 9.54668L8.607 9.54668L8.77688 9.51757L8.97506 9.48846L9.17325 9.48846L9.34312 9.45936L9.54131 9.43025L9.7395 9.40115L9.90937 9.31383L10.0793 9.25562L10.2775 9.19741L10.4474 9.1392L10.6172 9.05188L10.787 8.96456L10.9286 8.90635L11.0985 8.78993L11.2683 8.7026L11.4382 8.61529L11.6081 8.49886L11.8912 8.29512L12.1744 8.03317L12.4858 7.80033L12.7689 7.53838L13.0238 7.27643L13.2503 7.01448L13.5051 6.72342L13.7599 6.40326L13.9864 6.14131L14.2129 5.82115L14.4394 5.53009L14.6376 5.20992L14.8358 4.91886L15.0339 4.5987L15.2321 4.30764L15.402 4.01659L15.5718 3.69642L15.7134 3.43447L16.0248 2.85236L16.2797 2.35757L16.4779 1.89188L16.676 1.48439L16.9026 0.931383L17.0158 0.698537L15.4869 0.0873172L15.4303 0.261952L15.1755 0.81496L15.0057 1.19333L14.8075 1.62992L14.581 2.09562L14.2978 2.61952L14.1563 2.88147L14.0147 3.14342L13.8448 3.43447L13.675 3.69642L13.4768 3.98748L13.3069 4.27854L13.137 4.54049L12.9388 4.83154L12.7406 5.09349L12.5141 5.35546L12.3159 5.61741L12.0894 5.85025L11.8629 6.1122L11.6364 6.31594L11.4099 6.54879L11.1834 6.75253L10.9286 6.95627L10.6739 7.1309L10.5606 7.18911L10.4474 7.27643L10.3341 7.33464L10.1925 7.42196L10.0793 7.48017L9.966 7.53838L9.82444 7.59659L9.71118 7.62569L9.56963 7.68391L9.45637 7.71301L9.34312 7.77122L9.20157 7.80033L9.08831 7.80033L8.97506 7.82943L8.83349 7.85854L8.69194 7.85854L8.57869 7.85854L8.43712 7.85854L8.32388 7.85854L8.18231 7.85854L8.06906 7.82943L7.9275 7.80033L7.78594 7.77122L7.64437 7.71301L7.50282 7.71301L7.36125 7.62569L7.21968 7.56748L7.07813 7.50927L6.93656 7.42196L6.76668 7.36374L6.62513 7.24732L6.45525 7.16L6.31368 7.07269L6.17213 6.95627L6.00225 6.81074L5.83237 6.69431L5.6625 6.54879L5.49262 6.37415L5.35107 6.19952L5.18119 6.02489L5.01131 5.85025L4.81313 5.64651L4.64325 5.44277L4.47338 5.20992L4.27519 4.97707L4.10531 4.74423L3.93544 4.48228L3.73725 4.22033L3.56738 3.92927L3.36919 3.63821L3.171 3.34716L3.00112 2.99789L2.83125 2.67773L2.63306 2.35757L2.43487 1.97919L2.23669 1.60081L2.0385 1.22244L1.84032 0.81496L1.67044 0.40748L1.47225 0Z" calligra:nodeTypes="ccccccccccccccccccccccccccccccccccccccccccccccccccccccccccccccccccccccccccccccccccccccccccccccccccccccccccccccccccccccccccccccccccccccccccccccccccccccccccccccccccccccccccc"/>
          <draw:path draw:style-name="gr8" xml:id="shape-209" draw:id="shape-209" draw:layer="" svg:width="16.95918150583pt" svg:height="9.48837221705pt" svg:x="411.04949437065pt" svg:y="406.10105144536pt" svg:viewBox="0 0 17 9" svg:d="M1.49806 9.37231L1.55459 9.19821L1.78071 8.6469L1.9503 8.26968L2.14815 7.83444L2.37428 7.37017L2.6852 6.8769L2.79826 6.58673L2.96785 6.32558L3.13744 6.03542L3.27876 5.77427L3.47662 5.51313L3.64621 5.19394L3.84407 4.93279L4.04192 4.67164L4.23979 4.4105L4.43764 4.14935L4.66376 3.88821L4.88988 3.62706L5.11601 3.39492L5.34213 3.16279L5.56825 2.95967L5.79437 2.72754L6.04876 2.55344L6.27489 2.37935L6.41621 2.2923L6.501 2.20525L6.64233 2.17624L6.75539 2.08919L6.89672 2.03115L7.00978 1.97312L7.1511 1.9441L7.26416 1.88607L7.37723 1.82804L7.51855 1.79902L7.63161 1.74099L7.77294 1.71197L7.886 1.71197L7.99906 1.65394L8.14039 1.65394L8.25344 1.65394L8.39477 1.65394L8.50784 1.65394L8.64916 1.65394L8.76222 1.65394L8.90355 1.68295L9.04487 1.71197L9.1862 1.74099L9.29926 1.79902L9.44058 1.79902L9.61018 1.88607L9.75151 1.9441L9.86456 2.00214L10.0059 2.06017L10.1754 2.17624L10.345 2.26329L10.4864 2.35034L10.656 2.43738L10.7973 2.55344L10.9669 2.69852L11.1365 2.81459L11.3061 2.95967L11.4474 3.13377L11.617 3.27886L11.7866 3.48197L11.9562 3.65607L12.1541 3.85919L12.3237 4.0623L12.4933 4.26541L12.6629 4.52656L12.8607 4.75869L13.0303 5.01984L13.2282 5.28099L13.3978 5.57116L13.5673 5.8323L13.7651 6.15148L13.963 6.49968L14.1326 6.81886L14.3304 7.13805L14.5 7.51525L14.6979 7.89247L14.8675 8.26968L15.0654 8.6469L15.2632 9.05312L15.4611 9.48837L16.9592 8.76297L16.7331 8.35673L16.5352 7.92149L16.3373 7.51525L16.1395 7.10903L15.9133 6.73181L15.7155 6.32558L15.5176 5.97738L15.3198 5.60018L15.1219 5.28099L14.924 4.96181L14.7262 4.67164L14.5283 4.35246L14.3304 4.03328L14.1609 3.77214L13.9347 3.51099L13.7651 3.22082L13.539 2.98869L13.3412 2.75656L13.1434 2.52443L12.9455 2.32132L12.7477 2.1182L12.5781 1.9441L12.3519 1.71197L12.1541 1.56689L11.9562 1.39279L11.7583 1.21869L11.5605 1.10262L11.3626 0.957542L11.1648 0.81246L10.9669 0.72541L10.769 0.580328L10.5712 0.493279L10.345 0.40623L10.1754 0.319181L9.94936 0.261148L9.75151 0.174099L9.55365 0.116065L9.3558 0.0870493L9.15793 0.0290164L8.96008 0.0290164L8.76222 0L8.56437 0L8.39477 0L8.19692 0L7.99906 0.0290164L7.80121 0.0290164L7.60335 0.0580328L7.43376 0.0870493L7.2359 0.116065L7.06631 0.174099L6.89672 0.261148L6.69886 0.290164L6.52927 0.40623L6.35967 0.464263L6.19009 0.522296L6.02049 0.638361L5.87917 0.72541L5.70958 0.81246L5.56825 0.899509L5.39866 1.01558L5.08774 1.21869L4.77683 1.45082L4.49417 1.71197L4.23979 1.97312L3.95714 2.20525L3.70274 2.49541L3.44836 2.78557L3.22224 3.07574L2.96785 3.36591L2.74173 3.65607L2.54387 3.97526L2.31775 4.26541L2.11989 4.58459L1.92204 4.87476L1.75244 5.19394L1.58285 5.48411L1.41326 5.77427L1.24367 6.06443L0.961018 6.58673L0.706631 7.10903L0.480508 7.57329L0.310918 7.97952L0.0847957 8.53083L0 8.76297Z" calligra:nodeTypes="ccccccccccccccccccccccccccccccccccccccccccccccccccccccccccccccccccccccccccccccccccccccccccccccccccccccccccccccccccccccccccccccccccccccccccccccccccccccccccccccccccccccccccc"/>
          <draw:path draw:style-name="gr8" xml:id="shape-210" draw:id="shape-210" draw:layer="" svg:width="1.21533234165pt" svg:height="1.22215647945pt" svg:x="410.99280135905pt" svg:y="414.66169619696pt" svg:viewBox="0 0 1 1" svg:d="M0.0434046 0L0 0.091662L0 0.183324L0 0.274987L0 0.366648L0 0.458311L0 0.549972L0.0217023 0.641635L0.0434046 0.702742L0.0868091 0.794404L0.108512 0.855513L0.151916 0.91662L0.195321 0.977729L0.238726 1.00828L0.28213 1.06939L0.325535 1.09994L0.390642 1.1305L0.455749 1.16105L0.499153 1.19161L0.542558 1.22216L0.607665 1.22216L0.672772 1.22216L0.737879 1.19161L0.802985 1.19161L0.846389 1.1305L0.889793 1.09994L0.9549 1.09994L0.998304 1.00828L1.04172 0.947174L1.10682 0.886066L1.12852 0.824959L1.17193 0.733296L1.21533 0.641635Z" calligra:nodeTypes="cccccccccccccccccccccccccccccccccc"/>
          <draw:path draw:style-name="gr8" xml:id="shape-211" draw:id="shape-211" draw:layer="" svg:width="3.30007242566pt" svg:height="2.44432401404pt" svg:x="410.17075269085pt" svg:y="413.44279644756pt" svg:viewBox="0 0 3 2" svg:d="M3.30007 1.1448L3.24115 1.05199L3.21168 0.959164L3.15276 0.835401L3.09382 0.742579L3.06435 0.680697L3.00543 0.587875L2.94649 0.556933L2.88756 0.464111L2.82864 0.40223L2.74024 0.340349L2.68131 0.309408L2.62238 0.247527L2.47506 0.154703L2.32773 0.0928224L2.1804 0.0618816L2.03309 0L1.85629 0L1.70897 0L1.56164 0L1.38485 0.0309408L1.23752 0.0618816L1.09021 0.0928224L0.942878 0.185644L0.795554 0.278467L0.677693 0.371289L0.559834 0.464111L0.441974 0.556933L0.353579 0.711638L0.235719 0.835401L0.176789 0.990105L0.11786 1.05199L0.0883948 1.1448L0.0883948 1.20669L0.0589299 1.29951L0.0294649 1.39234L0 1.48516L0 1.54703L0 1.63986L0 1.73268L0 1.8255L0 1.91833L0 2.01115L0.0294649 2.13491L0.0589299 2.22773L0.0883948 2.32056L0.11786 2.44432Z" calligra:nodeTypes="cccccccccccccccccccccccccccccccccccccccccccccccc"/>
          <draw:path draw:style-name="gr8" xml:id="shape-212" draw:id="shape-212" draw:layer="" svg:width="18.97672389863pt" svg:height="10.82262334739pt" svg:x="410.28413871405pt" svg:y="414.34988463316pt" svg:viewBox="0 0 19 11" svg:d="M15.9544 0L15.7801 0.411729L15.5767 0.823458L15.3732 1.17637L15.1988 1.55869L14.9954 1.94101L14.8211 2.29392L14.6177 2.61742L14.4142 2.94092L14.2398 3.26442L14.0655 3.55852L13.8621 3.8232L13.7168 4.11729L13.5133 4.35256L13.3389 4.61725L13.1646 4.85252L12.9902 5.05838L12.8159 5.29366L12.6705 5.47011L12.4961 5.67598L12.3509 5.85244L12.1765 5.99948L12.0022 6.14652L11.8569 6.29357L11.7115 6.44062L11.5662 6.52884L11.4209 6.67589L11.2756 6.76412L11.1013 6.85235L11.0141 6.94058L10.8688 6.9994L10.7525 7.08762L10.6072 7.14644L10.491 7.20525L10.3747 7.23466L10.2585 7.29348L10.1422 7.32289L10.0551 7.3523L9.93882 7.38171L9.85163 7.41112L9.73539 7.41112L9.64821 7.41112L9.53197 7.41112L9.41572 7.41112L9.32853 7.41112L9.24135 7.41112L9.15418 7.41112L9.03793 7.41112L8.95074 7.38171L8.8345 7.3523L8.74732 7.32289L8.63108 7.29348L8.54389 7.23466L8.42765 7.20525L8.34047 7.17584L8.25329 7.14644L8.13705 7.08762L8.02079 6.9994L7.93362 6.94058L7.81737 6.88176L7.73019 6.82294L7.4977 6.67589L7.26521 6.49943L7.06179 6.29357L6.82931 6.0877L6.62588 5.91125L6.42245 5.67598L6.18997 5.4407L6.0156 5.20543L5.78312 4.97015L5.60875 4.70548L5.40533 4.44079L5.23096 4.17611L5.05659 3.88201L4.88223 3.61734L4.70786 3.38206L4.53349 3.11737L4.38819 2.82328L4.24288 2.58801L3.98133 2.08805L3.74885 1.61751L3.54543 1.17637L3.37106 0.823458L3.13857 0.294092L3.08045 0.147046L0 1.35283L0.0871826 1.61751L0.34873 2.20569L0.552157 2.61742L0.784644 3.11737L1.04619 3.64675L1.3368 4.20552L1.51116 4.49961L1.68553 4.82311L1.8599 5.1172L2.06332 5.4407L2.26675 5.76421L2.49924 6.0877L2.70266 6.41121L2.93514 6.73471L3.19669 7.02881L3.42919 7.38171L3.71979 7.6758L3.98133 7.99931L4.27195 8.26399L4.56256 8.55808L4.88223 8.88158L5.20189 9.11686L5.52157 9.38153L5.8703 9.61681L6.04466 9.73445L6.24809 9.85208L6.42245 9.96972L6.59681 10.0579L6.80024 10.1462L7.00367 10.2638L7.2071 10.3226L7.41052 10.4403L7.61395 10.4991L7.84644 10.5579L8.04986 10.5873L8.25329 10.6755L8.48577 10.705L8.71826 10.7344L8.95074 10.7637L9.15418 10.7637L9.38666 10.8226L9.64821 10.7932L9.88069 10.7637L10.1132 10.7344L10.3457 10.7344L10.5781 10.6755L10.8397 10.6167L11.0722 10.5579L11.3047 10.4991L11.5371 10.3815L11.7697 10.3226L12.0022 10.205L12.2346 10.0874L12.4671 9.96972L12.6996 9.82268L12.9321 9.67563L13.1646 9.52858L13.397 9.35213L13.6004 9.17568L13.833 8.99922L14.0655 8.79335L14.2689 8.58749L14.5013 8.41103L14.7048 8.17576L14.9373 7.94049L15.1407 7.70521L15.3732 7.41112L15.5767 7.17584L15.7801 6.91117L16.0125 6.61707L16.2159 6.29357L16.4193 5.99948L16.6519 5.67598L16.8553 5.35247L17.0587 4.99956L17.2912 4.67607L17.4947 4.29374L17.6981 3.91142L17.9015 3.52911L18.1049 3.11737L18.3375 2.70565L18.5409 2.29392L18.7733 1.85278L18.9767 1.38224Z" calligra:nodeTypes="ccccccccccccccccccccccccccccccccccccccccccccccccccccccccccccccccccccccccccccccccccccccccccccccccccccccccccccccccccccccccccccccccccccccccccccccccccccccccccccccccccccccccccc"/>
          <draw:path draw:style-name="gr8" xml:id="shape-213" draw:id="shape-213" draw:layer="" svg:width="18.03319047791pt" svg:height="10.82262334739pt" svg:x="425.84637039825pt" svg:y="405.30734928296pt" svg:viewBox="0 0 18 11" svg:d="M18.0332 9.46976L17.9229 9.17568L17.6747 8.58749L17.4817 8.14636L17.2611 7.6758L17.013 7.14644L16.7096 6.58766L16.5442 6.26416L16.3788 5.97007L16.2133 5.64657L16.0478 5.35247L15.8548 5.02897L15.6343 4.70548L15.4137 4.38197L15.2206 4.05847L14.9725 3.76438L14.7243 3.41147L14.4762 3.11737L14.2004 2.82328L13.9523 2.49979L13.649 2.20569L13.3732 1.9116L13.0699 1.64692L12.7391 1.41164L12.4633 1.14696L12.2703 1.02932L12.0773 0.911686L11.9118 0.823458L11.7463 0.705821L11.5533 0.617593L11.3603 0.499956L11.1673 0.441138L10.9743 0.352911L10.7813 0.294092L10.5883 0.235274L10.3677 0.147046L10.1747 0.117637L9.95404 0.0588185L9.7335 0.0294092L9.54047 0L9.31989 0L9.07173 0L8.87871 0L8.63055 0L8.40996 0L8.18937 0.0294092L7.96878 0.0882276L7.74819 0.147046L7.5276 0.235274L7.27944 0.264683L7.05885 0.352911L6.83826 0.470548L6.61767 0.558775L6.39708 0.705821L6.1765 0.794049L5.9559 0.941094L5.73532 1.08814L5.51473 1.2646L5.32171 1.41164L5.07355 1.5881L4.88053 1.76455L4.65994 1.97041L4.46693 2.17628L4.24634 2.38215L4.05332 2.58801L3.83274 2.82328L3.63972 3.08797L3.41913 3.32324L3.22612 3.58793L3.00552 3.85261L2.81251 4.17611L2.6195 4.4702L2.39891 4.7643L2.20589 5.08779L2.01287 5.41129L1.79229 5.76421L1.59927 6.11711L1.40625 6.47002L1.18567 6.88176L0.992647 7.23466L0.772062 7.61698L0.579046 8.05813L0.386031 8.46985L0.193015 8.9404L0 9.38153L2.84009 10.8226L3.0331 10.3815L3.22612 9.99913L3.41913 9.61681L3.58457 9.20509L3.77759 8.85217L3.94303 8.49926L4.13604 8.14636L4.30148 7.85226L4.49451 7.52876L4.65994 7.23466L4.82538 6.94058L4.99083 6.67589L5.18384 6.41121L5.34928 6.17593L5.51473 5.94066L5.68017 5.70539L5.81804 5.49952L5.98348 5.32307L6.14893 5.1172L6.28679 4.94075L6.45223 4.7643L6.61767 4.61725L6.75554 4.4702L6.89341 4.35256L7.05885 4.23492L7.16914 4.08788L7.30702 3.99965L7.44488 3.94083L7.55518 3.85261L7.69304 3.76438L7.80333 3.67615L7.94121 3.61734L8.0515 3.58793L8.1618 3.52911L8.27209 3.4997L8.38238 3.47029L8.46511 3.41147L8.5754 3.38206L8.6857 3.38206L8.76842 3.38206L8.85114 3.35265L8.96143 3.35265L9.07173 3.35265L9.15445 3.35265L9.23717 3.35265L9.31989 3.38206L9.43018 3.38206L9.5129 3.41147L9.6232 3.44088L9.70592 3.47029L9.81619 3.4997L9.8989 3.52911L9.98161 3.55852L10.092 3.58793L10.1747 3.67615L10.285 3.70556L10.3953 3.76438L10.5056 3.85261L10.5883 3.91142L10.6985 3.97024L10.9192 4.11729L11.1122 4.29374L11.3328 4.4702L11.5258 4.67607L11.7188 4.88193L11.9118 5.1172L12.1048 5.35247L12.3254 5.58775L12.5184 5.82303L12.6839 6.11711L12.8769 6.35239L13.0423 6.61707L13.2353 6.88176L13.4008 7.14644L13.5387 7.44053L13.7041 7.70521L13.842 7.9699L13.9798 8.20517L14.228 8.70513L14.4486 9.20509L14.6416 9.61681L14.807 9.99913L15.0276 10.4991L15.0828 10.6462Z" calligra:nodeTypes="ccccccccccccccccccccccccccccccccccccccccccccccccccccccccccccccccccccccccccccccccccccccccccccccccccccccccccccccccccccccccccccccccccccccccccccccccccccccccccccccccccccccccccc"/>
          <draw:path draw:style-name="gr8" xml:id="shape-214" draw:id="shape-214" draw:layer="" svg:width="18.97672389863pt" svg:height="10.82262334739pt" svg:x="441.32356256505pt" svg:y="414.26484511576pt" svg:viewBox="0 0 19 11" svg:d="M15.9544 0L15.751 0.38232L15.5476 0.794049L15.3732 1.17637L15.1988 1.5881L14.9954 1.94101L14.792 2.29392L14.6177 2.64683L14.4142 2.94092L14.2398 3.26442L14.0655 3.58793L13.8621 3.85261L13.6877 4.11729L13.5133 4.35256L13.3099 4.61725L13.1646 4.85252L12.9902 5.05838L12.8159 5.29366L12.6705 5.47011L12.4961 5.67598L12.3218 5.85244L12.1474 5.99948L12.0022 6.14652L11.8569 6.32298L11.6824 6.41121L11.5371 6.55825L11.3918 6.64648L11.2756 6.79353L11.1303 6.85235L10.985 6.94058L10.8688 7.02881L10.7525 7.08762L10.6072 7.17584L10.491 7.20525L10.3747 7.26407L10.2585 7.29348L10.1422 7.32289L10.026 7.3523L9.93882 7.41112L9.82258 7.41112L9.70633 7.41112L9.64821 7.44053L9.56103 7.44053L9.44479 7.44053L9.32853 7.44053L9.24135 7.44053L9.15418 7.41112L9.03793 7.41112L8.92169 7.38171L8.8345 7.3523L8.74732 7.32289L8.66014 7.29348L8.54389 7.26407L8.45671 7.23466L8.34047 7.17584L8.25329 7.11703L8.13705 7.08762L8.02079 7.02881L7.90455 6.94058L7.81737 6.88176L7.73019 6.82294L7.4977 6.64648L7.29428 6.49943L7.06179 6.32298L6.85836 6.11711L6.62588 5.91125L6.42245 5.67598L6.21902 5.4407L6.0156 5.20543L5.81217 4.97015L5.60875 4.67607L5.40533 4.44079L5.23096 4.1467L5.05659 3.88201L4.88223 3.61734L4.70786 3.35265L4.53349 3.08797L4.38819 2.82328L4.24288 2.5586L3.98133 2.05864L3.71979 1.5881L3.54543 1.14696L3.37106 0.794049L3.13857 0.294092L3.08045 0.117637L0 1.32342L0.0871826 1.5881L0.34873 2.17628L0.552157 2.61742L0.784644 3.08797L1.04619 3.64675L1.3368 4.20552L1.51116 4.52902L1.71459 4.82311L1.8599 5.1172L2.06332 5.4407L2.26675 5.76421L2.49924 6.0877L2.70266 6.3818L2.93514 6.73471L3.19669 7.02881L3.45824 7.3523L3.71979 7.6758L3.98133 7.9699L4.27195 8.29339L4.56256 8.58749L4.88223 8.85217L5.20189 9.11686L5.52157 9.38153L5.84123 9.61681L6.04466 9.76386L6.24809 9.85208L6.42245 9.96972L6.62588 10.0579L6.80024 10.1756L7.00367 10.2638L7.2071 10.352L7.38146 10.4109L7.58489 10.4991L7.84644 10.5579L8.04986 10.6167L8.25329 10.6755L8.48577 10.705L8.71826 10.7637L8.92169 10.7932L9.15418 10.7932L9.38666 10.8226L9.64821 10.8226L9.85163 10.7932L10.1132 10.7637L10.3457 10.7344L10.5781 10.705L10.8107 10.6462L11.0722 10.5579L11.2756 10.4991L11.5371 10.4109L11.7697 10.3226L12.0022 10.2344L12.2637 10.1168L12.4671 9.99913L12.6996 9.82268L12.9321 9.70504L13.1646 9.52858L13.397 9.38153L13.6004 9.20509L13.833 9.02863L14.0655 8.82276L14.2689 8.6169L14.4723 8.41103L14.7048 8.20517L14.9082 7.9699L15.1407 7.70521L15.3441 7.46994L15.5767 7.17584L15.7801 6.91117L16.0125 6.61707L16.2159 6.32298L16.4193 6.02889L16.6519 5.67598L16.8553 5.38188L17.0587 5.02897L17.2621 4.67607L17.4947 4.29374L17.6981 3.91142L17.9015 3.52911L18.1339 3.14678L18.3375 2.73506L18.5409 2.29392L18.7443 1.85278L18.9767 1.41164Z" calligra:nodeTypes="ccccccccccccccccccccccccccccccccccccccccccccccccccccccccccccccccccccccccccccccccccccccccccccccccccccccccccccccccccccccccccccccccccccccccccccccccccccccccccccccccccccccccccc"/>
          <draw:path draw:style-name="gr8" xml:id="shape-215" draw:id="shape-215" draw:layer="" svg:width="18.91860537275pt" svg:height="10.76366941848pt" svg:x="456.88579424925pt" svg:y="405.25065627136pt" svg:viewBox="0 0 19 11" svg:d="M18.9186 9.56121L18.8026 9.26792L18.5413 8.68134L18.3673 8.27073L18.1351 7.77215L17.845 7.2149L17.5548 6.68698L17.3807 6.36436L17.2066 6.04175L17.0325 5.74846L16.8295 5.42583L16.6263 5.10322L16.3942 4.7806L16.1911 4.45799L15.959 4.13537L15.7268 3.81275L15.4656 3.49013L15.2045 3.16752L14.9144 2.87423L14.6242 2.55161L14.363 2.25832L14.0439 1.99436L13.7246 1.73041L13.3765 1.46644L13.0573 1.23181L12.8541 1.08516L12.6801 0.967853L12.506 0.850537L12.3319 0.76255L12.1288 0.674564L11.9256 0.557248L11.7225 0.469261L11.5194 0.410604L11.3163 0.322618L11.1133 0.234631L10.9101 0.205302L10.707 0.146644L10.4749 0.0879866L10.2427 0.0586577L10.0106 0.0293289L9.77847 0L9.54634 0L9.31421 0L9.08208 0L8.84995 0.0293289L8.58881 0.0586577L8.35667 0.0879866L8.12455 0.146644L7.89241 0.205302L7.66028 0.293289L7.42816 0.351946L7.16701 0.439933L6.9639 0.557248L6.73176 0.674564L6.47062 0.791879L6.2675 0.909194L6.03538 1.05584L5.80325 1.23181L5.57111 1.37846L5.33899 1.55443L5.13588 1.75974L4.90374 1.9357L4.67161 2.14101L4.4685 2.34631L4.23637 2.55161L4.03325 2.78624L3.80113 3.02087L3.59802 3.31416L3.36588 3.54879L3.16277 3.84208L2.93064 4.10604L2.72752 4.42866L2.52441 4.72194L2.3213 5.04456L2.08917 5.36719L1.88606 5.6898L1.68295 6.04175L1.47982 6.45235L1.27671 6.8043L1.04459 7.18557L0.841471 7.59617L0.609341 8.00678L0.406227 8.44671L0.203113 8.85732L0 9.32658L2.98867 10.7344L3.19178 10.3238L3.39489 9.91315L3.56899 9.50255L3.77211 9.1506L3.97523 8.76933L4.14932 8.44671L4.32342 8.09477L4.52653 7.77215L4.70063 7.44953L4.90374 7.18557L5.07784 6.89228L5.25194 6.599L5.42604 6.36436L5.60013 6.12973L5.77423 5.8951L5.97734 5.66047L6.12242 5.45516L6.29652 5.2792L6.47062 5.07389L6.6157 4.89792L6.7898 4.72194L6.93487 4.60463L7.07996 4.45799L7.22504 4.34067L7.37012 4.19403L7.5152 4.10604L7.66028 4.01805L7.80536 3.90074L7.95045 3.81275L8.06651 3.72477L8.18257 3.66611L8.32766 3.63678L8.44372 3.54879L8.55978 3.51946L8.67586 3.49013L8.7629 3.43147L8.87897 3.40215L8.99503 3.40215L9.08208 3.37282L9.19814 3.37282L9.28519 3.37282L9.40126 3.37282L9.48831 3.37282L9.57536 3.37282L9.6624 3.37282L9.77847 3.37282L9.86552 3.40215L9.98158 3.40215L10.0686 3.43147L10.1557 3.4608L10.2718 3.49013L10.3588 3.54879L10.4749 3.57812L10.5619 3.63678L10.678 3.66611L10.794 3.72477L10.881 3.78343L10.9971 3.87141L11.0842 3.90074L11.2003 3.95939L11.4324 4.13537L11.6355 4.31134L11.8386 4.48732L12.0708 4.69261L12.2739 4.92725L12.477 5.13255L12.6801 5.36719L12.8832 5.60181L13.0864 5.86577L13.2894 6.12973L13.4635 6.39369L13.6666 6.68698L13.8697 6.95094L14.0149 7.2149L14.189 7.47886L14.363 7.77215L14.4791 8.00678L14.6532 8.27073L14.9144 8.76933L15.1465 9.26792L15.3496 9.67853L15.4946 10.0305L15.7558 10.5877L15.8139 10.7344L15.8139 10.7637L15.8139 10.7344L15.8139 10.7637Z" calligra:nodeTypes="cccccccccccccccccccccccccccccccccccccccccccccccccccccccccccccccccccccccccccccccccccccccccccccccccccccccccccccccccccccccccccccccccccccccccccccccccccccccccccccccccccccccccccccc"/>
          <draw:path draw:style-name="gr8" xml:id="shape-216" draw:id="shape-216" draw:layer="" svg:width="18.97672389863pt" svg:height="10.82262334739pt" svg:x="472.30629340445pt" svg:y="414.34988463316pt" svg:viewBox="0 0 19 11" svg:d="M15.9544 0L15.751 0.411729L15.5476 0.823458L15.3732 1.17637L15.1698 1.5881L14.9664 1.94101L14.792 2.29392L14.6177 2.64683L14.4142 2.94092L14.2398 3.26442L14.0655 3.55852L13.8621 3.85261L13.6877 4.11729L13.5133 4.35256L13.3389 4.61725L13.1646 4.85252L12.9902 5.08779L12.8159 5.29366L12.6414 5.47011L12.4671 5.67598L12.3218 5.85244L12.1474 5.99948L12.0022 6.17593L11.8569 6.32298L11.6824 6.44062L11.5371 6.55825L11.3918 6.7053L11.2466 6.79353L11.1303 6.85235L10.985 6.94058L10.8397 7.02881L10.7234 7.11703L10.5781 7.17584L10.491 7.20525L10.3457 7.26407L10.2585 7.32289L10.1422 7.32289L10.0551 7.38171L9.93882 7.38171L9.85163 7.41112L9.73539 7.41112L9.64821 7.44053L9.53197 7.44053L9.44479 7.44053L9.3576 7.44053L9.24135 7.44053L9.15418 7.41112L9.03793 7.41112L8.95074 7.38171L8.86356 7.3523L8.74732 7.32289L8.66014 7.29348L8.54389 7.26407L8.45671 7.20525L8.34047 7.17584L8.25329 7.11703L8.13705 7.08762L8.02079 7.02881L7.93362 6.94058L7.81737 6.88176L7.73019 6.85235L7.4977 6.67589L7.29428 6.49943L7.06179 6.32298L6.85836 6.11711L6.65494 5.91125L6.42245 5.67598L6.21902 5.4407L6.0156 5.20543L5.81217 4.97015L5.60875 4.67607L5.40533 4.44079L5.23096 4.17611L5.05659 3.88201L4.88223 3.64675L4.70786 3.35265L4.53349 3.08797L4.38819 2.82328L4.27195 2.5586L3.98133 2.08805L3.74885 1.61751L3.54543 1.14696L3.37106 0.823458L3.13857 0.294092L3.08045 0.147046L0 1.32342L0.116243 1.61751L0.34873 2.17628L0.552157 2.64683L0.784644 3.11737L1.04619 3.64675L1.3368 4.20552L1.54022 4.52902L1.68553 4.82311L1.88896 5.14661L2.09238 5.4407L2.26675 5.76421L2.49924 6.0877L2.73172 6.41121L2.96421 6.7053L3.22575 7.02881L3.45824 7.3523L3.71979 7.6758L3.98133 7.99931L4.27195 8.29339L4.59162 8.58749L4.88223 8.85217L5.20189 9.11686L5.52157 9.38153L5.84123 9.61681L6.04466 9.73445L6.24809 9.85208L6.42245 9.96972L6.62588 10.0579L6.80024 10.1462L7.00367 10.2638L7.2071 10.352L7.41052 10.4109L7.61395 10.5285L7.81737 10.5579L8.04986 10.6167L8.25329 10.705L8.48577 10.7344L8.71826 10.7637L8.95074 10.7637L9.18324 10.7932L9.41572 10.8226L9.61914 10.7932L9.85163 10.7932L10.0841 10.7637L10.3166 10.7344L10.5781 10.705L10.8107 10.6462L11.0432 10.5873L11.2756 10.5285L11.5081 10.4109L11.7406 10.3226L11.9731 10.2344L12.2056 10.1168L12.4671 9.96972L12.6996 9.85208L12.9321 9.70504L13.1646 9.52858L13.368 9.38153L13.6004 9.20509L13.833 9.02863L14.0364 8.82276L14.2689 8.6169L14.4723 8.41103L14.7048 8.17576L14.9082 7.9699L15.1407 7.70521L15.3441 7.44053L15.5476 7.20525L15.7801 6.94058L15.9835 6.61707L16.1869 6.32298L16.4193 6.02889L16.6228 5.67598L16.8553 5.38188L17.0587 5.02897L17.2621 4.67607L17.4947 4.32315L17.6981 3.91142L17.9015 3.52911L18.1339 3.14678L18.3375 2.73506L18.5409 2.29392L18.7443 1.85278L18.9767 1.41164Z" calligra:nodeTypes="ccccccccccccccccccccccccccccccccccccccccccccccccccccccccccccccccccccccccccccccccccccccccccccccccccccccccccccccccccccccccccccccccccccccccccccccccccccccccccccccccccccccccccc"/>
          <draw:path draw:style-name="gr8" xml:id="shape-217" draw:id="shape-217" draw:layer="" svg:width="18.91860537275pt" svg:height="10.82262334739pt" svg:x="487.86852508865pt" svg:y="405.30734928296pt" svg:viewBox="0 0 19 11" svg:d="M18.9186 9.44035L18.8026 9.17568L18.5413 8.55808L18.3673 8.14636L18.1351 7.6758L17.845 7.14644L17.5548 6.58766L17.3807 6.26416L17.2066 5.94066L17.0325 5.64657L16.8295 5.32307L16.6263 5.02897L16.3942 4.70548L16.1911 4.38197L15.959 4.05847L15.6977 3.73497L15.4656 3.41147L15.2045 3.08797L14.9144 2.82328L14.6242 2.49979L14.334 2.20569L14.0149 1.9116L13.6956 1.64692L13.3765 1.41164L13.0573 1.14696L12.8541 1.02932L12.6801 0.911686L12.506 0.823458L12.3029 0.705821L12.0998 0.617593L11.9256 0.499956L11.6935 0.411729L11.5194 0.352911L11.2873 0.264683L11.0842 0.235274L10.852 0.147046L10.6489 0.0882276L10.4168 0.0588185L10.2137 0.0294092L9.98158 0L9.74945 0L9.51732 0L9.28519 0L9.05307 0L8.82093 0L8.58881 0.0588185L8.35667 0.0882276L8.09553 0.147046L7.89241 0.205864L7.63127 0.264683L7.39914 0.38232L7.16701 0.470548L6.93487 0.558775L6.70275 0.676412L6.47062 0.823458L6.23849 0.941094L6.00636 1.08814L5.77423 1.2646L5.57111 1.41164L5.33899 1.5881L5.10685 1.76455L4.90374 1.97041L4.67161 2.17628L4.43948 2.38215L4.23637 2.58801L4.00424 2.82328L3.80113 3.08797L3.59802 3.32324L3.36588 3.58793L3.16277 3.85261L2.93064 4.17611L2.72752 4.4702L2.49539 4.7643L2.29228 5.08779L2.08917 5.41129L1.88606 5.76421L1.68295 6.11711L1.45081 6.47002L1.2477 6.88176L1.04459 7.23466L0.841471 7.64639L0.609341 8.05813L0.406227 8.46985L0.203113 8.9404L0 9.38153L2.98867 10.8226L3.19178 10.3815L3.39489 9.99913L3.56899 9.61681L3.77211 9.20509L3.97523 8.85217L4.14932 8.49926L4.32342 8.14636L4.52653 7.85226L4.70063 7.52876L4.87473 7.20525L5.07784 6.94058L5.25194 6.67589L5.42604 6.41121L5.60013 6.17593L5.77423 5.94066L5.94833 5.70539L6.12242 5.49952L6.29652 5.32307L6.47062 5.1172L6.6157 4.94075L6.7898 4.7643L6.93487 4.61725L7.07996 4.4702L7.22504 4.35256L7.37012 4.23492L7.54422 4.08788L7.6893 3.99965L7.80536 3.94083L7.95045 3.85261L8.06651 3.76438L8.21159 3.67615L8.32766 3.61734L8.44372 3.58793L8.55978 3.52911L8.67586 3.4997L8.7629 3.44088L8.87897 3.41147L8.99503 3.38206L9.08208 3.38206L9.19814 3.38206L9.28519 3.35265L9.40126 3.35265L9.48831 3.35265L9.57536 3.35265L9.69142 3.35265L9.77847 3.38206L9.89453 3.38206L9.98158 3.41147L10.0686 3.41147L10.1557 3.44088L10.2718 3.4997L10.3878 3.52911L10.4749 3.55852L10.5619 3.58793L10.678 3.67615L10.794 3.70556L10.881 3.76438L10.9971 3.8232L11.0842 3.91142L11.2003 3.94083L11.4324 4.08788L11.6355 4.29374L11.8386 4.4702L12.0708 4.67607L12.2739 4.88193L12.477 5.08779L12.7091 5.32307L12.8832 5.55834L13.0864 5.82303L13.2894 6.0877L13.4925 6.35239L13.6666 6.58766L13.8697 6.88176L14.0149 7.14644L14.189 7.44053L14.363 7.6758L14.5081 7.9699L14.6532 8.20517L14.9144 8.70513L15.1465 9.17568L15.3496 9.61681L15.5237 9.94031L15.7558 10.4991L15.8139 10.6462Z" calligra:nodeTypes="ccccccccccccccccccccccccccccccccccccccccccccccccccccccccccccccccccccccccccccccccccccccccccccccccccccccccccccccccccccccccccccccccccccccccccccccccccccccccccccccccccccccccccc"/>
          <draw:path draw:style-name="gr8" xml:id="shape-218" draw:id="shape-218" draw:layer="" svg:width="3.30007242566pt" svg:height="2.44432401404pt" svg:x="503.31737074965pt" svg:y="414.37823113896pt" svg:viewBox="0 0 3 2" svg:d="M0 1.29951L0 1.39234L0.0589299 1.48516L0.11786 1.57798L0.147325 1.67081L0.206255 1.73268L0.265185 1.79457L0.324115 1.85644L0.383044 1.94926L0.441974 2.01115L0.500904 2.07304L0.589299 2.13491L0.648229 2.1968L0.736623 2.22773L0.795554 2.25868L0.854484 2.28962L0.942878 2.32056L1.09021 2.38244L1.23752 2.41338L1.41431 2.44432L1.56164 2.44432L1.70897 2.44432L1.88576 2.38244L2.03309 2.35149L2.1804 2.32056L2.32773 2.22773L2.47506 2.16586L2.59292 2.04209L2.71077 1.94926L2.82864 1.85644L2.94649 1.70174L3.03489 1.57798L3.12328 1.42327L3.15276 1.3614L3.18222 1.29951L3.21168 1.20669L3.21168 1.11387L3.24115 1.02105L3.27061 0.959164L3.27061 0.866341L3.30007 0.773519L3.30007 0.680697L3.27061 0.618816L3.27061 0.495052L3.27061 0.40223L3.24115 0.278467L3.21168 0.185644L3.18222 0.0928224L3.15276 0Z" calligra:nodeTypes="cccccccccccccccccccccccccccccccccccccccccccccccccc"/>
          <draw:glue-point draw:id="4" svg:x="-28.5201%" svg:y="-50%"/>
          <draw:glue-point draw:id="5" svg:x="49.99%" svg:y="-50%"/>
          <draw:glue-point draw:id="6" svg:x="10.73%" svg:y="-50%"/>
          <draw:glue-point draw:id="7" svg:x="-49.8801%" svg:y="50%"/>
          <draw:glue-point draw:id="8" svg:x="34.48%" svg:y="50%"/>
          <draw:glue-point draw:id="9" svg:x="-7.7001%" svg:y="50%"/>
          <draw:glue-point draw:id="10" svg:x="-50%" svg:y="-13.8301%"/>
          <draw:glue-point draw:id="11" svg:x="-50%" svg:y="18.09%"/>
          <draw:glue-point draw:id="12" svg:x="50%" svg:y="13.68%"/>
          <draw:glue-point draw:id="13" svg:x="50%" svg:y="-18.1701%"/>
          <draw:glue-point draw:id="14" svg:x="0.91%" svg:y="-0.0201%"/>
        </draw:g>
        <draw:g draw:style-name="gr1" xml:id="shape-219" draw:id="shape-219" svg:y="576.08834464713pt">
          <draw:path draw:style-name="gr10" xml:id="shape-220" draw:id="shape-220" draw:layer="" svg:width="0.00000000000pt" svg:height="25.45520000000pt" svg:x="170.87537384666pt" svg:y="578.15763957053pt" svg:viewBox="0 0 0 25" svg:d="M0 25.4552L0 0" calligra:nodeTypes="cc"/>
          <draw:path draw:style-name="gr11" xml:id="shape-221" draw:id="shape-221" draw:layer="" svg:width="0.00000000000pt" svg:height="17.46140000000pt" svg:x="170.87537384666pt" svg:y="585.75450312493pt" svg:viewBox="0 0 0 17" svg:d="M0 17.4614L0 0" calligra:nodeTypes="cc"/>
          <draw:path draw:style-name="gr12" xml:id="shape-222" draw:id="shape-222" draw:layer="" svg:width="1.21533234165pt" svg:height="3.24088624439pt" svg:x="170.05332517846pt" svg:y="577.50566993713pt" svg:viewBox="0 0 1 3" svg:d="M1.21533 3.24089L0 3.24089L0 0L1.21533 0Z" calligra:nodeTypes="ccccc"/>
          <draw:path draw:style-name="gr13" xml:id="shape-223" draw:id="shape-223" draw:layer="" svg:width="1.21533234165pt" svg:height="3.24088624439pt" svg:x="170.05332517846pt" svg:y="577.50566993713pt" svg:viewBox="0 0 1 3" svg:d="M1.21533 3.24089L0 3.24089L0 0L1.21533 0Z" calligra:nodeTypes="ccccc"/>
          <draw:path draw:style-name="gr10" xml:id="shape-224" draw:id="shape-224" draw:layer="" svg:width="0.00000000000pt" svg:height="25.45520000000pt" svg:x="133.20286763846pt" svg:y="578.15763957053pt" svg:viewBox="0 0 0 25" svg:d="M0 25.4552L0 0" calligra:nodeTypes="cc"/>
          <draw:path draw:style-name="gr11" xml:id="shape-225" draw:id="shape-225" draw:layer="" svg:width="0.00000000000pt" svg:height="17.46140000000pt" svg:x="133.20286763846pt" svg:y="585.75450312493pt" svg:viewBox="0 0 0 17" svg:d="M0 17.4614L0 0" calligra:nodeTypes="cc"/>
          <draw:path draw:style-name="gr12" xml:id="shape-226" draw:id="shape-226" draw:layer="" svg:width="1.21533234165pt" svg:height="3.24088624439pt" svg:x="132.38081897026pt" svg:y="577.50566993713pt" svg:viewBox="0 0 1 3" svg:d="M1.21533 3.24089L0 3.24089L0 0L1.21533 0Z" calligra:nodeTypes="ccccc"/>
          <draw:path draw:style-name="gr13" xml:id="shape-227" draw:id="shape-227" draw:layer="" svg:width="1.21533234165pt" svg:height="3.24088624439pt" svg:x="132.38081897026pt" svg:y="577.50566993713pt" svg:viewBox="0 0 1 3" svg:d="M1.21533 3.24089L0 3.24089L0 0L1.21533 0Z" calligra:nodeTypes="ccccc"/>
          <draw:path draw:style-name="gr14" xml:id="shape-228" draw:id="shape-228" draw:layer="" svg:width="57.29353262376pt" svg:height="27.05703286872pt" svg:x="124.27371831146pt" svg:y="606.81595693433pt" svg:viewBox="0 0 57 27" svg:d="M57.2935 0C57.2935 5.95699 44.5112 10.9954 28.6325 10.9954C12.754 10.9954 0 6.09618 0 0L0 16.0338C0 22.1578 12.754 27.057 28.6325 27.057C44.5112 27.057 57.2935 22.1578 57.2935 16.0338Z" calligra:nodeTypes="ccccccc"/>
          <draw:path draw:style-name="gr15" xml:id="shape-229" draw:id="shape-229" draw:layer="" svg:width="57.29353262376pt" svg:height="27.05703286872pt" svg:x="124.27371831146pt" svg:y="606.81595693433pt" svg:viewBox="0 0 57 27" svg:d="M57.2935 0C57.2935 5.95699 44.5112 10.9954 28.6325 10.9954C12.754 10.9954 0 6.09618 0 0L0 16.0338C0 22.1578 12.754 27.057 28.6325 27.057C44.5112 27.057 57.2935 22.1578 57.2935 16.0338Z" calligra:nodeTypes="ccccccc"/>
          <draw:path draw:style-name="gr14" xml:id="shape-230" draw:id="shape-230" draw:layer="" svg:width="57.29353262376pt" svg:height="22.73686192302pt" svg:x="124.27371831146pt" svg:y="595.70412666073pt" svg:viewBox="0 0 57 23" svg:d="M28.6325 22.7369C44.5112 22.7369 57.2935 17.6714 57.2935 11.3397C57.2935 5.03665 44.5112 0 28.6325 0C12.754 0 0 5.03665 0 11.3397C0 17.4988 12.754 22.7369 28.6325 22.7369Z" calligra:nodeTypes="ccccc"/>
          <draw:path draw:style-name="gr15" xml:id="shape-231" draw:id="shape-231" draw:layer="" svg:width="57.29353262376pt" svg:height="22.73686192302pt" svg:x="124.27371831146pt" svg:y="595.70412666073pt" svg:viewBox="0 0 57 23" svg:d="M28.6325 22.7369C44.5112 22.7369 57.2935 17.6714 57.2935 11.3397C57.2935 5.03665 44.5112 0 28.6325 0C12.754 0 0 5.03665 0 11.3397C0 17.4988 12.754 22.7369 28.6325 22.7369Z" calligra:nodeTypes="ccccc"/>
          <draw:path draw:style-name="gr8" xml:id="shape-232" draw:id="shape-232" draw:layer="" svg:width="20.16757995490pt" svg:height="6.17841444693pt" svg:x="127.93041755966pt" svg:y="601.48681384393pt" svg:viewBox="0 0 20 6" svg:d="M17.8928 0.875054L20.1676 4.24269L11.5124 6.17841L13.4821 4.69348L0 2.49258L3.32889 0L16.367 2.20089Z" calligra:nodeTypes="cccccccc"/>
          <draw:path draw:style-name="gr8" xml:id="shape-233" draw:id="shape-233" draw:layer="" svg:width="20.13886632136pt" svg:height="6.60014485132pt" svg:x="157.26905106266pt" svg:y="605.79548272553pt" svg:viewBox="0 0 20 7" svg:d="M1.53385 5.44587L0 1.65744L8.09532 0L6.7035 1.33187L20.1389 3.78842L16.844 6.60014L3.40855 3.96601Z" calligra:nodeTypes="cccccccc"/>
          <draw:path draw:style-name="gr8" xml:id="shape-234" draw:id="shape-234" draw:layer="" svg:width="10.43736382242pt" svg:height="6.83409228923pt" svg:x="152.73361013466pt" svg:y="598.05688664213pt" svg:viewBox="0 0 10 7" svg:d="M1.51465 2.4268L10.2721 0L10.4374 3.79362L8.31683 3.34731L4.07579 6.83409L0 6.22042L4.37872 2.73364Z" calligra:nodeTypes="cccccccc"/>
          <draw:path draw:style-name="gr8" xml:id="shape-235" draw:id="shape-235" draw:layer="" svg:width="11.74608823709pt" svg:height="7.21403860773pt" svg:x="141.70681937846pt" svg:y="608.51674728233pt" svg:viewBox="0 0 12 7" svg:d="M9.14563 5.73905L0.321412 7.21404L0 3.37907L2.5713 3.80816L7.39247 0L11.7461 0.724086L6.57433 4.85405Z" calligra:nodeTypes="cccccccc"/>
          <draw:glue-point draw:id="4" svg:x="-35.7901%" svg:y="-50%"/>
          <draw:glue-point draw:id="5" svg:x="32.85%" svg:y="-50%"/>
          <draw:glue-point draw:id="6" svg:x="0%" svg:y="50%"/>
          <draw:glue-point draw:id="7" svg:x="-50%" svg:y="1.69%"/>
          <draw:glue-point draw:id="8" svg:x="-50%" svg:y="30.4%"/>
          <draw:glue-point draw:id="9" svg:x="-50%" svg:y="16.05%"/>
          <draw:glue-point draw:id="10" svg:x="50%" svg:y="1.69%"/>
          <draw:glue-point draw:id="11" svg:x="50%" svg:y="30.4%"/>
          <draw:glue-point draw:id="12" svg:x="50%" svg:y="16.05%"/>
          <draw:glue-point draw:id="13" svg:x="-0.3301%" svg:y="5.14%"/>
        </draw:g>
        <draw:g draw:style-name="gr1" xml:id="shape-236" draw:id="shape-236" svg:y="260.83180143101pt">
          <draw:path draw:style-name="gr16" xml:id="shape-237" draw:id="shape-237" draw:layer="" svg:width="96.01921610611pt" svg:height="33.67440164414pt" svg:x="422.69320617362pt" svg:y="284.20349546311pt" svg:viewBox="0 0 96 34" svg:d="M96.0192 16.8229L95.9342 15.9646L95.7358 15.1062L95.4525 14.2766L95.0273 13.4468L94.4605 12.5886L93.8086 11.7874L93.0151 10.9864L92.1365 10.1853L91.0879 9.41281L89.9543 8.66893L88.7356 7.92507L87.4036 7.20981L85.9582 6.49455L84.4278 5.86513L82.784 5.23569L81.0552 4.63488L79.2697 4.03406L77.3708 3.51908L75.4154 3.00408L73.4032 2.54633L71.2775 2.08856L69.1236 1.71663L66.913 1.34468L64.6741 1.05858L62.3784 0.772479L60.0262 0.543597L57.6456 0.343324L55.2649 0.200273L52.8559 0.0572207L50.4185 0.0286103L48.0096 0L45.5723 0.0286103L43.1349 0.0572207L40.726 0.200273L38.3453 0.343324L35.9647 0.543597L33.6124 0.772479L31.3167 1.05858L29.0778 1.34468L26.8673 1.71663L24.7134 2.08856L22.5878 2.54633L20.5756 3.00408L18.6201 3.51908L16.7212 4.03406L14.9074 4.63488L13.2069 5.23569L11.5632 5.86513L10.0327 6.49455L8.58732 7.20981L7.25529 7.92507L6.03662 8.66893L4.90299 9.41281L3.85438 10.1853L2.9758 10.9864L2.18226 11.7874L1.53041 12.5886L0.963594 13.4468L0.538479 14.2766L0.226728 15.1062L0.056682 15.9646L0 16.8229L0.056682 17.6812L0.226728 18.5395L0.538479 19.3692L0.963594 20.1989L1.53041 21.0572L2.18226 21.8583L2.9758 22.6594L3.85438 23.4605L4.90299 24.233L6.03662 24.9769L7.25529 25.7493L8.58732 26.436L10.0327 27.1513L11.5632 27.7807L13.2069 28.4387L14.9074 29.0396L16.7212 29.6117L18.6201 30.1553L20.5756 30.6417L22.5878 31.0995L24.7134 31.5572L26.8673 31.9577L29.0778 32.3011L31.3167 32.6158L33.6124 32.8733L35.9647 33.1308L38.3453 33.3025L40.726 33.4741L43.1349 33.5885L45.5723 33.6458L48.0096 33.6744L50.4185 33.6458L52.8559 33.5885L55.2649 33.4741L57.6456 33.3025L60.0262 33.1308L62.3784 32.8733L64.6741 32.6158L66.913 32.3011L69.1236 31.9577L71.2775 31.5572L73.4032 31.0995L75.4154 30.6417L77.3708 30.1553L79.2697 29.6117L81.0552 29.0396L82.784 28.4387L84.4278 27.7807L85.9582 27.1513L87.4036 26.436L88.7356 25.7493L89.9543 24.9769L91.0879 24.233L92.1365 23.4605L93.0151 22.6594L93.8086 21.8583L94.4605 21.0572L95.0273 20.1989L95.4525 19.3692L95.7358 18.5395L95.9342 17.6812Z" calligra:nodeTypes="ccccccccccccccccccccccccccccccccccccccccccccccccccccccccccccccccccccccccccccccccccccccccccccccccccccccccccccccccccccccccccccc"/>
          <draw:path draw:style-name="gr17" xml:id="shape-238" draw:id="shape-238" draw:layer="" svg:width="95.88744794083pt" svg:height="32.42628317555pt" svg:x="422.69320617362pt" svg:y="284.26018847471pt" svg:viewBox="0 0 96 32" svg:d="M95.8874 16.1991L95.8021 15.3568L95.6312 14.5427L95.318 13.7285L94.9195 12.9143L94.35 12.1283L93.6667 11.3422L92.9265 10.5842L91.9871 9.79807L90.9905 9.06812L89.8518 8.3101L88.6276 7.60824L87.2895 6.90637L85.866 6.26065L84.3285 5.61493L82.7057 4.99729L80.9691 4.4358L79.147 3.90238L77.2964 3.34088L75.332 2.89169L73.3106 2.41442L71.2039 1.9933L69.0401 1.62833L66.8479 1.29143L64.5987 0.982614L62.3212 0.701867L59.9581 0.505344L57.5951 0.280747L55.2036 0.168448L52.7836 0.0561493L50.3637 0L47.9437 0L45.4953 0L43.0753 0.0561493L40.6554 0.168448L38.2923 0.280747L35.9293 0.505344L33.5663 0.701867L31.2887 0.982614L29.0111 1.29143L26.8189 1.62833L24.6552 1.9933L22.5484 2.41442L20.527 2.89169L18.591 3.34088L16.712 3.90238L14.8899 4.4358L13.1816 4.99729L11.5589 5.61493L10.0215 6.26065L8.56951 6.90637L7.23141 7.60824L6.03566 8.3101L4.89686 9.06812L3.87194 9.79807L2.98937 10.5842L2.1922 11.3422L1.50892 12.1283L0.967985 12.9143L0.540933 13.7285L0.227761 14.5427L0.0569403 15.3568L0 16.1991L0.0569403 17.0132L0.227761 17.8555L0.540933 18.6416L0.967985 19.4557L1.50892 20.27L2.1922 21.056L2.98937 21.8141L3.87194 22.6001L4.89686 23.3301L6.03566 24.088L7.23141 24.7899L8.56951 25.4637L10.0215 26.1375L11.5589 26.7833L13.1816 27.3728L14.8899 27.9624L16.712 28.4958L18.591 29.0292L20.527 29.5065L22.5484 29.9556L24.6552 30.3768L26.8189 30.7699L29.0111 31.0787L31.2887 31.4156L33.5663 31.6683L35.9293 31.8929L38.2923 32.0894L40.6554 32.2017L43.0753 32.342L45.4953 32.3981L47.9437 32.4263L50.3637 32.3981L52.7836 32.342L55.2036 32.2017L57.5951 32.0894L59.9581 31.8929L62.3212 31.6683L64.5987 31.4156L66.8479 31.0787L69.0401 30.7699L71.2039 30.3768L73.3106 29.9556L75.332 29.5065L77.2964 29.0292L79.147 28.4958L80.9691 27.9624L82.7057 27.3728L84.3285 26.7833L85.866 26.1375L87.2895 25.4637L88.6276 24.7899L89.8518 24.088L90.9905 23.3301L91.9871 22.6001L92.9265 21.8141L93.6667 21.056L94.35 20.27L94.9195 19.4557L95.318 18.6416L95.6312 17.8555L95.8021 17.0132Z" calligra:nodeTypes="ccccccccccccccccccccccccccccccccccccccccccccccccccccccccccccccccccccccccccccccccccccccccccccccccccccccccccccccccccccccccccccc"/>
          <draw:path draw:style-name="gr16" xml:id="shape-239" draw:id="shape-239" draw:layer="" svg:width="95.88744794083pt" svg:height="23.77824146697pt" svg:x="422.69320617362pt" svg:y="277.79718515231pt" svg:viewBox="0 0 96 24" svg:d="M0 0L0 23.7782L95.8874 23.7782L95.8874 0Z" calligra:nodeTypes="ccccc"/>
          <draw:path draw:style-name="gr18" xml:id="shape-240" draw:id="shape-240" draw:layer="" svg:width="96.01921610611pt" svg:height="33.61710261861pt" svg:x="422.69320617362pt" svg:y="260.84597468391pt" svg:viewBox="0 0 96 34" svg:d="M96.0192 16.8086L95.9342 15.951L95.7358 15.0934L95.4525 14.2644L95.0273 13.4068L94.4605 12.5779L93.8086 11.7488L93.0151 10.9485L92.1365 10.1766L91.0879 9.37621L89.9543 8.66156L88.7356 7.88974L87.4036 7.20368L85.9582 6.48903L84.4278 5.86013L82.784 5.20266L81.0552 4.60235L79.2697 4.03063L77.3708 3.48749L75.4154 3.00153L73.4032 2.51557L71.2775 2.11537L69.1236 1.68657L66.913 1.34354L64.6741 1.0291L62.3784 0.743236L60.0262 0.514548L57.6456 0.314446L55.2649 0.171516L52.8559 0.057172L50.4185 0L48.0096 0L45.5723 0L43.1349 0.057172L40.726 0.171516L38.3453 0.314446L35.9647 0.514548L33.6124 0.743236L31.3167 1.0291L29.0778 1.34354L26.8673 1.68657L24.7134 2.11537L22.5878 2.51557L20.5756 3.00153L18.6201 3.48749L16.7212 4.03063L14.9074 4.60235L13.2069 5.20266L11.5632 5.86013L10.0327 6.48903L8.58732 7.20368L7.25529 7.88974L6.03662 8.66156L4.90299 9.37621L3.85438 10.1766L2.9758 10.9485L2.18226 11.7488L1.53041 12.5779L0.963594 13.4068L0.538479 14.2644L0.226728 15.0934L0.056682 15.951L0 16.8086L0.056682 17.6375L0.226728 18.4952L0.538479 19.3528L0.963594 20.1531L1.53041 21.0108L2.18226 21.8397L2.9758 22.6401L3.85438 23.4406L4.90299 24.2124L6.03662 24.927L7.25529 25.6702L8.58732 26.4135L10.0327 27.0995L11.5632 27.7284L13.2069 28.3859L14.9074 28.9862L16.7212 29.558L18.6201 30.0725L20.5756 30.5871L22.5878 31.073L24.7134 31.5018L26.8673 31.8734L29.0778 32.2451L31.3167 32.5594L33.6124 32.8167L35.9647 33.0454L38.3453 33.2456L40.726 33.3885L43.1349 33.5314L45.5723 33.5885L48.0096 33.6171L50.4185 33.5885L52.8559 33.5314L55.2649 33.3885L57.6456 33.2456L60.0262 33.0454L62.3784 32.8167L64.6741 32.5594L66.913 32.2451L69.1236 31.8734L71.2775 31.5018L73.4032 31.073L75.4154 30.5871L77.3708 30.0725L79.2697 29.558L81.0552 28.9862L82.784 28.3859L84.4278 27.7284L85.9582 27.0995L87.4036 26.4135L88.7356 25.6702L89.9543 24.927L91.0879 24.2124L92.1365 23.4406L93.0151 22.6401L93.8086 21.8397L94.4605 21.0108L95.0273 20.1531L95.4525 19.3528L95.7358 18.4952L95.9342 17.6375Z" calligra:nodeTypes="ccccccccccccccccccccccccccccccccccccccccccccccccccccccccccccccccccccccccccccccccccccccccccccccccccccccccccccccccccccccccccccc"/>
          <draw:path draw:style-name="gr17" xml:id="shape-241" draw:id="shape-241" draw:layer="" svg:width="95.88744794083pt" svg:height="32.48245942176pt" svg:x="422.69320617362pt" svg:y="260.84597468391pt" svg:viewBox="0 0 96 32" svg:d="M95.8874 16.2412L95.8021 15.3982L95.6312 14.5834L95.318 13.7685L94.9195 12.9536L94.35 12.1669L93.6667 11.352L92.9265 10.5933L91.9871 9.83465L90.9905 9.07598L89.8518 8.31731L88.6276 7.64294L87.2895 6.94046L85.866 6.26608L84.3285 5.64791L82.7057 5.00162L80.9691 4.46775L79.147 3.90577L77.2964 3.37188L75.332 2.8942L73.3106 2.44461L71.2039 2.02313L69.0401 1.62975L66.8479 1.32065L64.5987 0.983465L62.3212 0.730575L59.9581 0.505783L57.5951 0.309089L55.2036 0.168594L52.7836 0.0561981L50.3637 0L47.9437 0L45.4953 0L43.0753 0.0561981L40.6554 0.168594L38.2923 0.309089L35.9293 0.505783L33.5663 0.730575L31.2887 0.983465L29.0111 1.32065L26.8189 1.62975L24.6552 2.02313L22.5484 2.44461L20.527 2.8942L18.591 3.37188L16.712 3.90577L14.8899 4.46775L13.1816 5.00162L11.5589 5.64791L10.0215 6.26608L8.56951 6.94046L7.23141 7.64294L6.03566 8.31731L4.89686 9.07598L3.87194 9.83465L2.98937 10.5933L2.1922 11.352L1.50892 12.1669L0.967985 12.9536L0.540933 13.7685L0.227761 14.5834L0.0569403 15.3982L0 16.2412L0.0569403 17.0561L0.227761 17.871L0.540933 18.6858L0.967985 19.5008L1.50892 20.2875L2.1922 21.1024L2.98937 21.861L3.87194 22.6197L4.89686 23.3784L6.03566 24.109L7.23141 24.8114L8.56951 25.4858L10.0215 26.1602L11.5589 26.8065L13.1816 27.4247L14.8899 27.9866L16.712 28.5486L18.591 29.0544L20.527 29.5321L22.5484 30.0098L24.6552 30.4593L26.8189 30.7965L29.0111 31.1618L31.2887 31.4709L33.5663 31.7238L35.9293 31.9486L38.2923 32.1453L40.6554 32.2576L43.0753 32.3981L45.4953 32.4544L47.9437 32.4825L50.3637 32.4544L52.7836 32.3981L55.2036 32.2576L57.5951 32.1453L59.9581 31.9486L62.3212 31.7238L64.5987 31.4709L66.8479 31.1618L69.0401 30.7965L71.2039 30.4593L73.3106 30.0098L75.332 29.5321L77.2964 29.0544L79.147 28.5486L80.9691 27.9866L82.7057 27.4247L84.3285 26.8065L85.866 26.1602L87.2895 25.4858L88.6276 24.8114L89.8518 24.109L90.9905 23.3784L91.9871 22.6197L92.9265 21.861L93.6667 21.1024L94.35 20.2875L94.9195 19.5008L95.318 18.6858L95.6312 17.871L95.8021 17.0561Z" calligra:nodeTypes="ccccccccccccccccccccccccccccccccccccccccccccccccccccccccccccccccccccccccccccccccccccccccccccccccccccccccccccccccccccccccccccc"/>
          <draw:path draw:style-name="gr12" xml:id="shape-242" draw:id="shape-242" draw:layer="" svg:width="31.87871515004pt" svg:height="10.05439892132pt" svg:x="471.59092867862pt" svg:y="265.55149464671pt" svg:viewBox="0 0 32 10" svg:d="M0 7.81105L7.06501 10.0544L24.1819 3.32443L31.8787 5.5407L27.7143 0L7.66812 0L15.9106 1.6487Z" calligra:nodeTypes="cccccccc"/>
          <draw:path draw:style-name="gr12" xml:id="shape-243" draw:id="shape-243" draw:layer="" svg:width="31.82119597495pt" svg:height="11.22476687584pt" svg:x="437.26331015482pt" svg:y="277.79718515231pt" svg:viewBox="0 0 32 11" svg:d="M31.8212 2.37063L24.7626 0L8.23507 7.11189L0 4.7127L4.10319 11.2248L24.7626 11.2248L15.8963 8.85417Z" calligra:nodeTypes="cccccccc"/>
          <draw:path draw:style-name="gr12" xml:id="shape-244" draw:id="shape-244" draw:layer="" svg:width="31.87871515004pt" svg:height="11.00024141887pt" svg:x="438.99244700862pt" svg:y="264.95621802491pt" svg:viewBox="0 0 32 11" svg:d="M0 2.43132L7.03629 0L24.1819 6.70096L31.8787 4.8923L27.7431 11.0002L7.6394 11.0002L15.9106 9.19158Z" calligra:nodeTypes="cccccccc"/>
          <draw:path draw:style-name="gr12" xml:id="shape-245" draw:id="shape-245" draw:layer="" svg:width="31.82119597495pt" svg:height="10.05439892132pt" svg:x="470.42872194082pt" svg:y="278.95939189011pt" svg:viewBox="0 0 32 10" svg:d="M31.8212 7.81105L24.7339 10.0544L8.23507 3.35145L0 5.59476L4.10319 0L24.7339 0L15.8963 1.6487Z" calligra:nodeTypes="cccccccc"/>
          <draw:path draw:style-name="gr8" xml:id="shape-246" draw:id="shape-246" draw:layer="" svg:width="31.87871515004pt" svg:height="10.05439892132pt" svg:x="472.18620530042pt" svg:y="266.11842476271pt" svg:viewBox="0 0 32 10" svg:d="M0 7.81105L7.09373 10.0544L24.1819 3.35145L31.8787 5.59476L27.7143 0L7.66812 0L15.9393 1.6487Z" calligra:nodeTypes="cccccccc"/>
          <draw:path draw:style-name="gr8" xml:id="shape-247" draw:id="shape-247" draw:layer="" svg:width="31.87871515004pt" svg:height="11.22476687584pt" svg:x="437.83024027082pt" svg:y="278.39246177411pt" svg:viewBox="0 0 32 11" svg:d="M31.8787 2.34207L24.7563 0L8.24251 7.08334L0 4.7127L4.1069 11.2248L24.7563 11.2248L15.9106 8.85417Z" calligra:nodeTypes="cccccccc"/>
          <draw:path draw:style-name="gr8" xml:id="shape-248" draw:id="shape-248" draw:layer="" svg:width="31.87871515004pt" svg:height="10.05439892132pt" svg:x="439.58772363042pt" svg:y="265.55149464671pt" svg:viewBox="0 0 32 10" svg:d="M0 2.18925L7.06501 0L24.1819 6.13532L31.8787 4.43256L27.7431 10.0544L7.66812 10.0544L15.9393 8.3516Z" calligra:nodeTypes="cccccccc"/>
          <draw:path draw:style-name="gr8" xml:id="shape-249" draw:id="shape-249" draw:layer="" svg:width="31.82119597495pt" svg:height="10.05439892132pt" svg:x="470.99565205682pt" svg:y="279.58301501771pt" svg:viewBox="0 0 32 10" svg:d="M31.8212 7.81105L24.7626 10.0544L8.26376 3.32443L0 5.56773L4.10319 0L24.7626 0L15.9249 1.6487Z" calligra:nodeTypes="cccccccc"/>
          <draw:path draw:style-name="gr17" xml:id="shape-250" draw:id="shape-250" draw:layer="" svg:width="0.00000000000pt" svg:height="23.38590000000pt" svg:x="422.69320617362pt" svg:y="277.23025503631pt" svg:viewBox="0 0 0 23" svg:d="M0 0L0 23.3859" calligra:nodeTypes="cc"/>
          <draw:path draw:style-name="gr17" xml:id="shape-251" draw:id="shape-251" draw:layer="" svg:width="0.00000000000pt" svg:height="23.38590000000pt" svg:x="518.13589120222pt" svg:y="277.23025503631pt" svg:viewBox="0 0 0 23" svg:d="M0 0L0 23.3859" calligra:nodeTypes="cc"/>
          <draw:glue-point draw:id="4" svg:x="-0.0901%" svg:y="-50%"/>
          <draw:glue-point draw:id="5" svg:x="-0.0101%" svg:y="50%"/>
          <draw:glue-point draw:id="6" svg:x="-50%" svg:y="-0.2001%"/>
          <draw:glue-point draw:id="7" svg:x="50%" svg:y="-0.0101%"/>
          <draw:glue-point draw:id="8" svg:x="-0.0201%" svg:y="-0.0501%"/>
        </draw:g>
        <draw:g draw:style-name="gr1" xml:id="shape-252" draw:id="shape-252" svg:y="176.23176474109pt">
          <draw:path draw:style-name="gr19" xml:id="shape-253" draw:id="shape-253" draw:layer="" svg:width="48.89772250500pt" svg:height="5.41418260780pt" svg:x="56.71223888107pt" svg:y="210.99875410479pt" svg:viewBox="0 0 49 5" svg:d="M0 5.41418L5.75101 0L48.8977 0L43.1184 5.41418Z" calligra:nodeTypes="ccccc"/>
          <draw:path draw:style-name="gr20" xml:id="shape-254" draw:id="shape-254" draw:layer="" svg:width="48.89772250500pt" svg:height="5.41418260780pt" svg:x="56.71223888107pt" svg:y="210.99875410479pt" svg:viewBox="0 0 49 5" svg:d="M0 5.41418L5.75101 0L48.8977 0L43.1184 5.41418Z" calligra:nodeTypes="ccccc"/>
          <draw:path draw:style-name="gr21" xml:id="shape-255" draw:id="shape-255" draw:layer="" svg:width="43.14338182760pt" svg:height="8.10710065880pt" svg:x="56.71223888107pt" svg:y="216.41293671259pt" svg:viewBox="0 0 43 8" svg:d="M0 0L43.1434 0L43.1434 8.1071L0 8.1071Z" calligra:nodeTypes="ccccc"/>
          <draw:path draw:style-name="gr20" xml:id="shape-256" draw:id="shape-256" draw:layer="" svg:width="43.14338182760pt" svg:height="8.10710065880pt" svg:x="56.71223888107pt" svg:y="216.41293671259pt" svg:viewBox="0 0 43 8" svg:d="M0 0L43.1434 0L43.1434 8.1071L0 8.1071Z" calligra:nodeTypes="ccccc"/>
          <draw:path draw:style-name="gr22" xml:id="shape-257" draw:id="shape-257" draw:layer="" svg:width="5.75434067740pt" svg:height="13.49293676080pt" svg:x="99.85562070867pt" svg:y="210.99875410479pt" svg:viewBox="0 0 6 13" svg:d="M0 13.4929L5.75434 7.75066L5.75434 0L0 5.40283Z" calligra:nodeTypes="ccccc"/>
          <draw:path draw:style-name="gr20" xml:id="shape-258" draw:id="shape-258" draw:layer="" svg:width="5.75434067740pt" svg:height="13.49293676080pt" svg:x="99.85562070867pt" svg:y="210.99875410479pt" svg:viewBox="0 0 6 13" svg:d="M0 13.4929L5.75434 7.75066L5.75434 0L0 5.40283Z" calligra:nodeTypes="ccccc"/>
          <draw:path draw:style-name="gr12" xml:id="shape-259" draw:id="shape-259" draw:layer="" svg:width="46.51661601780pt" svg:height="4.39370839900pt" svg:x="58.10121766527pt" svg:y="210.99875410479pt" svg:viewBox="0 0 47 4" svg:d="M0 4.39371L4.39103 0L46.5166 0L42.0689 4.39371Z" calligra:nodeTypes="ccccc"/>
          <draw:path draw:style-name="gr23" xml:id="shape-260" draw:id="shape-260" draw:layer="" svg:width="46.51661601780pt" svg:height="4.39370839900pt" svg:x="58.10121766527pt" svg:y="210.99875410479pt" svg:viewBox="0 0 47 4" svg:d="M0 4.39371L4.39103 0L46.5166 0L42.0689 4.39371Z" calligra:nodeTypes="ccccc"/>
          <draw:path draw:style-name="gr19" xml:id="shape-261" draw:id="shape-261" draw:layer="" svg:width="47.90559480200pt" svg:height="4.39370839900pt" svg:x="56.71223888107pt" svg:y="176.24593799399pt" svg:viewBox="0 0 48 4" svg:d="M0 4.39371L4.73107 0L47.9056 0L43.1462 4.39371Z" calligra:nodeTypes="ccccc"/>
          <draw:path draw:style-name="gr20" xml:id="shape-262" draw:id="shape-262" draw:layer="" svg:width="47.90559480200pt" svg:height="4.39370839900pt" svg:x="56.71223888107pt" svg:y="176.24593799399pt" svg:viewBox="0 0 48 4" svg:d="M0 4.39371L4.73107 0L47.9056 0L43.1462 4.39371Z" calligra:nodeTypes="ccccc"/>
          <draw:path draw:style-name="gr21" xml:id="shape-263" draw:id="shape-263" draw:layer="" svg:width="43.45519339140pt" svg:height="34.07249997160pt" svg:x="56.71223888107pt" svg:y="180.63964639299pt" svg:viewBox="0 0 43 34" svg:d="M0 0L43.4552 0L43.4552 34.0725L0 34.0725Z" calligra:nodeTypes="ccccc"/>
          <draw:path draw:style-name="gr20" xml:id="shape-264" draw:id="shape-264" draw:layer="" svg:width="43.45519339140pt" svg:height="34.07249997160pt" svg:x="56.71223888107pt" svg:y="180.63964639299pt" svg:viewBox="0 0 43 34" svg:d="M0 0L43.4552 0L43.4552 34.0725L0 34.0725Z" calligra:nodeTypes="ccccc"/>
          <draw:path draw:style-name="gr24" xml:id="shape-265" draw:id="shape-265" draw:layer="" svg:width="36.00006236600pt" svg:height="26.30555738240pt" svg:x="60.45397764667pt" svg:y="185.00500828619pt" svg:viewBox="0 0 36 26" svg:d="M0 0L36.0001 0L36.0001 26.3056L0 26.3056Z" calligra:nodeTypes="ccccc"/>
          <draw:path draw:style-name="gr20" xml:id="shape-266" draw:id="shape-266" draw:layer="" svg:width="36.00006236600pt" svg:height="26.30555738240pt" svg:x="60.45397764667pt" svg:y="185.00500828619pt" svg:viewBox="0 0 36 26" svg:d="M0 0L36.0001 0L36.0001 26.3056L0 26.3056Z" calligra:nodeTypes="ccccc"/>
          <draw:path draw:style-name="gr22" xml:id="shape-267" draw:id="shape-267" draw:layer="" svg:width="4.76221297440pt" svg:height="38.12605030100pt" svg:x="99.85562070867pt" svg:y="176.24593799399pt" svg:viewBox="0 0 5 38" svg:d="M0 38.1261L4.76221 33.3957L4.76221 0L0 4.36212Z" calligra:nodeTypes="ccccc"/>
          <draw:path draw:style-name="gr20" xml:id="shape-268" draw:id="shape-268" draw:layer="" svg:width="4.76221297440pt" svg:height="38.12605030100pt" svg:x="99.85562070867pt" svg:y="176.24593799399pt" svg:viewBox="0 0 5 38" svg:d="M0 38.1261L4.76221 33.3957L4.76221 0L0 4.36212Z" calligra:nodeTypes="ccccc"/>
          <draw:path draw:style-name="gr19" xml:id="shape-269" draw:id="shape-269" draw:layer="" svg:width="53.65993547940pt" svg:height="8.41891222260pt" svg:x="48.23663364687pt" svg:y="222.84759352919pt" svg:viewBox="0 0 54 8" svg:d="M0 8.41891L6.79957 0L53.6599 0L46.832 8.41891Z" calligra:nodeTypes="ccccc"/>
          <draw:path draw:style-name="gr20" xml:id="shape-270" draw:id="shape-270" draw:layer="" svg:width="53.65993547940pt" svg:height="8.41891222260pt" svg:x="48.23663364687pt" svg:y="222.84759352919pt" svg:viewBox="0 0 54 8" svg:d="M0 8.41891L6.79957 0L53.6599 0L46.832 8.41891Z" calligra:nodeTypes="ccccc"/>
          <draw:path draw:style-name="gr22" xml:id="shape-271" draw:id="shape-271" draw:layer="" svg:width="6.80316139200pt" svg:height="10.09135606480pt" svg:x="95.09340773427pt" svg:y="222.84759352919pt" svg:viewBox="0 0 7 10" svg:d="M0 10.0914L6.80316 3.02458L6.80316 0L0 8.39533Z" calligra:nodeTypes="ccccc"/>
          <draw:path draw:style-name="gr20" xml:id="shape-272" draw:id="shape-272" draw:layer="" svg:width="6.80316139200pt" svg:height="10.09135606480pt" svg:x="95.09340773427pt" svg:y="222.84759352919pt" svg:viewBox="0 0 7 10" svg:d="M0 10.0914L6.80316 3.02458L6.80316 0L0 8.39533Z" calligra:nodeTypes="ccccc"/>
          <draw:path draw:style-name="gr21" xml:id="shape-273" draw:id="shape-273" draw:layer="" svg:width="46.85677408740pt" svg:height="1.67244384220pt" svg:x="48.23663364687pt" svg:y="231.26650575179pt" svg:viewBox="0 0 47 2" svg:d="M0 0L46.8568 0L46.8568 1.67244L0 1.67244Z" calligra:nodeTypes="ccccc"/>
          <draw:path draw:style-name="gr20" xml:id="shape-274" draw:id="shape-274" draw:layer="" svg:width="46.85677408740pt" svg:height="1.67244384220pt" svg:x="48.23663364687pt" svg:y="231.26650575179pt" svg:viewBox="0 0 47 2" svg:d="M0 0L46.8568 0L46.8568 1.67244L0 1.67244Z" calligra:nodeTypes="ccccc"/>
          <draw:path draw:style-name="gr25" xml:id="shape-275" draw:id="shape-275" draw:layer="" svg:width="13.91813434780pt" svg:height="8.10710065880pt" svg:x="73.01147971607pt" svg:y="188.37824247639pt" svg:viewBox="0 0 14 8" svg:d="M13.9181 4.03943L13.8898 3.84169L13.8616 3.61571L13.805 3.41798L13.7484 3.22024L13.6635 3.02251L13.5787 2.82477L13.4655 2.62704L13.3241 2.45755L13.1826 2.25982L13.0129 2.09033L12.8432 1.8926L12.6451 1.72311L12.4188 1.55363L12.2208 1.38414L11.9945 1.2429L11.7399 1.10166L11.4853 0.960423L11.2024 0.847432L10.9195 0.734441L10.6083 0.593202L10.3254 0.480212L9.98598 0.395468L9.6748 0.310725L9.33533 0.225982L9.02416 0.169486L8.68469 0.141239L8.34522 0.0847432L8.00576 0.0282477L7.638 0.0282477L7.29853 0L6.93078 0L6.59131 0L6.22356 0.0282477L5.88409 0.0282477L5.54462 0.0847432L5.20516 0.141239L4.86569 0.169486L4.52622 0.225982L4.18676 0.310725L3.87558 0.395468L3.5644 0.480212L3.28151 0.593202L2.97033 0.734441L2.68744 0.847432L2.40456 0.960423L2.14996 1.10166L1.89536 1.2429L1.66904 1.38414L1.44273 1.55363L1.21642 1.72311L1.0184 1.8926L0.848667 2.09033L0.707222 2.25982L0.537489 2.45755L0.424333 2.62704L0.311178 2.82477L0.198022 3.02251L0.141444 3.22024L0.0565778 3.41798L0.0282889 3.61571L0 3.84169L0 4.03943L0 4.23716L0.0282889 4.46314L0.0565778 4.63263L0.141444 4.85861L0.198022 5.05635L0.311178 5.25408L0.424333 5.45181L0.537489 5.6213L0.707222 5.81903L0.848667 5.98852L1.0184 6.18625L1.21642 6.35574L1.44273 6.52523L1.66904 6.69471L1.89536 6.83595L2.14996 6.97719L2.40456 7.11843L2.68744 7.23142L2.97033 7.37266L3.28151 7.48565L3.5644 7.59864L3.87558 7.68338L4.18676 7.76813L4.52622 7.85287L4.86569 7.90937L5.20516 7.96586L5.54462 7.99411L5.88409 8.05061L6.22356 8.07885L6.59131 8.1071L6.93078 8.1071L7.29853 8.1071L7.638 8.07885L8.00576 8.05061L8.34522 7.99411L8.68469 7.96586L9.02416 7.90937L9.33533 7.85287L9.6748 7.76813L9.98598 7.68338L10.3254 7.59864L10.6083 7.48565L10.9195 7.37266L11.2024 7.23142L11.4853 7.11843L11.7399 6.97719L11.9945 6.83595L12.2208 6.69471L12.4188 6.52523L12.6451 6.35574L12.8432 6.18625L13.0129 5.98852L13.1826 5.81903L13.3241 5.6213L13.4655 5.45181L13.5787 5.25408L13.6635 5.05635L13.7484 4.85861L13.805 4.63263L13.8616 4.46314L13.8898 4.23716Z" calligra:nodeTypes="ccccccccccccccccccccccccccccccccccccccccccccccccccccccccccccccccccccccccccccccccccccccccccccccccccccccccccccccccccccccccccccc"/>
          <draw:path draw:style-name="gr25" xml:id="shape-276" draw:id="shape-276" draw:layer="" svg:width="10.51655365180pt" svg:height="8.10710065880pt" svg:x="65.52800218487pt" svg:y="190.41919089399pt" svg:viewBox="0 0 11 8" svg:d="M10.5166 4.03943L10.4883 3.84169L10.4883 3.64396L10.46 3.44622L10.4035 3.22024L10.3469 3.02251L10.2621 2.82477L10.1773 2.62704L10.0925 2.42931L9.97942 2.25982L9.86634 2.09033L9.72499 1.8926L9.58363 1.72311L9.41401 1.58187L9.24439 1.38414L9.07477 1.27115L8.84861 1.10166L8.67898 0.960423L8.45282 0.847432L8.25493 0.706193L8.02877 0.593202L7.8026 0.508459L7.54817 0.395468L7.32201 0.310725L7.06758 0.25423L6.81314 0.169486L6.55871 0.112991L6.30428 0.0564955L6.04985 0.0282477L5.76714 0L5.51271 0L5.25828 0L4.97557 0L4.72114 0L4.46671 0.0282477L4.21228 0.0564955L3.92957 0.112991L3.67514 0.169486L3.42071 0.25423L3.19454 0.310725L2.94011 0.395468L2.71395 0.508459L2.45952 0.593202L2.26162 0.706193L2.03546 0.847432L1.8093 0.960423L1.63968 1.10166L1.44179 1.27115L1.27216 1.38414L1.10254 1.58187L0.93292 1.72311L0.763298 1.8926L0.650217 2.09033L0.537136 2.25982L0.424055 2.42931L0.310973 2.62704L0.254433 2.82477L0.141352 3.02251L0.113081 3.22024L0.0565406 3.44622L0.0282703 3.64396L0 3.84169L0 4.03943L0 4.23716L0.0282703 4.46314L0.0565406 4.66088L0.113081 4.85861L0.141352 5.05635L0.254433 5.25408L0.310973 5.45181L0.424055 5.64955L0.537136 5.81903L0.650217 6.01677L0.763298 6.2145L0.93292 6.35574L1.10254 6.52523L1.27216 6.69471L1.44179 6.83595L1.63968 6.97719L1.8093 7.11843L2.03546 7.23142L2.26162 7.37266L2.45952 7.48565L2.71395 7.59864L2.94011 7.68338L3.19454 7.76813L3.42071 7.85287L3.67514 7.93761L3.92957 7.96586L4.21228 8.02236L4.46671 8.05061L4.72114 8.07885L4.97557 8.07885L5.25828 8.1071L5.51271 8.07885L5.76714 8.07885L6.04985 8.05061L6.30428 8.02236L6.55871 7.96586L6.81314 7.93761L7.06758 7.85287L7.32201 7.76813L7.54817 7.68338L7.8026 7.59864L8.02877 7.48565L8.25493 7.37266L8.45282 7.23142L8.67898 7.11843L8.84861 6.97719L9.07477 6.83595L9.24439 6.69471L9.41401 6.52523L9.58363 6.35574L9.72499 6.2145L9.86634 6.01677L9.97942 5.81903L10.0925 5.64955L10.1773 5.45181L10.2621 5.25408L10.3469 5.05635L10.4035 4.85861L10.46 4.66088L10.4883 4.46314L10.4883 4.23716Z" calligra:nodeTypes="ccccccccccccccccccccccccccccccccccccccccccccccccccccccccccccccccccccccccccccccccccccccccccccccccccccccccccccccccccccccccccccc"/>
          <draw:path draw:style-name="gr25" xml:id="shape-277" draw:id="shape-277" draw:layer="" svg:width="7.14331946160pt" svg:height="6.40631031080pt" svg:x="62.12642148887pt" svg:y="195.46486892639pt" svg:viewBox="0 0 7 6" svg:d="M7.14332 3.18904L7.14332 3.01971L7.11508 2.87861L7.11508 2.70928L7.05862 2.53995L7.03038 2.39884L6.97391 2.22951L6.91744 2.0884L6.86097 1.91907L6.77627 1.77796L6.69157 1.63685L6.60686 1.49575L6.49393 1.38286L6.38099 1.24175L6.26805 1.10064L6.15511 0.987757L6.01394 0.874871L5.901 0.761984L5.7316 0.649098L5.59042 0.564433L5.44925 0.479768L5.30808 0.395103L5.13867 0.310438L4.96927 0.253995L4.79986 0.16933L4.65869 0.112887L4.46105 0.0846649L4.29164 0.0564433L4.094 0.0282216L3.92459 0L3.75518 0L3.55754 0L3.38814 0L3.21873 0L3.02109 0.0282216L2.85168 0.0564433L2.65404 0.0846649L2.51287 0.112887L2.31523 0.16933L2.14582 0.253995L1.97641 0.310438L1.83524 0.395103L1.66583 0.479768L1.52466 0.564433L1.38349 0.649098L1.24232 0.761984L1.10114 0.874871L0.959972 0.987757L0.847034 1.10064L0.734096 1.24175L0.621158 1.38286L0.536455 1.49575L0.423517 1.63685L0.367048 1.77796L0.282345 1.91907L0.197641 2.0884L0.169407 2.22951L0.0847034 2.39884L0.0564689 2.53995L0.0282345 2.70928L0.0282345 2.87861L0 3.01971L0 3.18904L0 3.35837L0.0282345 3.49948L0.0282345 3.69703L0.0564689 3.83814L0.0847034 4.00747L0.169407 4.14858L0.197641 4.28969L0.282345 4.45902L0.367048 4.60013L0.423517 4.74123L0.536455 4.88234L0.621158 5.02345L0.734096 5.16456L0.847034 5.27745L0.959972 5.41855L1.10114 5.50322L1.24232 5.6161L1.38349 5.72899L1.52466 5.81366L1.66583 5.89832L1.83524 6.01121L1.97641 6.06765L2.14582 6.12409L2.31523 6.20876L2.51287 6.2652L2.65404 6.29342L2.85168 6.32165L3.02109 6.34987L3.21873 6.37809L3.38814 6.40631L3.55754 6.40631L3.75518 6.40631L3.92459 6.37809L4.094 6.34987L4.29164 6.32165L4.46105 6.29342L4.65869 6.2652L4.79986 6.20876L4.96927 6.12409L5.13867 6.06765L5.30808 6.01121L5.44925 5.89832L5.59042 5.81366L5.7316 5.72899L5.901 5.6161L6.01394 5.50322L6.15511 5.41855L6.26805 5.27745L6.38099 5.16456L6.49393 5.02345L6.60686 4.88234L6.69157 4.74123L6.77627 4.60013L6.86097 4.45902L6.91744 4.28969L6.97391 4.14858L7.03038 4.00747L7.05862 3.83814L7.11508 3.69703L7.11508 3.49948L7.14332 3.35837Z" calligra:nodeTypes="ccccccccccccccccccccccccccccccccccccccccccccccccccccccccccccccccccccccccccccccccccccccccccccccccccccccccccccccccccccccccccccc"/>
          <draw:path draw:style-name="gr25" xml:id="shape-278" draw:id="shape-278" draw:layer="" svg:width="10.82836521560pt" svg:height="7.08662645000pt" svg:x="64.19571641227pt" svg:y="198.15778697739pt" svg:viewBox="0 0 11 7" svg:d="M10.8284 3.5292L10.8001 3.33156L10.8001 3.19039L10.7718 2.99276L10.7153 2.82336L10.6587 2.62572L10.5739 2.48455L10.4891 2.28692L10.376 2.14575L10.2912 1.97635L10.1498 1.80695L10.0085 1.66578L9.83883 1.52461L9.66919 1.35521L9.49956 1.21404L9.32992 1.07288L9.13202 0.959941L8.93411 0.847007L8.7362 0.734073L8.51002 0.621139L8.25557 0.508204L8.02939 0.423504L7.80321 0.367036L7.54876 0.282336L7.26603 0.197635L7.01158 0.169401L6.75713 0.112934L6.50267 0.0564671L6.21995 0.0282336L5.93722 0L5.68277 0L5.40005 0L5.14559 0L4.86287 0L4.58014 0.0282336L4.29742 0.0564671L4.04297 0.112934L3.78851 0.169401L3.53406 0.197635L3.25134 0.282336L2.99688 0.367036L2.7707 0.423504L2.54452 0.508204L2.31834 0.621139L2.09216 0.734073L1.86598 0.847007L1.66808 0.959941L1.47017 1.07288L1.30053 1.21404L1.1309 1.35521L0.961265 1.52461L0.819902 1.66578L0.67854 1.80695L0.537177 1.97635L0.424087 2.14575L0.310997 2.28692L0.22618 2.48455L0.169635 2.62572L0.0848175 2.82336L0.056545 2.99276L0.0282725 3.19039L0 3.33156L0 3.5292L0 3.6986L0.0282725 3.89623L0.056545 4.06563L0.0848175 4.23504L0.169635 4.40444L0.22618 4.60207L0.310997 4.77147L0.424087 4.91264L0.537177 5.08204L0.67854 5.25144L0.819902 5.39261L0.961265 5.53378L1.1309 5.70318L1.30053 5.81612L1.47017 5.95728L1.66808 6.07022L1.86598 6.21139L2.09216 6.32432L2.31834 6.43725L2.54452 6.52196L2.7707 6.63489L2.99688 6.69136L3.25134 6.77606L3.53406 6.83252L3.78851 6.88899L4.04297 6.94546L4.29742 6.97369L4.58014 7.03016L4.86287 7.03016L5.14559 7.08663L5.40005 7.08663L5.68277 7.08663L5.93722 7.03016L6.21995 7.03016L6.50267 6.97369L6.75713 6.94546L7.01158 6.88899L7.26603 6.83252L7.54876 6.77606L7.80321 6.69136L8.02939 6.63489L8.25557 6.52196L8.51002 6.43725L8.7362 6.32432L8.93411 6.21139L9.13202 6.07022L9.32992 5.95728L9.49956 5.81612L9.66919 5.70318L9.83883 5.53378L10.0085 5.39261L10.1498 5.25144L10.2912 5.08204L10.376 4.91264L10.4891 4.77147L10.5739 4.60207L10.6587 4.40444L10.7153 4.23504L10.7718 4.06563L10.8001 3.89623L10.8001 3.6986Z" calligra:nodeTypes="ccccccccccccccccccccccccccccccccccccccccccccccccccccccccccccccccccccccccccccccccccccccccccccccccccccccccccccccccccccccccccccc"/>
          <draw:path draw:style-name="gr25" xml:id="shape-279" draw:id="shape-279" draw:layer="" svg:width="16.29924083500pt" svg:height="8.41891222260pt" svg:x="71.99100550727pt" svg:y="199.17826118619pt" svg:viewBox="0 0 16 8" svg:d="M16.2992 4.20946L16.2709 3.98345L16.2426 3.75743L16.2143 3.55967L16.1295 3.33366L16.0163 3.1359L15.9031 2.93814L15.7616 2.74038L15.6201 2.54262L15.4503 2.34486L15.2805 2.14711L15.0542 1.9776L14.8278 1.77984L14.5731 1.63858L14.3184 1.46907L14.0638 1.29956L13.7525 1.15831L13.4412 1.01705L13.1582 0.875793L12.7904 0.734536L12.4508 0.62153L12.1112 0.508525L11.7434 0.423771L11.3472 0.310765L10.9793 0.254262L10.5832 0.169508L10.187 0.113006L9.79086 0.0565028L9.3664 0.0282514L8.97024 0L8.54578 0L8.14962 0L7.72516 0L7.3007 0L6.90454 0.0282514L6.48008 0.0565028L6.11222 0.113006L5.71605 0.169508L5.31989 0.254262L4.92373 0.310765L4.55586 0.423771L4.188 0.508525L3.82013 0.62153L3.50886 0.734536L3.1693 0.875793L2.82973 1.01705L2.51846 1.15831L2.23549 1.29956L1.98081 1.46907L1.69784 1.63858L1.44316 1.77984L1.21678 1.9776L1.0187 2.14711L0.820622 2.34486L0.650838 2.54262L0.509351 2.74038L0.367865 2.93814L0.254676 3.1359L0.169784 3.33366L0.0848919 3.55967L0.0282973 3.75743L0 3.98345L0 4.20946L0 4.40722L0.0282973 4.63323L0.0848919 4.85924L0.169784 5.057L0.254676 5.25476L0.367865 5.48077L0.509351 5.67853L0.650838 5.87629L0.820622 6.07405L1.0187 6.24356L1.21678 6.44132L1.44316 6.61082L1.69784 6.78033L1.98081 6.94984L2.23549 7.0911L2.51846 7.23235L2.82973 7.40186L3.1693 7.54312L3.50886 7.65612L3.82013 7.76913L4.188 7.88214L4.55586 7.99514L4.92373 8.0799L5.31989 8.1364L5.71605 8.22115L6.11222 8.27766L6.48008 8.33416L6.90454 8.36241L7.3007 8.39066L7.72516 8.39066L8.14962 8.41891L8.54578 8.39066L8.97024 8.39066L9.3664 8.36241L9.79086 8.33416L10.187 8.27766L10.5832 8.22115L10.9793 8.1364L11.3472 8.0799L11.7434 7.99514L12.1112 7.88214L12.4508 7.76913L12.7904 7.65612L13.1582 7.54312L13.4412 7.40186L13.7525 7.23235L14.0638 7.0911L14.3184 6.94984L14.5731 6.78033L14.8278 6.61082L15.0542 6.44132L15.2805 6.24356L15.4503 6.07405L15.6201 5.87629L15.7616 5.67853L15.9031 5.48077L16.0163 5.25476L16.1295 5.057L16.2143 4.85924L16.2426 4.63323L16.2709 4.40722Z" calligra:nodeTypes="ccccccccccccccccccccccccccccccccccccccccccccccccccccccccccccccccccccccccccccccccccccccccccccccccccccccccccccccccccccccccccccc"/>
          <draw:path draw:style-name="gr25" xml:id="shape-280" draw:id="shape-280" draw:layer="" svg:width="10.51655365180pt" svg:height="6.06615224120pt" svg:x="82.19574759527pt" svg:y="190.75934896359pt" svg:viewBox="0 0 11 6" svg:d="M10.5166 3.01897L10.4883 2.84968L10.46 2.70861L10.4317 2.53932L10.4035 2.39825L10.3187 2.25717L10.2621 2.1161L10.1773 1.97503L10.0642 1.83395L9.97942 1.69288L9.83807 1.55181L9.72499 1.41073L9.55536 1.29787L9.38574 1.18502L9.24439 1.04394L9.0465 0.931084L8.84861 0.818225L8.65071 0.733581L8.48109 0.620723L8.22666 0.536079L8.0005 0.451435L7.8026 0.366791L7.54817 0.282147L7.32201 0.225717L7.06758 0.169288L6.81314 0.112859L6.55871 0.112859L6.30428 0.0564293L6.02158 0.0282147L5.76714 0.0282147L5.51271 0L5.23001 0L4.97557 0L4.72114 0.0282147L4.43844 0.0282147L4.18401 0.0564293L3.9013 0.112859L3.64687 0.112859L3.42071 0.169288L3.16627 0.225717L2.94011 0.282147L2.68568 0.366791L2.45952 0.451435L2.23335 0.536079L2.00719 0.620723L1.8093 0.733581L1.63968 0.818225L1.41352 0.931084L1.24389 1.04394L1.07427 1.18502L0.93292 1.29787L0.763298 1.41073L0.650217 1.55181L0.508865 1.69288L0.395784 1.83395L0.310973 1.97503L0.226162 2.1161L0.141352 2.25717L0.0848109 2.39825L0.0282703 2.53932L0 2.70861L0 2.84968L0 3.01897L0 3.18826L0 3.32933L0.0282703 3.49862L0.0848109 3.63969L0.141352 3.78076L0.226162 3.95005L0.310973 4.06291L0.395784 4.20398L0.508865 4.34506L0.650217 4.48613L0.763298 4.6272L0.93292 4.76828L1.07427 4.85292L1.24389 4.994L1.41352 5.10685L1.63968 5.21971L1.8093 5.30436L2.00719 5.41722L2.23335 5.50186L2.45952 5.5865L2.68568 5.67115L2.94011 5.75579L3.16627 5.81222L3.42071 5.86865L3.64687 5.92508L3.9013 5.95329L4.18401 6.00972L4.43844 6.00972L4.72114 6.00972L4.97557 6.06615L5.23001 6.06615L5.51271 6.06615L5.76714 6.00972L6.02158 6.00972L6.30428 6.00972L6.55871 5.95329L6.81314 5.92508L7.06758 5.86865L7.32201 5.81222L7.54817 5.75579L7.8026 5.67115L8.0005 5.5865L8.22666 5.50186L8.48109 5.41722L8.65071 5.30436L8.84861 5.21971L9.0465 5.10685L9.24439 4.994L9.38574 4.85292L9.55536 4.76828L9.72499 4.6272L9.83807 4.48613L9.97942 4.34506L10.0642 4.20398L10.1773 4.06291L10.2621 3.95005L10.3187 3.78076L10.4035 3.63969L10.4317 3.49862L10.46 3.32933L10.4883 3.18826Z" calligra:nodeTypes="ccccccccccccccccccccccccccccccccccccccccccccccccccccccccccccccccccccccccccccccccccccccccccccccccccccccccccccccccccccccccccccc"/>
          <draw:path draw:style-name="gr25" xml:id="shape-281" draw:id="shape-281" draw:layer="" svg:width="10.17639558220pt" svg:height="6.06615224120pt" svg:x="83.86819143747pt" svg:y="194.78455278719pt" svg:viewBox="0 0 10 6" svg:d="M10.1764 3.01897L10.1481 2.8779L10.1199 2.70861L10.1199 2.56753L10.0633 2.39825L10.0068 2.25717L9.95025 2.1161L9.86545 1.97503L9.75238 1.83395L9.63931 1.69288L9.52624 1.55181L9.3849 1.41073L9.24356 1.29787L9.10222 1.18502L8.93261 1.04394L8.76301 0.931084L8.5934 0.818225L8.39553 0.733581L8.19765 0.620723L7.97151 0.536079L7.77364 0.451435L7.54749 0.395005L7.32135 0.282147L7.06694 0.225717L6.8408 0.169288L6.61466 0.141073L6.36025 0.084644L6.10584 0.0564293L5.85143 0.0282147L5.59702 0.0282147L5.34261 0L5.0882 0L4.83379 0L4.57938 0.0282147L4.2967 0.0282147L4.04229 0.0564293L3.81615 0.084644L3.56174 0.141073L3.30733 0.169288L3.05292 0.225717L2.82678 0.282147L2.60063 0.395005L2.40276 0.451435L2.14835 0.536079L1.95048 0.620723L1.7526 0.733581L1.55473 0.818225L1.38512 0.931084L1.21551 1.04394L1.04591 1.18502L0.904568 1.29787L0.76323 1.41073L0.621891 1.55181L0.50882 1.69288L0.395749 1.83395L0.282678 1.97503L0.226142 2.1161L0.141339 2.25717L0.0848033 2.39825L0.0282678 2.56753L0 2.70861L0 2.8779L0 3.01897L0 3.16004L0 3.32933L0.0282678 3.49862L0.0848033 3.63969L0.141339 3.78076L0.226142 3.95005L0.282678 4.06291L0.395749 4.2322L0.50882 4.37327L0.621891 4.51435L0.76323 4.6272L0.904568 4.76828L1.04591 4.88114L1.21551 4.994L1.38512 5.10685L1.55473 5.21971L1.7526 5.33257L1.95048 5.41722L2.14835 5.53007L2.40276 5.61472L2.60063 5.67115L2.82678 5.75579L3.05292 5.81222L3.30733 5.86865L3.56174 5.92508L3.81615 5.98151L4.04229 5.98151L4.2967 6.00972L4.57938 6.03794L4.83379 6.06615L5.0882 6.06615L5.34261 6.06615L5.59702 6.03794L5.85143 6.00972L6.10584 5.98151L6.36025 5.98151L6.61466 5.92508L6.8408 5.86865L7.06694 5.81222L7.32135 5.75579L7.54749 5.67115L7.77364 5.61472L7.97151 5.53007L8.19765 5.41722L8.39553 5.33257L8.5934 5.21971L8.76301 5.10685L8.93261 4.994L9.10222 4.88114L9.24356 4.76828L9.3849 4.6272L9.52624 4.51435L9.63931 4.37327L9.75238 4.2322L9.86545 4.06291L9.95025 3.95005L10.0068 3.78076L10.0633 3.63969L10.1199 3.49862L10.1199 3.32933L10.1481 3.16004Z" calligra:nodeTypes="ccccccccccccccccccccccccccccccccccccccccccccccccccccccccccccccccccccccccccccccccccccccccccccccccccccccccccccccccccccccccccccc"/>
          <draw:path draw:style-name="gr25" xml:id="shape-282" draw:id="shape-282" draw:layer="" svg:width="10.20474208800pt" svg:height="10.11970257060pt" svg:x="82.84771722867pt" svg:y="196.14518506559pt" svg:viewBox="0 0 10 10" svg:d="M10.2047 5.05985L10.1765 4.77718L10.1482 4.52277L10.1199 4.29663L10.0917 4.04223L10.0351 3.75955L9.9786 3.53342L9.86553 3.27901L9.78072 3.05287L9.66765 2.82673L9.55458 2.57233L9.41324 2.37446L9.2719 2.14832L9.13056 1.92218L8.96095 1.75257L8.79134 1.5547L8.62174 1.3851L8.42386 1.2155L8.19772 1.04589L7.99984 0.876287L7.80196 0.73495L7.57582 0.593614L7.34968 0.508812L7.09526 0.395743L6.84085 0.310941L6.61471 0.197871L6.3603 0.141337L6.13415 0.084802L5.87974 0.0282673L5.62533 0L5.37092 0L5.08824 0L4.83383 0L4.57941 0L4.325 0.0282673L4.07059 0.084802L3.81618 0.141337L3.59003 0.197871L3.33562 0.310941L3.08121 0.395743L2.8268 0.508812L2.60065 0.593614L2.40278 0.73495L2.17663 0.876287L1.97876 1.04589L1.78088 1.2155L1.58301 1.3851L1.38513 1.5547L1.21552 1.75257L1.04592 1.92218L0.904575 2.14832L0.763236 2.37446L0.621896 2.57233L0.508824 2.82673L0.395752 3.05287L0.310948 3.27901L0.226144 3.53342L0.14134 3.75955L0.113072 4.04223L0.056536 4.29663L0.028268 4.52277L0 4.77718L0 5.05985L0 5.31426L0.028268 5.56866L0.056536 5.7948L0.113072 6.04921L0.14134 6.33188L0.226144 6.55802L0.310948 6.81243L0.395752 7.06683L0.508824 7.2647L0.621896 7.51911L0.763236 7.71698L0.904575 7.94312L1.04592 8.16926L1.21552 8.33886L1.38513 8.53673L1.58301 8.70634L1.78088 8.87594L1.97876 9.04554L2.17663 9.21515L2.40278 9.35648L2.60065 9.49782L2.8268 9.58262L3.08121 9.69569L3.33562 9.80876L3.59003 9.89356L3.81618 9.9501L4.07059 10.0066L4.325 10.0632L4.57941 10.0914L4.83383 10.1197L5.08824 10.1197L5.37092 10.1197L5.62533 10.0914L5.87974 10.0632L6.13415 10.0066L6.3603 9.9501L6.61471 9.89356L6.84085 9.80876L7.09526 9.69569L7.34968 9.58262L7.57582 9.49782L7.80196 9.35648L7.99984 9.21515L8.19772 9.04554L8.42386 8.87594L8.62174 8.70634L8.79134 8.53673L8.96095 8.33886L9.13056 8.16926L9.2719 7.94312L9.41324 7.71698L9.55458 7.51911L9.66765 7.2647L9.78072 7.06683L9.86553 6.81243L9.9786 6.55802L10.0351 6.33188L10.0917 6.04921L10.1199 5.7948L10.1482 5.56866L10.1765 5.31426Z" calligra:nodeTypes="ccccccccccccccccccccccccccccccccccccccccccccccccccccccccccccccccccccccccccccccccccccccccccccccccccccccccccccccccccccccccccccc"/>
          <draw:path draw:style-name="gr25" xml:id="shape-283" draw:id="shape-283" draw:layer="" svg:width="20.72129573980pt" svg:height="10.11970257060pt" svg:x="67.90910867207pt" svg:y="193.11210894499pt" svg:viewBox="0 0 21 10" svg:d="M20.7213 5.03158L20.693 4.77718L20.6647 4.52277L20.6081 4.26837L20.4948 4.01396L20.3816 3.78782L20.2401 3.53342L20.0702 3.30728L19.8721 3.05287L19.6739 2.79847L19.4191 2.60059L19.1644 2.37446L18.853 2.14832L18.5416 1.95045L18.2019 1.75257L17.8622 1.5547L17.4942 1.3851L17.0979 1.18723L16.7016 1.04589L16.277 0.904554L15.824 0.763218L15.3711 0.621881L14.9182 0.508812L14.437 0.395743L13.9557 0.310941L13.4462 0.226139L12.965 0.169604L12.4554 0.084802L11.9176 0.0565347L11.408 0.0282673L10.8702 0L10.3323 0L9.8228 0L9.28495 0.0282673L8.77541 0.0565347L8.26587 0.084802L7.75633 0.169604L7.24679 0.226139L6.73725 0.310941L6.25602 0.395743L5.77479 0.508812L5.32186 0.621881L4.86894 0.763218L4.41601 0.904554L4.0197 1.04589L3.59509 1.18723L3.22709 1.3851L2.83078 1.5547L2.49108 1.75257L2.15139 1.95045L1.84001 2.14832L1.55693 2.37446L1.30216 2.60059L1.04739 2.79847L0.820926 3.05287L0.651079 3.30728L0.452924 3.53342L0.311386 3.78782L0.198154 4.01396L0.0849233 4.26837L0.0566156 4.52277L0 4.77718L0 5.03158L0 5.28599L0.0566156 5.5404L0.0849233 5.82307L0.198154 6.07748L0.311386 6.30361L0.452924 6.55802L0.651079 6.78416L0.820926 7.03856L1.04739 7.2647L1.30216 7.49084L1.55693 7.71698L1.84001 7.94312L2.15139 8.11272L2.49108 8.33886L2.83078 8.53673L3.22709 8.70634L3.59509 8.87594L4.0197 9.04554L4.41601 9.18688L4.86894 9.32822L5.32186 9.46955L5.77479 9.58262L6.25602 9.69569L6.73725 9.78049L7.24679 9.8653L7.75633 9.92183L8.26587 9.97837L8.77541 10.0349L9.28495 10.0632L9.8228 10.0914L10.3323 10.1197L10.8702 10.0914L11.408 10.0632L11.9176 10.0349L12.4554 9.97837L12.965 9.92183L13.4462 9.8653L13.9557 9.78049L14.437 9.69569L14.9182 9.58262L15.3711 9.46955L15.824 9.32822L16.277 9.18688L16.7016 9.04554L17.0979 8.87594L17.4942 8.70634L17.8622 8.53673L18.2019 8.33886L18.5416 8.11272L18.853 7.94312L19.1644 7.71698L19.4191 7.49084L19.6739 7.2647L19.8721 7.03856L20.0702 6.78416L20.2401 6.55802L20.3816 6.30361L20.4948 6.07748L20.6081 5.82307L20.6647 5.5404L20.693 5.28599Z" calligra:nodeTypes="ccccccccccccccccccccccccccccccccccccccccccccccccccccccccccccccccccccccccccccccccccccccccccccccccccccccccccccccccccccccccccccc"/>
          <draw:path draw:style-name="gr25" xml:id="shape-284" draw:id="shape-284" draw:layer="" svg:width="13.94648085360pt" svg:height="4.05355032940pt" svg:x="73.15321224507pt" svg:y="188.40658898219pt" svg:viewBox="0 0 14 4" svg:d="M6.98738 4.05355L13.9465 3.12461L13.8333 2.92756L13.7485 2.73052L13.6353 2.53347L13.4656 2.33642L13.3241 2.16752L13.1544 1.99863L12.9564 1.80158L12.7583 1.66083L12.532 1.49193L12.3057 1.32303L12.0511 1.18229L11.7965 1.04154L11.5136 0.900789L11.2307 0.78819L10.9478 0.647442L10.6367 0.562993L10.3255 0.450394L10.0143 0.365946L9.67484 0.281497L9.33537 0.197048L8.9959 0.140748L8.65644 0.084449L8.28868 0.0562993L7.94921 0L7.58145 0L7.24199 0L6.87423 0L6.50647 0L6.13871 0L5.77096 0.0281497L5.43149 0.0562993L5.09202 0.140748L4.72426 0.197048L4.41309 0.253347L4.07362 0.337796L3.76244 0.422245L3.42297 0.534843L3.14008 0.619292L2.8289 0.731891L2.51772 0.872639L2.26312 0.985238L2.00852 1.15414L1.75392 1.29488L1.49932 1.43563L1.30129 1.60453L1.07498 1.74528L0.876959 1.94233L0.707225 2.11122L0.537491 2.30827L0.396046 2.47717L0.254601 2.67422L0.169734 2.87126L0.056578 3.06831L0 3.26536Z" calligra:nodeTypes="ccccccccccccccccccccccccccccccccccccccccccccccccccccccccc"/>
          <draw:path draw:style-name="gr26" xml:id="shape-285" draw:id="shape-285" draw:layer="" svg:width="13.94648085360pt" svg:height="3.28819467280pt" svg:x="73.15321224507pt" svg:y="188.40658898219pt" svg:viewBox="0 0 14 3" svg:d="M13.9465 3.14767L13.8333 2.92284L13.7485 2.72611L13.6353 2.55748L13.4656 2.36076L13.2958 2.16403L13.1544 1.9954L12.9564 1.82677L12.7583 1.65815L12.532 1.48952L12.3057 1.3209L12.0511 1.18038L11.7965 1.03986L11.5136 0.899335L11.2307 0.786918L10.9478 0.646397L10.6367 0.562085L10.3255 0.449668L10.0143 0.365355L9.67484 0.281042L9.33537 0.19673L8.9959 0.140521L8.65644 0.0843127L8.28868 0.0562085L7.92092 0L7.58145 0L7.2137 0L6.87423 0L6.50647 0L6.13871 0L5.79925 0.0562085L5.43149 0.0843127L5.09202 0.140521L4.72426 0.168625L4.41309 0.252938L4.07362 0.337251L3.76244 0.449668L3.42297 0.53398L3.14008 0.646397L2.8289 0.73071L2.51772 0.871231L2.26312 1.01175L2.00852 1.15227L1.75392 1.29279L1.49932 1.43332L1.30129 1.60194L1.10327 1.77057L0.876959 1.93919L0.707225 2.13592L0.537491 2.30455L0.396046 2.47317L0.28289 2.6699L0.169734 2.86663L0.056578 3.09147L0 3.28819" calligra:nodeTypes="ccccccccccccccccccccccccccccccccccccccccccccccccccccccc"/>
          <draw:path draw:style-name="gr25" xml:id="shape-286" draw:id="shape-286" draw:layer="" svg:width="8.53229824580pt" svg:height="4.73386646860pt" svg:x="65.52800218487pt" svg:y="190.41919089399pt" svg:viewBox="0 0 9 5" svg:d="M5.25499 4.00124L8.5323 0.845333L8.33453 0.732622L8.10851 0.619911L7.85423 0.5072L7.65647 0.422667L7.40219 0.338133L7.17617 0.2536L6.89364 0.169067L6.66762 0.140889L6.3851 0.0845333L6.13082 0.0281778L5.87655 0.0281778L5.62228 0L5.368 0L5.08548 0L4.8312 0L4.54868 0.0281778L4.2944 0.0563556L4.04013 0.112711L3.7576 0.140889L3.53158 0.225422L3.27731 0.281778L3.02303 0.366311L2.79701 0.450844L2.57099 0.563556L2.34497 0.676267L2.11895 0.788978L1.92118 0.901689L1.72341 1.04258L1.52564 1.18347L1.32787 1.32436L1.15836 1.46524L1.0171 1.63431L0.847579 1.80338L0.734569 1.97244L0.593306 2.14151L0.480295 2.33876L0.367284 2.536L0.282526 2.73324L0.197769 2.93049L0.141263 3.09956L0.0847579 3.2968L0.0282526 3.49404L0 3.71947L0 3.88853L0 4.11396L0 4.3112L0.0282526 4.53662L0.0847579 4.73387Z" calligra:nodeTypes="ccccccccccccccccccccccccccccccccccccccccccccccccccc"/>
          <draw:path draw:style-name="gr26" xml:id="shape-287" draw:id="shape-287" draw:layer="" svg:width="8.53229824580pt" svg:height="4.73386646860pt" svg:x="65.52800218487pt" svg:y="190.41919089399pt" svg:viewBox="0 0 9 5" svg:d="M8.5323 0.873511L8.33453 0.732622L8.10851 0.619911L7.85423 0.535378L7.65647 0.422667L7.40219 0.338133L7.14792 0.2536L6.89364 0.169067L6.63937 0.140889L6.3851 0.0845333L6.13082 0.0281778L5.87655 0.0281778L5.59402 0L5.368 0L5.08548 0L4.8312 0L4.54868 0.0281778L4.2944 0.0563556L4.04013 0.112711L3.78585 0.140889L3.53158 0.225422L3.27731 0.281778L3.05129 0.366311L2.79701 0.450844L2.57099 0.563556L2.34497 0.676267L2.1472 0.788978L1.92118 0.901689L1.72341 1.0144L1.52564 1.18347L1.32787 1.32436L1.18661 1.46524L1.0171 1.63431L0.875832 1.80338L0.734569 1.97244L0.593306 2.14151L0.480295 2.33876L0.367284 2.536L0.282526 2.73324L0.197769 2.90231L0.141263 3.12773L0.0847579 3.32498L0.0282526 3.49404L0 3.71947L0 3.91671L0 4.14213L0 4.33938L0.0282526 4.53662L0.0847579 4.73387" calligra:nodeTypes="ccccccccccccccccccccccccccccccccccccccccccccccccc"/>
          <draw:path draw:style-name="gr25" xml:id="shape-288" draw:id="shape-288" draw:layer="" svg:width="9.12757486760pt" svg:height="3.82677828300pt" svg:x="64.19571641227pt" svg:y="201.44598165019pt" svg:viewBox="0 0 9 4" svg:d="M5.56697 0.112552L0 0L0 0.168828L0 0.365795L0.0282587 0.562762L0.0565175 0.73159L0.113035 0.928556L0.197811 1.09738L0.282587 1.26621L0.367364 1.46318L0.480399 1.63201L0.621692 1.80084L0.734727 1.96967L0.90428 2.11036L1.07383 2.27918L1.21513 2.41987L1.41294 2.56056L1.61075 2.70126L1.80856 2.84195L2.03463 2.9545L2.2607 3.06705L2.48677 3.20774L2.7411 3.29215L2.96717 3.37657L3.2215 3.46098L3.47583 3.51726L3.75841 3.60167L4.01274 3.65795L4.29533 3.71423L4.57792 3.74236L4.8605 3.7705L5.14309 3.79864L5.42568 3.82678L5.70827 3.82678L5.99085 3.79864L6.27344 3.7705L6.55603 3.74236L6.83862 3.71423L7.09295 3.65795L7.37553 3.60167L7.62986 3.51726L7.88419 3.46098L8.16678 3.37657L8.39285 3.29215L8.64718 3.20774L8.87325 3.09519L9.12757 2.98264Z" calligra:nodeTypes="cccccccccccccccccccccccccccccccccccccccccccccccc"/>
          <draw:path draw:style-name="gr26" xml:id="shape-289" draw:id="shape-289" draw:layer="" svg:width="9.15592137340pt" svg:height="3.79843177720pt" svg:x="64.19571641227pt" svg:y="201.44598165019pt" svg:viewBox="0 0 9 4" svg:d="M0 0L0 0.168819L0 0.365775L0.028259 0.534594L0.084777 0.73155L0.141295 0.928506L0.197813 1.09732L0.28259 1.26614L0.395626 1.4631L0.480403 1.63192L0.621698 1.80074L0.762993 1.94142L0.87603 2.11024L1.07384 2.27906L1.21514 2.41974L1.41295 2.56042L1.61076 2.70111L1.83684 2.81365L2.03465 2.95434L2.26072 3.06688L2.48679 3.17943L2.74112 3.26384L2.99546 3.37638L3.24979 3.43266L3.50412 3.51707L3.78671 3.57334L4.04104 3.62961L4.29537 3.68589L4.60622 3.71402L4.88881 3.7703L5.1714 3.7703L5.45399 3.79843L5.73658 3.79843L5.99091 3.7703L6.2735 3.7703L6.58435 3.71402L6.86694 3.68589L7.12127 3.62961L7.3756 3.57334L7.65819 3.51707L7.94078 3.43266L8.16686 3.37638L8.42119 3.26384L8.67552 3.17943L8.90159 3.06688L9.15592 2.95434" calligra:nodeTypes="cccccccccccccccccccccccccccccccccccccccccccccc"/>
          <draw:path draw:style-name="gr25" xml:id="shape-290" draw:id="shape-290" draw:layer="" svg:width="7.05827994420pt" svg:height="4.02520382360pt" svg:x="85.65402130287pt" svg:y="190.75934896359pt" svg:viewBox="0 0 7 4" svg:d="M1.77869 3.01187L6.74772 4.0252L6.83241 3.85631L6.91711 3.71557L6.94535 3.54668L7.00181 3.40594L7.03005 3.2652L7.05828 3.09631L7.05828 2.95557L7.03005 2.78668L7.00181 2.64594L6.94535 2.47705L6.88888 2.33631L6.83241 2.16742L6.74772 2.02668L6.66302 1.88593L6.55008 1.74519L6.40892 1.60445L6.29599 1.46371L6.15482 1.32297L6.01365 1.21038L5.81602 1.09778L5.64662 0.98519L5.47723 0.872597L5.27959 0.731855L5.05373 0.675559L4.8561 0.562966L4.63023 0.478521L4.40437 0.394076L4.15027 0.337779L3.89617 0.253335L3.67031 0.197038L3.41621 0.140741L3.16211 0.112593L2.90801 0.0562966L2.62568 0.0281483L2.37158 0.0281483L2.08925 0L1.80692 0L1.55282 0L1.29872 0L1.04463 0.0281483L0.762294 0.0562966L0.508196 0.112593L0.254098 0.112593L0 0.16889Z" calligra:nodeTypes="ccccccccccccccccccccccccccccccccccccccccccccccc"/>
          <draw:path draw:style-name="gr26" xml:id="shape-291" draw:id="shape-291" draw:layer="" svg:width="7.05827994420pt" svg:height="3.99685731780pt" svg:x="85.65402130287pt" svg:y="190.75934896359pt" svg:viewBox="0 0 7 4" svg:d="M6.74772 3.99686L6.83241 3.82798L6.91711 3.68724L6.97358 3.54651L7.00181 3.37763L7.03005 3.23689L7.05828 3.09616L7.05828 2.92728L7.03005 2.75839L7.00181 2.58951L6.94535 2.44878L6.91711 2.30804L6.83241 2.13916L6.74772 1.99843L6.66302 1.88584L6.55008 1.74511L6.43715 1.57623L6.29599 1.43549L6.15482 1.3229L6.01365 1.18217L5.84426 1.09773L5.64662 0.956994L5.44899 0.844406L5.27959 0.759966L5.05373 0.647378L4.82786 0.534791L4.63023 0.478497L4.40437 0.365909L4.15027 0.309616L3.89617 0.225175L3.67031 0.197028L3.41621 0.140734L3.16211 0.0844406L2.87978 0.0562938L2.62568 0.0281469L2.37158 0L2.08925 0L1.80692 0L1.55282 0L1.29872 0L1.04463 0.0281469L0.762294 0.0562938L0.508196 0.0844406L0.225865 0.112588L0 0.168881" calligra:nodeTypes="ccccccccccccccccccccccccccccccccccccccccccccc"/>
          <draw:path draw:style-name="gr25" xml:id="shape-292" draw:id="shape-292" draw:layer="" svg:width="5.78268718320pt" svg:height="3.28819467280pt" svg:x="88.29024634227pt" svg:y="195.86172000759pt" svg:viewBox="0 0 6 3" svg:d="M0 1.9673L5.30315 3.28819L5.41598 3.11957L5.5006 2.95094L5.58523 2.78232L5.66985 2.61369L5.69806 2.44507L5.72627 2.27644L5.75448 2.10782L5.78269 1.91109L5.75448 1.77057L5.72627 1.57384L5.69806 1.40521L5.64165 1.23659L5.58523 1.06796L5.4724 0.899335L5.35956 0.758814L5.24673 0.590189L5.1339 0.421563L4.99286 0.252938L4.82361 0.112417L4.68257 0Z" calligra:nodeTypes="ccccccccccccccccccccccc"/>
          <draw:path draw:style-name="gr26" xml:id="shape-293" draw:id="shape-293" draw:layer="" svg:width="1.10551372620pt" svg:height="3.28819467280pt" svg:x="92.96741979927pt" svg:y="195.86172000759pt" svg:viewBox="0 0 1 3" svg:d="M0.63567 3.28819L0.746222 3.11957L0.856773 2.92284L0.912049 2.78232L0.994962 2.58559L1.05024 2.41696L1.07788 2.22023L1.10551 2.05161L1.10551 1.85488L1.05024 1.65815L1.05024 1.48952L0.994962 1.3209L0.912049 1.12417L0.829135 0.955544L0.746222 0.786918L0.63567 0.618293L0.469843 0.449668L0.331654 0.281042L0.165827 0.140521L0 0" calligra:nodeTypes="cccccccccccccccccccc"/>
          <draw:path draw:style-name="gr25" xml:id="shape-294" draw:id="shape-294" draw:layer="" svg:width="6.94489392100pt" svg:height="6.77481488620pt" svg:x="86.41937695947pt" svg:y="199.83023081959pt" svg:viewBox="0 0 7 7" svg:d="M1.69388 1.55256L0 6.49253L0.22585 6.54899L0.508163 6.63367L0.762244 6.69013L1.01633 6.74659L1.29864 6.74659L1.55272 6.77481L1.8068 6.77481L2.08911 6.74659L2.37143 6.74659L2.62551 6.69013L2.90782 6.63367L3.1619 6.54899L3.41598 6.49253L3.64183 6.37962L3.89592 6.29493L4.15 6.15379L4.37585 6.04088L4.62993 5.89973L4.82755 5.73036L5.0534 5.56099L5.25102 5.39162L5.44864 5.19402L5.61802 4.99643L5.78741 4.79883L5.9568 4.573L6.09796 4.3754L6.26734 4.12135L6.38027 3.89552L6.49319 3.66969L6.57789 3.41564L6.69081 3.16158L6.74727 2.8793L6.83197 2.62524L6.8602 2.37119L6.91666 2.11713L6.94489 1.83485L6.94489 1.58079L6.94489 1.29851L6.91666 1.04445L6.88843 0.790395L6.83197 0.508111L6.77551 0.254056L6.69081 0Z" calligra:nodeTypes="cccccccccccccccccccccccccccccccccccccccccccccc"/>
          <draw:path draw:style-name="gr26" xml:id="shape-295" draw:id="shape-295" draw:layer="" svg:width="6.97324042680pt" svg:height="6.74646838040pt" svg:x="86.39103045367pt" svg:y="199.83023081959pt" svg:viewBox="0 0 7 7" svg:d="M0 6.46419L0.254086 6.54887L0.508171 6.5771L0.790489 6.66178L1.01634 6.71824L1.29866 6.71824L1.58098 6.74647L1.83506 6.74647L2.08915 6.71824L2.37147 6.71824L2.65378 6.66178L2.90787 6.5771L3.16196 6.54887L3.41604 6.46419L3.67013 6.35128L3.92421 6.26659L4.15007 6.12545L4.40415 6.01254L4.63001 5.8714L4.85586 5.70204L5.05348 5.5609L5.27934 5.3633L5.44873 5.16571L5.64635 4.96811L5.81574 4.79874L5.9569 4.54469L6.12629 4.3471L6.26745 4.12127L6.40861 3.86722L6.4933 3.6414L6.60623 3.38735L6.69092 3.1333L6.77562 2.87925L6.83208 2.62519L6.88855 2.37114L6.94501 2.11709L6.97324 1.83481L6.97324 1.55253L6.97324 1.29848L6.94501 1.0162L6.91678 0.762153L6.86031 0.508102L6.80385 0.254051L6.71915 0" calligra:nodeTypes="cccccccccccccccccccccccccccccccccccccccccccc"/>
          <draw:path draw:style-name="gr25" xml:id="shape-296" draw:id="shape-296" draw:layer="" svg:width="3.74173876560pt" svg:height="6.37796380500pt" svg:x="62.15476799467pt" svg:y="195.15305736259pt" svg:viewBox="0 0 4 6" svg:d="M3.74174 3.33009L3.48854 0L3.2916 0L3.1228 0.0282211L2.89774 0.0564422L2.72894 0.112884L2.56014 0.169326L2.3632 0.197548L2.22254 0.25399L2.0256 0.338653L1.88494 0.423316L1.71614 0.507979L1.57547 0.620864L1.37854 0.705527L1.23787 0.818411L1.12533 0.931296L0.984668 1.04418L0.844001 1.18529L0.731468 1.32639L0.618934 1.4675L0.534534 1.6086L0.450134 1.74971L0.365734 1.89081L0.281334 2.03192L0.225067 2.20124L0.1688 2.37057L0.0844001 2.5399L0.0562667 2.70922L0.0281334 2.87855L0.0281334 3.04788L0 3.18898L0 3.38653L0 3.52763L0.0281334 3.72518L0.0562667 3.89451L0.0844001 4.03561L0.112533 4.20494L0.1688 4.37427L0.225067 4.54359L0.309467 4.6847L0.393867 4.85403L0.478267 4.99513L0.562667 5.13624L0.675201 5.27734L0.787734 5.41845L0.928401 5.55955L1.04093 5.67244L1.1816 5.78532L1.32227 5.89821L1.46294 6.01109L1.6036 6.09575L1.74427 6.20864L1.91307 6.2933L2.11 6.37796Z" calligra:nodeTypes="ccccccccccccccccccccccccccccccccccccccccccccccccccccccc"/>
          <draw:path draw:style-name="gr26" xml:id="shape-297" draw:id="shape-297" draw:layer="" svg:width="3.48662021340pt" svg:height="6.37796380500pt" svg:x="62.15476799467pt" svg:y="195.15305736259pt" svg:viewBox="0 0 3 6" svg:d="M3.48662 0L3.26168 0L3.09297 0.0282211L2.89614 0.0564422L2.72744 0.112884L2.55873 0.141105L2.3619 0.197548L2.22131 0.282211L2.02449 0.366874L1.8839 0.451537L1.71519 0.507979L1.5746 0.592643L1.4059 0.705527L1.23719 0.818411L1.12472 0.931296L0.984127 1.04418L0.871655 1.15706L0.731066 1.32639L0.618594 1.4675L0.53424 1.6086L0.449886 1.74971L0.365533 1.89081L0.281179 2.03192L0.224943 2.20124L0.14059 2.37057L0.112472 2.5399L0.0562358 2.70922L0.0281179 2.87855L0.0281179 3.04788L0 3.18898L0 3.38653L0 3.52763L0.0281179 3.72518L0.0562358 3.89451L0.0562358 4.06384L0.112472 4.20494L0.168707 4.37427L0.253061 4.54359L0.309297 4.71292L0.365533 4.85403L0.478004 4.99513L0.562358 5.13624L0.67483 5.30556L0.787301 5.44667L0.927891 5.55955L1.04036 5.67244L1.18095 5.78532L1.32154 5.89821L1.46213 6.01109L1.60272 6.12397L1.74331 6.20864L1.91202 6.2933L2.10884 6.37796" calligra:nodeTypes="ccccccccccccccccccccccccccccccccccccccccccccccccccccc"/>
          <draw:path draw:style-name="gr25" xml:id="shape-298" draw:id="shape-298" draw:layer="" svg:width="15.50553867260pt" svg:height="3.68504575400pt" svg:x="72.04769851887pt" svg:y="203.91212765479pt" svg:viewBox="0 0 16 4" svg:d="M7.89424 0L0 0.365692L0.0282948 0.534472L0.113179 0.731383L0.198063 0.900164L0.311243 1.09707L0.424422 1.26586L0.59419 1.46277L0.763959 1.60342L0.933728 1.7722L1.16009 1.94098L1.35815 2.08163L1.58451 2.25041L1.83916 2.39106L2.12211 2.50358L2.40506 2.64423L2.7163 2.75675L2.99925 2.8974L3.33878 3.00992L3.67832 3.12244L4.01786 3.20683L4.38569 3.29122L4.75352 3.37561L5.12135 3.46L5.48919 3.51627L5.88531 3.5444L6.28144 3.60066L6.67757 3.62879L7.07369 3.65692L7.46982 3.65692L7.86595 3.68505L8.26208 3.68505L8.6582 3.65692L9.08262 3.62879L9.47875 3.60066L9.87488 3.57253L10.2427 3.51627L10.6388 3.46L11.0067 3.40374L11.3745 3.31935L11.714 3.20683L12.0819 3.15057L12.4214 3.03805L12.7327 2.92553L13.0722 2.81301L13.3551 2.67236L13.6381 2.55984L13.8927 2.41919L14.1474 2.25041L14.402 2.10976L14.6284 1.96911L14.8548 1.80033L15.0245 1.63155L15.1943 1.4909L15.3641 1.29399L15.5055 1.1252Z" calligra:nodeTypes="ccccccccccccccccccccccccccccccccccccccccccccccccccccccccc"/>
          <draw:path draw:style-name="gr26" xml:id="shape-299" draw:id="shape-299" draw:layer="" svg:width="15.50553867260pt" svg:height="3.31654117860pt" svg:x="72.04769851887pt" svg:y="204.28063223019pt" svg:viewBox="0 0 16 3" svg:d="M0 0L0.0282948 0.168638L0.113179 0.365382L0.198063 0.534019L0.311243 0.730763L0.424422 0.899401L0.59419 1.06804L0.763959 1.23668L0.933728 1.40531L1.16009 1.57395L1.35815 1.71448L1.6128 1.88312L1.83916 2.02365L2.12211 2.16418L2.43335 2.27661L2.7163 2.41714L2.99925 2.52957L3.33878 2.64199L3.67832 2.75442L4.01786 2.83873L4.38569 2.92305L4.75352 3.00737L5.12135 3.09169L5.48919 3.1479L5.88531 3.17601L6.28144 3.23222L6.67757 3.28843L7.07369 3.28843L7.46982 3.31654L7.86595 3.31654L8.26208 3.31654L8.6582 3.31654L9.08262 3.28843L9.47875 3.23222L9.87488 3.17601L10.271 3.1479L10.6388 3.09169L11.0067 3.03548L11.3745 2.95116L11.7423 2.83873L12.0819 2.78252L12.4214 2.6701L12.7327 2.52957L13.0439 2.41714L13.3551 2.30472L13.6381 2.19229L13.8927 2.02365L14.1474 1.88312L14.402 1.74259L14.6284 1.57395L14.8548 1.43342L15.0245 1.26478L15.1943 1.12425L15.3641 0.927507L15.5055 0.75887" calligra:nodeTypes="ccccccccccccccccccccccccccccccccccccccccccccccccccccccc"/>
          <draw:glue-point draw:id="4" svg:x="-26.9401%" svg:y="-50%"/>
          <draw:glue-point draw:id="5" svg:x="48.25%" svg:y="-50%"/>
          <draw:glue-point draw:id="6" svg:x="10.65%" svg:y="-50%"/>
          <draw:glue-point draw:id="7" svg:x="-50%" svg:y="50%"/>
          <draw:glue-point draw:id="8" svg:x="31.64%" svg:y="50%"/>
          <draw:glue-point draw:id="9" svg:x="-9.1701%" svg:y="50%"/>
          <draw:glue-point draw:id="10" svg:x="50%" svg:y="25%"/>
          <draw:glue-point draw:id="11" svg:x="50%" svg:y="-12.4901%"/>
          <draw:glue-point draw:id="12" svg:x="50%" svg:y="11.32%"/>
          <draw:glue-point draw:id="13" svg:x="17.16%" svg:y="2.65%"/>
        </draw:g>
        <draw:connector draw:style-name="gr27" xml:id="shape-300" draw:id="shape-300" draw:layer="" draw:type="standard" draw:start-shape="shape-252" draw:start-glue-point="8" draw:end-shape="shape-4" draw:end-glue-point="3" svg:d="M0 0L0 20L0 33.677L60.494 33.677L80.494 33.677" svg:viewBox="0 0 80 34"/>
        <draw:connector draw:style-name="gr27" xml:id="shape-301" draw:id="shape-301" draw:layer="" draw:type="standard" draw:start-shape="shape-240" draw:start-glue-point="0" draw:end-shape="shape-27" draw:end-glue-point="2" svg:d="M0 157.094L0 137.094L0 78.547L22.9997 78.547L22.9997 20L22.9997 0" svg:viewBox="0 0 23 157"/>
        <draw:connector draw:style-name="gr27" xml:id="shape-302" draw:id="shape-302" draw:layer="" draw:type="standard" draw:start-shape="shape-237" draw:start-glue-point="2" draw:end-shape="shape-128" draw:end-glue-point="3" svg:d="M86.4565 0L86.4565 20L86.4565 49.5991L0 49.5991L0 79.1982L0 79.1982L20 79.1982" svg:viewBox="0 0 86 79"/>
        <draw:connector draw:style-name="gr27" xml:id="shape-303" draw:id="shape-303" draw:layer="" draw:type="standard" draw:start-shape="shape-231" draw:start-glue-point="0" draw:end-shape="shape-15" draw:end-glue-point="3" svg:d="M0 286.512L0 266.512L0 0L14.9306 0L34.9306 0" svg:viewBox="0 0 35 287"/>
        <draw:connector draw:style-name="gr27" xml:id="shape-304" draw:id="shape-304" draw:layer="" draw:type="standard" draw:start-shape="shape-237" draw:start-glue-point="3" draw:end-shape="shape-22" draw:end-glue-point="1" svg:d="M63.5554 0L43.5554 0L31.7777 0L31.7777 6.20648L20 6.20648L0 6.20648" svg:viewBox="0 0 64 6"/>
        <draw:g draw:style-name="gr1" xml:id="shape-305" draw:id="shape-305" svg:y="608.46104310233pt">
          <draw:rect draw:style-name="gr28" xml:id="shape-306" draw:id="shape-306" draw:layer="" svg:width="267.64375243721pt" svg:height="95.36731408682pt" svg:x="79.98548923411pt" svg:y="656.80392121085pt"/>
          <draw:rect draw:style-name="gr29" xml:id="shape-307" draw:id="shape-307" draw:layer="" svg:width="267.64375243721pt" svg:height="95.36731408682pt" svg:x="79.98548923411pt" svg:y="656.80392121085pt"/>
          <draw:glue-point draw:id="4" svg:x="-50%" svg:y="-50%"/>
          <draw:glue-point draw:id="5" svg:x="50%" svg:y="50%"/>
          <draw:glue-point draw:id="6" svg:x="-50%" svg:y="50%"/>
          <draw:glue-point draw:id="7" svg:x="-50%" svg:y="0%"/>
          <draw:glue-point draw:id="8" svg:x="50%" svg:y="-50%"/>
          <draw:glue-point draw:id="9" svg:x="50%" svg:y="0%"/>
          <draw:glue-point draw:id="10" svg:x="0%" svg:y="50%"/>
          <draw:glue-point draw:id="11" svg:x="0%" svg:y="-50%"/>
          <draw:glue-point draw:id="12" svg:x="-50%" svg:y="-50%"/>
          <draw:glue-point draw:id="13" svg:x="50%" svg:y="50%"/>
          <draw:glue-point draw:id="14" svg:x="-50%" svg:y="50%"/>
          <draw:glue-point draw:id="15" svg:x="-50%" svg:y="0%"/>
          <draw:glue-point draw:id="16" svg:x="50%" svg:y="-50%"/>
          <draw:glue-point draw:id="17" svg:x="50%" svg:y="0%"/>
          <draw:glue-point draw:id="18" svg:x="0%" svg:y="50%"/>
          <draw:glue-point draw:id="19" svg:x="0%" svg:y="-50%"/>
          <draw:glue-point draw:id="20" svg:x="0%" svg:y="0%"/>
        </draw:g>
        <draw:g draw:style-name="gr1" xml:id="shape-308" draw:id="shape-308" svg:y="674.75506016486pt">
          <draw:path draw:style-name="gr30" xml:id="shape-309" draw:id="shape-309" draw:layer="" svg:width="19.84260000000pt" svg:height="0.00000000000pt" svg:x="110.52390507562pt" svg:y="684.67633719486pt" svg:viewBox="0 0 20 0" svg:d="M0 0L19.8426 0" calligra:nodeTypes="cc"/>
          <draw:path draw:style-name="gr28" xml:id="shape-310" draw:id="shape-310" draw:layer="" svg:width="11.68762511505pt" svg:height="17.01580715279pt" svg:x="130.36645913562pt" svg:y="676.17238545486pt" svg:viewBox="0 0 12 17" svg:d="M0 0L11.6876 8.49375L0 17.0158Z" calligra:nodeTypes="cccc"/>
          <draw:ellipse draw:style-name="gr28" xml:id="shape-311" draw:id="shape-311" draw:layer="" svg:width="17.00790348000pt" svg:height="17.00790348000pt" svg:x="96.35065217562pt" svg:y="676.17238545486pt" draw:kind="full"/>
          <draw:path draw:style-name="gr28" xml:id="shape-312" draw:id="shape-312" draw:layer="" svg:width="4.52734065912pt" svg:height="17.01580715279pt" svg:x="128.24047120062pt" svg:y="676.17238545486pt" svg:viewBox="0 0 5 17" svg:d="M2.25806 0C5.28377 0 5.28377 17.0158 2.25806 17.0158C-0.767646 17.0158 -0.737689 0 2.25806 0Z" calligra:nodeTypes="ccc"/>
          <draw:path draw:style-name="gr28" xml:id="shape-313" draw:id="shape-313" draw:layer="" svg:width="14.34869752340pt" svg:height="39.37268710633pt" svg:x="116.19320623562pt" svg:y="681.84168661486pt" svg:viewBox="0 0 14 39" svg:d="M5.72801 0L8.59201 0L8.59201 22.4826L14.3487 28.1033L14.3487 39.3727L0 39.3727L0 28.1033L5.72801 22.4826Z" calligra:nodeTypes="ccccccccc"/>
          <draw:frame draw:style-name="gr31" xml:id="shape-314" draw:id="shape-314" draw:layer="" svg:width="53.85836102000pt" svg:height="29.05516844500pt" svg:x="96.35065217562pt" svg:y="714.10001021526pt">
            <draw:text-box>
              <text:p text:style-name="P1"/>
            </draw:text-box>
          </draw:frame>
          <draw:glue-point draw:id="4" svg:x="0%" svg:y="30%"/>
        </draw:g>
        <draw:g draw:style-name="gr1" xml:id="shape-315" draw:id="shape-315" svg:y="681.21213049767pt">
          <draw:path draw:style-name="gr28" xml:id="shape-316" draw:id="shape-316" draw:layer="" svg:width="32.80515808119pt" svg:height="4.10781723443pt" svg:x="151.89068613273pt" svg:y="719.08306224647pt" svg:viewBox="0 0 33 4" svg:d="M0 4.10782L32.8052 4.10782L28.7044 0L4.10064 0Z" calligra:nodeTypes="ccccc"/>
          <draw:path draw:style-name="gr32" xml:id="shape-317" draw:id="shape-317" draw:layer="" svg:width="32.80515808119pt" svg:height="4.10781723443pt" svg:x="151.89068613273pt" svg:y="719.08306224647pt" svg:viewBox="0 0 33 4" svg:d="M0 4.10782L32.8052 4.10782L28.7044 0L4.10064 0Z" calligra:nodeTypes="ccccc"/>
          <draw:path draw:style-name="gr28" xml:id="shape-318" draw:id="shape-318" draw:layer="" svg:width="32.80515808119pt" svg:height="4.10781723443pt" svg:x="151.89068613273pt" svg:y="715.02951191707pt" svg:viewBox="0 0 33 4" svg:d="M0 4.10782L32.8052 4.10782L28.7044 0L4.10064 0Z" calligra:nodeTypes="ccccc"/>
          <draw:path draw:style-name="gr32" xml:id="shape-319" draw:id="shape-319" draw:layer="" svg:width="32.80515808119pt" svg:height="4.10781723443pt" svg:x="151.89068613273pt" svg:y="715.02951191707pt" svg:viewBox="0 0 33 4" svg:d="M0 4.10782L32.8052 4.10782L28.7044 0L4.10064 0Z" calligra:nodeTypes="ccccc"/>
          <draw:path draw:style-name="gr28" xml:id="shape-320" draw:id="shape-320" draw:layer="" svg:width="32.80515808119pt" svg:height="4.10781723443pt" svg:x="151.89068613273pt" svg:y="710.97596158767pt" svg:viewBox="0 0 33 4" svg:d="M0 4.10782L32.8052 4.10782L28.7044 0L4.10064 0Z" calligra:nodeTypes="ccccc"/>
          <draw:path draw:style-name="gr32" xml:id="shape-321" draw:id="shape-321" draw:layer="" svg:width="32.80515808119pt" svg:height="4.10781723443pt" svg:x="151.89068613273pt" svg:y="710.97596158767pt" svg:viewBox="0 0 33 4" svg:d="M0 4.10782L32.8052 4.10782L28.7044 0L4.10064 0Z" calligra:nodeTypes="ccccc"/>
          <draw:path draw:style-name="gr28" xml:id="shape-322" draw:id="shape-322" draw:layer="" svg:width="32.80515808119pt" svg:height="4.10781723443pt" svg:x="151.89068613273pt" svg:y="706.92241125827pt" svg:viewBox="0 0 33 4" svg:d="M0 4.10782L32.8052 4.10782L28.7044 0L4.10064 0Z" calligra:nodeTypes="ccccc"/>
          <draw:path draw:style-name="gr32" xml:id="shape-323" draw:id="shape-323" draw:layer="" svg:width="32.80515808119pt" svg:height="4.10781723443pt" svg:x="151.89068613273pt" svg:y="706.92241125827pt" svg:viewBox="0 0 33 4" svg:d="M0 4.10782L32.8052 4.10782L28.7044 0L4.10064 0Z" calligra:nodeTypes="ccccc"/>
          <draw:path draw:style-name="gr28" xml:id="shape-324" draw:id="shape-324" draw:layer="" svg:width="32.80515808119pt" svg:height="4.10781723443pt" svg:x="151.89068613273pt" svg:y="702.86886092887pt" svg:viewBox="0 0 33 4" svg:d="M0 4.10782L32.8052 4.10782L28.7044 0L4.10064 0Z" calligra:nodeTypes="ccccc"/>
          <draw:path draw:style-name="gr32" xml:id="shape-325" draw:id="shape-325" draw:layer="" svg:width="32.80515808119pt" svg:height="4.10781723443pt" svg:x="151.89068613273pt" svg:y="702.86886092887pt" svg:viewBox="0 0 33 4" svg:d="M0 4.10782L32.8052 4.10782L28.7044 0L4.10064 0Z" calligra:nodeTypes="ccccc"/>
          <draw:path draw:style-name="gr28" xml:id="shape-326" draw:id="shape-326" draw:layer="" svg:width="32.80515808119pt" svg:height="4.10781723443pt" svg:x="151.89068613273pt" svg:y="698.81531059947pt" svg:viewBox="0 0 33 4" svg:d="M0 4.10782L32.8052 4.10782L28.7044 0L4.10064 0Z" calligra:nodeTypes="ccccc"/>
          <draw:path draw:style-name="gr32" xml:id="shape-327" draw:id="shape-327" draw:layer="" svg:width="32.80515808119pt" svg:height="4.10781723443pt" svg:x="151.89068613273pt" svg:y="698.81531059947pt" svg:viewBox="0 0 33 4" svg:d="M0 4.10782L32.8052 4.10782L28.7044 0L4.10064 0Z" calligra:nodeTypes="ccccc"/>
          <draw:path draw:style-name="gr28" xml:id="shape-328" draw:id="shape-328" draw:layer="" svg:width="32.80515808119pt" svg:height="4.10781723443pt" svg:x="151.89068613273pt" svg:y="694.79010677587pt" svg:viewBox="0 0 33 4" svg:d="M0 4.10782L32.8052 4.10782L28.7044 0L4.10064 0Z" calligra:nodeTypes="ccccc"/>
          <draw:path draw:style-name="gr32" xml:id="shape-329" draw:id="shape-329" draw:layer="" svg:width="32.80515808119pt" svg:height="4.10781723443pt" svg:x="151.89068613273pt" svg:y="694.79010677587pt" svg:viewBox="0 0 33 4" svg:d="M0 4.10782L32.8052 4.10782L28.7044 0L4.10064 0Z" calligra:nodeTypes="ccccc"/>
          <draw:path draw:style-name="gr28" xml:id="shape-330" draw:id="shape-330" draw:layer="" svg:width="32.80515808119pt" svg:height="4.10781723443pt" svg:x="151.89068613273pt" svg:y="690.73655644647pt" svg:viewBox="0 0 33 4" svg:d="M0 4.10782L32.8052 4.10782L28.7044 0L4.10064 0Z" calligra:nodeTypes="ccccc"/>
          <draw:path draw:style-name="gr32" xml:id="shape-331" draw:id="shape-331" draw:layer="" svg:width="32.80515808119pt" svg:height="4.10781723443pt" svg:x="151.89068613273pt" svg:y="690.73655644647pt" svg:viewBox="0 0 33 4" svg:d="M0 4.10782L32.8052 4.10782L28.7044 0L4.10064 0Z" calligra:nodeTypes="ccccc"/>
          <draw:path draw:style-name="gr28" xml:id="shape-332" draw:id="shape-332" draw:layer="" svg:width="32.80515808119pt" svg:height="4.10781723443pt" svg:x="151.89068613273pt" svg:y="686.68300611707pt" svg:viewBox="0 0 33 4" svg:d="M0 4.10782L32.8052 4.10782L28.7044 0L4.10064 0Z" calligra:nodeTypes="ccccc"/>
          <draw:path draw:style-name="gr32" xml:id="shape-333" draw:id="shape-333" draw:layer="" svg:width="32.80515808119pt" svg:height="4.10781723443pt" svg:x="151.89068613273pt" svg:y="686.68300611707pt" svg:viewBox="0 0 33 4" svg:d="M0 4.10782L32.8052 4.10782L28.7044 0L4.10064 0Z" calligra:nodeTypes="ccccc"/>
          <draw:path draw:style-name="gr28" xml:id="shape-334" draw:id="shape-334" draw:layer="" svg:width="32.80515808119pt" svg:height="4.10781723443pt" svg:x="151.89068613273pt" svg:y="682.62945578767pt" svg:viewBox="0 0 33 4" svg:d="M0 4.10782L32.8052 4.10782L28.7044 0L4.10064 0Z" calligra:nodeTypes="ccccc"/>
          <draw:path draw:style-name="gr32" xml:id="shape-335" draw:id="shape-335" draw:layer="" svg:width="32.80515808119pt" svg:height="4.10781723443pt" svg:x="151.89068613273pt" svg:y="682.62945578767pt" svg:viewBox="0 0 33 4" svg:d="M0 4.10782L32.8052 4.10782L28.7044 0L4.10064 0Z" calligra:nodeTypes="ccccc"/>
          <draw:frame draw:style-name="gr31" xml:id="shape-336" draw:id="shape-336" draw:layer="" svg:width="32.40005612940pt" svg:height="29.05516844500pt" svg:x="151.89068613273pt" svg:y="718.71455767107pt">
            <draw:text-box>
              <text:p text:style-name="P1"/>
            </draw:text-box>
          </draw:frame>
          <draw:glue-point draw:id="4" svg:x="0%" svg:y="21.43%"/>
        </draw:g>
        <draw:g draw:style-name="gr1" xml:id="shape-337" draw:id="shape-337" svg:y="666.82836633754pt">
          <draw:ellipse draw:style-name="gr29" xml:id="shape-338" draw:id="shape-338" draw:layer="" svg:width="41.24416593900pt" svg:height="41.24416593900pt" svg:x="195.27776001407pt" svg:y="683.69453728854pt" draw:kind="full"/>
          <draw:path draw:style-name="gr29" xml:id="shape-339" draw:id="shape-339" draw:layer="" svg:width="15.91107512318pt" svg:height="15.91107512318pt" svg:x="231.36286189747pt" svg:y="668.24569162754pt" svg:viewBox="0 0 16 16" svg:d="M0 15.9111L15.9111 0" calligra:nodeTypes="cc"/>
          <draw:path draw:style-name="gr29" xml:id="shape-340" draw:id="shape-340" draw:layer="" svg:width="15.91107512318pt" svg:height="15.91107512318pt" svg:x="236.52192595307pt" svg:y="673.40475568314pt" svg:viewBox="0 0 16 16" svg:d="M0 15.9111L15.9111 0" calligra:nodeTypes="cc"/>
          <draw:path draw:style-name="gr28" xml:id="shape-341" draw:id="shape-341" draw:layer="" svg:width="6.39330363810pt" svg:height="7.46416870135pt" svg:x="231.36286189747pt" svg:y="676.49452481534pt" svg:viewBox="0 0 6 7" svg:d="M3.42595 0L0 7.46417L6.3933 3.1781Z" calligra:nodeTypes="cccc"/>
          <draw:path draw:style-name="gr28" xml:id="shape-342" draw:id="shape-342" draw:layer="" svg:width="6.39330363810pt" svg:height="7.46416870135pt" svg:x="236.52192595307pt" svg:y="681.65358887094pt" svg:viewBox="0 0 6 7" svg:d="M3.42595 0L0 7.46417L6.3933 3.1781Z" calligra:nodeTypes="cccc"/>
        </draw:g>
        <draw:g draw:style-name="gr1" xml:id="shape-343" draw:id="shape-343" svg:y="459.25734197468pt"/>
        <draw:g draw:style-name="gr1" xml:id="shape-344" draw:id="shape-344" svg:y="669.97416926028pt">
          <draw:path draw:style-name="gr33" xml:id="shape-345" draw:id="shape-345" draw:layer="" svg:width="19.75751454260pt" svg:height="19.75751454260pt" svg:x="290.93447214848pt" svg:y="672.80881984028pt" svg:viewBox="0 0 20 20" svg:d="M0 19.7575L19.7575 0" calligra:nodeTypes="cc"/>
          <draw:path draw:style-name="gr33" xml:id="shape-346" draw:id="shape-346" draw:layer="" svg:width="19.75751454260pt" svg:height="19.75751454260pt" svg:x="298.07779161008pt" svg:y="672.80881984028pt" svg:viewBox="0 0 20 20" svg:d="M0 19.7575L19.7575 0" calligra:nodeTypes="cc"/>
          <draw:path draw:style-name="gr33" xml:id="shape-347" draw:id="shape-347" draw:layer="" svg:width="19.75751454260pt" svg:height="19.75751454260pt" svg:x="305.19276456588pt" svg:y="672.80881984028pt" svg:viewBox="0 0 20 20" svg:d="M0 19.7575L19.7575 0" calligra:nodeTypes="cc"/>
          <draw:path draw:style-name="gr33" xml:id="shape-348" draw:id="shape-348" draw:layer="" svg:width="19.75751454260pt" svg:height="19.75751454260pt" svg:x="312.33608402748pt" svg:y="672.80881984028pt" svg:viewBox="0 0 20 20" svg:d="M0 19.7575L19.7575 0" calligra:nodeTypes="cc"/>
          <draw:path draw:style-name="gr33" xml:id="shape-349" draw:id="shape-349" draw:layer="" svg:width="19.75751454260pt" svg:height="19.75751454260pt" svg:x="319.47940348908pt" svg:y="672.80881984028pt" svg:viewBox="0 0 20 20" svg:d="M0 19.7575L19.7575 0" calligra:nodeTypes="cc"/>
          <draw:path draw:style-name="gr33" xml:id="shape-350" draw:id="shape-350" draw:layer="" svg:width="35.68825080220pt" svg:height="0.00000000000pt" svg:x="297.68094052888pt" svg:y="681.85135519048pt" svg:viewBox="0 0 36 0" svg:d="M0 0L35.6883 0" calligra:nodeTypes="cc"/>
          <draw:path draw:style-name="gr33" xml:id="shape-351" draw:id="shape-351" draw:layer="" svg:width="0.00000000000pt" svg:height="30.69926578140pt" svg:x="315.90774375828pt" svg:y="682.04978073108pt" svg:viewBox="0 0 0 31" svg:d="M0 0L0 30.6993" calligra:nodeTypes="cc"/>
          <draw:path draw:style-name="gr33" xml:id="shape-352" draw:id="shape-352" draw:layer="" svg:width="0.00000000000pt" svg:height="33.78903491360pt" svg:x="317.01325748448pt" svg:y="695.74114303248pt" svg:viewBox="0 0 0 34" svg:d="M0 0L0 33.789" calligra:nodeTypes="cc"/>
          <draw:path draw:style-name="gr34" xml:id="shape-353" draw:id="shape-353" draw:layer="" svg:width="4.05355032940pt" svg:height="7.31339849640pt" svg:x="314.17860690448pt" svg:y="700.21989094888pt" svg:viewBox="0 0 4 7" svg:d="M0 7.3134L4.05355 7.3134L4.05355 0L0 0Z" calligra:nodeTypes="ccccc"/>
          <draw:glue-point draw:id="4" svg:x="-9.2101%" svg:y="-49.7501%"/>
          <draw:glue-point draw:id="5" svg:x="5.71%" svg:y="-49.7501%"/>
          <draw:glue-point draw:id="6" svg:x="20.39%" svg:y="-49.7501%"/>
          <draw:glue-point draw:id="7" svg:x="35.31%" svg:y="-49.7501%"/>
          <draw:glue-point draw:id="8" svg:x="49.99%" svg:y="-49.7501%"/>
          <draw:glue-point draw:id="9" svg:x="4.02%" svg:y="50%"/>
          <draw:glue-point draw:id="10" svg:x="-49.8801%" svg:y="-14.9101%"/>
        </draw:g>
        <draw:g draw:style-name="gr1" xml:id="shape-354" draw:id="shape-354" svg:y="436.96468301232pt">
          <draw:rect draw:style-name="gr28" xml:id="shape-355" draw:id="shape-355" draw:layer="" svg:width="267.64375243721pt" svg:height="95.36731408682pt" svg:x="293.79285468683pt" svg:y="438.38200830232pt"/>
          <draw:rect draw:style-name="gr29" xml:id="shape-356" draw:id="shape-356" draw:layer="" svg:width="267.64375243721pt" svg:height="95.36731408682pt" svg:x="293.79285468683pt" svg:y="438.38200830232pt"/>
          <draw:glue-point draw:id="4" svg:x="-50%" svg:y="-50%"/>
          <draw:glue-point draw:id="5" svg:x="50%" svg:y="50%"/>
          <draw:glue-point draw:id="6" svg:x="-50%" svg:y="50%"/>
          <draw:glue-point draw:id="7" svg:x="-50%" svg:y="0%"/>
          <draw:glue-point draw:id="8" svg:x="50%" svg:y="-50%"/>
          <draw:glue-point draw:id="9" svg:x="50%" svg:y="0%"/>
          <draw:glue-point draw:id="10" svg:x="0%" svg:y="50%"/>
          <draw:glue-point draw:id="11" svg:x="0%" svg:y="-50%"/>
          <draw:glue-point draw:id="12" svg:x="-50%" svg:y="-50%"/>
          <draw:glue-point draw:id="13" svg:x="50%" svg:y="50%"/>
          <draw:glue-point draw:id="14" svg:x="-50%" svg:y="50%"/>
          <draw:glue-point draw:id="15" svg:x="-50%" svg:y="0%"/>
          <draw:glue-point draw:id="16" svg:x="50%" svg:y="-50%"/>
          <draw:glue-point draw:id="17" svg:x="50%" svg:y="0%"/>
          <draw:glue-point draw:id="18" svg:x="0%" svg:y="50%"/>
          <draw:glue-point draw:id="19" svg:x="0%" svg:y="-50%"/>
          <draw:glue-point draw:id="20" svg:x="0%" svg:y="0%"/>
        </draw:g>
        <draw:g draw:style-name="gr1" xml:id="shape-357" draw:id="shape-357" svg:y="456.33314725633pt">
          <draw:path draw:style-name="gr30" xml:id="shape-358" draw:id="shape-358" draw:layer="" svg:width="19.84260000000pt" svg:height="0.00000000000pt" svg:x="324.33127052834pt" svg:y="466.25442428633pt" svg:viewBox="0 0 20 0" svg:d="M0 0L19.8426 0" calligra:nodeTypes="cc"/>
          <draw:path draw:style-name="gr28" xml:id="shape-359" draw:id="shape-359" draw:layer="" svg:width="11.38335727455pt" svg:height="17.03162184414pt" svg:x="344.17382458834pt" svg:y="457.75047254633pt" svg:viewBox="0 0 11 17" svg:d="M0 0L11.3834 8.50165L0 17.0316Z" calligra:nodeTypes="cccc"/>
          <draw:ellipse draw:style-name="gr28" xml:id="shape-360" draw:id="shape-360" draw:layer="" svg:width="17.00790348000pt" svg:height="17.00790348000pt" svg:x="310.15801762834pt" svg:y="457.75047254633pt" draw:kind="full"/>
          <draw:path draw:style-name="gr28" xml:id="shape-361" draw:id="shape-361" draw:layer="" svg:width="4.09936399077pt" svg:height="17.03162184414pt" svg:x="342.04783665334pt" svg:y="457.75047254633pt" svg:viewBox="0 0 4 17" svg:d="M2.0446 0C4.78428 0 4.78428 17.0316 2.0446 17.0316C-0.695079 17.0316 -0.667954 0 2.0446 0Z" calligra:nodeTypes="ccc"/>
          <draw:path draw:style-name="gr28" xml:id="shape-362" draw:id="shape-362" draw:layer="" svg:width="14.70608258243pt" svg:height="39.74894865722pt" svg:x="330.00057168834pt" svg:y="463.41977370633pt" svg:viewBox="0 0 15 40" svg:d="M5.87068 0L8.80601 0L8.80601 22.6974L14.7061 28.3719L14.7061 39.7489L0 39.7489L0 28.3719L5.87068 22.6974Z" calligra:nodeTypes="ccccccccc"/>
          <draw:frame draw:style-name="gr31" xml:id="shape-363" draw:id="shape-363" draw:layer="" svg:width="53.85836102000pt" svg:height="29.05516844500pt" svg:x="310.15801762834pt" svg:y="495.67809730673pt">
            <draw:text-box>
              <text:p text:style-name="P1"/>
            </draw:text-box>
          </draw:frame>
          <draw:glue-point draw:id="4" svg:x="0%" svg:y="30%"/>
        </draw:g>
        <draw:g draw:style-name="gr1" xml:id="shape-364" draw:id="shape-364" svg:y="462.79021758914pt">
          <draw:path draw:style-name="gr28" xml:id="shape-365" draw:id="shape-365" draw:layer="" svg:width="32.61150823894pt" svg:height="4.21854344798pt" svg:x="365.69805158545pt" svg:y="500.66114933794pt" svg:viewBox="0 0 33 4" svg:d="M0 4.21854L32.6115 4.21854L28.5349 0L4.07643 0Z" calligra:nodeTypes="ccccc"/>
          <draw:path draw:style-name="gr32" xml:id="shape-366" draw:id="shape-366" draw:layer="" svg:width="32.61150823894pt" svg:height="4.21854344798pt" svg:x="365.69805158545pt" svg:y="500.66114933794pt" svg:viewBox="0 0 33 4" svg:d="M0 4.21854L32.6115 4.21854L28.5349 0L4.07643 0Z" calligra:nodeTypes="ccccc"/>
          <draw:path draw:style-name="gr28" xml:id="shape-367" draw:id="shape-367" draw:layer="" svg:width="32.61150823894pt" svg:height="4.21854344798pt" svg:x="365.69805158545pt" svg:y="496.60759900854pt" svg:viewBox="0 0 33 4" svg:d="M0 4.21854L32.6115 4.21854L28.5349 0L4.07643 0Z" calligra:nodeTypes="ccccc"/>
          <draw:path draw:style-name="gr32" xml:id="shape-368" draw:id="shape-368" draw:layer="" svg:width="32.61150823894pt" svg:height="4.21854344798pt" svg:x="365.69805158545pt" svg:y="496.60759900854pt" svg:viewBox="0 0 33 4" svg:d="M0 4.21854L32.6115 4.21854L28.5349 0L4.07643 0Z" calligra:nodeTypes="ccccc"/>
          <draw:path draw:style-name="gr28" xml:id="shape-369" draw:id="shape-369" draw:layer="" svg:width="32.61150823894pt" svg:height="4.21854344798pt" svg:x="365.69805158545pt" svg:y="492.55404867914pt" svg:viewBox="0 0 33 4" svg:d="M0 4.21854L32.6115 4.21854L28.5349 0L4.07643 0Z" calligra:nodeTypes="ccccc"/>
          <draw:path draw:style-name="gr32" xml:id="shape-370" draw:id="shape-370" draw:layer="" svg:width="32.61150823894pt" svg:height="4.21854344798pt" svg:x="365.69805158545pt" svg:y="492.55404867914pt" svg:viewBox="0 0 33 4" svg:d="M0 4.21854L32.6115 4.21854L28.5349 0L4.07643 0Z" calligra:nodeTypes="ccccc"/>
          <draw:path draw:style-name="gr28" xml:id="shape-371" draw:id="shape-371" draw:layer="" svg:width="32.61150823894pt" svg:height="4.21854344798pt" svg:x="365.69805158545pt" svg:y="488.50049834974pt" svg:viewBox="0 0 33 4" svg:d="M0 4.21854L32.6115 4.21854L28.5349 0L4.07643 0Z" calligra:nodeTypes="ccccc"/>
          <draw:path draw:style-name="gr32" xml:id="shape-372" draw:id="shape-372" draw:layer="" svg:width="32.61150823894pt" svg:height="4.21854344798pt" svg:x="365.69805158545pt" svg:y="488.50049834974pt" svg:viewBox="0 0 33 4" svg:d="M0 4.21854L32.6115 4.21854L28.5349 0L4.07643 0Z" calligra:nodeTypes="ccccc"/>
          <draw:path draw:style-name="gr28" xml:id="shape-373" draw:id="shape-373" draw:layer="" svg:width="32.61150823894pt" svg:height="4.21854344798pt" svg:x="365.69805158545pt" svg:y="484.44694802034pt" svg:viewBox="0 0 33 4" svg:d="M0 4.21854L32.6115 4.21854L28.5349 0L4.07643 0Z" calligra:nodeTypes="ccccc"/>
          <draw:path draw:style-name="gr32" xml:id="shape-374" draw:id="shape-374" draw:layer="" svg:width="32.61150823894pt" svg:height="4.21854344798pt" svg:x="365.69805158545pt" svg:y="484.44694802034pt" svg:viewBox="0 0 33 4" svg:d="M0 4.21854L32.6115 4.21854L28.5349 0L4.07643 0Z" calligra:nodeTypes="ccccc"/>
          <draw:path draw:style-name="gr28" xml:id="shape-375" draw:id="shape-375" draw:layer="" svg:width="32.61150823894pt" svg:height="4.21854344798pt" svg:x="365.69805158545pt" svg:y="480.39339769094pt" svg:viewBox="0 0 33 4" svg:d="M0 4.21854L32.6115 4.21854L28.5349 0L4.07643 0Z" calligra:nodeTypes="ccccc"/>
          <draw:path draw:style-name="gr32" xml:id="shape-376" draw:id="shape-376" draw:layer="" svg:width="32.61150823894pt" svg:height="4.21854344798pt" svg:x="365.69805158545pt" svg:y="480.39339769094pt" svg:viewBox="0 0 33 4" svg:d="M0 4.21854L32.6115 4.21854L28.5349 0L4.07643 0Z" calligra:nodeTypes="ccccc"/>
          <draw:path draw:style-name="gr28" xml:id="shape-377" draw:id="shape-377" draw:layer="" svg:width="32.61150823894pt" svg:height="4.21854344798pt" svg:x="365.69805158545pt" svg:y="476.36819386734pt" svg:viewBox="0 0 33 4" svg:d="M0 4.21854L32.6115 4.21854L28.5349 0L4.07643 0Z" calligra:nodeTypes="ccccc"/>
          <draw:path draw:style-name="gr32" xml:id="shape-378" draw:id="shape-378" draw:layer="" svg:width="32.61150823894pt" svg:height="4.21854344798pt" svg:x="365.69805158545pt" svg:y="476.36819386734pt" svg:viewBox="0 0 33 4" svg:d="M0 4.21854L32.6115 4.21854L28.5349 0L4.07643 0Z" calligra:nodeTypes="ccccc"/>
          <draw:path draw:style-name="gr28" xml:id="shape-379" draw:id="shape-379" draw:layer="" svg:width="32.61150823894pt" svg:height="4.21854344798pt" svg:x="365.69805158545pt" svg:y="472.31464353794pt" svg:viewBox="0 0 33 4" svg:d="M0 4.21854L32.6115 4.21854L28.5349 0L4.07643 0Z" calligra:nodeTypes="ccccc"/>
          <draw:path draw:style-name="gr32" xml:id="shape-380" draw:id="shape-380" draw:layer="" svg:width="32.61150823894pt" svg:height="4.21854344798pt" svg:x="365.69805158545pt" svg:y="472.31464353794pt" svg:viewBox="0 0 33 4" svg:d="M0 4.21854L32.6115 4.21854L28.5349 0L4.07643 0Z" calligra:nodeTypes="ccccc"/>
          <draw:path draw:style-name="gr28" xml:id="shape-381" draw:id="shape-381" draw:layer="" svg:width="32.61150823894pt" svg:height="4.21854344798pt" svg:x="365.69805158545pt" svg:y="468.26109320854pt" svg:viewBox="0 0 33 4" svg:d="M0 4.21854L32.6115 4.21854L28.5349 0L4.07643 0Z" calligra:nodeTypes="ccccc"/>
          <draw:path draw:style-name="gr32" xml:id="shape-382" draw:id="shape-382" draw:layer="" svg:width="32.61150823894pt" svg:height="4.21854344798pt" svg:x="365.69805158545pt" svg:y="468.26109320854pt" svg:viewBox="0 0 33 4" svg:d="M0 4.21854L32.6115 4.21854L28.5349 0L4.07643 0Z" calligra:nodeTypes="ccccc"/>
          <draw:path draw:style-name="gr28" xml:id="shape-383" draw:id="shape-383" draw:layer="" svg:width="32.61150823894pt" svg:height="4.21854344798pt" svg:x="365.69805158545pt" svg:y="464.20754287914pt" svg:viewBox="0 0 33 4" svg:d="M0 4.21854L32.6115 4.21854L28.5349 0L4.07643 0Z" calligra:nodeTypes="ccccc"/>
          <draw:path draw:style-name="gr32" xml:id="shape-384" draw:id="shape-384" draw:layer="" svg:width="32.61150823894pt" svg:height="4.21854344798pt" svg:x="365.69805158545pt" svg:y="464.20754287914pt" svg:viewBox="0 0 33 4" svg:d="M0 4.21854L32.6115 4.21854L28.5349 0L4.07643 0Z" calligra:nodeTypes="ccccc"/>
          <draw:frame draw:style-name="gr31" xml:id="shape-385" draw:id="shape-385" draw:layer="" svg:width="32.40005612940pt" svg:height="29.05516844500pt" svg:x="365.69805158545pt" svg:y="500.29264476254pt">
            <draw:text-box>
              <text:p text:style-name="P1"/>
            </draw:text-box>
          </draw:frame>
          <draw:glue-point draw:id="4" svg:x="0%" svg:y="21.43%"/>
        </draw:g>
        <draw:g draw:style-name="gr1" xml:id="shape-386" draw:id="shape-386" svg:y="448.40645342901pt">
          <draw:ellipse draw:style-name="gr29" xml:id="shape-387" draw:id="shape-387" draw:layer="" svg:width="41.24416593900pt" svg:height="41.24416593900pt" svg:x="409.08512546679pt" svg:y="465.27262438001pt" draw:kind="full"/>
          <draw:path draw:style-name="gr29" xml:id="shape-388" draw:id="shape-388" draw:layer="" svg:width="15.82266921203pt" svg:height="15.82266921203pt" svg:x="445.17022735019pt" svg:y="449.82377871901pt" svg:viewBox="0 0 16 16" svg:d="M0 15.8227L15.8227 0" calligra:nodeTypes="cc"/>
          <draw:path draw:style-name="gr29" xml:id="shape-389" draw:id="shape-389" draw:layer="" svg:width="15.82266921203pt" svg:height="15.82266921203pt" svg:x="450.32929140579pt" svg:y="454.98284277461pt" svg:viewBox="0 0 16 16" svg:d="M0 15.8227L15.8227 0" calligra:nodeTypes="cc"/>
          <draw:path draw:style-name="gr28" xml:id="shape-390" draw:id="shape-390" draw:layer="" svg:width="6.81238469158pt" svg:height="7.95911772794pt" svg:x="445.17022735019pt" svg:y="458.07261190681pt" svg:viewBox="0 0 7 8" svg:d="M3.65052 0L0 7.95912L6.81238 3.38884Z" calligra:nodeTypes="cccc"/>
          <draw:path draw:style-name="gr28" xml:id="shape-391" draw:id="shape-391" draw:layer="" svg:width="6.81238469158pt" svg:height="7.95911772794pt" svg:x="450.32929140579pt" svg:y="463.23167596241pt" svg:viewBox="0 0 7 8" svg:d="M3.65052 0L0 7.95912L6.81238 3.38884Z" calligra:nodeTypes="cccc"/>
        </draw:g>
        <draw:g draw:style-name="gr1" xml:id="shape-392" draw:id="shape-392" svg:y="451.55225635175pt">
          <draw:path draw:style-name="gr33" xml:id="shape-393" draw:id="shape-393" draw:layer="" svg:width="19.51795467877pt" svg:height="19.51795467877pt" svg:x="504.74183760120pt" svg:y="454.38690693175pt" svg:viewBox="0 0 20 20" svg:d="M0 19.518L19.518 0" calligra:nodeTypes="cc"/>
          <draw:path draw:style-name="gr33" xml:id="shape-394" draw:id="shape-394" draw:layer="" svg:width="19.51795467877pt" svg:height="19.51795467877pt" svg:x="511.88515706280pt" svg:y="454.38690693175pt" svg:viewBox="0 0 20 20" svg:d="M0 19.518L19.518 0" calligra:nodeTypes="cc"/>
          <draw:path draw:style-name="gr33" xml:id="shape-395" draw:id="shape-395" draw:layer="" svg:width="19.51795467877pt" svg:height="19.51795467877pt" svg:x="519.00013001860pt" svg:y="454.38690693175pt" svg:viewBox="0 0 20 20" svg:d="M0 19.518L19.518 0" calligra:nodeTypes="cc"/>
          <draw:path draw:style-name="gr33" xml:id="shape-396" draw:id="shape-396" draw:layer="" svg:width="19.51795467877pt" svg:height="19.51795467877pt" svg:x="526.14344948020pt" svg:y="454.38690693175pt" svg:viewBox="0 0 20 20" svg:d="M0 19.518L19.518 0" calligra:nodeTypes="cc"/>
          <draw:path draw:style-name="gr33" xml:id="shape-397" draw:id="shape-397" draw:layer="" svg:width="19.51795467877pt" svg:height="19.51795467877pt" svg:x="533.28676894180pt" svg:y="454.38690693175pt" svg:viewBox="0 0 20 20" svg:d="M0 19.518L19.518 0" calligra:nodeTypes="cc"/>
          <draw:path draw:style-name="gr33" xml:id="shape-398" draw:id="shape-398" draw:layer="" svg:width="35.68830000000pt" svg:height="0.00000000000pt" svg:x="511.48830598160pt" svg:y="463.42944228195pt" svg:viewBox="0 0 36 0" svg:d="M0 0L35.6883 0" calligra:nodeTypes="cc"/>
          <draw:path draw:style-name="gr33" xml:id="shape-399" draw:id="shape-399" draw:layer="" svg:width="0.00000000000pt" svg:height="30.69930000000pt" svg:x="529.71510921100pt" svg:y="463.62786782255pt" svg:viewBox="0 0 0 31" svg:d="M0 0L0 30.6993" calligra:nodeTypes="cc"/>
          <draw:path draw:style-name="gr33" xml:id="shape-400" draw:id="shape-400" draw:layer="" svg:width="0.00000000000pt" svg:height="33.78900000000pt" svg:x="530.82062293720pt" svg:y="477.31923012395pt" svg:viewBox="0 0 0 34" svg:d="M0 0L0 33.789" calligra:nodeTypes="cc"/>
          <draw:path draw:style-name="gr34" xml:id="shape-401" draw:id="shape-401" draw:layer="" svg:width="4.10781723443pt" svg:height="7.64082979480pt" svg:x="527.98597235720pt" svg:y="481.79797804035pt" svg:viewBox="0 0 4 8" svg:d="M0 7.64083L4.10782 7.64083L4.10782 0L0 0Z" calligra:nodeTypes="ccccc"/>
          <draw:glue-point draw:id="4" svg:x="-9.2101%" svg:y="-49.7501%"/>
          <draw:glue-point draw:id="5" svg:x="5.71%" svg:y="-49.7501%"/>
          <draw:glue-point draw:id="6" svg:x="20.39%" svg:y="-49.7501%"/>
          <draw:glue-point draw:id="7" svg:x="35.31%" svg:y="-49.7501%"/>
          <draw:glue-point draw:id="8" svg:x="49.99%" svg:y="-49.7501%"/>
          <draw:glue-point draw:id="9" svg:x="4.02%" svg:y="50%"/>
          <draw:glue-point draw:id="10" svg:x="-49.8801%" svg:y="-14.9101%"/>
        </draw:g>
        <draw:g draw:style-name="gr1" xml:id="shape-402" draw:id="shape-402" svg:y="37.03723684179pt">
          <draw:rect draw:style-name="gr28" xml:id="shape-403" draw:id="shape-403" draw:layer="" svg:width="267.64375243721pt" svg:height="95.36731408682pt" svg:x="150.74188355659pt" svg:y="38.45456213179pt"/>
          <draw:rect draw:style-name="gr29" xml:id="shape-404" draw:id="shape-404" draw:layer="" svg:width="267.64375243721pt" svg:height="95.36731408682pt" svg:x="150.74188355659pt" svg:y="38.45456213179pt"/>
          <draw:glue-point draw:id="4" svg:x="-50%" svg:y="-50%"/>
          <draw:glue-point draw:id="5" svg:x="50%" svg:y="50%"/>
          <draw:glue-point draw:id="6" svg:x="-50%" svg:y="50%"/>
          <draw:glue-point draw:id="7" svg:x="-50%" svg:y="0%"/>
          <draw:glue-point draw:id="8" svg:x="50%" svg:y="-50%"/>
          <draw:glue-point draw:id="9" svg:x="50%" svg:y="0%"/>
          <draw:glue-point draw:id="10" svg:x="0%" svg:y="50%"/>
          <draw:glue-point draw:id="11" svg:x="0%" svg:y="-50%"/>
          <draw:glue-point draw:id="12" svg:x="-50%" svg:y="-50%"/>
          <draw:glue-point draw:id="13" svg:x="50%" svg:y="50%"/>
          <draw:glue-point draw:id="14" svg:x="-50%" svg:y="50%"/>
          <draw:glue-point draw:id="15" svg:x="-50%" svg:y="0%"/>
          <draw:glue-point draw:id="16" svg:x="50%" svg:y="-50%"/>
          <draw:glue-point draw:id="17" svg:x="50%" svg:y="0%"/>
          <draw:glue-point draw:id="18" svg:x="0%" svg:y="50%"/>
          <draw:glue-point draw:id="19" svg:x="0%" svg:y="-50%"/>
          <draw:glue-point draw:id="20" svg:x="0%" svg:y="0%"/>
        </draw:g>
        <draw:g draw:style-name="gr1" xml:id="shape-405" draw:id="shape-405" svg:y="56.40570108580pt">
          <draw:path draw:style-name="gr30" xml:id="shape-406" draw:id="shape-406" draw:layer="" svg:width="19.84260000000pt" svg:height="0.00000000000pt" svg:x="181.28029939810pt" svg:y="66.32697811580pt" svg:viewBox="0 0 20 0" svg:d="M0 0L19.8426 0" calligra:nodeTypes="cc"/>
          <draw:path draw:style-name="gr28" xml:id="shape-407" draw:id="shape-407" draw:layer="" svg:width="11.38335727455pt" svg:height="17.03162184414pt" svg:x="201.12285345810pt" svg:y="57.82302637580pt" svg:viewBox="0 0 11 17" svg:d="M0 0L11.3834 8.50165L0 17.0316Z" calligra:nodeTypes="cccc"/>
          <draw:ellipse draw:style-name="gr28" xml:id="shape-408" draw:id="shape-408" draw:layer="" svg:width="17.00790348000pt" svg:height="17.00790348000pt" svg:x="167.10704649810pt" svg:y="57.82302637580pt" draw:kind="full"/>
          <draw:path draw:style-name="gr28" xml:id="shape-409" draw:id="shape-409" draw:layer="" svg:width="4.09936399077pt" svg:height="17.03162184414pt" svg:x="198.99686552310pt" svg:y="57.82302637580pt" svg:viewBox="0 0 4 17" svg:d="M2.0446 0C4.78428 0 4.78428 17.0316 2.0446 17.0316C-0.695079 17.0316 -0.667954 0 2.0446 0Z" calligra:nodeTypes="ccc"/>
          <draw:path draw:style-name="gr28" xml:id="shape-410" draw:id="shape-410" draw:layer="" svg:width="14.70608258243pt" svg:height="39.74894865722pt" svg:x="186.94960055810pt" svg:y="63.49232753580pt" svg:viewBox="0 0 15 40" svg:d="M5.87068 0L8.80601 0L8.80601 22.6974L14.7061 28.3719L14.7061 39.7489L0 39.7489L0 28.3719L5.87068 22.6974Z" calligra:nodeTypes="ccccccccc"/>
          <draw:frame draw:style-name="gr31" xml:id="shape-411" draw:id="shape-411" draw:layer="" svg:width="53.85836102000pt" svg:height="29.05516844500pt" svg:x="167.10704649810pt" svg:y="95.75065113620pt">
            <draw:text-box>
              <text:p text:style-name="P1"/>
            </draw:text-box>
          </draw:frame>
          <draw:glue-point draw:id="4" svg:x="0%" svg:y="30%"/>
        </draw:g>
        <draw:g draw:style-name="gr1" xml:id="shape-412" draw:id="shape-412" svg:y="62.86277141861pt">
          <draw:path draw:style-name="gr28" xml:id="shape-413" draw:id="shape-413" draw:layer="" svg:width="32.61150823894pt" svg:height="4.21854344798pt" svg:x="222.64708045521pt" svg:y="100.73370316741pt" svg:viewBox="0 0 33 4" svg:d="M0 4.21854L32.6115 4.21854L28.5349 0L4.07643 0Z" calligra:nodeTypes="ccccc"/>
          <draw:path draw:style-name="gr32" xml:id="shape-414" draw:id="shape-414" draw:layer="" svg:width="32.61150823894pt" svg:height="4.21854344798pt" svg:x="222.64708045521pt" svg:y="100.73370316741pt" svg:viewBox="0 0 33 4" svg:d="M0 4.21854L32.6115 4.21854L28.5349 0L4.07643 0Z" calligra:nodeTypes="ccccc"/>
          <draw:path draw:style-name="gr28" xml:id="shape-415" draw:id="shape-415" draw:layer="" svg:width="32.61150823894pt" svg:height="4.21854344798pt" svg:x="222.64708045521pt" svg:y="96.68015283801pt" svg:viewBox="0 0 33 4" svg:d="M0 4.21854L32.6115 4.21854L28.5349 0L4.07643 0Z" calligra:nodeTypes="ccccc"/>
          <draw:path draw:style-name="gr32" xml:id="shape-416" draw:id="shape-416" draw:layer="" svg:width="32.61150823894pt" svg:height="4.21854344798pt" svg:x="222.64708045521pt" svg:y="96.68015283801pt" svg:viewBox="0 0 33 4" svg:d="M0 4.21854L32.6115 4.21854L28.5349 0L4.07643 0Z" calligra:nodeTypes="ccccc"/>
          <draw:path draw:style-name="gr28" xml:id="shape-417" draw:id="shape-417" draw:layer="" svg:width="32.61150823894pt" svg:height="4.21854344798pt" svg:x="222.64708045521pt" svg:y="92.62660250861pt" svg:viewBox="0 0 33 4" svg:d="M0 4.21854L32.6115 4.21854L28.5349 0L4.07643 0Z" calligra:nodeTypes="ccccc"/>
          <draw:path draw:style-name="gr32" xml:id="shape-418" draw:id="shape-418" draw:layer="" svg:width="32.61150823894pt" svg:height="4.21854344798pt" svg:x="222.64708045521pt" svg:y="92.62660250861pt" svg:viewBox="0 0 33 4" svg:d="M0 4.21854L32.6115 4.21854L28.5349 0L4.07643 0Z" calligra:nodeTypes="ccccc"/>
          <draw:path draw:style-name="gr28" xml:id="shape-419" draw:id="shape-419" draw:layer="" svg:width="32.61150823894pt" svg:height="4.21854344798pt" svg:x="222.64708045521pt" svg:y="88.57305217921pt" svg:viewBox="0 0 33 4" svg:d="M0 4.21854L32.6115 4.21854L28.5349 0L4.07643 0Z" calligra:nodeTypes="ccccc"/>
          <draw:path draw:style-name="gr32" xml:id="shape-420" draw:id="shape-420" draw:layer="" svg:width="32.61150823894pt" svg:height="4.21854344798pt" svg:x="222.64708045521pt" svg:y="88.57305217921pt" svg:viewBox="0 0 33 4" svg:d="M0 4.21854L32.6115 4.21854L28.5349 0L4.07643 0Z" calligra:nodeTypes="ccccc"/>
          <draw:path draw:style-name="gr28" xml:id="shape-421" draw:id="shape-421" draw:layer="" svg:width="32.61150823894pt" svg:height="4.21854344798pt" svg:x="222.64708045521pt" svg:y="84.51950184981pt" svg:viewBox="0 0 33 4" svg:d="M0 4.21854L32.6115 4.21854L28.5349 0L4.07643 0Z" calligra:nodeTypes="ccccc"/>
          <draw:path draw:style-name="gr32" xml:id="shape-422" draw:id="shape-422" draw:layer="" svg:width="32.61150823894pt" svg:height="4.21854344798pt" svg:x="222.64708045521pt" svg:y="84.51950184981pt" svg:viewBox="0 0 33 4" svg:d="M0 4.21854L32.6115 4.21854L28.5349 0L4.07643 0Z" calligra:nodeTypes="ccccc"/>
          <draw:path draw:style-name="gr28" xml:id="shape-423" draw:id="shape-423" draw:layer="" svg:width="32.61150823894pt" svg:height="4.21854344798pt" svg:x="222.64708045521pt" svg:y="80.46595152041pt" svg:viewBox="0 0 33 4" svg:d="M0 4.21854L32.6115 4.21854L28.5349 0L4.07643 0Z" calligra:nodeTypes="ccccc"/>
          <draw:path draw:style-name="gr32" xml:id="shape-424" draw:id="shape-424" draw:layer="" svg:width="32.61150823894pt" svg:height="4.21854344798pt" svg:x="222.64708045521pt" svg:y="80.46595152041pt" svg:viewBox="0 0 33 4" svg:d="M0 4.21854L32.6115 4.21854L28.5349 0L4.07643 0Z" calligra:nodeTypes="ccccc"/>
          <draw:path draw:style-name="gr28" xml:id="shape-425" draw:id="shape-425" draw:layer="" svg:width="32.61150823894pt" svg:height="4.21854344798pt" svg:x="222.64708045521pt" svg:y="76.44074769681pt" svg:viewBox="0 0 33 4" svg:d="M0 4.21854L32.6115 4.21854L28.5349 0L4.07643 0Z" calligra:nodeTypes="ccccc"/>
          <draw:path draw:style-name="gr32" xml:id="shape-426" draw:id="shape-426" draw:layer="" svg:width="32.61150823894pt" svg:height="4.21854344798pt" svg:x="222.64708045521pt" svg:y="76.44074769681pt" svg:viewBox="0 0 33 4" svg:d="M0 4.21854L32.6115 4.21854L28.5349 0L4.07643 0Z" calligra:nodeTypes="ccccc"/>
          <draw:path draw:style-name="gr28" xml:id="shape-427" draw:id="shape-427" draw:layer="" svg:width="32.61150823894pt" svg:height="4.21854344798pt" svg:x="222.64708045521pt" svg:y="72.38719736741pt" svg:viewBox="0 0 33 4" svg:d="M0 4.21854L32.6115 4.21854L28.5349 0L4.07643 0Z" calligra:nodeTypes="ccccc"/>
          <draw:path draw:style-name="gr32" xml:id="shape-428" draw:id="shape-428" draw:layer="" svg:width="32.61150823894pt" svg:height="4.21854344798pt" svg:x="222.64708045521pt" svg:y="72.38719736741pt" svg:viewBox="0 0 33 4" svg:d="M0 4.21854L32.6115 4.21854L28.5349 0L4.07643 0Z" calligra:nodeTypes="ccccc"/>
          <draw:path draw:style-name="gr28" xml:id="shape-429" draw:id="shape-429" draw:layer="" svg:width="32.61150823894pt" svg:height="4.21854344798pt" svg:x="222.64708045521pt" svg:y="68.33364703801pt" svg:viewBox="0 0 33 4" svg:d="M0 4.21854L32.6115 4.21854L28.5349 0L4.07643 0Z" calligra:nodeTypes="ccccc"/>
          <draw:path draw:style-name="gr32" xml:id="shape-430" draw:id="shape-430" draw:layer="" svg:width="32.61150823894pt" svg:height="4.21854344798pt" svg:x="222.64708045521pt" svg:y="68.33364703801pt" svg:viewBox="0 0 33 4" svg:d="M0 4.21854L32.6115 4.21854L28.5349 0L4.07643 0Z" calligra:nodeTypes="ccccc"/>
          <draw:path draw:style-name="gr28" xml:id="shape-431" draw:id="shape-431" draw:layer="" svg:width="32.61150823894pt" svg:height="4.21854344798pt" svg:x="222.64708045521pt" svg:y="64.28009670861pt" svg:viewBox="0 0 33 4" svg:d="M0 4.21854L32.6115 4.21854L28.5349 0L4.07643 0Z" calligra:nodeTypes="ccccc"/>
          <draw:path draw:style-name="gr32" xml:id="shape-432" draw:id="shape-432" draw:layer="" svg:width="32.61150823894pt" svg:height="4.21854344798pt" svg:x="222.64708045521pt" svg:y="64.28009670861pt" svg:viewBox="0 0 33 4" svg:d="M0 4.21854L32.6115 4.21854L28.5349 0L4.07643 0Z" calligra:nodeTypes="ccccc"/>
          <draw:frame draw:style-name="gr31" xml:id="shape-433" draw:id="shape-433" draw:layer="" svg:width="32.40005612940pt" svg:height="29.05516844500pt" svg:x="222.64708045521pt" svg:y="100.36519859201pt">
            <draw:text-box>
              <text:p text:style-name="P1"/>
            </draw:text-box>
          </draw:frame>
          <draw:glue-point draw:id="4" svg:x="0%" svg:y="21.43%"/>
        </draw:g>
        <draw:g draw:style-name="gr1" xml:id="shape-434" draw:id="shape-434" svg:y="48.47900725848pt">
          <draw:ellipse draw:style-name="gr29" xml:id="shape-435" draw:id="shape-435" draw:layer="" svg:width="41.24416593900pt" svg:height="41.24416593900pt" svg:x="266.03415433655pt" svg:y="65.34517820948pt" draw:kind="full"/>
          <draw:path draw:style-name="gr29" xml:id="shape-436" draw:id="shape-436" draw:layer="" svg:width="15.82266921203pt" svg:height="15.82266921203pt" svg:x="302.11925621995pt" svg:y="49.89633254848pt" svg:viewBox="0 0 16 16" svg:d="M0 15.8227L15.8227 0" calligra:nodeTypes="cc"/>
          <draw:path draw:style-name="gr29" xml:id="shape-437" draw:id="shape-437" draw:layer="" svg:width="15.82266921203pt" svg:height="15.82266921203pt" svg:x="307.27832027555pt" svg:y="55.05539660408pt" svg:viewBox="0 0 16 16" svg:d="M0 15.8227L15.8227 0" calligra:nodeTypes="cc"/>
          <draw:path draw:style-name="gr28" xml:id="shape-438" draw:id="shape-438" draw:layer="" svg:width="6.81238469158pt" svg:height="7.95911772794pt" svg:x="302.11925621995pt" svg:y="58.14516573628pt" svg:viewBox="0 0 7 8" svg:d="M3.65052 0L0 7.95912L6.81238 3.38884Z" calligra:nodeTypes="cccc"/>
          <draw:path draw:style-name="gr28" xml:id="shape-439" draw:id="shape-439" draw:layer="" svg:width="6.81238469158pt" svg:height="7.95911772794pt" svg:x="307.27832027555pt" svg:y="63.30422979188pt" svg:viewBox="0 0 7 8" svg:d="M3.65052 0L0 7.95912L6.81238 3.38884Z" calligra:nodeTypes="cccc"/>
        </draw:g>
        <draw:g draw:style-name="gr1" xml:id="shape-440" draw:id="shape-440" svg:y="51.62481018121pt">
          <draw:path draw:style-name="gr33" xml:id="shape-441" draw:id="shape-441" draw:layer="" svg:width="19.51795467877pt" svg:height="19.51795467877pt" svg:x="361.69086647096pt" svg:y="54.45946076121pt" svg:viewBox="0 0 20 20" svg:d="M0 19.518L19.518 0" calligra:nodeTypes="cc"/>
          <draw:path draw:style-name="gr33" xml:id="shape-442" draw:id="shape-442" draw:layer="" svg:width="19.51795467877pt" svg:height="19.51795467877pt" svg:x="368.83418593256pt" svg:y="54.45946076121pt" svg:viewBox="0 0 20 20" svg:d="M0 19.518L19.518 0" calligra:nodeTypes="cc"/>
          <draw:path draw:style-name="gr33" xml:id="shape-443" draw:id="shape-443" draw:layer="" svg:width="19.51795467877pt" svg:height="19.51795467877pt" svg:x="375.94915888836pt" svg:y="54.45946076121pt" svg:viewBox="0 0 20 20" svg:d="M0 19.518L19.518 0" calligra:nodeTypes="cc"/>
          <draw:path draw:style-name="gr33" xml:id="shape-444" draw:id="shape-444" draw:layer="" svg:width="19.51795467877pt" svg:height="19.51795467877pt" svg:x="383.09247834996pt" svg:y="54.45946076121pt" svg:viewBox="0 0 20 20" svg:d="M0 19.518L19.518 0" calligra:nodeTypes="cc"/>
          <draw:path draw:style-name="gr33" xml:id="shape-445" draw:id="shape-445" draw:layer="" svg:width="19.51795467877pt" svg:height="19.51795467877pt" svg:x="390.23579781156pt" svg:y="54.45946076121pt" svg:viewBox="0 0 20 20" svg:d="M0 19.518L19.518 0" calligra:nodeTypes="cc"/>
          <draw:path draw:style-name="gr33" xml:id="shape-446" draw:id="shape-446" draw:layer="" svg:width="35.68830000000pt" svg:height="0.00000000000pt" svg:x="368.43733485136pt" svg:y="63.50199611141pt" svg:viewBox="0 0 36 0" svg:d="M0 0L35.6883 0" calligra:nodeTypes="cc"/>
          <draw:path draw:style-name="gr33" xml:id="shape-447" draw:id="shape-447" draw:layer="" svg:width="0.00000000000pt" svg:height="30.69930000000pt" svg:x="386.66413808076pt" svg:y="63.70042165201pt" svg:viewBox="0 0 0 31" svg:d="M0 0L0 30.6993" calligra:nodeTypes="cc"/>
          <draw:path draw:style-name="gr33" xml:id="shape-448" draw:id="shape-448" draw:layer="" svg:width="0.00000000000pt" svg:height="33.78900000000pt" svg:x="387.76965180696pt" svg:y="77.39178395341pt" svg:viewBox="0 0 0 34" svg:d="M0 0L0 33.789" calligra:nodeTypes="cc"/>
          <draw:path draw:style-name="gr34" xml:id="shape-449" draw:id="shape-449" draw:layer="" svg:width="4.10781723443pt" svg:height="7.64082979480pt" svg:x="384.93500122696pt" svg:y="81.87053186981pt" svg:viewBox="0 0 4 8" svg:d="M0 7.64083L4.10782 7.64083L4.10782 0L0 0Z" calligra:nodeTypes="ccccc"/>
          <draw:glue-point draw:id="4" svg:x="-9.2101%" svg:y="-49.7501%"/>
          <draw:glue-point draw:id="5" svg:x="5.71%" svg:y="-49.7501%"/>
          <draw:glue-point draw:id="6" svg:x="20.39%" svg:y="-49.7501%"/>
          <draw:glue-point draw:id="7" svg:x="35.31%" svg:y="-49.7501%"/>
          <draw:glue-point draw:id="8" svg:x="49.99%" svg:y="-49.7501%"/>
          <draw:glue-point draw:id="9" svg:x="4.02%" svg:y="50%"/>
          <draw:glue-point draw:id="10" svg:x="-49.8801%" svg:y="-14.9101%"/>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fo:border="0pt none #000000" fo:margin="28.346505799999999pt" fo:padding="0.000000000000000pt" fo:page-height="841.891222259999950pt" fo:page-width="595.276621799999930pt" style:print-orientation="portrait"/>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
    <meta:initial-creator>Unknown</meta:initial-creator>
    <meta:editing-cycles>0</meta:editing-cycles>
    <dc:date>2013-07-04T20:15:49</dc:date>
    <meta:creation-date>2013-07-04T19:48:37</meta:creation-date>
    <dc:creator>Tiziano Fogli</dc:creator>
  </office:meta>
</office:document-meta>
</file>